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5.369cm" svg:y="89.991cm">
            <draw:object draw:notify-on-update-of-ranges="Sheet1.D2:Sheet1.D197 Sheet1.F2:Sheet1.F1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Zini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logAge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int_IMF</text:p>
          </table:table-cell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logL</text:p>
          </table:table-cell>
          <table:table-cell office:value-type="string" calcext:value-type="string">
            <text:p>logTe</text:p>
          </table:table-cell>
          <table:table-cell office:value-type="string" calcext:value-type="string">
            <text:p>logg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coreTP</text:p>
          </table:table-cell>
          <table:table-cell office:value-type="string" calcext:value-type="string">
            <text:p>C_O</text:p>
          </table:table-cell>
          <table:table-cell office:value-type="string" calcext:value-type="string">
            <text:p>period0</text:p>
          </table:table-cell>
          <table:table-cell office:value-type="string" calcext:value-type="string">
            <text:p>period1</text:p>
          </table:table-cell>
          <table:table-cell office:value-type="string" calcext:value-type="string">
            <text:p>period2</text:p>
          </table:table-cell>
          <table:table-cell office:value-type="string" calcext:value-type="string">
            <text:p>period3</text:p>
          </table:table-cell>
          <table:table-cell office:value-type="string" calcext:value-type="string">
            <text:p>period4</text:p>
          </table:table-cell>
          <table:table-cell office:value-type="string" calcext:value-type="string">
            <text:p>pmode</text:p>
          </table:table-cell>
          <table:table-cell table:style-name="Default" office:value-type="string" calcext:value-type="string">
            <text:p>Mloss</text:p>
          </table:table-cell>
          <table:table-cell office:value-type="string" calcext:value-type="string">
            <text:p>tau1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Xc</text:p>
          </table:table-cell>
          <table:table-cell table:style-name="Default" office:value-type="string" calcext:value-type="string">
            <text:p>Xn</text:p>
          </table:table-cell>
          <table:table-cell table:style-name="Default" office:value-type="string" calcext:value-type="string">
            <text:p>Xo</text:p>
          </table:table-cell>
          <table:table-cell office:value-type="string" calcext:value-type="string">
            <text:p>Cexcess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mbolmag</text:p>
          </table:table-cell>
          <table:table-cell office:value-type="string" calcext:value-type="string">
            <text:p>umag</text:p>
          </table:table-cell>
          <table:table-cell office:value-type="string" calcext:value-type="string">
            <text:p>gmag</text:p>
          </table:table-cell>
          <table:table-cell office:value-type="string" calcext:value-type="string">
            <text:p>rmag</text:p>
          </table:table-cell>
          <table:table-cell office:value-type="string" calcext:value-type="string">
            <text:p>imag</text:p>
          </table:table-cell>
          <table:table-cell office:value-type="string" calcext:value-type="string">
            <text:p>zmag</text:p>
          </table:table-cell>
          <table:table-cell office:value-type="string" calcext:value-type="string">
            <text:p>Ymag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1.0816895926" calcext:value-type="float">
            <text:p>1.0816895926</text:p>
          </table:table-cell>
          <table:table-cell table:formula="of:=([.E3]-[.E2])/[.D2]" office:value-type="float" office:value="0.785054781931141" calcext:value-type="float">
            <text:p>0.785054781931141</text:p>
          </table:table-cell>
          <table:table-cell office:value-type="float" office:value="0.09" calcext:value-type="float">
            <text:p>0.09</text:p>
          </table:table-cell>
          <table:table-cell office:value-type="float" office:value="-3.24" calcext:value-type="float">
            <text:p>-3.24</text:p>
          </table:table-cell>
          <table:table-cell office:value-type="float" office:value="3.4437" calcext:value-type="float">
            <text:p>3.4437</text:p>
          </table:table-cell>
          <table:table-cell office:value-type="float" office:value="5.359" calcext:value-type="float">
            <text:p>5.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.05E-017" calcext:value-type="float">
            <text:p>-5.05E-17</text:p>
          </table:table-cell>
          <table:table-cell office:value-type="float" office:value="0" calcext:value-type="float">
            <text:p>0</text:p>
          </table:table-cell>
          <table:table-cell office:value-type="float" office:value="0.7453" calcext:value-type="float">
            <text:p>7.45E-01</text:p>
          </table:table-cell>
          <table:table-cell office:value-type="float" office:value="0.2531" calcext:value-type="float">
            <text:p>2.53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12.869" calcext:value-type="float">
            <text:p>12.869</text:p>
          </table:table-cell>
          <table:table-cell office:value-type="float" office:value="18.124" calcext:value-type="float">
            <text:p>18.124</text:p>
          </table:table-cell>
          <table:table-cell office:value-type="float" office:value="17.152" calcext:value-type="float">
            <text:p>17.152</text:p>
          </table:table-cell>
          <table:table-cell office:value-type="float" office:value="15.359" calcext:value-type="float">
            <text:p>15.359</text:p>
          </table:table-cell>
          <table:table-cell office:value-type="float" office:value="13.081" calcext:value-type="float">
            <text:p>13.081</text:p>
          </table:table-cell>
          <table:table-cell office:value-type="float" office:value="12.294" calcext:value-type="float">
            <text:p>12.294</text:p>
          </table:table-cell>
          <table:table-cell office:value-type="float" office:value="12.125" calcext:value-type="float">
            <text:p>12.12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0977863669" calcext:value-type="float">
            <text:p>0.0977863669</text:p>
          </table:table-cell>
          <table:table-cell office:value-type="float" office:value="1.1523445258" calcext:value-type="float">
            <text:p>1.1523445258</text:p>
          </table:table-cell>
          <table:table-cell table:formula="of:=([.E4]-[.E3])/[.D3]" office:value-type="float" office:value="0.191866711023088" calcext:value-type="float">
            <text:p>0.191866711023088</text:p>
          </table:table-cell>
          <table:table-cell office:value-type="float" office:value="0.098" calcext:value-type="float">
            <text:p>0.098</text:p>
          </table:table-cell>
          <table:table-cell office:value-type="float" office:value="-3.052" calcext:value-type="float">
            <text:p>-3.052</text:p>
          </table:table-cell>
          <table:table-cell office:value-type="float" office:value="3.4702" calcext:value-type="float">
            <text:p>3.4702</text:p>
          </table:table-cell>
          <table:table-cell office:value-type="float" office:value="5.313" calcext:value-type="float">
            <text:p>5.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7.88E-017" calcext:value-type="float">
            <text:p>-7.88E-17</text:p>
          </table:table-cell>
          <table:table-cell office:value-type="float" office:value="0" calcext:value-type="float">
            <text:p>0</text:p>
          </table:table-cell>
          <table:table-cell office:value-type="float" office:value="0.7445" calcext:value-type="float">
            <text:p>7.45E-01</text:p>
          </table:table-cell>
          <table:table-cell office:value-type="float" office:value="0.2539" calcext:value-type="float">
            <text:p>2.54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12.399" calcext:value-type="float">
            <text:p>12.399</text:p>
          </table:table-cell>
          <table:table-cell office:value-type="float" office:value="17.576" calcext:value-type="float">
            <text:p>17.576</text:p>
          </table:table-cell>
          <table:table-cell office:value-type="float" office:value="16.046" calcext:value-type="float">
            <text:p>16.046</text:p>
          </table:table-cell>
          <table:table-cell office:value-type="float" office:value="14.271" calcext:value-type="float">
            <text:p>14.271</text:p>
          </table:table-cell>
          <table:table-cell office:value-type="float" office:value="12.463" calcext:value-type="float">
            <text:p>12.463</text:p>
          </table:table-cell>
          <table:table-cell office:value-type="float" office:value="11.824" calcext:value-type="float">
            <text:p>11.824</text:p>
          </table:table-cell>
          <table:table-cell office:value-type="float" office:value="11.676" calcext:value-type="float">
            <text:p>11.67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000000089" calcext:value-type="float">
            <text:p>0.1000000089</text:p>
          </table:table-cell>
          <table:table-cell office:value-type="float" office:value="1.1711064744" calcext:value-type="float">
            <text:p>1.1711064744</text:p>
          </table:table-cell>
          <table:table-cell table:formula="of:=([.E5]-[.E4])/[.D4]" office:value-type="float" office:value="0.360968015873848" calcext:value-type="float">
            <text:p>0.360968015873848</text:p>
          </table:table-cell>
          <table:table-cell office:value-type="float" office:value="0.1" calcext:value-type="float">
            <text:p>0.1</text:p>
          </table:table-cell>
          <table:table-cell office:value-type="float" office:value="-3.001" calcext:value-type="float">
            <text:p>-3.001</text:p>
          </table:table-cell>
          <table:table-cell office:value-type="float" office:value="3.4774" calcext:value-type="float">
            <text:p>3.4774</text:p>
          </table:table-cell>
          <table:table-cell office:value-type="float" office:value="5.301" calcext:value-type="float">
            <text:p>5.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8.88E-017" calcext:value-type="float">
            <text:p>-8.88E-17</text:p>
          </table:table-cell>
          <table:table-cell office:value-type="float" office:value="0" calcext:value-type="float">
            <text:p>0</text:p>
          </table:table-cell>
          <table:table-cell office:value-type="float" office:value="0.7443" calcext:value-type="float">
            <text:p>7.44E-01</text:p>
          </table:table-cell>
          <table:table-cell office:value-type="float" office:value="0.2541" calcext:value-type="float">
            <text:p>2.54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12.272" calcext:value-type="float">
            <text:p>12.272</text:p>
          </table:table-cell>
          <table:table-cell office:value-type="float" office:value="17.413" calcext:value-type="float">
            <text:p>17.413</text:p>
          </table:table-cell>
          <table:table-cell office:value-type="float" office:value="15.754" calcext:value-type="float">
            <text:p>15.754</text:p>
          </table:table-cell>
          <table:table-cell office:value-type="float" office:value="13.993" calcext:value-type="float">
            <text:p>13.993</text:p>
          </table:table-cell>
          <table:table-cell office:value-type="float" office:value="12.303" calcext:value-type="float">
            <text:p>12.303</text:p>
          </table:table-cell>
          <table:table-cell office:value-type="float" office:value="11.7" calcext:value-type="float">
            <text:p>11.7</text:p>
          </table:table-cell>
          <table:table-cell office:value-type="float" office:value="11.556" calcext:value-type="float">
            <text:p>11.55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044454873" calcext:value-type="float">
            <text:p>0.1044454873</text:p>
          </table:table-cell>
          <table:table-cell office:value-type="float" office:value="1.2072032792" calcext:value-type="float">
            <text:p>1.2072032792</text:p>
          </table:table-cell>
          <table:table-cell table:formula="of:=([.E6]-[.E5])/[.D5]" office:value-type="float" office:value="1.07340391431158" calcext:value-type="float">
            <text:p>1.07340391431158</text:p>
          </table:table-cell>
          <table:table-cell office:value-type="float" office:value="0.104" calcext:value-type="float">
            <text:p>0.104</text:p>
          </table:table-cell>
          <table:table-cell office:value-type="float" office:value="-2.934" calcext:value-type="float">
            <text:p>-2.934</text:p>
          </table:table-cell>
          <table:table-cell office:value-type="float" office:value="3.4853" calcext:value-type="float">
            <text:p>3.4853</text:p>
          </table:table-cell>
          <table:table-cell office:value-type="float" office:value="5.284" calcext:value-type="float">
            <text:p>5.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03E-016" calcext:value-type="float">
            <text:p>-1.03E-16</text:p>
          </table:table-cell>
          <table:table-cell office:value-type="float" office:value="0" calcext:value-type="float">
            <text:p>0</text:p>
          </table:table-cell>
          <table:table-cell office:value-type="float" office:value="0.7439" calcext:value-type="float">
            <text:p>7.44E-01</text:p>
          </table:table-cell>
          <table:table-cell office:value-type="float" office:value="0.2545" calcext:value-type="float">
            <text:p>2.55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12.105" calcext:value-type="float">
            <text:p>12.105</text:p>
          </table:table-cell>
          <table:table-cell office:value-type="float" office:value="17.194" calcext:value-type="float">
            <text:p>17.194</text:p>
          </table:table-cell>
          <table:table-cell office:value-type="float" office:value="15.406" calcext:value-type="float">
            <text:p>15.406</text:p>
          </table:table-cell>
          <table:table-cell office:value-type="float" office:value="13.66" calcext:value-type="float">
            <text:p>13.66</text:p>
          </table:table-cell>
          <table:table-cell office:value-type="float" office:value="12.101" calcext:value-type="float">
            <text:p>12.101</text:p>
          </table:table-cell>
          <table:table-cell office:value-type="float" office:value="11.536" calcext:value-type="float">
            <text:p>11.536</text:p>
          </table:table-cell>
          <table:table-cell office:value-type="float" office:value="11.397" calcext:value-type="float">
            <text:p>11.39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48" calcext:value-type="float">
            <text:p>0.1200000048</text:p>
          </table:table-cell>
          <table:table-cell office:value-type="float" office:value="1.3193154741" calcext:value-type="float">
            <text:p>1.3193154741</text:p>
          </table:table-cell>
          <table:table-cell table:formula="of:=([.E7]-[.E6])/[.D6]" office:value-type="float" office:value="0.992809941954269" calcext:value-type="float">
            <text:p>0.992809941954269</text:p>
          </table:table-cell>
          <table:table-cell office:value-type="float" office:value="0.12" calcext:value-type="float">
            <text:p>0.12</text:p>
          </table:table-cell>
          <table:table-cell office:value-type="float" office:value="-2.72" calcext:value-type="float">
            <text:p>-2.72</text:p>
          </table:table-cell>
          <table:table-cell office:value-type="float" office:value="3.5107" calcext:value-type="float">
            <text:p>3.5107</text:p>
          </table:table-cell>
          <table:table-cell office:value-type="float" office:value="5.232" calcext:value-type="float">
            <text:p>5.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68E-016" calcext:value-type="float">
            <text:p>-1.68E-16</text:p>
          </table:table-cell>
          <table:table-cell office:value-type="float" office:value="0" calcext:value-type="float">
            <text:p>0</text:p>
          </table:table-cell>
          <table:table-cell office:value-type="float" office:value="0.7426" calcext:value-type="float">
            <text:p>7.43E-01</text:p>
          </table:table-cell>
          <table:table-cell office:value-type="float" office:value="0.2558" calcext:value-type="float">
            <text:p>2.56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11.569" calcext:value-type="float">
            <text:p>11.569</text:p>
          </table:table-cell>
          <table:table-cell office:value-type="float" office:value="16.405" calcext:value-type="float">
            <text:p>16.405</text:p>
          </table:table-cell>
          <table:table-cell office:value-type="float" office:value="14.343" calcext:value-type="float">
            <text:p>14.343</text:p>
          </table:table-cell>
          <table:table-cell office:value-type="float" office:value="12.67" calcext:value-type="float">
            <text:p>12.67</text:p>
          </table:table-cell>
          <table:table-cell office:value-type="float" office:value="11.477" calcext:value-type="float">
            <text:p>11.477</text:p>
          </table:table-cell>
          <table:table-cell office:value-type="float" office:value="11.017" calcext:value-type="float">
            <text:p>11.017</text:p>
          </table:table-cell>
          <table:table-cell office:value-type="float" office:value="10.892" calcext:value-type="float">
            <text:p>10.89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400000006" calcext:value-type="float">
            <text:p>0.1400000006</text:p>
          </table:table-cell>
          <table:table-cell office:value-type="float" office:value="1.4384526719" calcext:value-type="float">
            <text:p>1.4384526719</text:p>
          </table:table-cell>
          <table:table-cell table:formula="of:=([.E8]-[.E7])/[.D7]" office:value-type="float" office:value="0.7060034505457" calcext:value-type="float">
            <text:p>0.7060034505457</text:p>
          </table:table-cell>
          <table:table-cell office:value-type="float" office:value="0.14" calcext:value-type="float">
            <text:p>0.14</text:p>
          </table:table-cell>
          <table:table-cell office:value-type="float" office:value="-2.535" calcext:value-type="float">
            <text:p>-2.535</text:p>
          </table:table-cell>
          <table:table-cell office:value-type="float" office:value="3.5285" calcext:value-type="float">
            <text:p>3.5285</text:p>
          </table:table-cell>
          <table:table-cell office:value-type="float" office:value="5.185" calcext:value-type="float">
            <text:p>5.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.5E-016" calcext:value-type="float">
            <text:p>-2.50E-16</text:p>
          </table:table-cell>
          <table:table-cell office:value-type="float" office:value="0" calcext:value-type="float">
            <text:p>0</text:p>
          </table:table-cell>
          <table:table-cell office:value-type="float" office:value="0.7413" calcext:value-type="float">
            <text:p>7.41E-01</text:p>
          </table:table-cell>
          <table:table-cell office:value-type="float" office:value="0.2571" calcext:value-type="float">
            <text:p>2.57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11.108" calcext:value-type="float">
            <text:p>11.108</text:p>
          </table:table-cell>
          <table:table-cell office:value-type="float" office:value="15.694" calcext:value-type="float">
            <text:p>15.694</text:p>
          </table:table-cell>
          <table:table-cell office:value-type="float" office:value="13.559" calcext:value-type="float">
            <text:p>13.559</text:p>
          </table:table-cell>
          <table:table-cell office:value-type="float" office:value="11.954" calcext:value-type="float">
            <text:p>11.954</text:p>
          </table:table-cell>
          <table:table-cell office:value-type="float" office:value="10.969" calcext:value-type="float">
            <text:p>10.969</text:p>
          </table:table-cell>
          <table:table-cell office:value-type="float" office:value="10.57" calcext:value-type="float">
            <text:p>10.57</text:p>
          </table:table-cell>
          <table:table-cell office:value-type="float" office:value="10.453" calcext:value-type="float">
            <text:p>10.45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599999964" calcext:value-type="float">
            <text:p>0.1599999964</text:p>
          </table:table-cell>
          <table:table-cell office:value-type="float" office:value="1.5372931554" calcext:value-type="float">
            <text:p>1.5372931554</text:p>
          </table:table-cell>
          <table:table-cell table:formula="of:=([.E9]-[.E8])/[.D8]" office:value-type="float" office:value="0.978662405144903" calcext:value-type="float">
            <text:p>0.978662405144903</text:p>
          </table:table-cell>
          <table:table-cell office:value-type="float" office:value="0.16" calcext:value-type="float">
            <text:p>0.16</text:p>
          </table:table-cell>
          <table:table-cell office:value-type="float" office:value="-2.395" calcext:value-type="float">
            <text:p>-2.395</text:p>
          </table:table-cell>
          <table:table-cell office:value-type="float" office:value="3.5397" calcext:value-type="float">
            <text:p>3.5397</text:p>
          </table:table-cell>
          <table:table-cell office:value-type="float" office:value="5.148" calcext:value-type="float">
            <text:p>5.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.38E-016" calcext:value-type="float">
            <text:p>-3.38E-16</text:p>
          </table:table-cell>
          <table:table-cell office:value-type="float" office:value="0" calcext:value-type="float">
            <text:p>0</text:p>
          </table:table-cell>
          <table:table-cell office:value-type="float" office:value="0.7402" calcext:value-type="float">
            <text:p>7.40E-01</text:p>
          </table:table-cell>
          <table:table-cell office:value-type="float" office:value="0.2582" calcext:value-type="float">
            <text:p>2.58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10.758" calcext:value-type="float">
            <text:p>10.758</text:p>
          </table:table-cell>
          <table:table-cell office:value-type="float" office:value="15.165" calcext:value-type="float">
            <text:p>15.165</text:p>
          </table:table-cell>
          <table:table-cell office:value-type="float" office:value="13.026" calcext:value-type="float">
            <text:p>13.026</text:p>
          </table:table-cell>
          <table:table-cell office:value-type="float" office:value="11.469" calcext:value-type="float">
            <text:p>11.469</text:p>
          </table:table-cell>
          <table:table-cell office:value-type="float" office:value="10.595" calcext:value-type="float">
            <text:p>10.595</text:p>
          </table:table-cell>
          <table:table-cell office:value-type="float" office:value="10.228" calcext:value-type="float">
            <text:p>10.228</text:p>
          </table:table-cell>
          <table:table-cell office:value-type="float" office:value="10.115" calcext:value-type="float">
            <text:p>10.11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2000000179" calcext:value-type="float">
            <text:p>0.2000000179</text:p>
          </table:table-cell>
          <table:table-cell office:value-type="float" office:value="1.6938791367" calcext:value-type="float">
            <text:p>1.6938791367</text:p>
          </table:table-cell>
          <table:table-cell table:formula="of:=([.E10]-[.E9])/[.D9]" office:value-type="float" office:value="0.732233249965125" calcext:value-type="float">
            <text:p>0.732233249965125</text:p>
          </table:table-cell>
          <table:table-cell office:value-type="float" office:value="0.2" calcext:value-type="float">
            <text:p>0.2</text:p>
          </table:table-cell>
          <table:table-cell office:value-type="float" office:value="-2.176" calcext:value-type="float">
            <text:p>-2.176</text:p>
          </table:table-cell>
          <table:table-cell office:value-type="float" office:value="3.5545" calcext:value-type="float">
            <text:p>3.5545</text:p>
          </table:table-cell>
          <table:table-cell office:value-type="float" office:value="5.085" calcext:value-type="float">
            <text:p>5.0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.37E-016" calcext:value-type="float">
            <text:p>-5.37E-16</text:p>
          </table:table-cell>
          <table:table-cell office:value-type="float" office:value="0" calcext:value-type="float">
            <text:p>0</text:p>
          </table:table-cell>
          <table:table-cell office:value-type="float" office:value="0.7388" calcext:value-type="float">
            <text:p>7.39E-01</text:p>
          </table:table-cell>
          <table:table-cell office:value-type="float" office:value="0.2596" calcext:value-type="float">
            <text:p>2.60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4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10.211" calcext:value-type="float">
            <text:p>10.211</text:p>
          </table:table-cell>
          <table:table-cell office:value-type="float" office:value="14.372" calcext:value-type="float">
            <text:p>14.372</text:p>
          </table:table-cell>
          <table:table-cell office:value-type="float" office:value="12.262" calcext:value-type="float">
            <text:p>12.262</text:p>
          </table:table-cell>
          <table:table-cell office:value-type="float" office:value="10.771" calcext:value-type="float">
            <text:p>10.771</text:p>
          </table:table-cell>
          <table:table-cell office:value-type="float" office:value="10.024" calcext:value-type="float">
            <text:p>10.024</text:p>
          </table:table-cell>
          <table:table-cell office:value-type="float" office:value="9.693" calcext:value-type="float">
            <text:p>9.693</text:p>
          </table:table-cell>
          <table:table-cell office:value-type="float" office:value="9.588" calcext:value-type="float">
            <text:p>9.58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.8403257998" calcext:value-type="float">
            <text:p>1.8403257998</text:p>
          </table:table-cell>
          <table:table-cell table:formula="of:=([.E11]-[.E10])/[.D10]" office:value-type="float" office:value="0.4503529472" calcext:value-type="float">
            <text:p>0.4503529472</text:p>
          </table:table-cell>
          <table:table-cell office:value-type="float" office:value="0.25" calcext:value-type="float">
            <text:p>0.25</text:p>
          </table:table-cell>
          <table:table-cell office:value-type="float" office:value="-1.971" calcext:value-type="float">
            <text:p>-1.971</text:p>
          </table:table-cell>
          <table:table-cell office:value-type="float" office:value="3.566" calcext:value-type="float">
            <text:p>3.566</text:p>
          </table:table-cell>
          <table:table-cell office:value-type="float" office:value="5.023" calcext:value-type="float">
            <text:p>5.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.59E-016" calcext:value-type="float">
            <text:p>-4.59E-16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4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9.698" calcext:value-type="float">
            <text:p>9.698</text:p>
          </table:table-cell>
          <table:table-cell office:value-type="float" office:value="13.659" calcext:value-type="float">
            <text:p>13.659</text:p>
          </table:table-cell>
          <table:table-cell office:value-type="float" office:value="11.591" calcext:value-type="float">
            <text:p>11.591</text:p>
          </table:table-cell>
          <table:table-cell office:value-type="float" office:value="10.154" calcext:value-type="float">
            <text:p>10.154</text:p>
          </table:table-cell>
          <table:table-cell office:value-type="float" office:value="9.497" calcext:value-type="float">
            <text:p>9.497</text:p>
          </table:table-cell>
          <table:table-cell office:value-type="float" office:value="9.192" calcext:value-type="float">
            <text:p>9.192</text:p>
          </table:table-cell>
          <table:table-cell office:value-type="float" office:value="9.092" calcext:value-type="float">
            <text:p>9.09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3000000417" calcext:value-type="float">
            <text:p>0.3000000417</text:p>
          </table:table-cell>
          <table:table-cell office:value-type="float" office:value="1.9529140366" calcext:value-type="float">
            <text:p>1.9529140366</text:p>
          </table:table-cell>
          <table:table-cell table:formula="of:=([.E12]-[.E11])/[.D11]" office:value-type="float" office:value="0.301678050733418" calcext:value-type="float">
            <text:p>0.301678050733418</text:p>
          </table:table-cell>
          <table:table-cell office:value-type="float" office:value="0.3" calcext:value-type="float">
            <text:p>0.3</text:p>
          </table:table-cell>
          <table:table-cell office:value-type="float" office:value="-1.811" calcext:value-type="float">
            <text:p>-1.811</text:p>
          </table:table-cell>
          <table:table-cell office:value-type="float" office:value="3.5748" calcext:value-type="float">
            <text:p>3.5748</text:p>
          </table:table-cell>
          <table:table-cell office:value-type="float" office:value="4.978" calcext:value-type="float">
            <text:p>4.9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.06E-016" calcext:value-type="float">
            <text:p>-4.06E-16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" calcext:value-type="float">
            <text:p>2.60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4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9.299" calcext:value-type="float">
            <text:p>9.299</text:p>
          </table:table-cell>
          <table:table-cell office:value-type="float" office:value="13.114" calcext:value-type="float">
            <text:p>13.114</text:p>
          </table:table-cell>
          <table:table-cell office:value-type="float" office:value="11.083" calcext:value-type="float">
            <text:p>11.083</text:p>
          </table:table-cell>
          <table:table-cell office:value-type="float" office:value="9.688" calcext:value-type="float">
            <text:p>9.688</text:p>
          </table:table-cell>
          <table:table-cell office:value-type="float" office:value="9.088" calcext:value-type="float">
            <text:p>9.088</text:p>
          </table:table-cell>
          <table:table-cell office:value-type="float" office:value="8.801" calcext:value-type="float">
            <text:p>8.801</text:p>
          </table:table-cell>
          <table:table-cell office:value-type="float" office:value="8.706" calcext:value-type="float">
            <text:p>8.70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349999994" calcext:value-type="float">
            <text:p>0.349999994</text:p>
          </table:table-cell>
          <table:table-cell office:value-type="float" office:value="2.0434174644" calcext:value-type="float">
            <text:p>2.0434174644</text:p>
          </table:table-cell>
          <table:table-cell table:formula="of:=([.E13]-[.E12])/[.D12]" office:value-type="float" office:value="0.214528622534777" calcext:value-type="float">
            <text:p>0.214528622534777</text:p>
          </table:table-cell>
          <table:table-cell office:value-type="float" office:value="0.35" calcext:value-type="float">
            <text:p>0.35</text:p>
          </table:table-cell>
          <table:table-cell office:value-type="float" office:value="-1.679" calcext:value-type="float">
            <text:p>-1.679</text:p>
          </table:table-cell>
          <table:table-cell office:value-type="float" office:value="3.5821" calcext:value-type="float">
            <text:p>3.5821</text:p>
          </table:table-cell>
          <table:table-cell office:value-type="float" office:value="4.942" calcext:value-type="float">
            <text:p>4.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5E-015" calcext:value-type="float">
            <text:p>-1.50E-15</text:p>
          </table:table-cell>
          <table:table-cell office:value-type="float" office:value="0" calcext:value-type="float">
            <text:p>0</text:p>
          </table:table-cell>
          <table:table-cell office:value-type="float" office:value="0.7466" calcext:value-type="float">
            <text:p>7.47E-01</text:p>
          </table:table-cell>
          <table:table-cell office:value-type="float" office:value="0.2518" calcext:value-type="float">
            <text:p>2.52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8.968" calcext:value-type="float">
            <text:p>8.968</text:p>
          </table:table-cell>
          <table:table-cell office:value-type="float" office:value="12.666" calcext:value-type="float">
            <text:p>12.666</text:p>
          </table:table-cell>
          <table:table-cell office:value-type="float" office:value="10.667" calcext:value-type="float">
            <text:p>10.667</text:p>
          </table:table-cell>
          <table:table-cell office:value-type="float" office:value="9.309" calcext:value-type="float">
            <text:p>9.309</text:p>
          </table:table-cell>
          <table:table-cell office:value-type="float" office:value="8.75" calcext:value-type="float">
            <text:p>8.75</text:p>
          </table:table-cell>
          <table:table-cell office:value-type="float" office:value="8.477" calcext:value-type="float">
            <text:p>8.477</text:p>
          </table:table-cell>
          <table:table-cell office:value-type="float" office:value="8.385" calcext:value-type="float">
            <text:p>8.38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4000000358" calcext:value-type="float">
            <text:p>0.4000000358</text:p>
          </table:table-cell>
          <table:table-cell office:value-type="float" office:value="2.118502481" calcext:value-type="float">
            <text:p>2.118502481</text:p>
          </table:table-cell>
          <table:table-cell table:formula="of:=([.E14]-[.E13])/[.D13]" office:value-type="float" office:value="0.159446211729564" calcext:value-type="float">
            <text:p>0.159446211729564</text:p>
          </table:table-cell>
          <table:table-cell office:value-type="float" office:value="0.4" calcext:value-type="float">
            <text:p>0.4</text:p>
          </table:table-cell>
          <table:table-cell office:value-type="float" office:value="-1.527" calcext:value-type="float">
            <text:p>-1.527</text:p>
          </table:table-cell>
          <table:table-cell office:value-type="float" office:value="3.5932" calcext:value-type="float">
            <text:p>3.5932</text:p>
          </table:table-cell>
          <table:table-cell office:value-type="float" office:value="4.892" calcext:value-type="float">
            <text:p>4.8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.11E-015" calcext:value-type="float">
            <text:p>-2.11E-15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7.47E-01</text:p>
          </table:table-cell>
          <table:table-cell office:value-type="float" office:value="0.2514" calcext:value-type="float">
            <text:p>2.51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8.588" calcext:value-type="float">
            <text:p>8.588</text:p>
          </table:table-cell>
          <table:table-cell office:value-type="float" office:value="12.106" calcext:value-type="float">
            <text:p>12.106</text:p>
          </table:table-cell>
          <table:table-cell office:value-type="float" office:value="10.163" calcext:value-type="float">
            <text:p>10.163</text:p>
          </table:table-cell>
          <table:table-cell office:value-type="float" office:value="8.867" calcext:value-type="float">
            <text:p>8.867</text:p>
          </table:table-cell>
          <table:table-cell office:value-type="float" office:value="8.362" calcext:value-type="float">
            <text:p>8.362</text:p>
          </table:table-cell>
          <table:table-cell office:value-type="float" office:value="8.109" calcext:value-type="float">
            <text:p>8.109</text:p>
          </table:table-cell>
          <table:table-cell office:value-type="float" office:value="8.022" calcext:value-type="float">
            <text:p>8.02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4500000477" calcext:value-type="float">
            <text:p>0.4500000477</text:p>
          </table:table-cell>
          <table:table-cell office:value-type="float" office:value="2.1822809714" calcext:value-type="float">
            <text:p>2.1822809714</text:p>
          </table:table-cell>
          <table:table-cell table:formula="of:=([.E15]-[.E14])/[.D14]" office:value-type="float" office:value="0.122607057003652" calcext:value-type="float">
            <text:p>0.122607057003652</text:p>
          </table:table-cell>
          <table:table-cell office:value-type="float" office:value="0.45" calcext:value-type="float">
            <text:p>0.45</text:p>
          </table:table-cell>
          <table:table-cell office:value-type="float" office:value="-1.352" calcext:value-type="float">
            <text:p>-1.352</text:p>
          </table:table-cell>
          <table:table-cell office:value-type="float" office:value="3.6097" calcext:value-type="float">
            <text:p>3.6097</text:p>
          </table:table-cell>
          <table:table-cell office:value-type="float" office:value="4.834" calcext:value-type="float">
            <text:p>4.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.19E-015" calcext:value-type="float">
            <text:p>-3.19E-15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7.47E-01</text:p>
          </table:table-cell>
          <table:table-cell office:value-type="float" office:value="0.2514" calcext:value-type="float">
            <text:p>2.51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8.15" calcext:value-type="float">
            <text:p>8.15</text:p>
          </table:table-cell>
          <table:table-cell office:value-type="float" office:value="11.422" calcext:value-type="float">
            <text:p>11.422</text:p>
          </table:table-cell>
          <table:table-cell office:value-type="float" office:value="9.551" calcext:value-type="float">
            <text:p>9.551</text:p>
          </table:table-cell>
          <table:table-cell office:value-type="float" office:value="8.355" calcext:value-type="float">
            <text:p>8.355</text:p>
          </table:table-cell>
          <table:table-cell office:value-type="float" office:value="7.911" calcext:value-type="float">
            <text:p>7.911</text:p>
          </table:table-cell>
          <table:table-cell office:value-type="float" office:value="7.685" calcext:value-type="float">
            <text:p>7.685</text:p>
          </table:table-cell>
          <table:table-cell office:value-type="float" office:value="7.606" calcext:value-type="float">
            <text:p>7.60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2.2374541529" calcext:value-type="float">
            <text:p>2.2374541529</text:p>
          </table:table-cell>
          <table:table-cell table:formula="of:=([.E16]-[.E15])/[.D15]" office:value-type="float" office:value="0.0924083194000005" calcext:value-type="float">
            <text:p>0.0924083194000005</text:p>
          </table:table-cell>
          <table:table-cell office:value-type="float" office:value="0.5" calcext:value-type="float">
            <text:p>0.5</text:p>
          </table:table-cell>
          <table:table-cell office:value-type="float" office:value="-1.154" calcext:value-type="float">
            <text:p>-1.154</text:p>
          </table:table-cell>
          <table:table-cell office:value-type="float" office:value="3.6357" calcext:value-type="float">
            <text:p>3.6357</text:p>
          </table:table-cell>
          <table:table-cell office:value-type="float" office:value="4.786" calcext:value-type="float">
            <text:p>4.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.05E-015" calcext:value-type="float">
            <text:p>-5.05E-15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7.47E-01</text:p>
          </table:table-cell>
          <table:table-cell office:value-type="float" office:value="0.2514" calcext:value-type="float">
            <text:p>2.51E-01</text:p>
          </table:table-cell>
          <table:table-cell office:value-type="float" office:value="0.0002929" calcext:value-type="float">
            <text:p>2.93E-04</text:p>
          </table:table-cell>
          <table:table-cell office:value-type="float" office:value="0.00007903" calcext:value-type="float">
            <text:p>7.90E-05</text:p>
          </table:table-cell>
          <table:table-cell office:value-type="float" office:value="0.0007168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9" calcext:value-type="float">
            <text:p>1.63E-03</text:p>
          </table:table-cell>
          <table:table-cell office:value-type="float" office:value="7.655" calcext:value-type="float">
            <text:p>7.655</text:p>
          </table:table-cell>
          <table:table-cell office:value-type="float" office:value="10.57" calcext:value-type="float">
            <text:p>10.57</text:p>
          </table:table-cell>
          <table:table-cell office:value-type="float" office:value="8.798" calcext:value-type="float">
            <text:p>8.798</text:p>
          </table:table-cell>
          <table:table-cell office:value-type="float" office:value="7.764" calcext:value-type="float">
            <text:p>7.764</text:p>
          </table:table-cell>
          <table:table-cell office:value-type="float" office:value="7.406" calcext:value-type="float">
            <text:p>7.406</text:p>
          </table:table-cell>
          <table:table-cell office:value-type="float" office:value="7.221" calcext:value-type="float">
            <text:p>7.221</text:p>
          </table:table-cell>
          <table:table-cell office:value-type="float" office:value="7.155" calcext:value-type="float">
            <text:p>7.15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5500000715" calcext:value-type="float">
            <text:p>0.5500000715</text:p>
          </table:table-cell>
          <table:table-cell office:value-type="float" office:value="2.2836583126" calcext:value-type="float">
            <text:p>2.2836583126</text:p>
          </table:table-cell>
          <table:table-cell table:formula="of:=([.E17]-[.E16])/[.D16]" office:value-type="float" office:value="0.0681145605996526" calcext:value-type="float">
            <text:p>0.0681145605996526</text:p>
          </table:table-cell>
          <table:table-cell office:value-type="float" office:value="0.55" calcext:value-type="float">
            <text:p>0.55</text:p>
          </table:table-cell>
          <table:table-cell office:value-type="float" office:value="-0.936" calcext:value-type="float">
            <text:p>-0.936</text:p>
          </table:table-cell>
          <table:table-cell office:value-type="float" office:value="3.6681" calcext:value-type="float">
            <text:p>3.6681</text:p>
          </table:table-cell>
          <table:table-cell office:value-type="float" office:value="4.739" calcext:value-type="float">
            <text:p>4.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8.38E-015" calcext:value-type="float">
            <text:p>-8.38E-15</text:p>
          </table:table-cell>
          <table:table-cell office:value-type="float" office:value="0" calcext:value-type="float">
            <text:p>0</text:p>
          </table:table-cell>
          <table:table-cell office:value-type="float" office:value="0.7758" calcext:value-type="float">
            <text:p>7.76E-01</text:p>
          </table:table-cell>
          <table:table-cell office:value-type="float" office:value="0.2228" calcext:value-type="float">
            <text:p>2.23E-01</text:p>
          </table:table-cell>
          <table:table-cell office:value-type="float" office:value="0.0002621" calcext:value-type="float">
            <text:p>2.62E-04</text:p>
          </table:table-cell>
          <table:table-cell office:value-type="float" office:value="0.00007075" calcext:value-type="float">
            <text:p>7.08E-05</text:p>
          </table:table-cell>
          <table:table-cell office:value-type="float" office:value="0.0006419" calcext:value-type="float">
            <text:p>6.4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466" calcext:value-type="float">
            <text:p>1.47E-03</text:p>
          </table:table-cell>
          <table:table-cell office:value-type="float" office:value="7.111" calcext:value-type="float">
            <text:p>7.111</text:p>
          </table:table-cell>
          <table:table-cell office:value-type="float" office:value="9.521" calcext:value-type="float">
            <text:p>9.521</text:p>
          </table:table-cell>
          <table:table-cell office:value-type="float" office:value="7.941" calcext:value-type="float">
            <text:p>7.941</text:p>
          </table:table-cell>
          <table:table-cell office:value-type="float" office:value="7.119" calcext:value-type="float">
            <text:p>7.119</text:p>
          </table:table-cell>
          <table:table-cell office:value-type="float" office:value="6.854" calcext:value-type="float">
            <text:p>6.854</text:p>
          </table:table-cell>
          <table:table-cell office:value-type="float" office:value="6.719" calcext:value-type="float">
            <text:p>6.719</text:p>
          </table:table-cell>
          <table:table-cell office:value-type="float" office:value="6.669" calcext:value-type="float">
            <text:p>6.66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6000000238" calcext:value-type="float">
            <text:p>0.6000000238</text:p>
          </table:table-cell>
          <table:table-cell office:value-type="float" office:value="2.3211213258" calcext:value-type="float">
            <text:p>2.3211213258</text:p>
          </table:table-cell>
          <table:table-cell table:formula="of:=([.E18]-[.E17])/[.D17]" office:value-type="float" office:value="0.0163210916859302" calcext:value-type="float">
            <text:p>0.0163210916859302</text:p>
          </table:table-cell>
          <table:table-cell office:value-type="float" office:value="0.6" calcext:value-type="float">
            <text:p>0.6</text:p>
          </table:table-cell>
          <table:table-cell office:value-type="float" office:value="-0.737" calcext:value-type="float">
            <text:p>-0.737</text:p>
          </table:table-cell>
          <table:table-cell office:value-type="float" office:value="3.6973" calcext:value-type="float">
            <text:p>3.6973</text:p>
          </table:table-cell>
          <table:table-cell office:value-type="float" office:value="4.694" calcext:value-type="float">
            <text:p>4.6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133" calcext:value-type="float">
            <text:p>-1.33E-14</text:p>
          </table:table-cell>
          <table:table-cell office:value-type="float" office:value="0" calcext:value-type="float">
            <text:p>0</text:p>
          </table:table-cell>
          <table:table-cell office:value-type="float" office:value="0.7823" calcext:value-type="float">
            <text:p>7.82E-01</text:p>
          </table:table-cell>
          <table:table-cell office:value-type="float" office:value="0.2163" calcext:value-type="float">
            <text:p>2.16E-01</text:p>
          </table:table-cell>
          <table:table-cell office:value-type="float" office:value="0.0002557" calcext:value-type="float">
            <text:p>2.56E-04</text:p>
          </table:table-cell>
          <table:table-cell office:value-type="float" office:value="0.00006906" calcext:value-type="float">
            <text:p>6.91E-05</text:p>
          </table:table-cell>
          <table:table-cell office:value-type="float" office:value="0.0006268" calcext:value-type="float">
            <text:p>6.2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417" calcext:value-type="float">
            <text:p>1.42E-03</text:p>
          </table:table-cell>
          <table:table-cell office:value-type="float" office:value="6.613" calcext:value-type="float">
            <text:p>6.613</text:p>
          </table:table-cell>
          <table:table-cell office:value-type="float" office:value="8.517" calcext:value-type="float">
            <text:p>8.517</text:p>
          </table:table-cell>
          <table:table-cell office:value-type="float" office:value="7.218" calcext:value-type="float">
            <text:p>7.218</text:p>
          </table:table-cell>
          <table:table-cell office:value-type="float" office:value="6.559" calcext:value-type="float">
            <text:p>6.559</text:p>
          </table:table-cell>
          <table:table-cell office:value-type="float" office:value="6.353" calcext:value-type="float">
            <text:p>6.353</text:p>
          </table:table-cell>
          <table:table-cell office:value-type="float" office:value="6.259" calcext:value-type="float">
            <text:p>6.259</text:p>
          </table:table-cell>
          <table:table-cell office:value-type="float" office:value="6.225" calcext:value-type="float">
            <text:p>6.22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6148604155" calcext:value-type="float">
            <text:p>0.6148604155</text:p>
          </table:table-cell>
          <table:table-cell office:value-type="float" office:value="2.3309139812" calcext:value-type="float">
            <text:p>2.3309139812</text:p>
          </table:table-cell>
          <table:table-cell table:formula="of:=([.E19]-[.E18])/[.D18]" office:value-type="float" office:value="0.0207453501289837" calcext:value-type="float">
            <text:p>0.0207453501289837</text:p>
          </table:table-cell>
          <table:table-cell office:value-type="float" office:value="0.615" calcext:value-type="float">
            <text:p>0.615</text:p>
          </table:table-cell>
          <table:table-cell office:value-type="float" office:value="-0.677" calcext:value-type="float">
            <text:p>-0.677</text:p>
          </table:table-cell>
          <table:table-cell office:value-type="float" office:value="3.7068" calcext:value-type="float">
            <text:p>3.7068</text:p>
          </table:table-cell>
          <table:table-cell office:value-type="float" office:value="4.683" calcext:value-type="float">
            <text:p>4.6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153" calcext:value-type="float">
            <text:p>-1.53E-14</text:p>
          </table:table-cell>
          <table:table-cell office:value-type="float" office:value="0" calcext:value-type="float">
            <text:p>0</text:p>
          </table:table-cell>
          <table:table-cell office:value-type="float" office:value="0.7844" calcext:value-type="float">
            <text:p>7.84E-01</text:p>
          </table:table-cell>
          <table:table-cell office:value-type="float" office:value="0.2142" calcext:value-type="float">
            <text:p>2.14E-01</text:p>
          </table:table-cell>
          <table:table-cell office:value-type="float" office:value="0.0002536" calcext:value-type="float">
            <text:p>2.54E-04</text:p>
          </table:table-cell>
          <table:table-cell office:value-type="float" office:value="0.00006848" calcext:value-type="float">
            <text:p>6.85E-05</text:p>
          </table:table-cell>
          <table:table-cell office:value-type="float" office:value="0.0006216" calcext:value-type="float">
            <text:p>6.2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392" calcext:value-type="float">
            <text:p>1.39E-03</text:p>
          </table:table-cell>
          <table:table-cell office:value-type="float" office:value="6.463" calcext:value-type="float">
            <text:p>6.463</text:p>
          </table:table-cell>
          <table:table-cell office:value-type="float" office:value="8.223" calcext:value-type="float">
            <text:p>8.223</text:p>
          </table:table-cell>
          <table:table-cell office:value-type="float" office:value="7.011" calcext:value-type="float">
            <text:p>7.011</text:p>
          </table:table-cell>
          <table:table-cell office:value-type="float" office:value="6.397" calcext:value-type="float">
            <text:p>6.397</text:p>
          </table:table-cell>
          <table:table-cell office:value-type="float" office:value="6.207" calcext:value-type="float">
            <text:p>6.207</text:p>
          </table:table-cell>
          <table:table-cell office:value-type="float" office:value="6.123" calcext:value-type="float">
            <text:p>6.123</text:p>
          </table:table-cell>
          <table:table-cell office:value-type="float" office:value="6.095" calcext:value-type="float">
            <text:p>6.09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6355409622" calcext:value-type="float">
            <text:p>0.6355409622</text:p>
          </table:table-cell>
          <table:table-cell office:value-type="float" office:value="2.3436694758" calcext:value-type="float">
            <text:p>2.3436694758</text:p>
          </table:table-cell>
          <table:table-cell table:formula="of:=([.E20]-[.E19])/[.D19]" office:value-type="float" office:value="0.0131633291913088" calcext:value-type="float">
            <text:p>0.0131633291913088</text:p>
          </table:table-cell>
          <table:table-cell office:value-type="float" office:value="0.635" calcext:value-type="float">
            <text:p>0.635</text:p>
          </table:table-cell>
          <table:table-cell office:value-type="float" office:value="-0.594" calcext:value-type="float">
            <text:p>-0.594</text:p>
          </table:table-cell>
          <table:table-cell office:value-type="float" office:value="3.7198" calcext:value-type="float">
            <text:p>3.7198</text:p>
          </table:table-cell>
          <table:table-cell office:value-type="float" office:value="4.666" calcext:value-type="float">
            <text:p>4.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186" calcext:value-type="float">
            <text:p>-1.86E-14</text:p>
          </table:table-cell>
          <table:table-cell office:value-type="float" office:value="0" calcext:value-type="float">
            <text:p>0</text:p>
          </table:table-cell>
          <table:table-cell office:value-type="float" office:value="0.7875" calcext:value-type="float">
            <text:p>7.88E-01</text:p>
          </table:table-cell>
          <table:table-cell office:value-type="float" office:value="0.2111" calcext:value-type="float">
            <text:p>2.11E-01</text:p>
          </table:table-cell>
          <table:table-cell office:value-type="float" office:value="0.0002504" calcext:value-type="float">
            <text:p>2.50E-04</text:p>
          </table:table-cell>
          <table:table-cell office:value-type="float" office:value="0.00006764" calcext:value-type="float">
            <text:p>6.76E-05</text:p>
          </table:table-cell>
          <table:table-cell office:value-type="float" office:value="0.0006141" calcext:value-type="float">
            <text:p>6.1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398" calcext:value-type="float">
            <text:p>1.40E-03</text:p>
          </table:table-cell>
          <table:table-cell office:value-type="float" office:value="6.255" calcext:value-type="float">
            <text:p>6.255</text:p>
          </table:table-cell>
          <table:table-cell office:value-type="float" office:value="7.832" calcext:value-type="float">
            <text:p>7.832</text:p>
          </table:table-cell>
          <table:table-cell office:value-type="float" office:value="6.735" calcext:value-type="float">
            <text:p>6.735</text:p>
          </table:table-cell>
          <table:table-cell office:value-type="float" office:value="6.177" calcext:value-type="float">
            <text:p>6.177</text:p>
          </table:table-cell>
          <table:table-cell office:value-type="float" office:value="6.008" calcext:value-type="float">
            <text:p>6.008</text:p>
          </table:table-cell>
          <table:table-cell office:value-type="float" office:value="5.94" calcext:value-type="float">
            <text:p>5.94</text:p>
          </table:table-cell>
          <table:table-cell office:value-type="float" office:value="5.918" calcext:value-type="float">
            <text:p>5.91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6499999762" calcext:value-type="float">
            <text:p>0.6499999762</text:p>
          </table:table-cell>
          <table:table-cell office:value-type="float" office:value="2.3520353107" calcext:value-type="float">
            <text:p>2.3520353107</text:p>
          </table:table-cell>
          <table:table-cell table:formula="of:=([.E21]-[.E20])/[.D20]" office:value-type="float" office:value="0.0098101988207427" calcext:value-type="float">
            <text:p>0.0098101988207427</text:p>
          </table:table-cell>
          <table:table-cell office:value-type="float" office:value="0.65" calcext:value-type="float">
            <text:p>0.65</text:p>
          </table:table-cell>
          <table:table-cell office:value-type="float" office:value="-0.536" calcext:value-type="float">
            <text:p>-0.536</text:p>
          </table:table-cell>
          <table:table-cell office:value-type="float" office:value="3.7287" calcext:value-type="float">
            <text:p>3.7287</text:p>
          </table:table-cell>
          <table:table-cell office:value-type="float" office:value="4.654" calcext:value-type="float">
            <text:p>4.6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213" calcext:value-type="float">
            <text:p>-2.13E-14</text:p>
          </table:table-cell>
          <table:table-cell office:value-type="float" office:value="0" calcext:value-type="float">
            <text:p>0</text:p>
          </table:table-cell>
          <table:table-cell office:value-type="float" office:value="0.7897" calcext:value-type="float">
            <text:p>7.90E-01</text:p>
          </table:table-cell>
          <table:table-cell office:value-type="float" office:value="0.2089" calcext:value-type="float">
            <text:p>2.09E-01</text:p>
          </table:table-cell>
          <table:table-cell office:value-type="float" office:value="0.0002481" calcext:value-type="float">
            <text:p>2.48E-04</text:p>
          </table:table-cell>
          <table:table-cell office:value-type="float" office:value="0.00006704" calcext:value-type="float">
            <text:p>6.70E-05</text:p>
          </table:table-cell>
          <table:table-cell office:value-type="float" office:value="0.0006087" calcext:value-type="float">
            <text:p>6.09E-04</text:p>
          </table:table-cell>
          <table:table-cell office:value-type="float" office:value="-1" calcext:value-type="float">
            <text:p>-1</text:p>
          </table:table-cell>
          <table:table-cell office:value-type="float" office:value="0.001403" calcext:value-type="float">
            <text:p>1.40E-03</text:p>
          </table:table-cell>
          <table:table-cell office:value-type="float" office:value="6.11" calcext:value-type="float">
            <text:p>6.11</text:p>
          </table:table-cell>
          <table:table-cell office:value-type="float" office:value="7.574" calcext:value-type="float">
            <text:p>7.574</text:p>
          </table:table-cell>
          <table:table-cell office:value-type="float" office:value="6.55" calcext:value-type="float">
            <text:p>6.55</text:p>
          </table:table-cell>
          <table:table-cell office:value-type="float" office:value="6.026" calcext:value-type="float">
            <text:p>6.026</text:p>
          </table:table-cell>
          <table:table-cell office:value-type="float" office:value="5.871" calcext:value-type="float">
            <text:p>5.871</text:p>
          </table:table-cell>
          <table:table-cell office:value-type="float" office:value="5.814" calcext:value-type="float">
            <text:p>5.814</text:p>
          </table:table-cell>
          <table:table-cell office:value-type="float" office:value="5.797" calcext:value-type="float">
            <text:p>5.79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6615411043" calcext:value-type="float">
            <text:p>0.6615411043</text:p>
          </table:table-cell>
          <table:table-cell office:value-type="float" office:value="2.3584119397" calcext:value-type="float">
            <text:p>2.3584119397</text:p>
          </table:table-cell>
          <table:table-cell table:formula="of:=([.E22]-[.E21])/[.D21]" office:value-type="float" office:value="0.0132241595316393" calcext:value-type="float">
            <text:p>0.0132241595316393</text:p>
          </table:table-cell>
          <table:table-cell office:value-type="float" office:value="0.661" calcext:value-type="float">
            <text:p>0.661</text:p>
          </table:table-cell>
          <table:table-cell office:value-type="float" office:value="-0.49" calcext:value-type="float">
            <text:p>-0.49</text:p>
          </table:table-cell>
          <table:table-cell office:value-type="float" office:value="3.7351" calcext:value-type="float">
            <text:p>3.7351</text:p>
          </table:table-cell>
          <table:table-cell office:value-type="float" office:value="4.641" calcext:value-type="float">
            <text:p>4.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238" calcext:value-type="float">
            <text:p>-2.38E-14</text:p>
          </table:table-cell>
          <table:table-cell office:value-type="float" office:value="0" calcext:value-type="float">
            <text:p>0</text:p>
          </table:table-cell>
          <table:table-cell office:value-type="float" office:value="0.7919" calcext:value-type="float">
            <text:p>7.92E-01</text:p>
          </table:table-cell>
          <table:table-cell office:value-type="float" office:value="0.2067" calcext:value-type="float">
            <text:p>2.07E-01</text:p>
          </table:table-cell>
          <table:table-cell office:value-type="float" office:value="0.000246" calcext:value-type="float">
            <text:p>2.46E-04</text:p>
          </table:table-cell>
          <table:table-cell office:value-type="float" office:value="0.00006647" calcext:value-type="float">
            <text:p>6.65E-05</text:p>
          </table:table-cell>
          <table:table-cell office:value-type="float" office:value="0.0006036" calcext:value-type="float">
            <text:p>6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399" calcext:value-type="float">
            <text:p>1.40E-03</text:p>
          </table:table-cell>
          <table:table-cell office:value-type="float" office:value="5.995" calcext:value-type="float">
            <text:p>5.995</text:p>
          </table:table-cell>
          <table:table-cell office:value-type="float" office:value="7.382" calcext:value-type="float">
            <text:p>7.382</text:p>
          </table:table-cell>
          <table:table-cell office:value-type="float" office:value="6.409" calcext:value-type="float">
            <text:p>6.409</text:p>
          </table:table-cell>
          <table:table-cell office:value-type="float" office:value="5.909" calcext:value-type="float">
            <text:p>5.909</text:p>
          </table:table-cell>
          <table:table-cell office:value-type="float" office:value="5.763" calcext:value-type="float">
            <text:p>5.763</text:p>
          </table:table-cell>
          <table:table-cell office:value-type="float" office:value="5.713" calcext:value-type="float">
            <text:p>5.713</text:p>
          </table:table-cell>
          <table:table-cell office:value-type="float" office:value="5.699" calcext:value-type="float">
            <text:p>5.69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6781662107" calcext:value-type="float">
            <text:p>0.6781662107</text:p>
          </table:table-cell>
          <table:table-cell office:value-type="float" office:value="2.3671602648" calcext:value-type="float">
            <text:p>2.3671602648</text:p>
          </table:table-cell>
          <table:table-cell table:formula="of:=([.E23]-[.E22])/[.D22]" office:value-type="float" office:value="0.0113501139964719" calcext:value-type="float">
            <text:p>0.0113501139964719</text:p>
          </table:table-cell>
          <table:table-cell office:value-type="float" office:value="0.678" calcext:value-type="float">
            <text:p>0.678</text:p>
          </table:table-cell>
          <table:table-cell office:value-type="float" office:value="-0.424" calcext:value-type="float">
            <text:p>-0.424</text:p>
          </table:table-cell>
          <table:table-cell office:value-type="float" office:value="3.7442" calcext:value-type="float">
            <text:p>3.7442</text:p>
          </table:table-cell>
          <table:table-cell office:value-type="float" office:value="4.622" calcext:value-type="float">
            <text:p>4.6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281" calcext:value-type="float">
            <text:p>-2.81E-14</text:p>
          </table:table-cell>
          <table:table-cell office:value-type="float" office:value="0" calcext:value-type="float">
            <text:p>0</text:p>
          </table:table-cell>
          <table:table-cell office:value-type="float" office:value="0.7952" calcext:value-type="float">
            <text:p>7.95E-01</text:p>
          </table:table-cell>
          <table:table-cell office:value-type="float" office:value="0.2035" calcext:value-type="float">
            <text:p>2.04E-01</text:p>
          </table:table-cell>
          <table:table-cell office:value-type="float" office:value="0.0002428" calcext:value-type="float">
            <text:p>2.43E-04</text:p>
          </table:table-cell>
          <table:table-cell office:value-type="float" office:value="0.00006563" calcext:value-type="float">
            <text:p>6.56E-05</text:p>
          </table:table-cell>
          <table:table-cell office:value-type="float" office:value="0.0005961" calcext:value-type="float">
            <text:p>5.96E-04</text:p>
          </table:table-cell>
          <table:table-cell office:value-type="float" office:value="-1" calcext:value-type="float">
            <text:p>-1</text:p>
          </table:table-cell>
          <table:table-cell office:value-type="float" office:value="0.001371" calcext:value-type="float">
            <text:p>1.37E-03</text:p>
          </table:table-cell>
          <table:table-cell office:value-type="float" office:value="5.829" calcext:value-type="float">
            <text:p>5.829</text:p>
          </table:table-cell>
          <table:table-cell office:value-type="float" office:value="7.115" calcext:value-type="float">
            <text:p>7.115</text:p>
          </table:table-cell>
          <table:table-cell office:value-type="float" office:value="6.209" calcext:value-type="float">
            <text:p>6.209</text:p>
          </table:table-cell>
          <table:table-cell office:value-type="float" office:value="5.742" calcext:value-type="float">
            <text:p>5.742</text:p>
          </table:table-cell>
          <table:table-cell office:value-type="float" office:value="5.61" calcext:value-type="float">
            <text:p>5.61</text:p>
          </table:table-cell>
          <table:table-cell office:value-type="float" office:value="5.569" calcext:value-type="float">
            <text:p>5.569</text:p>
          </table:table-cell>
          <table:table-cell office:value-type="float" office:value="5.559" calcext:value-type="float">
            <text:p>5.55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6936123967" calcext:value-type="float">
            <text:p>0.6936123967</text:p>
          </table:table-cell>
          <table:table-cell office:value-type="float" office:value="2.3748575286" calcext:value-type="float">
            <text:p>2.3748575286</text:p>
          </table:table-cell>
          <table:table-cell table:formula="of:=([.E24]-[.E23])/[.D23]" office:value-type="float" office:value="0.00442490476612288" calcext:value-type="float">
            <text:p>0.00442490476612288</text:p>
          </table:table-cell>
          <table:table-cell office:value-type="float" office:value="0.693" calcext:value-type="float">
            <text:p>0.693</text:p>
          </table:table-cell>
          <table:table-cell office:value-type="float" office:value="-0.361" calcext:value-type="float">
            <text:p>-0.361</text:p>
          </table:table-cell>
          <table:table-cell office:value-type="float" office:value="3.7523" calcext:value-type="float">
            <text:p>3.7523</text:p>
          </table:table-cell>
          <table:table-cell office:value-type="float" office:value="4.602" calcext:value-type="float">
            <text:p>4.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328" calcext:value-type="float">
            <text:p>-3.28E-14</text:p>
          </table:table-cell>
          <table:table-cell office:value-type="float" office:value="0" calcext:value-type="float">
            <text:p>0</text:p>
          </table:table-cell>
          <table:table-cell office:value-type="float" office:value="0.7984" calcext:value-type="float">
            <text:p>7.98E-01</text:p>
          </table:table-cell>
          <table:table-cell office:value-type="float" office:value="0.2003" calcext:value-type="float">
            <text:p>2.00E-01</text:p>
          </table:table-cell>
          <table:table-cell office:value-type="float" office:value="0.0002397" calcext:value-type="float">
            <text:p>2.40E-04</text:p>
          </table:table-cell>
          <table:table-cell office:value-type="float" office:value="0.00006481" calcext:value-type="float">
            <text:p>6.48E-05</text:p>
          </table:table-cell>
          <table:table-cell office:value-type="float" office:value="0.0005887" calcext:value-type="float">
            <text:p>5.89E-04</text:p>
          </table:table-cell>
          <table:table-cell office:value-type="float" office:value="-1" calcext:value-type="float">
            <text:p>-1</text:p>
          </table:table-cell>
          <table:table-cell office:value-type="float" office:value="0.001358" calcext:value-type="float">
            <text:p>1.36E-03</text:p>
          </table:table-cell>
          <table:table-cell office:value-type="float" office:value="5.674" calcext:value-type="float">
            <text:p>5.674</text:p>
          </table:table-cell>
          <table:table-cell office:value-type="float" office:value="6.875" calcext:value-type="float">
            <text:p>6.875</text:p>
          </table:table-cell>
          <table:table-cell office:value-type="float" office:value="6.025" calcext:value-type="float">
            <text:p>6.025</text:p>
          </table:table-cell>
          <table:table-cell office:value-type="float" office:value="5.589" calcext:value-type="float">
            <text:p>5.589</text:p>
          </table:table-cell>
          <table:table-cell office:value-type="float" office:value="5.469" calcext:value-type="float">
            <text:p>5.469</text:p>
          </table:table-cell>
          <table:table-cell office:value-type="float" office:value="5.437" calcext:value-type="float">
            <text:p>5.437</text:p>
          </table:table-cell>
          <table:table-cell office:value-type="float" office:value="5.431" calcext:value-type="float">
            <text:p>5.43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6999999881" calcext:value-type="float">
            <text:p>0.6999999881</text:p>
          </table:table-cell>
          <table:table-cell office:value-type="float" office:value="2.3779266974" calcext:value-type="float">
            <text:p>2.3779266974</text:p>
          </table:table-cell>
          <table:table-cell table:formula="of:=([.E25]-[.E24])/[.D24]" office:value-type="float" office:value="0.00494224779830428" calcext:value-type="float">
            <text:p>0.00494224779830428</text:p>
          </table:table-cell>
          <table:table-cell office:value-type="float" office:value="0.7" calcext:value-type="float">
            <text:p>0.7</text:p>
          </table:table-cell>
          <table:table-cell office:value-type="float" office:value="-0.336" calcext:value-type="float">
            <text:p>-0.336</text:p>
          </table:table-cell>
          <table:table-cell office:value-type="float" office:value="3.7556" calcext:value-type="float">
            <text:p>3.7556</text:p>
          </table:table-cell>
          <table:table-cell office:value-type="float" office:value="4.593" calcext:value-type="float">
            <text:p>4.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35" calcext:value-type="float">
            <text:p>-3.50E-14</text:p>
          </table:table-cell>
          <table:table-cell office:value-type="float" office:value="0" calcext:value-type="float">
            <text:p>0</text:p>
          </table:table-cell>
          <table:table-cell office:value-type="float" office:value="0.7997" calcext:value-type="float">
            <text:p>8.00E-01</text:p>
          </table:table-cell>
          <table:table-cell office:value-type="float" office:value="0.1989" calcext:value-type="float">
            <text:p>1.99E-01</text:p>
          </table:table-cell>
          <table:table-cell office:value-type="float" office:value="0.0002384" calcext:value-type="float">
            <text:p>2.38E-04</text:p>
          </table:table-cell>
          <table:table-cell office:value-type="float" office:value="0.00006446" calcext:value-type="float">
            <text:p>6.45E-05</text:p>
          </table:table-cell>
          <table:table-cell office:value-type="float" office:value="0.0005856" calcext:value-type="float">
            <text:p>5.86E-04</text:p>
          </table:table-cell>
          <table:table-cell office:value-type="float" office:value="-1" calcext:value-type="float">
            <text:p>-1</text:p>
          </table:table-cell>
          <table:table-cell office:value-type="float" office:value="0.001345" calcext:value-type="float">
            <text:p>1.35E-03</text:p>
          </table:table-cell>
          <table:table-cell office:value-type="float" office:value="5.609" calcext:value-type="float">
            <text:p>5.609</text:p>
          </table:table-cell>
          <table:table-cell office:value-type="float" office:value="6.777" calcext:value-type="float">
            <text:p>6.777</text:p>
          </table:table-cell>
          <table:table-cell office:value-type="float" office:value="5.949" calcext:value-type="float">
            <text:p>5.949</text:p>
          </table:table-cell>
          <table:table-cell office:value-type="float" office:value="5.525" calcext:value-type="float">
            <text:p>5.525</text:p>
          </table:table-cell>
          <table:table-cell office:value-type="float" office:value="5.411" calcext:value-type="float">
            <text:p>5.411</text:p>
          </table:table-cell>
          <table:table-cell office:value-type="float" office:value="5.382" calcext:value-type="float">
            <text:p>5.382</text:p>
          </table:table-cell>
          <table:table-cell office:value-type="float" office:value="5.378" calcext:value-type="float">
            <text:p>5.37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073644996" calcext:value-type="float">
            <text:p>0.7073644996</text:p>
          </table:table-cell>
          <table:table-cell office:value-type="float" office:value="2.3813862708" calcext:value-type="float">
            <text:p>2.3813862708</text:p>
          </table:table-cell>
          <table:table-cell table:formula="of:=([.E26]-[.E25])/[.D25]" office:value-type="float" office:value="0.00702061200810624" calcext:value-type="float">
            <text:p>0.00702061200810624</text:p>
          </table:table-cell>
          <table:table-cell office:value-type="float" office:value="0.707" calcext:value-type="float">
            <text:p>0.707</text:p>
          </table:table-cell>
          <table:table-cell office:value-type="float" office:value="-0.305" calcext:value-type="float">
            <text:p>-0.305</text:p>
          </table:table-cell>
          <table:table-cell office:value-type="float" office:value="3.7593" calcext:value-type="float">
            <text:p>3.7593</text:p>
          </table:table-cell>
          <table:table-cell office:value-type="float" office:value="4.582" calcext:value-type="float">
            <text:p>4.5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2" calcext:value-type="float">
            <text:p>0.5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378" calcext:value-type="float">
            <text:p>-3.78E-14</text:p>
          </table:table-cell>
          <table:table-cell office:value-type="float" office:value="0" calcext:value-type="float">
            <text:p>0</text:p>
          </table:table-cell>
          <table:table-cell office:value-type="float" office:value="0.8016" calcext:value-type="float">
            <text:p>8.02E-01</text:p>
          </table:table-cell>
          <table:table-cell office:value-type="float" office:value="0.1971" calcext:value-type="float">
            <text:p>1.97E-01</text:p>
          </table:table-cell>
          <table:table-cell office:value-type="float" office:value="0.0002361" calcext:value-type="float">
            <text:p>2.36E-04</text:p>
          </table:table-cell>
          <table:table-cell office:value-type="float" office:value="0.00006397" calcext:value-type="float">
            <text:p>6.40E-05</text:p>
          </table:table-cell>
          <table:table-cell office:value-type="float" office:value="0.0005813" calcext:value-type="float">
            <text:p>5.81E-04</text:p>
          </table:table-cell>
          <table:table-cell office:value-type="float" office:value="-1" calcext:value-type="float">
            <text:p>-1</text:p>
          </table:table-cell>
          <table:table-cell office:value-type="float" office:value="0.001306" calcext:value-type="float">
            <text:p>1.31E-03</text:p>
          </table:table-cell>
          <table:table-cell office:value-type="float" office:value="5.533" calcext:value-type="float">
            <text:p>5.533</text:p>
          </table:table-cell>
          <table:table-cell office:value-type="float" office:value="6.664" calcext:value-type="float">
            <text:p>6.664</text:p>
          </table:table-cell>
          <table:table-cell office:value-type="float" office:value="5.861" calcext:value-type="float">
            <text:p>5.861</text:p>
          </table:table-cell>
          <table:table-cell office:value-type="float" office:value="5.452" calcext:value-type="float">
            <text:p>5.452</text:p>
          </table:table-cell>
          <table:table-cell office:value-type="float" office:value="5.343" calcext:value-type="float">
            <text:p>5.343</text:p>
          </table:table-cell>
          <table:table-cell office:value-type="float" office:value="5.318" calcext:value-type="float">
            <text:p>5.318</text:p>
          </table:table-cell>
          <table:table-cell office:value-type="float" office:value="5.315" calcext:value-type="float">
            <text:p>5.31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182536721" calcext:value-type="float">
            <text:p>0.7182536721</text:p>
          </table:table-cell>
          <table:table-cell office:value-type="float" office:value="2.3863524025" calcext:value-type="float">
            <text:p>2.3863524025</text:p>
          </table:table-cell>
          <table:table-cell table:formula="of:=([.E27]-[.E26])/[.D26]" office:value-type="float" office:value="0.00638746501161092" calcext:value-type="float">
            <text:p>0.00638746501161092</text:p>
          </table:table-cell>
          <table:table-cell office:value-type="float" office:value="0.718" calcext:value-type="float">
            <text:p>0.718</text:p>
          </table:table-cell>
          <table:table-cell office:value-type="float" office:value="-0.26" calcext:value-type="float">
            <text:p>-0.26</text:p>
          </table:table-cell>
          <table:table-cell office:value-type="float" office:value="3.7647" calcext:value-type="float">
            <text:p>3.7647</text:p>
          </table:table-cell>
          <table:table-cell office:value-type="float" office:value="4.565" calcext:value-type="float">
            <text:p>4.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425" calcext:value-type="float">
            <text:p>-4.25E-14</text:p>
          </table:table-cell>
          <table:table-cell office:value-type="float" office:value="0" calcext:value-type="float">
            <text:p>0</text:p>
          </table:table-cell>
          <table:table-cell office:value-type="float" office:value="0.8045" calcext:value-type="float">
            <text:p>8.05E-01</text:p>
          </table:table-cell>
          <table:table-cell office:value-type="float" office:value="0.1942" calcext:value-type="float">
            <text:p>1.94E-01</text:p>
          </table:table-cell>
          <table:table-cell office:value-type="float" office:value="0.0002326" calcext:value-type="float">
            <text:p>2.33E-04</text:p>
          </table:table-cell>
          <table:table-cell office:value-type="float" office:value="0.0000632" calcext:value-type="float">
            <text:p>6.32E-05</text:p>
          </table:table-cell>
          <table:table-cell office:value-type="float" office:value="0.0005746" calcext:value-type="float">
            <text:p>5.7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303" calcext:value-type="float">
            <text:p>1.30E-03</text:p>
          </table:table-cell>
          <table:table-cell office:value-type="float" office:value="5.42" calcext:value-type="float">
            <text:p>5.42</text:p>
          </table:table-cell>
          <table:table-cell office:value-type="float" office:value="6.503" calcext:value-type="float">
            <text:p>6.503</text:p>
          </table:table-cell>
          <table:table-cell office:value-type="float" office:value="5.732" calcext:value-type="float">
            <text:p>5.732</text:p>
          </table:table-cell>
          <table:table-cell office:value-type="float" office:value="5.342" calcext:value-type="float">
            <text:p>5.342</text:p>
          </table:table-cell>
          <table:table-cell office:value-type="float" office:value="5.241" calcext:value-type="float">
            <text:p>5.241</text:p>
          </table:table-cell>
          <table:table-cell office:value-type="float" office:value="5.222" calcext:value-type="float">
            <text:p>5.222</text:p>
          </table:table-cell>
          <table:table-cell office:value-type="float" office:value="5.221" calcext:value-type="float">
            <text:p>5.22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286624312" calcext:value-type="float">
            <text:p>0.7286624312</text:p>
          </table:table-cell>
          <table:table-cell office:value-type="float" office:value="2.3909402227" calcext:value-type="float">
            <text:p>2.3909402227</text:p>
          </table:table-cell>
          <table:table-cell table:formula="of:=([.E28]-[.E27])/[.D27]" office:value-type="float" office:value="0.0057607309232166" calcext:value-type="float">
            <text:p>0.0057607309232166</text:p>
          </table:table-cell>
          <table:table-cell office:value-type="float" office:value="0.728" calcext:value-type="float">
            <text:p>0.728</text:p>
          </table:table-cell>
          <table:table-cell office:value-type="float" office:value="-0.216" calcext:value-type="float">
            <text:p>-0.216</text:p>
          </table:table-cell>
          <table:table-cell office:value-type="float" office:value="3.7696" calcext:value-type="float">
            <text:p>3.7696</text:p>
          </table:table-cell>
          <table:table-cell office:value-type="float" office:value="4.547" calcext:value-type="float">
            <text:p>4.5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476" calcext:value-type="float">
            <text:p>-4.76E-14</text:p>
          </table:table-cell>
          <table:table-cell office:value-type="float" office:value="0" calcext:value-type="float">
            <text:p>0</text:p>
          </table:table-cell>
          <table:table-cell office:value-type="float" office:value="0.8075" calcext:value-type="float">
            <text:p>8.08E-01</text:p>
          </table:table-cell>
          <table:table-cell office:value-type="float" office:value="0.1913" calcext:value-type="float">
            <text:p>1.91E-01</text:p>
          </table:table-cell>
          <table:table-cell office:value-type="float" office:value="0.0002292" calcext:value-type="float">
            <text:p>2.29E-04</text:p>
          </table:table-cell>
          <table:table-cell office:value-type="float" office:value="0.00006244" calcext:value-type="float">
            <text:p>6.24E-05</text:p>
          </table:table-cell>
          <table:table-cell office:value-type="float" office:value="0.000568" calcext:value-type="float">
            <text:p>5.68E-04</text:p>
          </table:table-cell>
          <table:table-cell office:value-type="float" office:value="-1" calcext:value-type="float">
            <text:p>-1</text:p>
          </table:table-cell>
          <table:table-cell office:value-type="float" office:value="0.001272" calcext:value-type="float">
            <text:p>1.27E-03</text:p>
          </table:table-cell>
          <table:table-cell office:value-type="float" office:value="5.31" calcext:value-type="float">
            <text:p>5.31</text:p>
          </table:table-cell>
          <table:table-cell office:value-type="float" office:value="6.349" calcext:value-type="float">
            <text:p>6.349</text:p>
          </table:table-cell>
          <table:table-cell office:value-type="float" office:value="5.608" calcext:value-type="float">
            <text:p>5.608</text:p>
          </table:table-cell>
          <table:table-cell office:value-type="float" office:value="5.236" calcext:value-type="float">
            <text:p>5.236</text:p>
          </table:table-cell>
          <table:table-cell office:value-type="float" office:value="5.143" calcext:value-type="float">
            <text:p>5.143</text:p>
          </table:table-cell>
          <table:table-cell office:value-type="float" office:value="5.128" calcext:value-type="float">
            <text:p>5.128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384952307" calcext:value-type="float">
            <text:p>0.7384952307</text:p>
          </table:table-cell>
          <table:table-cell office:value-type="float" office:value="2.3951378509" calcext:value-type="float">
            <text:p>2.3951378509</text:p>
          </table:table-cell>
          <table:table-cell table:formula="of:=([.E29]-[.E28])/[.D28]" office:value-type="float" office:value="0.00525012530727515" calcext:value-type="float">
            <text:p>0.00525012530727515</text:p>
          </table:table-cell>
          <table:table-cell office:value-type="float" office:value="0.738" calcext:value-type="float">
            <text:p>0.738</text:p>
          </table:table-cell>
          <table:table-cell office:value-type="float" office:value="-0.174" calcext:value-type="float">
            <text:p>-0.174</text:p>
          </table:table-cell>
          <table:table-cell office:value-type="float" office:value="3.7741" calcext:value-type="float">
            <text:p>3.7741</text:p>
          </table:table-cell>
          <table:table-cell office:value-type="float" office:value="4.528" calcext:value-type="float">
            <text:p>4.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532" calcext:value-type="float">
            <text:p>-5.32E-14</text:p>
          </table:table-cell>
          <table:table-cell office:value-type="float" office:value="0" calcext:value-type="float">
            <text:p>0</text:p>
          </table:table-cell>
          <table:table-cell office:value-type="float" office:value="0.8104" calcext:value-type="float">
            <text:p>8.10E-01</text:p>
          </table:table-cell>
          <table:table-cell office:value-type="float" office:value="0.1884" calcext:value-type="float">
            <text:p>1.88E-01</text:p>
          </table:table-cell>
          <table:table-cell office:value-type="float" office:value="0.0002259" calcext:value-type="float">
            <text:p>2.26E-04</text:p>
          </table:table-cell>
          <table:table-cell office:value-type="float" office:value="0.00006169" calcext:value-type="float">
            <text:p>6.17E-05</text:p>
          </table:table-cell>
          <table:table-cell office:value-type="float" office:value="0.0005615" calcext:value-type="float">
            <text:p>5.6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265" calcext:value-type="float">
            <text:p>1.27E-03</text:p>
          </table:table-cell>
          <table:table-cell office:value-type="float" office:value="5.204" calcext:value-type="float">
            <text:p>5.204</text:p>
          </table:table-cell>
          <table:table-cell office:value-type="float" office:value="6.206" calcext:value-type="float">
            <text:p>6.206</text:p>
          </table:table-cell>
          <table:table-cell office:value-type="float" office:value="5.491" calcext:value-type="float">
            <text:p>5.491</text:p>
          </table:table-cell>
          <table:table-cell office:value-type="float" office:value="5.135" calcext:value-type="float">
            <text:p>5.135</text:p>
          </table:table-cell>
          <table:table-cell office:value-type="float" office:value="5.049" calcext:value-type="float">
            <text:p>5.049</text:p>
          </table:table-cell>
          <table:table-cell office:value-type="float" office:value="5.039" calcext:value-type="float">
            <text:p>5.039</text:p>
          </table:table-cell>
          <table:table-cell office:value-type="float" office:value="5.042" calcext:value-type="float">
            <text:p>5.04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478530407" calcext:value-type="float">
            <text:p>0.7478530407</text:p>
          </table:table-cell>
          <table:table-cell office:value-type="float" office:value="2.3990150434" calcext:value-type="float">
            <text:p>2.3990150434</text:p>
          </table:table-cell>
          <table:table-cell table:formula="of:=([.E30]-[.E29])/[.D29]" office:value-type="float" office:value="0.00116849869217895" calcext:value-type="float">
            <text:p>0.00116849869217895</text:p>
          </table:table-cell>
          <table:table-cell office:value-type="float" office:value="0.748" calcext:value-type="float">
            <text:p>0.748</text:p>
          </table:table-cell>
          <table:table-cell office:value-type="float" office:value="-0.133" calcext:value-type="float">
            <text:p>-0.133</text:p>
          </table:table-cell>
          <table:table-cell office:value-type="float" office:value="3.7782" calcext:value-type="float">
            <text:p>3.7782</text:p>
          </table:table-cell>
          <table:table-cell office:value-type="float" office:value="4.509" calcext:value-type="float">
            <text:p>4.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5" calcext:value-type="float">
            <text:p>0.5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594" calcext:value-type="float">
            <text:p>-5.94E-14</text:p>
          </table:table-cell>
          <table:table-cell office:value-type="float" office:value="0" calcext:value-type="float">
            <text:p>0</text:p>
          </table:table-cell>
          <table:table-cell office:value-type="float" office:value="0.8133" calcext:value-type="float">
            <text:p>8.13E-01</text:p>
          </table:table-cell>
          <table:table-cell office:value-type="float" office:value="0.1855" calcext:value-type="float">
            <text:p>1.86E-01</text:p>
          </table:table-cell>
          <table:table-cell office:value-type="float" office:value="0.0002226" calcext:value-type="float">
            <text:p>2.23E-04</text:p>
          </table:table-cell>
          <table:table-cell office:value-type="float" office:value="0.00006094" calcext:value-type="float">
            <text:p>6.09E-05</text:p>
          </table:table-cell>
          <table:table-cell office:value-type="float" office:value="0.0005549" calcext:value-type="float">
            <text:p>5.5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205" calcext:value-type="float">
            <text:p>1.21E-03</text:p>
          </table:table-cell>
          <table:table-cell office:value-type="float" office:value="5.102" calcext:value-type="float">
            <text:p>5.102</text:p>
          </table:table-cell>
          <table:table-cell office:value-type="float" office:value="6.07" calcext:value-type="float">
            <text:p>6.07</text:p>
          </table:table-cell>
          <table:table-cell office:value-type="float" office:value="5.377" calcext:value-type="float">
            <text:p>5.377</text:p>
          </table:table-cell>
          <table:table-cell office:value-type="float" office:value="5.037" calcext:value-type="float">
            <text:p>5.037</text:p>
          </table:table-cell>
          <table:table-cell office:value-type="float" office:value="4.957" calcext:value-type="float">
            <text:p>4.957</text:p>
          </table:table-cell>
          <table:table-cell office:value-type="float" office:value="4.951" calcext:value-type="float">
            <text:p>4.951</text:p>
          </table:table-cell>
          <table:table-cell office:value-type="float" office:value="4.956" calcext:value-type="float">
            <text:p>4.95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2.3998889087" calcext:value-type="float">
            <text:p>2.3998889087</text:p>
          </table:table-cell>
          <table:table-cell table:formula="of:=([.E31]-[.E30])/[.D30]" office:value-type="float" office:value="0.00388930600000018" calcext:value-type="float">
            <text:p>0.00388930600000018</text:p>
          </table:table-cell>
          <table:table-cell office:value-type="float" office:value="0.75" calcext:value-type="float">
            <text:p>0.75</text:p>
          </table:table-cell>
          <table:table-cell office:value-type="float" office:value="-0.123" calcext:value-type="float">
            <text:p>-0.123</text:p>
          </table:table-cell>
          <table:table-cell office:value-type="float" office:value="3.7792" calcext:value-type="float">
            <text:p>3.7792</text:p>
          </table:table-cell>
          <table:table-cell office:value-type="float" office:value="4.505" calcext:value-type="float">
            <text:p>4.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609" calcext:value-type="float">
            <text:p>-6.09E-14</text:p>
          </table:table-cell>
          <table:table-cell office:value-type="float" office:value="0" calcext:value-type="float">
            <text:p>0</text:p>
          </table:table-cell>
          <table:table-cell office:value-type="float" office:value="0.814" calcext:value-type="float">
            <text:p>8.14E-01</text:p>
          </table:table-cell>
          <table:table-cell office:value-type="float" office:value="0.1848" calcext:value-type="float">
            <text:p>1.85E-01</text:p>
          </table:table-cell>
          <table:table-cell office:value-type="float" office:value="0.0002218" calcext:value-type="float">
            <text:p>2.22E-04</text:p>
          </table:table-cell>
          <table:table-cell office:value-type="float" office:value="0.00006077" calcext:value-type="float">
            <text:p>6.08E-05</text:p>
          </table:table-cell>
          <table:table-cell office:value-type="float" office:value="0.0005533" calcext:value-type="float">
            <text:p>5.53E-04</text:p>
          </table:table-cell>
          <table:table-cell office:value-type="float" office:value="-1" calcext:value-type="float">
            <text:p>-1</text:p>
          </table:table-cell>
          <table:table-cell office:value-type="float" office:value="0.001203" calcext:value-type="float">
            <text:p>1.20E-03</text:p>
          </table:table-cell>
          <table:table-cell office:value-type="float" office:value="5.078" calcext:value-type="float">
            <text:p>5.078</text:p>
          </table:table-cell>
          <table:table-cell office:value-type="float" office:value="6.039" calcext:value-type="float">
            <text:p>6.039</text:p>
          </table:table-cell>
          <table:table-cell office:value-type="float" office:value="5.351" calcext:value-type="float">
            <text:p>5.351</text:p>
          </table:table-cell>
          <table:table-cell office:value-type="float" office:value="5.014" calcext:value-type="float">
            <text:p>5.014</text:p>
          </table:table-cell>
          <table:table-cell office:value-type="float" office:value="4.935" calcext:value-type="float">
            <text:p>4.935</text:p>
          </table:table-cell>
          <table:table-cell office:value-type="float" office:value="4.931" calcext:value-type="float">
            <text:p>4.931</text:p>
          </table:table-cell>
          <table:table-cell office:value-type="float" office:value="4.936" calcext:value-type="float">
            <text:p>4.93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572704554" calcext:value-type="float">
            <text:p>0.7572704554</text:p>
          </table:table-cell>
          <table:table-cell office:value-type="float" office:value="2.4028058882" calcext:value-type="float">
            <text:p>2.4028058882</text:p>
          </table:table-cell>
          <table:table-cell table:formula="of:=([.E32]-[.E31])/[.D31]" office:value-type="float" office:value="0.00541516029148889" calcext:value-type="float">
            <text:p>0.00541516029148889</text:p>
          </table:table-cell>
          <table:table-cell office:value-type="float" office:value="0.757" calcext:value-type="float">
            <text:p>0.757</text:p>
          </table:table-cell>
          <table:table-cell office:value-type="float" office:value="-0.091" calcext:value-type="float">
            <text:p>-0.091</text:p>
          </table:table-cell>
          <table:table-cell office:value-type="float" office:value="3.7818" calcext:value-type="float">
            <text:p>3.7818</text:p>
          </table:table-cell>
          <table:table-cell office:value-type="float" office:value="4.487" calcext:value-type="float">
            <text:p>4.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667" calcext:value-type="float">
            <text:p>-6.67E-14</text:p>
          </table:table-cell>
          <table:table-cell office:value-type="float" office:value="0" calcext:value-type="float">
            <text:p>0</text:p>
          </table:table-cell>
          <table:table-cell office:value-type="float" office:value="0.8172" calcext:value-type="float">
            <text:p>8.17E-01</text:p>
          </table:table-cell>
          <table:table-cell office:value-type="float" office:value="0.1816" calcext:value-type="float">
            <text:p>1.82E-01</text:p>
          </table:table-cell>
          <table:table-cell office:value-type="float" office:value="0.0002188" calcext:value-type="float">
            <text:p>2.19E-04</text:p>
          </table:table-cell>
          <table:table-cell office:value-type="float" office:value="0.00005996" calcext:value-type="float">
            <text:p>6.00E-05</text:p>
          </table:table-cell>
          <table:table-cell office:value-type="float" office:value="0.0005461" calcext:value-type="float">
            <text:p>5.46E-04</text:p>
          </table:table-cell>
          <table:table-cell office:value-type="float" office:value="-1" calcext:value-type="float">
            <text:p>-1</text:p>
          </table:table-cell>
          <table:table-cell office:value-type="float" office:value="0.001203" calcext:value-type="float">
            <text:p>1.20E-03</text:p>
          </table:table-cell>
          <table:table-cell office:value-type="float" office:value="4.997" calcext:value-type="float">
            <text:p>4.997</text:p>
          </table:table-cell>
          <table:table-cell office:value-type="float" office:value="5.938" calcext:value-type="float">
            <text:p>5.938</text:p>
          </table:table-cell>
          <table:table-cell office:value-type="float" office:value="5.263" calcext:value-type="float">
            <text:p>5.263</text:p>
          </table:table-cell>
          <table:table-cell office:value-type="float" office:value="4.936" calcext:value-type="float">
            <text:p>4.936</text:p>
          </table:table-cell>
          <table:table-cell office:value-type="float" office:value="4.861" calcext:value-type="float">
            <text:p>4.861</text:p>
          </table:table-cell>
          <table:table-cell office:value-type="float" office:value="4.859" calcext:value-type="float">
            <text:p>4.859</text:p>
          </table:table-cell>
          <table:table-cell office:value-type="float" office:value="4.865" calcext:value-type="float">
            <text:p>4.86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6777035" calcext:value-type="float">
            <text:p>0.76777035</text:p>
          </table:table-cell>
          <table:table-cell office:value-type="float" office:value="2.4069066291" calcext:value-type="float">
            <text:p>2.4069066291</text:p>
          </table:table-cell>
          <table:table-cell table:formula="of:=([.E33]-[.E32])/[.D32]" office:value-type="float" office:value="0.00491325928384747" calcext:value-type="float">
            <text:p>0.00491325928384747</text:p>
          </table:table-cell>
          <table:table-cell office:value-type="float" office:value="0.767" calcext:value-type="float">
            <text:p>0.767</text:p>
          </table:table-cell>
          <table:table-cell office:value-type="float" office:value="-0.042" calcext:value-type="float">
            <text:p>-0.042</text:p>
          </table:table-cell>
          <table:table-cell office:value-type="float" office:value="3.7854" calcext:value-type="float">
            <text:p>3.7854</text:p>
          </table:table-cell>
          <table:table-cell office:value-type="float" office:value="4.459" calcext:value-type="float">
            <text:p>4.4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764" calcext:value-type="float">
            <text:p>-7.64E-14</text:p>
          </table:table-cell>
          <table:table-cell office:value-type="float" office:value="0" calcext:value-type="float">
            <text:p>0</text:p>
          </table:table-cell>
          <table:table-cell office:value-type="float" office:value="0.8218" calcext:value-type="float">
            <text:p>8.22E-01</text:p>
          </table:table-cell>
          <table:table-cell office:value-type="float" office:value="0.1769" calcext:value-type="float">
            <text:p>1.77E-01</text:p>
          </table:table-cell>
          <table:table-cell office:value-type="float" office:value="0.0002144" calcext:value-type="float">
            <text:p>2.14E-04</text:p>
          </table:table-cell>
          <table:table-cell office:value-type="float" office:value="0.00005876" calcext:value-type="float">
            <text:p>5.88E-05</text:p>
          </table:table-cell>
          <table:table-cell office:value-type="float" office:value="0.0005353" calcext:value-type="float">
            <text:p>5.3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243" calcext:value-type="float">
            <text:p>1.24E-03</text:p>
          </table:table-cell>
          <table:table-cell office:value-type="float" office:value="4.876" calcext:value-type="float">
            <text:p>4.876</text:p>
          </table:table-cell>
          <table:table-cell office:value-type="float" office:value="5.793" calcext:value-type="float">
            <text:p>5.793</text:p>
          </table:table-cell>
          <table:table-cell office:value-type="float" office:value="5.133" calcext:value-type="float">
            <text:p>5.133</text:p>
          </table:table-cell>
          <table:table-cell office:value-type="float" office:value="4.819" calcext:value-type="float">
            <text:p>4.819</text:p>
          </table:table-cell>
          <table:table-cell office:value-type="float" office:value="4.75" calcext:value-type="float">
            <text:p>4.75</text:p>
          </table:table-cell>
          <table:table-cell office:value-type="float" office:value="4.751" calcext:value-type="float">
            <text:p>4.751</text:p>
          </table:table-cell>
          <table:table-cell office:value-type="float" office:value="4.758" calcext:value-type="float">
            <text:p>4.75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777298689" calcext:value-type="float">
            <text:p>0.7777298689</text:p>
          </table:table-cell>
          <table:table-cell office:value-type="float" office:value="2.4106788839" calcext:value-type="float">
            <text:p>2.4106788839</text:p>
          </table:table-cell>
          <table:table-cell table:formula="of:=([.E34]-[.E33])/[.D33]" office:value-type="float" office:value="0.00425853735653017" calcext:value-type="float">
            <text:p>0.00425853735653017</text:p>
          </table:table-cell>
          <table:table-cell office:value-type="float" office:value="0.777" calcext:value-type="float">
            <text:p>0.777</text:p>
          </table:table-cell>
          <table:table-cell office:value-type="float" office:value="0.005" calcext:value-type="float">
            <text:p>0.005</text:p>
          </table:table-cell>
          <table:table-cell office:value-type="float" office:value="3.7888" calcext:value-type="float">
            <text:p>3.7888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.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875" calcext:value-type="float">
            <text:p>-8.75E-14</text:p>
          </table:table-cell>
          <table:table-cell office:value-type="float" office:value="0" calcext:value-type="float">
            <text:p>0</text:p>
          </table:table-cell>
          <table:table-cell office:value-type="float" office:value="0.8263" calcext:value-type="float">
            <text:p>8.26E-01</text:p>
          </table:table-cell>
          <table:table-cell office:value-type="float" office:value="0.1725" calcext:value-type="float">
            <text:p>1.73E-01</text:p>
          </table:table-cell>
          <table:table-cell office:value-type="float" office:value="0.00021" calcext:value-type="float">
            <text:p>2.10E-04</text:p>
          </table:table-cell>
          <table:table-cell office:value-type="float" office:value="0.0000576" calcext:value-type="float">
            <text:p>5.76E-05</text:p>
          </table:table-cell>
          <table:table-cell office:value-type="float" office:value="0.0005249" calcext:value-type="float">
            <text:p>5.2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96" calcext:value-type="float">
            <text:p>1.20E-03</text:p>
          </table:table-cell>
          <table:table-cell office:value-type="float" office:value="4.757" calcext:value-type="float">
            <text:p>4.757</text:p>
          </table:table-cell>
          <table:table-cell office:value-type="float" office:value="5.652" calcext:value-type="float">
            <text:p>5.652</text:p>
          </table:table-cell>
          <table:table-cell office:value-type="float" office:value="5.005" calcext:value-type="float">
            <text:p>5.005</text:p>
          </table:table-cell>
          <table:table-cell office:value-type="float" office:value="4.704" calcext:value-type="float">
            <text:p>4.704</text:p>
          </table:table-cell>
          <table:table-cell office:value-type="float" office:value="4.639" calcext:value-type="float">
            <text:p>4.639</text:p>
          </table:table-cell>
          <table:table-cell office:value-type="float" office:value="4.644" calcext:value-type="float">
            <text:p>4.644</text:p>
          </table:table-cell>
          <table:table-cell office:value-type="float" office:value="4.652" calcext:value-type="float">
            <text:p>4.65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867228985" calcext:value-type="float">
            <text:p>0.7867228985</text:p>
          </table:table-cell>
          <table:table-cell office:value-type="float" office:value="2.4139908756" calcext:value-type="float">
            <text:p>2.4139908756</text:p>
          </table:table-cell>
          <table:table-cell table:formula="of:=([.E35]-[.E34])/[.D34]" office:value-type="float" office:value="0.00385005076854265" calcext:value-type="float">
            <text:p>0.00385005076854265</text:p>
          </table:table-cell>
          <table:table-cell office:value-type="float" office:value="0.786" calcext:value-type="float">
            <text:p>0.786</text:p>
          </table:table-cell>
          <table:table-cell office:value-type="float" office:value="0.05" calcext:value-type="float">
            <text:p>0.05</text:p>
          </table:table-cell>
          <table:table-cell office:value-type="float" office:value="3.7917" calcext:value-type="float">
            <text:p>3.7917</text:p>
          </table:table-cell>
          <table:table-cell office:value-type="float" office:value="4.402" calcext:value-type="float">
            <text:p>4.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.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0996" calcext:value-type="float">
            <text:p>-9.96E-14</text:p>
          </table:table-cell>
          <table:table-cell office:value-type="float" office:value="0" calcext:value-type="float">
            <text:p>0</text:p>
          </table:table-cell>
          <table:table-cell office:value-type="float" office:value="0.8304" calcext:value-type="float">
            <text:p>8.30E-01</text:p>
          </table:table-cell>
          <table:table-cell office:value-type="float" office:value="0.1684" calcext:value-type="float">
            <text:p>1.68E-01</text:p>
          </table:table-cell>
          <table:table-cell office:value-type="float" office:value="0.000206" calcext:value-type="float">
            <text:p>2.06E-04</text:p>
          </table:table-cell>
          <table:table-cell office:value-type="float" office:value="0.00005652" calcext:value-type="float">
            <text:p>5.65E-05</text:p>
          </table:table-cell>
          <table:table-cell office:value-type="float" office:value="0.0005154" calcext:value-type="float">
            <text:p>5.1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69" calcext:value-type="float">
            <text:p>1.17E-03</text:p>
          </table:table-cell>
          <table:table-cell office:value-type="float" office:value="4.645" calcext:value-type="float">
            <text:p>4.645</text:p>
          </table:table-cell>
          <table:table-cell office:value-type="float" office:value="5.522" calcext:value-type="float">
            <text:p>5.522</text:p>
          </table:table-cell>
          <table:table-cell office:value-type="float" office:value="4.886" calcext:value-type="float">
            <text:p>4.886</text:p>
          </table:table-cell>
          <table:table-cell office:value-type="float" office:value="4.595" calcext:value-type="float">
            <text:p>4.595</text:p>
          </table:table-cell>
          <table:table-cell office:value-type="float" office:value="4.535" calcext:value-type="float">
            <text:p>4.535</text:p>
          </table:table-cell>
          <table:table-cell office:value-type="float" office:value="4.543" calcext:value-type="float">
            <text:p>4.543</text:p>
          </table:table-cell>
          <table:table-cell office:value-type="float" office:value="4.552" calcext:value-type="float">
            <text:p>4.55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7951596379" calcext:value-type="float">
            <text:p>0.7951596379</text:p>
          </table:table-cell>
          <table:table-cell office:value-type="float" office:value="2.4170197987" calcext:value-type="float">
            <text:p>2.4170197987</text:p>
          </table:table-cell>
          <table:table-cell table:formula="of:=([.E36]-[.E35])/[.D35]" office:value-type="float" office:value="0.00214379920553046" calcext:value-type="float">
            <text:p>0.00214379920553046</text:p>
          </table:table-cell>
          <table:table-cell office:value-type="float" office:value="0.794" calcext:value-type="float">
            <text:p>0.794</text:p>
          </table:table-cell>
          <table:table-cell office:value-type="float" office:value="0.094" calcext:value-type="float">
            <text:p>0.094</text:p>
          </table:table-cell>
          <table:table-cell office:value-type="float" office:value="3.7943" calcext:value-type="float">
            <text:p>3.7943</text:p>
          </table:table-cell>
          <table:table-cell office:value-type="float" office:value="4.373" calcext:value-type="float">
            <text:p>4.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113" calcext:value-type="float">
            <text:p>-1.13E-13</text:p>
          </table:table-cell>
          <table:table-cell office:value-type="float" office:value="0" calcext:value-type="float">
            <text:p>0</text:p>
          </table:table-cell>
          <table:table-cell office:value-type="float" office:value="0.8343" calcext:value-type="float">
            <text:p>8.34E-01</text:p>
          </table:table-cell>
          <table:table-cell office:value-type="float" office:value="0.1646" calcext:value-type="float">
            <text:p>1.65E-01</text:p>
          </table:table-cell>
          <table:table-cell office:value-type="float" office:value="0.0002022" calcext:value-type="float">
            <text:p>2.02E-04</text:p>
          </table:table-cell>
          <table:table-cell office:value-type="float" office:value="0.0000555" calcext:value-type="float">
            <text:p>5.55E-05</text:p>
          </table:table-cell>
          <table:table-cell office:value-type="float" office:value="0.0005062" calcext:value-type="float">
            <text:p>5.06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48" calcext:value-type="float">
            <text:p>1.15E-03</text:p>
          </table:table-cell>
          <table:table-cell office:value-type="float" office:value="4.535" calcext:value-type="float">
            <text:p>4.535</text:p>
          </table:table-cell>
          <table:table-cell office:value-type="float" office:value="5.396" calcext:value-type="float">
            <text:p>5.396</text:p>
          </table:table-cell>
          <table:table-cell office:value-type="float" office:value="4.769" calcext:value-type="float">
            <text:p>4.769</text:p>
          </table:table-cell>
          <table:table-cell office:value-type="float" office:value="4.488" calcext:value-type="float">
            <text:p>4.488</text:p>
          </table:table-cell>
          <table:table-cell office:value-type="float" office:value="4.432" calcext:value-type="float">
            <text:p>4.432</text:p>
          </table:table-cell>
          <table:table-cell office:value-type="float" office:value="4.442" calcext:value-type="float">
            <text:p>4.442</text:p>
          </table:table-cell>
          <table:table-cell office:value-type="float" office:value="4.452" calcext:value-type="float">
            <text:p>4.45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000000715" calcext:value-type="float">
            <text:p>0.8000000715</text:p>
          </table:table-cell>
          <table:table-cell office:value-type="float" office:value="2.4187244613" calcext:value-type="float">
            <text:p>2.4187244613</text:p>
          </table:table-cell>
          <table:table-cell table:formula="of:=([.E37]-[.E36])/[.D36]" office:value-type="float" office:value="0.00140058462482257" calcext:value-type="float">
            <text:p>0.00140058462482257</text:p>
          </table:table-cell>
          <table:table-cell office:value-type="float" office:value="0.799" calcext:value-type="float">
            <text:p>0.799</text:p>
          </table:table-cell>
          <table:table-cell office:value-type="float" office:value="0.12" calcext:value-type="float">
            <text:p>0.12</text:p>
          </table:table-cell>
          <table:table-cell office:value-type="float" office:value="3.7957" calcext:value-type="float">
            <text:p>3.7957</text:p>
          </table:table-cell>
          <table:table-cell office:value-type="float" office:value="4.355" calcext:value-type="float">
            <text:p>4.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123" calcext:value-type="float">
            <text:p>-1.23E-13</text:p>
          </table:table-cell>
          <table:table-cell office:value-type="float" office:value="0" calcext:value-type="float">
            <text:p>0</text:p>
          </table:table-cell>
          <table:table-cell office:value-type="float" office:value="0.8365" calcext:value-type="float">
            <text:p>8.37E-01</text:p>
          </table:table-cell>
          <table:table-cell office:value-type="float" office:value="0.1624" calcext:value-type="float">
            <text:p>1.62E-01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0.00005491" calcext:value-type="float">
            <text:p>5.49E-05</text:p>
          </table:table-cell>
          <table:table-cell office:value-type="float" office:value="0.0005009" calcext:value-type="float">
            <text:p>5.01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41" calcext:value-type="float">
            <text:p>1.14E-03</text:p>
          </table:table-cell>
          <table:table-cell office:value-type="float" office:value="4.469" calcext:value-type="float">
            <text:p>4.469</text:p>
          </table:table-cell>
          <table:table-cell office:value-type="float" office:value="5.321" calcext:value-type="float">
            <text:p>5.321</text:p>
          </table:table-cell>
          <table:table-cell office:value-type="float" office:value="4.699" calcext:value-type="float">
            <text:p>4.699</text:p>
          </table:table-cell>
          <table:table-cell office:value-type="float" office:value="4.423" calcext:value-type="float">
            <text:p>4.423</text:p>
          </table:table-cell>
          <table:table-cell office:value-type="float" office:value="4.37" calcext:value-type="float">
            <text:p>4.37</text:p>
          </table:table-cell>
          <table:table-cell office:value-type="float" office:value="4.381" calcext:value-type="float">
            <text:p>4.381</text:p>
          </table:table-cell>
          <table:table-cell office:value-type="float" office:value="4.392" calcext:value-type="float">
            <text:p>4.39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032187819" calcext:value-type="float">
            <text:p>0.8032187819</text:p>
          </table:table-cell>
          <table:table-cell office:value-type="float" office:value="2.4198449291" calcext:value-type="float">
            <text:p>2.4198449291</text:p>
          </table:table-cell>
          <table:table-cell table:formula="of:=([.E38]-[.E37])/[.D37]" office:value-type="float" office:value="0.00336191316843031" calcext:value-type="float">
            <text:p>0.00336191316843031</text:p>
          </table:table-cell>
          <table:table-cell office:value-type="float" office:value="0.802" calcext:value-type="float">
            <text:p>0.802</text:p>
          </table:table-cell>
          <table:table-cell office:value-type="float" office:value="0.138" calcext:value-type="float">
            <text:p>0.138</text:p>
          </table:table-cell>
          <table:table-cell office:value-type="float" office:value="3.7967" calcext:value-type="float">
            <text:p>3.7967</text:p>
          </table:table-cell>
          <table:table-cell office:value-type="float" office:value="4.343" calcext:value-type="float">
            <text:p>4.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129" calcext:value-type="float">
            <text:p>-1.29E-13</text:p>
          </table:table-cell>
          <table:table-cell office:value-type="float" office:value="0" calcext:value-type="float">
            <text:p>0</text:p>
          </table:table-cell>
          <table:table-cell office:value-type="float" office:value="0.8375" calcext:value-type="float">
            <text:p>8.38E-01</text:p>
          </table:table-cell>
          <table:table-cell office:value-type="float" office:value="0.1613" calcext:value-type="float">
            <text:p>1.61E-01</text:p>
          </table:table-cell>
          <table:table-cell office:value-type="float" office:value="0.000199" calcext:value-type="float">
            <text:p>1.99E-04</text:p>
          </table:table-cell>
          <table:table-cell office:value-type="float" office:value="0.00005465" calcext:value-type="float">
            <text:p>5.47E-05</text:p>
          </table:table-cell>
          <table:table-cell office:value-type="float" office:value="0.0004987" calcext:value-type="float">
            <text:p>4.99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42" calcext:value-type="float">
            <text:p>1.14E-03</text:p>
          </table:table-cell>
          <table:table-cell office:value-type="float" office:value="4.425" calcext:value-type="float">
            <text:p>4.425</text:p>
          </table:table-cell>
          <table:table-cell office:value-type="float" office:value="5.271" calcext:value-type="float">
            <text:p>5.271</text:p>
          </table:table-cell>
          <table:table-cell office:value-type="float" office:value="4.652" calcext:value-type="float">
            <text:p>4.652</text:p>
          </table:table-cell>
          <table:table-cell office:value-type="float" office:value="4.38" calcext:value-type="float">
            <text:p>4.38</text:p>
          </table:table-cell>
          <table:table-cell office:value-type="float" office:value="4.328" calcext:value-type="float">
            <text:p>4.328</text:p>
          </table:table-cell>
          <table:table-cell office:value-type="float" office:value="4.34" calcext:value-type="float">
            <text:p>4.34</text:p>
          </table:table-cell>
          <table:table-cell office:value-type="float" office:value="4.351" calcext:value-type="float">
            <text:p>4.35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110998273" calcext:value-type="float">
            <text:p>0.8110998273</text:p>
          </table:table-cell>
          <table:table-cell office:value-type="float" office:value="2.4225452809" calcext:value-type="float">
            <text:p>2.4225452809</text:p>
          </table:table-cell>
          <table:table-cell table:formula="of:=([.E39]-[.E38])/[.D38]" office:value-type="float" office:value="0.00300152042702785" calcext:value-type="float">
            <text:p>0.00300152042702785</text:p>
          </table:table-cell>
          <table:table-cell office:value-type="float" office:value="0.81" calcext:value-type="float">
            <text:p>0.81</text:p>
          </table:table-cell>
          <table:table-cell office:value-type="float" office:value="0.183" calcext:value-type="float">
            <text:p>0.183</text:p>
          </table:table-cell>
          <table:table-cell office:value-type="float" office:value="3.7988" calcext:value-type="float">
            <text:p>3.7988</text:p>
          </table:table-cell>
          <table:table-cell office:value-type="float" office:value="4.311" calcext:value-type="float">
            <text:p>4.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148" calcext:value-type="float">
            <text:p>-1.48E-13</text:p>
          </table:table-cell>
          <table:table-cell office:value-type="float" office:value="0" calcext:value-type="float">
            <text:p>0</text:p>
          </table:table-cell>
          <table:table-cell office:value-type="float" office:value="0.8399" calcext:value-type="float">
            <text:p>8.40E-01</text:p>
          </table:table-cell>
          <table:table-cell office:value-type="float" office:value="0.159" calcext:value-type="float">
            <text:p>1.59E-01</text:p>
          </table:table-cell>
          <table:table-cell office:value-type="float" office:value="0.0001969" calcext:value-type="float">
            <text:p>1.97E-04</text:p>
          </table:table-cell>
          <table:table-cell office:value-type="float" office:value="0.00005408" calcext:value-type="float">
            <text:p>5.41E-05</text:p>
          </table:table-cell>
          <table:table-cell office:value-type="float" office:value="0.0004936" calcext:value-type="float">
            <text:p>4.9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12" calcext:value-type="float">
            <text:p>1.11E-03</text:p>
          </table:table-cell>
          <table:table-cell office:value-type="float" office:value="4.312" calcext:value-type="float">
            <text:p>4.312</text:p>
          </table:table-cell>
          <table:table-cell office:value-type="float" office:value="5.145" calcext:value-type="float">
            <text:p>5.145</text:p>
          </table:table-cell>
          <table:table-cell office:value-type="float" office:value="4.533" calcext:value-type="float">
            <text:p>4.533</text:p>
          </table:table-cell>
          <table:table-cell office:value-type="float" office:value="4.27" calcext:value-type="float">
            <text:p>4.27</text:p>
          </table:table-cell>
          <table:table-cell office:value-type="float" office:value="4.222" calcext:value-type="float">
            <text:p>4.222</text:p>
          </table:table-cell>
          <table:table-cell office:value-type="float" office:value="4.236" calcext:value-type="float">
            <text:p>4.236</text:p>
          </table:table-cell>
          <table:table-cell office:value-type="float" office:value="4.247" calcext:value-type="float">
            <text:p>4.24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183593154" calcext:value-type="float">
            <text:p>0.8183593154</text:p>
          </table:table-cell>
          <table:table-cell office:value-type="float" office:value="2.4249798136" calcext:value-type="float">
            <text:p>2.4249798136</text:p>
          </table:table-cell>
          <table:table-cell table:formula="of:=([.E40]-[.E39])/[.D39]" office:value-type="float" office:value="0.00369262161880924" calcext:value-type="float">
            <text:p>0.00369262161880924</text:p>
          </table:table-cell>
          <table:table-cell office:value-type="float" office:value="0.817" calcext:value-type="float">
            <text:p>0.817</text:p>
          </table:table-cell>
          <table:table-cell office:value-type="float" office:value="0.226" calcext:value-type="float">
            <text:p>0.226</text:p>
          </table:table-cell>
          <table:table-cell office:value-type="float" office:value="3.8006" calcext:value-type="float">
            <text:p>3.8006</text:p>
          </table:table-cell>
          <table:table-cell office:value-type="float" office:value="4.279" calcext:value-type="float">
            <text:p>4.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168" calcext:value-type="float">
            <text:p>-1.68E-13</text:p>
          </table:table-cell>
          <table:table-cell office:value-type="float" office:value="0" calcext:value-type="float">
            <text:p>0</text:p>
          </table:table-cell>
          <table:table-cell office:value-type="float" office:value="0.8418" calcext:value-type="float">
            <text:p>8.42E-01</text:p>
          </table:table-cell>
          <table:table-cell office:value-type="float" office:value="0.1571" calcext:value-type="float">
            <text:p>1.57E-01</text:p>
          </table:table-cell>
          <table:table-cell office:value-type="float" office:value="0.0001952" calcext:value-type="float">
            <text:p>1.95E-04</text:p>
          </table:table-cell>
          <table:table-cell office:value-type="float" office:value="0.00005365" calcext:value-type="float">
            <text:p>5.37E-05</text:p>
          </table:table-cell>
          <table:table-cell office:value-type="float" office:value="0.0004898" calcext:value-type="float">
            <text:p>4.90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02" calcext:value-type="float">
            <text:p>1.10E-03</text:p>
          </table:table-cell>
          <table:table-cell office:value-type="float" office:value="4.206" calcext:value-type="float">
            <text:p>4.206</text:p>
          </table:table-cell>
          <table:table-cell office:value-type="float" office:value="5.028" calcext:value-type="float">
            <text:p>5.028</text:p>
          </table:table-cell>
          <table:table-cell office:value-type="float" office:value="4.421" calcext:value-type="float">
            <text:p>4.421</text:p>
          </table:table-cell>
          <table:table-cell office:value-type="float" office:value="4.165" calcext:value-type="float">
            <text:p>4.165</text:p>
          </table:table-cell>
          <table:table-cell office:value-type="float" office:value="4.12" calcext:value-type="float">
            <text:p>4.12</text:p>
          </table:table-cell>
          <table:table-cell office:value-type="float" office:value="4.135" calcext:value-type="float">
            <text:p>4.135</text:p>
          </table:table-cell>
          <table:table-cell office:value-type="float" office:value="4.147" calcext:value-type="float">
            <text:p>4.14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275811076" calcext:value-type="float">
            <text:p>0.8275811076</text:p>
          </table:table-cell>
          <table:table-cell office:value-type="float" office:value="2.4280017049" calcext:value-type="float">
            <text:p>2.4280017049</text:p>
          </table:table-cell>
          <table:table-cell table:formula="of:=([.E41]-[.E40])/[.D40]" office:value-type="float" office:value="0.00279618019158401" calcext:value-type="float">
            <text:p>0.00279618019158401</text:p>
          </table:table-cell>
          <table:table-cell office:value-type="float" office:value="0.826" calcext:value-type="float">
            <text:p>0.826</text:p>
          </table:table-cell>
          <table:table-cell office:value-type="float" office:value="0.283" calcext:value-type="float">
            <text:p>0.283</text:p>
          </table:table-cell>
          <table:table-cell office:value-type="float" office:value="3.8022" calcext:value-type="float">
            <text:p>3.80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201" calcext:value-type="float">
            <text:p>-2.01E-13</text:p>
          </table:table-cell>
          <table:table-cell office:value-type="float" office:value="0" calcext:value-type="float">
            <text:p>0</text:p>
          </table:table-cell>
          <table:table-cell office:value-type="float" office:value="0.8431" calcext:value-type="float">
            <text:p>8.43E-01</text:p>
          </table:table-cell>
          <table:table-cell office:value-type="float" office:value="0.1558" calcext:value-type="float">
            <text:p>1.56E-01</text:p>
          </table:table-cell>
          <table:table-cell office:value-type="float" office:value="0.0001943" calcext:value-type="float">
            <text:p>1.94E-04</text:p>
          </table:table-cell>
          <table:table-cell office:value-type="float" office:value="0.00005343" calcext:value-type="float">
            <text:p>5.34E-05</text:p>
          </table:table-cell>
          <table:table-cell office:value-type="float" office:value="0.000488" calcext:value-type="float">
            <text:p>4.88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29" calcext:value-type="float">
            <text:p>1.13E-03</text:p>
          </table:table-cell>
          <table:table-cell office:value-type="float" office:value="4.062" calcext:value-type="float">
            <text:p>4.062</text:p>
          </table:table-cell>
          <table:table-cell office:value-type="float" office:value="4.875" calcext:value-type="float">
            <text:p>4.875</text:p>
          </table:table-cell>
          <table:table-cell office:value-type="float" office:value="4.273" calcext:value-type="float">
            <text:p>4.273</text:p>
          </table:table-cell>
          <table:table-cell office:value-type="float" office:value="4.023" calcext:value-type="float">
            <text:p>4.023</text:p>
          </table:table-cell>
          <table:table-cell office:value-type="float" office:value="3.98" calcext:value-type="float">
            <text:p>3.98</text:p>
          </table:table-cell>
          <table:table-cell office:value-type="float" office:value="3.998" calcext:value-type="float">
            <text:p>3.998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348063231" calcext:value-type="float">
            <text:p>0.8348063231</text:p>
          </table:table-cell>
          <table:table-cell office:value-type="float" office:value="2.4303157708" calcext:value-type="float">
            <text:p>2.4303157708</text:p>
          </table:table-cell>
          <table:table-cell table:formula="of:=([.E42]-[.E41])/[.D41]" office:value-type="float" office:value="0.0000840142175009981" calcext:value-type="float">
            <text:p>8.40142175009981E-05</text:p>
          </table:table-cell>
          <table:table-cell office:value-type="float" office:value="0.834" calcext:value-type="float">
            <text:p>0.834</text:p>
          </table:table-cell>
          <table:table-cell office:value-type="float" office:value="0.331" calcext:value-type="float">
            <text:p>0.331</text:p>
          </table:table-cell>
          <table:table-cell office:value-type="float" office:value="3.8031" calcext:value-type="float">
            <text:p>3.8031</text:p>
          </table:table-cell>
          <table:table-cell office:value-type="float" office:value="4.192" calcext:value-type="float">
            <text:p>4.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236" calcext:value-type="float">
            <text:p>-2.36E-13</text:p>
          </table:table-cell>
          <table:table-cell office:value-type="float" office:value="0" calcext:value-type="float">
            <text:p>0</text:p>
          </table:table-cell>
          <table:table-cell office:value-type="float" office:value="0.8429" calcext:value-type="float">
            <text:p>8.43E-01</text:p>
          </table:table-cell>
          <table:table-cell office:value-type="float" office:value="0.1559" calcext:value-type="float">
            <text:p>1.56E-01</text:p>
          </table:table-cell>
          <table:table-cell office:value-type="float" office:value="0.0001948" calcext:value-type="float">
            <text:p>1.95E-04</text:p>
          </table:table-cell>
          <table:table-cell office:value-type="float" office:value="0.00005356" calcext:value-type="float">
            <text:p>5.36E-05</text:p>
          </table:table-cell>
          <table:table-cell office:value-type="float" office:value="0.0004893" calcext:value-type="float">
            <text:p>4.89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4" calcext:value-type="float">
            <text:p>1.14E-03</text:p>
          </table:table-cell>
          <table:table-cell office:value-type="float" office:value="3.942" calcext:value-type="float">
            <text:p>3.942</text:p>
          </table:table-cell>
          <table:table-cell office:value-type="float" office:value="4.75" calcext:value-type="float">
            <text:p>4.75</text:p>
          </table:table-cell>
          <table:table-cell office:value-type="float" office:value="4.149" calcext:value-type="float">
            <text:p>4.149</text:p>
          </table:table-cell>
          <table:table-cell office:value-type="float" office:value="3.903" calcext:value-type="float">
            <text:p>3.903</text:p>
          </table:table-cell>
          <table:table-cell office:value-type="float" office:value="3.862" calcext:value-type="float">
            <text:p>3.862</text:p>
          </table:table-cell>
          <table:table-cell office:value-type="float" office:value="3.88" calcext:value-type="float">
            <text:p>3.88</text:p>
          </table:table-cell>
          <table:table-cell office:value-type="float" office:value="3.893" calcext:value-type="float">
            <text:p>3.89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350275755" calcext:value-type="float">
            <text:p>0.8350275755</text:p>
          </table:table-cell>
          <table:table-cell office:value-type="float" office:value="2.4303859064" calcext:value-type="float">
            <text:p>2.4303859064</text:p>
          </table:table-cell>
          <table:table-cell table:formula="of:=([.E43]-[.E42])/[.D42]" office:value-type="float" office:value="0.00127077491945631" calcext:value-type="float">
            <text:p>0.00127077491945631</text:p>
          </table:table-cell>
          <table:table-cell office:value-type="float" office:value="0.834" calcext:value-type="float">
            <text:p>0.834</text:p>
          </table:table-cell>
          <table:table-cell office:value-type="float" office:value="0.333" calcext:value-type="float">
            <text:p>0.333</text:p>
          </table:table-cell>
          <table:table-cell office:value-type="float" office:value="3.8031" calcext:value-type="float">
            <text:p>3.8031</text:p>
          </table:table-cell>
          <table:table-cell office:value-type="float" office:value="4.191" calcext:value-type="float">
            <text:p>4.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237" calcext:value-type="float">
            <text:p>-2.37E-13</text:p>
          </table:table-cell>
          <table:table-cell office:value-type="float" office:value="0" calcext:value-type="float">
            <text:p>0</text:p>
          </table:table-cell>
          <table:table-cell office:value-type="float" office:value="0.8429" calcext:value-type="float">
            <text:p>8.43E-01</text:p>
          </table:table-cell>
          <table:table-cell office:value-type="float" office:value="0.1559" calcext:value-type="float">
            <text:p>1.56E-01</text:p>
          </table:table-cell>
          <table:table-cell office:value-type="float" office:value="0.0001948" calcext:value-type="float">
            <text:p>1.95E-04</text:p>
          </table:table-cell>
          <table:table-cell office:value-type="float" office:value="0.00005357" calcext:value-type="float">
            <text:p>5.36E-05</text:p>
          </table:table-cell>
          <table:table-cell office:value-type="float" office:value="0.0004893" calcext:value-type="float">
            <text:p>4.89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4" calcext:value-type="float">
            <text:p>1.14E-03</text:p>
          </table:table-cell>
          <table:table-cell office:value-type="float" office:value="3.939" calcext:value-type="float">
            <text:p>3.939</text:p>
          </table:table-cell>
          <table:table-cell office:value-type="float" office:value="4.746" calcext:value-type="float">
            <text:p>4.746</text:p>
          </table:table-cell>
          <table:table-cell office:value-type="float" office:value="4.145" calcext:value-type="float">
            <text:p>4.145</text:p>
          </table:table-cell>
          <table:table-cell office:value-type="float" office:value="3.899" calcext:value-type="float">
            <text:p>3.899</text:p>
          </table:table-cell>
          <table:table-cell office:value-type="float" office:value="3.859" calcext:value-type="float">
            <text:p>3.859</text:p>
          </table:table-cell>
          <table:table-cell office:value-type="float" office:value="3.877" calcext:value-type="float">
            <text:p>3.877</text:p>
          </table:table-cell>
          <table:table-cell office:value-type="float" office:value="3.889" calcext:value-type="float">
            <text:p>3.88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38391602" calcext:value-type="float">
            <text:p>0.838391602</text:p>
          </table:table-cell>
          <table:table-cell office:value-type="float" office:value="2.4314470385" calcext:value-type="float">
            <text:p>2.4314470385</text:p>
          </table:table-cell>
          <table:table-cell table:formula="of:=([.E44]-[.E43])/[.D43]" office:value-type="float" office:value="0.00253076389951735" calcext:value-type="float">
            <text:p>0.00253076389951735</text:p>
          </table:table-cell>
          <table:table-cell office:value-type="float" office:value="0.837" calcext:value-type="float">
            <text:p>0.837</text:p>
          </table:table-cell>
          <table:table-cell office:value-type="float" office:value="0.357" calcext:value-type="float">
            <text:p>0.357</text:p>
          </table:table-cell>
          <table:table-cell office:value-type="float" office:value="3.803" calcext:value-type="float">
            <text:p>3.803</text:p>
          </table:table-cell>
          <table:table-cell office:value-type="float" office:value="4.168" calcext:value-type="float">
            <text:p>4.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257" calcext:value-type="float">
            <text:p>-2.57E-13</text:p>
          </table:table-cell>
          <table:table-cell office:value-type="float" office:value="0" calcext:value-type="float">
            <text:p>0</text:p>
          </table:table-cell>
          <table:table-cell office:value-type="float" office:value="0.8427" calcext:value-type="float">
            <text:p>8.43E-01</text:p>
          </table:table-cell>
          <table:table-cell office:value-type="float" office:value="0.1562" calcext:value-type="float">
            <text:p>1.56E-01</text:p>
          </table:table-cell>
          <table:table-cell office:value-type="float" office:value="0.0001952" calcext:value-type="float">
            <text:p>1.95E-04</text:p>
          </table:table-cell>
          <table:table-cell office:value-type="float" office:value="0.00005368" calcext:value-type="float">
            <text:p>5.37E-05</text:p>
          </table:table-cell>
          <table:table-cell office:value-type="float" office:value="0.0004904" calcext:value-type="float">
            <text:p>4.90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4" calcext:value-type="float">
            <text:p>1.14E-03</text:p>
          </table:table-cell>
          <table:table-cell office:value-type="float" office:value="3.877" calcext:value-type="float">
            <text:p>3.877</text:p>
          </table:table-cell>
          <table:table-cell office:value-type="float" office:value="4.684" calcext:value-type="float">
            <text:p>4.684</text:p>
          </table:table-cell>
          <table:table-cell office:value-type="float" office:value="4.083" calcext:value-type="float">
            <text:p>4.083</text:p>
          </table:table-cell>
          <table:table-cell office:value-type="float" office:value="3.838" calcext:value-type="float">
            <text:p>3.838</text:p>
          </table:table-cell>
          <table:table-cell office:value-type="float" office:value="3.797" calcext:value-type="float">
            <text:p>3.797</text:p>
          </table:table-cell>
          <table:table-cell office:value-type="float" office:value="3.815" calcext:value-type="float">
            <text:p>3.815</text:p>
          </table:table-cell>
          <table:table-cell office:value-type="float" office:value="3.828" calcext:value-type="float">
            <text:p>3.82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452125192" calcext:value-type="float">
            <text:p>0.8452125192</text:p>
          </table:table-cell>
          <table:table-cell office:value-type="float" office:value="2.4335688097" calcext:value-type="float">
            <text:p>2.4335688097</text:p>
          </table:table-cell>
          <table:table-cell table:formula="of:=([.E45]-[.E44])/[.D44]" office:value-type="float" office:value="0.00173432629865382" calcext:value-type="float">
            <text:p>0.00173432629865382</text:p>
          </table:table-cell>
          <table:table-cell office:value-type="float" office:value="0.844" calcext:value-type="float">
            <text:p>0.844</text:p>
          </table:table-cell>
          <table:table-cell office:value-type="float" office:value="0.41" calcext:value-type="float">
            <text:p>0.41</text:p>
          </table:table-cell>
          <table:table-cell office:value-type="float" office:value="3.8018" calcext:value-type="float">
            <text:p>3.8018</text:p>
          </table:table-cell>
          <table:table-cell office:value-type="float" office:value="4.113" calcext:value-type="float">
            <text:p>4.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306" calcext:value-type="float">
            <text:p>-3.06E-13</text:p>
          </table:table-cell>
          <table:table-cell office:value-type="float" office:value="0" calcext:value-type="float">
            <text:p>0</text:p>
          </table:table-cell>
          <table:table-cell office:value-type="float" office:value="0.8422" calcext:value-type="float">
            <text:p>8.42E-01</text:p>
          </table:table-cell>
          <table:table-cell office:value-type="float" office:value="0.1567" calcext:value-type="float">
            <text:p>1.57E-01</text:p>
          </table:table-cell>
          <table:table-cell office:value-type="float" office:value="0.000196" calcext:value-type="float">
            <text:p>1.96E-04</text:p>
          </table:table-cell>
          <table:table-cell office:value-type="float" office:value="0.0000539" calcext:value-type="float">
            <text:p>5.39E-05</text:p>
          </table:table-cell>
          <table:table-cell office:value-type="float" office:value="0.0004925" calcext:value-type="float">
            <text:p>4.93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35" calcext:value-type="float">
            <text:p>1.14E-03</text:p>
          </table:table-cell>
          <table:table-cell office:value-type="float" office:value="3.745" calcext:value-type="float">
            <text:p>3.745</text:p>
          </table:table-cell>
          <table:table-cell office:value-type="float" office:value="4.555" calcext:value-type="float">
            <text:p>4.555</text:p>
          </table:table-cell>
          <table:table-cell office:value-type="float" office:value="3.951" calcext:value-type="float">
            <text:p>3.951</text:p>
          </table:table-cell>
          <table:table-cell office:value-type="float" office:value="3.703" calcext:value-type="float">
            <text:p>3.703</text:p>
          </table:table-cell>
          <table:table-cell office:value-type="float" office:value="3.661" calcext:value-type="float">
            <text:p>3.661</text:p>
          </table:table-cell>
          <table:table-cell office:value-type="float" office:value="3.678" calcext:value-type="float">
            <text:p>3.678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500000238" calcext:value-type="float">
            <text:p>0.8500000238</text:p>
          </table:table-cell>
          <table:table-cell office:value-type="float" office:value="2.435034684" calcext:value-type="float">
            <text:p>2.435034684</text:p>
          </table:table-cell>
          <table:table-cell table:formula="of:=([.E46]-[.E45])/[.D45]" office:value-type="float" office:value="0.000338336931702822" calcext:value-type="float">
            <text:p>0.000338336931702822</text:p>
          </table:table-cell>
          <table:table-cell office:value-type="float" office:value="0.848" calcext:value-type="float">
            <text:p>0.848</text:p>
          </table:table-cell>
          <table:table-cell office:value-type="float" office:value="0.452" calcext:value-type="float">
            <text:p>0.452</text:p>
          </table:table-cell>
          <table:table-cell office:value-type="float" office:value="3.7995" calcext:value-type="float">
            <text:p>3.7995</text:p>
          </table:table-cell>
          <table:table-cell office:value-type="float" office:value="4.065" calcext:value-type="float">
            <text:p>4.0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355" calcext:value-type="float">
            <text:p>-3.55E-13</text:p>
          </table:table-cell>
          <table:table-cell office:value-type="float" office:value="0" calcext:value-type="float">
            <text:p>0</text:p>
          </table:table-cell>
          <table:table-cell office:value-type="float" office:value="0.8419" calcext:value-type="float">
            <text:p>8.42E-01</text:p>
          </table:table-cell>
          <table:table-cell office:value-type="float" office:value="0.157" calcext:value-type="float">
            <text:p>1.57E-01</text:p>
          </table:table-cell>
          <table:table-cell office:value-type="float" office:value="0.0001965" calcext:value-type="float">
            <text:p>1.97E-04</text:p>
          </table:table-cell>
          <table:table-cell office:value-type="float" office:value="0.00005405" calcext:value-type="float">
            <text:p>5.41E-05</text:p>
          </table:table-cell>
          <table:table-cell office:value-type="float" office:value="0.0004939" calcext:value-type="float">
            <text:p>4.9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4" calcext:value-type="float">
            <text:p>1.14E-03</text:p>
          </table:table-cell>
          <table:table-cell office:value-type="float" office:value="3.641" calcext:value-type="float">
            <text:p>3.641</text:p>
          </table:table-cell>
          <table:table-cell office:value-type="float" office:value="4.461" calcext:value-type="float">
            <text:p>4.461</text:p>
          </table:table-cell>
          <table:table-cell office:value-type="float" office:value="3.851" calcext:value-type="float">
            <text:p>3.851</text:p>
          </table:table-cell>
          <table:table-cell office:value-type="float" office:value="3.597" calcext:value-type="float">
            <text:p>3.597</text:p>
          </table:table-cell>
          <table:table-cell office:value-type="float" office:value="3.552" calcext:value-type="float">
            <text:p>3.552</text:p>
          </table:table-cell>
          <table:table-cell office:value-type="float" office:value="3.566" calcext:value-type="float">
            <text:p>3.566</text:p>
          </table:table-cell>
          <table:table-cell office:value-type="float" office:value="3.578" calcext:value-type="float">
            <text:p>3.57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509466052" calcext:value-type="float">
            <text:p>0.8509466052</text:p>
          </table:table-cell>
          <table:table-cell office:value-type="float" office:value="2.4353222704" calcext:value-type="float">
            <text:p>2.4353222704</text:p>
          </table:table-cell>
          <table:table-cell table:formula="of:=([.E47]-[.E46])/[.D46]" office:value-type="float" office:value="0.000392012845414322" calcext:value-type="float">
            <text:p>0.000392012845414322</text:p>
          </table:table-cell>
          <table:table-cell office:value-type="float" office:value="0.849" calcext:value-type="float">
            <text:p>0.849</text:p>
          </table:table-cell>
          <table:table-cell office:value-type="float" office:value="0.46" calcext:value-type="float">
            <text:p>0.46</text:p>
          </table:table-cell>
          <table:table-cell office:value-type="float" office:value="3.7991" calcext:value-type="float">
            <text:p>3.7991</text:p>
          </table:table-cell>
          <table:table-cell office:value-type="float" office:value="4.056" calcext:value-type="float">
            <text:p>4.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366" calcext:value-type="float">
            <text:p>-3.66E-13</text:p>
          </table:table-cell>
          <table:table-cell office:value-type="float" office:value="0" calcext:value-type="float">
            <text:p>0</text:p>
          </table:table-cell>
          <table:table-cell office:value-type="float" office:value="0.8416" calcext:value-type="float">
            <text:p>8.42E-01</text:p>
          </table:table-cell>
          <table:table-cell office:value-type="float" office:value="0.1572" calcext:value-type="float">
            <text:p>1.57E-01</text:p>
          </table:table-cell>
          <table:table-cell office:value-type="float" office:value="0.0001968" calcext:value-type="float">
            <text:p>1.97E-04</text:p>
          </table:table-cell>
          <table:table-cell office:value-type="float" office:value="0.00005413" calcext:value-type="float">
            <text:p>5.41E-05</text:p>
          </table:table-cell>
          <table:table-cell office:value-type="float" office:value="0.0004946" calcext:value-type="float">
            <text:p>4.9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42" calcext:value-type="float">
            <text:p>1.14E-03</text:p>
          </table:table-cell>
          <table:table-cell office:value-type="float" office:value="3.62" calcext:value-type="float">
            <text:p>3.62</text:p>
          </table:table-cell>
          <table:table-cell office:value-type="float" office:value="4.443" calcext:value-type="float">
            <text:p>4.443</text:p>
          </table:table-cell>
          <table:table-cell office:value-type="float" office:value="3.832" calcext:value-type="float">
            <text:p>3.832</text:p>
          </table:table-cell>
          <table:table-cell office:value-type="float" office:value="3.576" calcext:value-type="float">
            <text:p>3.576</text:p>
          </table:table-cell>
          <table:table-cell office:value-type="float" office:value="3.53" calcext:value-type="float">
            <text:p>3.53</text:p>
          </table:table-cell>
          <table:table-cell office:value-type="float" office:value="3.544" calcext:value-type="float">
            <text:p>3.544</text:p>
          </table:table-cell>
          <table:table-cell office:value-type="float" office:value="3.555" calcext:value-type="float">
            <text:p>3.55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520476222" calcext:value-type="float">
            <text:p>0.8520476222</text:p>
          </table:table-cell>
          <table:table-cell office:value-type="float" office:value="2.4356558524" calcext:value-type="float">
            <text:p>2.4356558524</text:p>
          </table:table-cell>
          <table:table-cell table:formula="of:=([.E48]-[.E47])/[.D47]" office:value-type="float" office:value="0.000358056981853156" calcext:value-type="float">
            <text:p>0.000358056981853156</text:p>
          </table:table-cell>
          <table:table-cell office:value-type="float" office:value="0.851" calcext:value-type="float">
            <text:p>0.851</text:p>
          </table:table-cell>
          <table:table-cell office:value-type="float" office:value="0.47" calcext:value-type="float">
            <text:p>0.47</text:p>
          </table:table-cell>
          <table:table-cell office:value-type="float" office:value="3.7984" calcext:value-type="float">
            <text:p>3.7984</text:p>
          </table:table-cell>
          <table:table-cell office:value-type="float" office:value="4.043" calcext:value-type="float">
            <text:p>4.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382" calcext:value-type="float">
            <text:p>-3.82E-13</text:p>
          </table:table-cell>
          <table:table-cell office:value-type="float" office:value="0" calcext:value-type="float">
            <text:p>0</text:p>
          </table:table-cell>
          <table:table-cell office:value-type="float" office:value="0.8413" calcext:value-type="float">
            <text:p>8.41E-01</text:p>
          </table:table-cell>
          <table:table-cell office:value-type="float" office:value="0.1575" calcext:value-type="float">
            <text:p>1.58E-01</text:p>
          </table:table-cell>
          <table:table-cell office:value-type="float" office:value="0.0001971" calcext:value-type="float">
            <text:p>1.97E-04</text:p>
          </table:table-cell>
          <table:table-cell office:value-type="float" office:value="0.00005423" calcext:value-type="float">
            <text:p>5.42E-05</text:p>
          </table:table-cell>
          <table:table-cell office:value-type="float" office:value="0.0004955" calcext:value-type="float">
            <text:p>4.96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45" calcext:value-type="float">
            <text:p>1.15E-03</text:p>
          </table:table-cell>
          <table:table-cell office:value-type="float" office:value="3.595" calcext:value-type="float">
            <text:p>3.595</text:p>
          </table:table-cell>
          <table:table-cell office:value-type="float" office:value="4.421" calcext:value-type="float">
            <text:p>4.421</text:p>
          </table:table-cell>
          <table:table-cell office:value-type="float" office:value="3.808" calcext:value-type="float">
            <text:p>3.808</text:p>
          </table:table-cell>
          <table:table-cell office:value-type="float" office:value="3.549" calcext:value-type="float">
            <text:p>3.549</text:p>
          </table:table-cell>
          <table:table-cell office:value-type="float" office:value="3.503" calcext:value-type="float">
            <text:p>3.503</text:p>
          </table:table-cell>
          <table:table-cell office:value-type="float" office:value="3.516" calcext:value-type="float">
            <text:p>3.516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530574441" calcext:value-type="float">
            <text:p>0.8530574441</text:p>
          </table:table-cell>
          <table:table-cell office:value-type="float" office:value="2.435960934" calcext:value-type="float">
            <text:p>2.435960934</text:p>
          </table:table-cell>
          <table:table-cell table:formula="of:=([.E49]-[.E48])/[.D48]" office:value-type="float" office:value="0.00143644347572921" calcext:value-type="float">
            <text:p>0.00143644347572921</text:p>
          </table:table-cell>
          <table:table-cell office:value-type="float" office:value="0.851" calcext:value-type="float">
            <text:p>0.851</text:p>
          </table:table-cell>
          <table:table-cell office:value-type="float" office:value="0.48" calcext:value-type="float">
            <text:p>0.48</text:p>
          </table:table-cell>
          <table:table-cell office:value-type="float" office:value="3.7974" calcext:value-type="float">
            <text:p>3.7974</text:p>
          </table:table-cell>
          <table:table-cell office:value-type="float" office:value="4.029" calcext:value-type="float">
            <text:p>4.0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396" calcext:value-type="float">
            <text:p>-3.96E-13</text:p>
          </table:table-cell>
          <table:table-cell office:value-type="float" office:value="0" calcext:value-type="float">
            <text:p>0</text:p>
          </table:table-cell>
          <table:table-cell office:value-type="float" office:value="0.8411" calcext:value-type="float">
            <text:p>8.41E-01</text:p>
          </table:table-cell>
          <table:table-cell office:value-type="float" office:value="0.1578" calcext:value-type="float">
            <text:p>1.58E-01</text:p>
          </table:table-cell>
          <table:table-cell office:value-type="float" office:value="0.0001974" calcext:value-type="float">
            <text:p>1.97E-04</text:p>
          </table:table-cell>
          <table:table-cell office:value-type="float" office:value="0.00005431" calcext:value-type="float">
            <text:p>5.43E-05</text:p>
          </table:table-cell>
          <table:table-cell office:value-type="float" office:value="0.0004962" calcext:value-type="float">
            <text:p>4.96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47" calcext:value-type="float">
            <text:p>1.15E-03</text:p>
          </table:table-cell>
          <table:table-cell office:value-type="float" office:value="3.569" calcext:value-type="float">
            <text:p>3.569</text:p>
          </table:table-cell>
          <table:table-cell office:value-type="float" office:value="4.401" calcext:value-type="float">
            <text:p>4.401</text:p>
          </table:table-cell>
          <table:table-cell office:value-type="float" office:value="3.785" calcext:value-type="float">
            <text:p>3.785</text:p>
          </table:table-cell>
          <table:table-cell office:value-type="float" office:value="3.523" calcext:value-type="float">
            <text:p>3.523</text:p>
          </table:table-cell>
          <table:table-cell office:value-type="float" office:value="3.475" calcext:value-type="float">
            <text:p>3.475</text:p>
          </table:table-cell>
          <table:table-cell office:value-type="float" office:value="3.488" calcext:value-type="float">
            <text:p>3.488</text:p>
          </table:table-cell>
          <table:table-cell office:value-type="float" office:value="3.498" calcext:value-type="float">
            <text:p>3.49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571413159" calcext:value-type="float">
            <text:p>0.8571413159</text:p>
          </table:table-cell>
          <table:table-cell office:value-type="float" office:value="2.4371863028" calcext:value-type="float">
            <text:p>2.4371863028</text:p>
          </table:table-cell>
          <table:table-cell table:formula="of:=([.E50]-[.E49])/[.D49]" office:value-type="float" office:value="0.000998493462074651" calcext:value-type="float">
            <text:p>0.000998493462074651</text:p>
          </table:table-cell>
          <table:table-cell office:value-type="float" office:value="0.855" calcext:value-type="float">
            <text:p>0.855</text:p>
          </table:table-cell>
          <table:table-cell office:value-type="float" office:value="0.523" calcext:value-type="float">
            <text:p>0.523</text:p>
          </table:table-cell>
          <table:table-cell office:value-type="float" office:value="3.7917" calcext:value-type="float">
            <text:p>3.7917</text:p>
          </table:table-cell>
          <table:table-cell office:value-type="float" office:value="3.965" calcext:value-type="float">
            <text:p>3.9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468" calcext:value-type="float">
            <text:p>-4.68E-13</text:p>
          </table:table-cell>
          <table:table-cell office:value-type="float" office:value="0" calcext:value-type="float">
            <text:p>0</text:p>
          </table:table-cell>
          <table:table-cell office:value-type="float" office:value="0.8383" calcext:value-type="float">
            <text:p>8.38E-01</text:p>
          </table:table-cell>
          <table:table-cell office:value-type="float" office:value="0.1605" calcext:value-type="float">
            <text:p>1.61E-01</text:p>
          </table:table-cell>
          <table:table-cell office:value-type="float" office:value="0.0002011" calcext:value-type="float">
            <text:p>2.01E-04</text:p>
          </table:table-cell>
          <table:table-cell office:value-type="float" office:value="0.00005532" calcext:value-type="float">
            <text:p>5.53E-05</text:p>
          </table:table-cell>
          <table:table-cell office:value-type="float" office:value="0.0005054" calcext:value-type="float">
            <text:p>5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179" calcext:value-type="float">
            <text:p>1.18E-03</text:p>
          </table:table-cell>
          <table:table-cell office:value-type="float" office:value="3.461" calcext:value-type="float">
            <text:p>3.461</text:p>
          </table:table-cell>
          <table:table-cell office:value-type="float" office:value="4.322" calcext:value-type="float">
            <text:p>4.322</text:p>
          </table:table-cell>
          <table:table-cell office:value-type="float" office:value="3.69" calcext:value-type="float">
            <text:p>3.69</text:p>
          </table:table-cell>
          <table:table-cell office:value-type="float" office:value="3.41" calcext:value-type="float">
            <text:p>3.41</text:p>
          </table:table-cell>
          <table:table-cell office:value-type="float" office:value="3.353" calcext:value-type="float">
            <text:p>3.353</text:p>
          </table:table-cell>
          <table:table-cell office:value-type="float" office:value="3.361" calcext:value-type="float">
            <text:p>3.361</text:p>
          </table:table-cell>
          <table:table-cell office:value-type="float" office:value="3.369" calcext:value-type="float">
            <text:p>3.36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600204587" calcext:value-type="float">
            <text:p>0.8600204587</text:p>
          </table:table-cell>
          <table:table-cell office:value-type="float" office:value="2.4380421528" calcext:value-type="float">
            <text:p>2.4380421528</text:p>
          </table:table-cell>
          <table:table-cell table:formula="of:=([.E51]-[.E50])/[.D50]" office:value-type="float" office:value="0.00072194305812051" calcext:value-type="float">
            <text:p>0.00072194305812051</text:p>
          </table:table-cell>
          <table:table-cell office:value-type="float" office:value="0.858" calcext:value-type="float">
            <text:p>0.858</text:p>
          </table:table-cell>
          <table:table-cell office:value-type="float" office:value="0.556" calcext:value-type="float">
            <text:p>0.556</text:p>
          </table:table-cell>
          <table:table-cell office:value-type="float" office:value="3.7849" calcext:value-type="float">
            <text:p>3.7849</text:p>
          </table:table-cell>
          <table:table-cell office:value-type="float" office:value="3.907" calcext:value-type="float">
            <text:p>3.9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539" calcext:value-type="float">
            <text:p>-5.39E-13</text:p>
          </table:table-cell>
          <table:table-cell office:value-type="float" office:value="0" calcext:value-type="float">
            <text:p>0</text:p>
          </table:table-cell>
          <table:table-cell office:value-type="float" office:value="0.8308" calcext:value-type="float">
            <text:p>8.31E-01</text:p>
          </table:table-cell>
          <table:table-cell office:value-type="float" office:value="0.168" calcext:value-type="float">
            <text:p>1.68E-01</text:p>
          </table:table-cell>
          <table:table-cell office:value-type="float" office:value="0.0002109" calcext:value-type="float">
            <text:p>2.11E-04</text:p>
          </table:table-cell>
          <table:table-cell office:value-type="float" office:value="0.00005798" calcext:value-type="float">
            <text:p>5.80E-05</text:p>
          </table:table-cell>
          <table:table-cell office:value-type="float" office:value="0.0005295" calcext:value-type="float">
            <text:p>5.30E-04</text:p>
          </table:table-cell>
          <table:table-cell office:value-type="float" office:value="-1" calcext:value-type="float">
            <text:p>-1</text:p>
          </table:table-cell>
          <table:table-cell office:value-type="float" office:value="0.001218" calcext:value-type="float">
            <text:p>1.22E-03</text:p>
          </table:table-cell>
          <table:table-cell office:value-type="float" office:value="3.379" calcext:value-type="float">
            <text:p>3.379</text:p>
          </table:table-cell>
          <table:table-cell office:value-type="float" office:value="4.278" calcext:value-type="float">
            <text:p>4.278</text:p>
          </table:table-cell>
          <table:table-cell office:value-type="float" office:value="3.623" calcext:value-type="float">
            <text:p>3.623</text:p>
          </table:table-cell>
          <table:table-cell office:value-type="float" office:value="3.321" calcext:value-type="float">
            <text:p>3.321</text:p>
          </table:table-cell>
          <table:table-cell office:value-type="float" office:value="3.255" calcext:value-type="float">
            <text:p>3.255</text:p>
          </table:table-cell>
          <table:table-cell office:value-type="float" office:value="3.256" calcext:value-type="float">
            <text:p>3.256</text:p>
          </table:table-cell>
          <table:table-cell office:value-type="float" office:value="3.262" calcext:value-type="float">
            <text:p>3.26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621231318" calcext:value-type="float">
            <text:p>0.8621231318</text:p>
          </table:table-cell>
          <table:table-cell office:value-type="float" office:value="2.4386630386" calcext:value-type="float">
            <text:p>2.4386630386</text:p>
          </table:table-cell>
          <table:table-cell table:formula="of:=([.E52]-[.E51])/[.D51]" office:value-type="float" office:value="0.000551463221972866" calcext:value-type="float">
            <text:p>0.000551463221972866</text:p>
          </table:table-cell>
          <table:table-cell office:value-type="float" office:value="0.86" calcext:value-type="float">
            <text:p>0.86</text:p>
          </table:table-cell>
          <table:table-cell office:value-type="float" office:value="0.581" calcext:value-type="float">
            <text:p>0.581</text:p>
          </table:table-cell>
          <table:table-cell office:value-type="float" office:value="3.7774" calcext:value-type="float">
            <text:p>3.7774</text:p>
          </table:table-cell>
          <table:table-cell office:value-type="float" office:value="3.853" calcext:value-type="float">
            <text:p>3.8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607" calcext:value-type="float">
            <text:p>-6.07E-13</text:p>
          </table:table-cell>
          <table:table-cell office:value-type="float" office:value="0" calcext:value-type="float">
            <text:p>0</text:p>
          </table:table-cell>
          <table:table-cell office:value-type="float" office:value="0.8184" calcext:value-type="float">
            <text:p>8.18E-01</text:p>
          </table:table-cell>
          <table:table-cell office:value-type="float" office:value="0.1803" calcext:value-type="float">
            <text:p>1.80E-01</text:p>
          </table:table-cell>
          <table:table-cell office:value-type="float" office:value="0.000225" calcext:value-type="float">
            <text:p>2.25E-04</text:p>
          </table:table-cell>
          <table:table-cell office:value-type="float" office:value="0.00006178" calcext:value-type="float">
            <text:p>6.18E-05</text:p>
          </table:table-cell>
          <table:table-cell office:value-type="float" office:value="0.0005637" calcext:value-type="float">
            <text:p>5.6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279" calcext:value-type="float">
            <text:p>1.28E-03</text:p>
          </table:table-cell>
          <table:table-cell office:value-type="float" office:value="3.317" calcext:value-type="float">
            <text:p>3.317</text:p>
          </table:table-cell>
          <table:table-cell office:value-type="float" office:value="4.265" calcext:value-type="float">
            <text:p>4.265</text:p>
          </table:table-cell>
          <table:table-cell office:value-type="float" office:value="3.582" calcext:value-type="float">
            <text:p>3.582</text:p>
          </table:table-cell>
          <table:table-cell office:value-type="float" office:value="3.254" calcext:value-type="float">
            <text:p>3.254</text:p>
          </table:table-cell>
          <table:table-cell office:value-type="float" office:value="3.177" calcext:value-type="float">
            <text:p>3.177</text:p>
          </table:table-cell>
          <table:table-cell office:value-type="float" office:value="3.17" calcext:value-type="float">
            <text:p>3.17</text:p>
          </table:table-cell>
          <table:table-cell office:value-type="float" office:value="3.173" calcext:value-type="float">
            <text:p>3.17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63741219" calcext:value-type="float">
            <text:p>0.863741219</text:p>
          </table:table-cell>
          <table:table-cell office:value-type="float" office:value="2.4391384678" calcext:value-type="float">
            <text:p>2.4391384678</text:p>
          </table:table-cell>
          <table:table-cell table:formula="of:=([.E53]-[.E52])/[.D52]" office:value-type="float" office:value="0.000451893798066048" calcext:value-type="float">
            <text:p>0.000451893798066048</text:p>
          </table:table-cell>
          <table:table-cell office:value-type="float" office:value="0.862" calcext:value-type="float">
            <text:p>0.862</text:p>
          </table:table-cell>
          <table:table-cell office:value-type="float" office:value="0.599" calcext:value-type="float">
            <text:p>0.599</text:p>
          </table:table-cell>
          <table:table-cell office:value-type="float" office:value="3.7693" calcext:value-type="float">
            <text:p>3.7693</text:p>
          </table:table-cell>
          <table:table-cell office:value-type="float" office:value="3.803" calcext:value-type="float">
            <text:p>3.8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.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67" calcext:value-type="float">
            <text:p>-6.70E-13</text:p>
          </table:table-cell>
          <table:table-cell office:value-type="float" office:value="0" calcext:value-type="float">
            <text:p>0</text:p>
          </table:table-cell>
          <table:table-cell office:value-type="float" office:value="0.7996" calcext:value-type="float">
            <text:p>8.00E-01</text:p>
          </table:table-cell>
          <table:table-cell office:value-type="float" office:value="0.1991" calcext:value-type="float">
            <text:p>1.99E-01</text:p>
          </table:table-cell>
          <table:table-cell office:value-type="float" office:value="0.0002425" calcext:value-type="float">
            <text:p>2.43E-04</text:p>
          </table:table-cell>
          <table:table-cell office:value-type="float" office:value="0.00006648" calcext:value-type="float">
            <text:p>6.65E-05</text:p>
          </table:table-cell>
          <table:table-cell office:value-type="float" office:value="0.0006058" calcext:value-type="float">
            <text:p>6.06E-04</text:p>
          </table:table-cell>
          <table:table-cell office:value-type="float" office:value="-1" calcext:value-type="float">
            <text:p>-1</text:p>
          </table:table-cell>
          <table:table-cell office:value-type="float" office:value="0.001366" calcext:value-type="float">
            <text:p>1.37E-03</text:p>
          </table:table-cell>
          <table:table-cell office:value-type="float" office:value="3.272" calcext:value-type="float">
            <text:p>3.272</text:p>
          </table:table-cell>
          <table:table-cell office:value-type="float" office:value="4.278" calcext:value-type="float">
            <text:p>4.278</text:p>
          </table:table-cell>
          <table:table-cell office:value-type="float" office:value="3.56" calcext:value-type="float">
            <text:p>3.56</text:p>
          </table:table-cell>
          <table:table-cell office:value-type="float" office:value="3.204" calcext:value-type="float">
            <text:p>3.204</text:p>
          </table:table-cell>
          <table:table-cell office:value-type="float" office:value="3.114" calcext:value-type="float">
            <text:p>3.114</text:p>
          </table:table-cell>
          <table:table-cell table:number-columns-repeated="2" office:value-type="float" office:value="3.099" calcext:value-type="float">
            <text:p>3.09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65074873" calcext:value-type="float">
            <text:p>0.865074873</text:p>
          </table:table-cell>
          <table:table-cell office:value-type="float" office:value="2.4395287871" calcext:value-type="float">
            <text:p>2.4395287871</text:p>
          </table:table-cell>
          <table:table-cell table:formula="of:=([.E54]-[.E53])/[.D53]" office:value-type="float" office:value="0.000406667920870343" calcext:value-type="float">
            <text:p>0.000406667920870343</text:p>
          </table:table-cell>
          <table:table-cell office:value-type="float" office:value="0.863" calcext:value-type="float">
            <text:p>0.863</text:p>
          </table:table-cell>
          <table:table-cell office:value-type="float" office:value="0.614" calcext:value-type="float">
            <text:p>0.614</text:p>
          </table:table-cell>
          <table:table-cell office:value-type="float" office:value="3.7606" calcext:value-type="float">
            <text:p>3.7606</text:p>
          </table:table-cell>
          <table:table-cell office:value-type="float" office:value="3.755" calcext:value-type="float">
            <text:p>3.7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5" calcext:value-type="float">
            <text:p>0.5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733" calcext:value-type="float">
            <text:p>-7.33E-13</text:p>
          </table:table-cell>
          <table:table-cell office:value-type="float" office:value="0" calcext:value-type="float">
            <text:p>0</text:p>
          </table:table-cell>
          <table:table-cell office:value-type="float" office:value="0.7833" calcext:value-type="float">
            <text:p>7.83E-01</text:p>
          </table:table-cell>
          <table:table-cell office:value-type="float" office:value="0.2153" calcext:value-type="float">
            <text:p>2.15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0702" calcext:value-type="float">
            <text:p>7.02E-05</text:p>
          </table:table-cell>
          <table:table-cell office:value-type="float" office:value="0.000639" calcext:value-type="float">
            <text:p>6.39E-04</text:p>
          </table:table-cell>
          <table:table-cell office:value-type="float" office:value="-1" calcext:value-type="float">
            <text:p>-1</text:p>
          </table:table-cell>
          <table:table-cell office:value-type="float" office:value="0.001451" calcext:value-type="float">
            <text:p>1.45E-03</text:p>
          </table:table-cell>
          <table:table-cell office:value-type="float" office:value="3.235" calcext:value-type="float">
            <text:p>3.235</text:p>
          </table:table-cell>
          <table:table-cell office:value-type="float" office:value="4.308" calcext:value-type="float">
            <text:p>4.308</text:p>
          </table:table-cell>
          <table:table-cell office:value-type="float" office:value="3.55" calcext:value-type="float">
            <text:p>3.55</text:p>
          </table:table-cell>
          <table:table-cell office:value-type="float" office:value="3.163" calcext:value-type="float">
            <text:p>3.163</text:p>
          </table:table-cell>
          <table:table-cell office:value-type="float" office:value="3.06" calcext:value-type="float">
            <text:p>3.06</text:p>
          </table:table-cell>
          <table:table-cell office:value-type="float" office:value="3.035" calcext:value-type="float">
            <text:p>3.035</text:p>
          </table:table-cell>
          <table:table-cell office:value-type="float" office:value="3.032" calcext:value-type="float">
            <text:p>3.03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66280973" calcext:value-type="float">
            <text:p>0.866280973</text:p>
          </table:table-cell>
          <table:table-cell office:value-type="float" office:value="2.4398805853" calcext:value-type="float">
            <text:p>2.4398805853</text:p>
          </table:table-cell>
          <table:table-cell table:formula="of:=([.E55]-[.E54])/[.D54]" office:value-type="float" office:value="0.000365330429576286" calcext:value-type="float">
            <text:p>0.0003653304295762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633" calcext:value-type="float">
            <text:p>0.633</text:p>
          </table:table-cell>
          <table:table-cell office:value-type="float" office:value="3.7516" calcext:value-type="float">
            <text:p>3.7516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814" calcext:value-type="float">
            <text:p>-8.14E-13</text:p>
          </table:table-cell>
          <table:table-cell office:value-type="float" office:value="0" calcext:value-type="float">
            <text:p>0</text:p>
          </table:table-cell>
          <table:table-cell office:value-type="float" office:value="0.7726" calcext:value-type="float">
            <text:p>7.73E-01</text:p>
          </table:table-cell>
          <table:table-cell office:value-type="float" office:value="0.2259" calcext:value-type="float">
            <text:p>2.26E-01</text:p>
          </table:table-cell>
          <table:table-cell office:value-type="float" office:value="0.0002654" calcext:value-type="float">
            <text:p>2.65E-04</text:p>
          </table:table-cell>
          <table:table-cell office:value-type="float" office:value="0.0000726" calcext:value-type="float">
            <text:p>7.26E-05</text:p>
          </table:table-cell>
          <table:table-cell office:value-type="float" office:value="0.0006604" calcext:value-type="float">
            <text:p>6.60E-04</text:p>
          </table:table-cell>
          <table:table-cell office:value-type="float" office:value="-1" calcext:value-type="float">
            <text:p>-1</text:p>
          </table:table-cell>
          <table:table-cell office:value-type="float" office:value="0.001496" calcext:value-type="float">
            <text:p>1.50E-03</text:p>
          </table:table-cell>
          <table:table-cell office:value-type="float" office:value="3.188" calcext:value-type="float">
            <text:p>3.188</text:p>
          </table:table-cell>
          <table:table-cell office:value-type="float" office:value="4.336" calcext:value-type="float">
            <text:p>4.336</text:p>
          </table:table-cell>
          <table:table-cell office:value-type="float" office:value="3.533" calcext:value-type="float">
            <text:p>3.533</text:p>
          </table:table-cell>
          <table:table-cell office:value-type="float" office:value="3.115" calcext:value-type="float">
            <text:p>3.115</text:p>
          </table:table-cell>
          <table:table-cell office:value-type="float" office:value="2.998" calcext:value-type="float">
            <text:p>2.998</text:p>
          </table:table-cell>
          <table:table-cell office:value-type="float" office:value="2.964" calcext:value-type="float">
            <text:p>2.964</text:p>
          </table:table-cell>
          <table:table-cell office:value-type="float" office:value="2.957" calcext:value-type="float">
            <text:p>2.95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673692942" calcext:value-type="float">
            <text:p>0.8673692942</text:p>
          </table:table-cell>
          <table:table-cell office:value-type="float" office:value="2.4401970641" calcext:value-type="float">
            <text:p>2.4401970641</text:p>
          </table:table-cell>
          <table:table-cell table:formula="of:=([.E56]-[.E55])/[.D55]" office:value-type="float" office:value="0.000334489244592705" calcext:value-type="float">
            <text:p>0.0003344892445927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661" calcext:value-type="float">
            <text:p>0.661</text:p>
          </table:table-cell>
          <table:table-cell office:value-type="float" office:value="3.7437" calcext:value-type="float">
            <text:p>3.7437</text:p>
          </table:table-cell>
          <table:table-cell office:value-type="float" office:value="3.641" calcext:value-type="float">
            <text:p>3.6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0929" calcext:value-type="float">
            <text:p>-9.29E-13</text:p>
          </table:table-cell>
          <table:table-cell office:value-type="float" office:value="0" calcext:value-type="float">
            <text:p>0</text:p>
          </table:table-cell>
          <table:table-cell office:value-type="float" office:value="0.7663" calcext:value-type="float">
            <text:p>7.66E-01</text:p>
          </table:table-cell>
          <table:table-cell office:value-type="float" office:value="0.2322" calcext:value-type="float">
            <text:p>2.32E-01</text:p>
          </table:table-cell>
          <table:table-cell office:value-type="float" office:value="0.0002708" calcext:value-type="float">
            <text:p>2.71E-04</text:p>
          </table:table-cell>
          <table:table-cell office:value-type="float" office:value="0.00007404" calcext:value-type="float">
            <text:p>7.40E-05</text:p>
          </table:table-cell>
          <table:table-cell office:value-type="float" office:value="0.0006731" calcext:value-type="float">
            <text:p>6.73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24" calcext:value-type="float">
            <text:p>1.52E-03</text:p>
          </table:table-cell>
          <table:table-cell office:value-type="float" office:value="3.117" calcext:value-type="float">
            <text:p>3.117</text:p>
          </table:table-cell>
          <table:table-cell office:value-type="float" office:value="4.334" calcext:value-type="float">
            <text:p>4.334</text:p>
          </table:table-cell>
          <table:table-cell office:value-type="float" office:value="3.49" calcext:value-type="float">
            <text:p>3.49</text:p>
          </table:table-cell>
          <table:table-cell office:value-type="float" office:value="3.045" calcext:value-type="float">
            <text:p>3.045</text:p>
          </table:table-cell>
          <table:table-cell office:value-type="float" office:value="2.915" calcext:value-type="float">
            <text:p>2.915</text:p>
          </table:table-cell>
          <table:table-cell office:value-type="float" office:value="2.873" calcext:value-type="float">
            <text:p>2.873</text:p>
          </table:table-cell>
          <table:table-cell office:value-type="float" office:value="2.863" calcext:value-type="float">
            <text:p>2.86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683697581" calcext:value-type="float">
            <text:p>0.8683697581</text:p>
          </table:table-cell>
          <table:table-cell office:value-type="float" office:value="2.4404871898" calcext:value-type="float">
            <text:p>2.4404871898</text:p>
          </table:table-cell>
          <table:table-cell table:formula="of:=([.E57]-[.E56])/[.D56]" office:value-type="float" office:value="0.00018523100154038" calcext:value-type="float">
            <text:p>0.00018523100154038</text:p>
          </table:table-cell>
          <table:table-cell office:value-type="float" office:value="0.866" calcext:value-type="float">
            <text:p>0.866</text:p>
          </table:table-cell>
          <table:table-cell office:value-type="float" office:value="0.702" calcext:value-type="float">
            <text:p>0.702</text:p>
          </table:table-cell>
          <table:table-cell office:value-type="float" office:value="3.7376" calcext:value-type="float">
            <text:p>3.7376</text:p>
          </table:table-cell>
          <table:table-cell office:value-type="float" office:value="3.576" calcext:value-type="float">
            <text:p>3.5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11" calcext:value-type="float">
            <text:p>-1.10E-12</text:p>
          </table:table-cell>
          <table:table-cell office:value-type="float" office:value="0" calcext:value-type="float">
            <text:p>0</text:p>
          </table:table-cell>
          <table:table-cell office:value-type="float" office:value="0.7621" calcext:value-type="float">
            <text:p>7.62E-01</text:p>
          </table:table-cell>
          <table:table-cell office:value-type="float" office:value="0.2364" calcext:value-type="float">
            <text:p>2.36E-01</text:p>
          </table:table-cell>
          <table:table-cell office:value-type="float" office:value="0.0002743" calcext:value-type="float">
            <text:p>2.74E-04</text:p>
          </table:table-cell>
          <table:table-cell office:value-type="float" office:value="0.00007496" calcext:value-type="float">
            <text:p>7.50E-05</text:p>
          </table:table-cell>
          <table:table-cell office:value-type="float" office:value="0.0006814" calcext:value-type="float">
            <text:p>6.81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61" calcext:value-type="float">
            <text:p>1.56E-03</text:p>
          </table:table-cell>
          <table:table-cell office:value-type="float" office:value="3.016" calcext:value-type="float">
            <text:p>3.016</text:p>
          </table:table-cell>
          <table:table-cell office:value-type="float" office:value="4.288" calcext:value-type="float">
            <text:p>4.288</text:p>
          </table:table-cell>
          <table:table-cell office:value-type="float" office:value="3.412" calcext:value-type="float">
            <text:p>3.412</text:p>
          </table:table-cell>
          <table:table-cell office:value-type="float" office:value="2.946" calcext:value-type="float">
            <text:p>2.946</text:p>
          </table:table-cell>
          <table:table-cell office:value-type="float" office:value="2.807" calcext:value-type="float">
            <text:p>2.807</text:p>
          </table:table-cell>
          <table:table-cell office:value-type="float" office:value="2.758" calcext:value-type="float">
            <text:p>2.758</text:p>
          </table:table-cell>
          <table:table-cell office:value-type="float" office:value="2.745" calcext:value-type="float">
            <text:p>2.74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689255714" calcext:value-type="float">
            <text:p>0.8689255714</text:p>
          </table:table-cell>
          <table:table-cell office:value-type="float" office:value="2.4406480388" calcext:value-type="float">
            <text:p>2.4406480388</text:p>
          </table:table-cell>
          <table:table-cell table:formula="of:=([.E58]-[.E57])/[.D57]" office:value-type="float" office:value="0.0000800151385669931" calcext:value-type="float">
            <text:p>8.00151385669931E-05</text:p>
          </table:table-cell>
          <table:table-cell office:value-type="float" office:value="0.867" calcext:value-type="float">
            <text:p>0.867</text:p>
          </table:table-cell>
          <table:table-cell office:value-type="float" office:value="0.729" calcext:value-type="float">
            <text:p>0.729</text:p>
          </table:table-cell>
          <table:table-cell office:value-type="float" office:value="3.7347" calcext:value-type="float">
            <text:p>3.7347</text:p>
          </table:table-cell>
          <table:table-cell office:value-type="float" office:value="3.538" calcext:value-type="float">
            <text:p>3.5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122" calcext:value-type="float">
            <text:p>-1.22E-12</text:p>
          </table:table-cell>
          <table:table-cell office:value-type="float" office:value="0" calcext:value-type="float">
            <text:p>0</text:p>
          </table:table-cell>
          <table:table-cell office:value-type="float" office:value="0.7601" calcext:value-type="float">
            <text:p>7.60E-01</text:p>
          </table:table-cell>
          <table:table-cell office:value-type="float" office:value="0.2384" calcext:value-type="float">
            <text:p>2.38E-01</text:p>
          </table:table-cell>
          <table:table-cell office:value-type="float" office:value="0.0002758" calcext:value-type="float">
            <text:p>2.76E-04</text:p>
          </table:table-cell>
          <table:table-cell office:value-type="float" office:value="0.00007538" calcext:value-type="float">
            <text:p>7.54E-05</text:p>
          </table:table-cell>
          <table:table-cell office:value-type="float" office:value="0.0006851" calcext:value-type="float">
            <text:p>6.8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52" calcext:value-type="float">
            <text:p>1.55E-03</text:p>
          </table:table-cell>
          <table:table-cell office:value-type="float" office:value="2.948" calcext:value-type="float">
            <text:p>2.948</text:p>
          </table:table-cell>
          <table:table-cell office:value-type="float" office:value="4.248" calcext:value-type="float">
            <text:p>4.248</text:p>
          </table:table-cell>
          <table:table-cell office:value-type="float" office:value="3.356" calcext:value-type="float">
            <text:p>3.356</text:p>
          </table:table-cell>
          <table:table-cell office:value-type="float" office:value="2.88" calcext:value-type="float">
            <text:p>2.88</text:p>
          </table:table-cell>
          <table:table-cell office:value-type="float" office:value="2.737" calcext:value-type="float">
            <text:p>2.737</text:p>
          </table:table-cell>
          <table:table-cell office:value-type="float" office:value="2.684" calcext:value-type="float">
            <text:p>2.684</text:p>
          </table:table-cell>
          <table:table-cell office:value-type="float" office:value="2.669" calcext:value-type="float">
            <text:p>2.66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691660762" calcext:value-type="float">
            <text:p>0.8691660762</text:p>
          </table:table-cell>
          <table:table-cell office:value-type="float" office:value="2.440717566" calcext:value-type="float">
            <text:p>2.440717566</text:p>
          </table:table-cell>
          <table:table-cell table:formula="of:=([.E59]-[.E58])/[.D58]" office:value-type="float" office:value="0.000211562559832051" calcext:value-type="float">
            <text:p>0.000211562559832051</text:p>
          </table:table-cell>
          <table:table-cell office:value-type="float" office:value="0.867" calcext:value-type="float">
            <text:p>0.867</text:p>
          </table:table-cell>
          <table:table-cell office:value-type="float" office:value="0.743" calcext:value-type="float">
            <text:p>0.743</text:p>
          </table:table-cell>
          <table:table-cell office:value-type="float" office:value="3.7337" calcext:value-type="float">
            <text:p>3.7337</text:p>
          </table:table-cell>
          <table:table-cell office:value-type="float" office:value="3.519" calcext:value-type="float">
            <text:p>3.5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129" calcext:value-type="float">
            <text:p>-1.29E-12</text:p>
          </table:table-cell>
          <table:table-cell office:value-type="float" office:value="0" calcext:value-type="float">
            <text:p>0</text:p>
          </table:table-cell>
          <table:table-cell office:value-type="float" office:value="0.7593" calcext:value-type="float">
            <text:p>7.59E-01</text:p>
          </table:table-cell>
          <table:table-cell office:value-type="float" office:value="0.2392" calcext:value-type="float">
            <text:p>2.39E-01</text:p>
          </table:table-cell>
          <table:table-cell office:value-type="float" office:value="0.0002763" calcext:value-type="float">
            <text:p>2.76E-04</text:p>
          </table:table-cell>
          <table:table-cell office:value-type="float" office:value="0.00007551" calcext:value-type="float">
            <text:p>7.55E-05</text:p>
          </table:table-cell>
          <table:table-cell office:value-type="float" office:value="0.0006862" calcext:value-type="float">
            <text:p>6.86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56" calcext:value-type="float">
            <text:p>1.56E-03</text:p>
          </table:table-cell>
          <table:table-cell office:value-type="float" office:value="2.912" calcext:value-type="float">
            <text:p>2.912</text:p>
          </table:table-cell>
          <table:table-cell office:value-type="float" office:value="4.22" calcext:value-type="float">
            <text:p>4.22</text:p>
          </table:table-cell>
          <table:table-cell office:value-type="float" office:value="3.323" calcext:value-type="float">
            <text:p>3.323</text:p>
          </table:table-cell>
          <table:table-cell office:value-type="float" office:value="2.845" calcext:value-type="float">
            <text:p>2.845</text:p>
          </table:table-cell>
          <table:table-cell office:value-type="float" office:value="2.699" calcext:value-type="float">
            <text:p>2.699</text:p>
          </table:table-cell>
          <table:table-cell office:value-type="float" office:value="2.646" calcext:value-type="float">
            <text:p>2.646</text:p>
          </table:table-cell>
          <table:table-cell office:value-type="float" office:value="2.631" calcext:value-type="float">
            <text:p>2.63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698028922" calcext:value-type="float">
            <text:p>0.8698028922</text:p>
          </table:table-cell>
          <table:table-cell office:value-type="float" office:value="2.440901449" calcext:value-type="float">
            <text:p>2.440901449</text:p>
          </table:table-cell>
          <table:table-cell table:formula="of:=([.E60]-[.E59])/[.D59]" office:value-type="float" office:value="0.000204281914435498" calcext:value-type="float">
            <text:p>0.000204281914435498</text:p>
          </table:table-cell>
          <table:table-cell office:value-type="float" office:value="0.868" calcext:value-type="float">
            <text:p>0.868</text:p>
          </table:table-cell>
          <table:table-cell office:value-type="float" office:value="0.783" calcext:value-type="float">
            <text:p>0.783</text:p>
          </table:table-cell>
          <table:table-cell office:value-type="float" office:value="3.7312" calcext:value-type="float">
            <text:p>3.7312</text:p>
          </table:table-cell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149" calcext:value-type="float">
            <text:p>-1.49E-12</text:p>
          </table:table-cell>
          <table:table-cell office:value-type="float" office:value="0" calcext:value-type="float">
            <text:p>0</text:p>
          </table:table-cell>
          <table:table-cell office:value-type="float" office:value="0.7572" calcext:value-type="float">
            <text:p>7.57E-01</text:p>
          </table:table-cell>
          <table:table-cell office:value-type="float" office:value="0.2413" calcext:value-type="float">
            <text:p>2.41E-01</text:p>
          </table:table-cell>
          <table:table-cell office:value-type="float" office:value="0.0002775" calcext:value-type="float">
            <text:p>2.78E-04</text:p>
          </table:table-cell>
          <table:table-cell office:value-type="float" office:value="0.00007584" calcext:value-type="float">
            <text:p>7.58E-05</text:p>
          </table:table-cell>
          <table:table-cell office:value-type="float" office:value="0.0006892" calcext:value-type="float">
            <text:p>6.89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64" calcext:value-type="float">
            <text:p>1.56E-03</text:p>
          </table:table-cell>
          <table:table-cell office:value-type="float" office:value="2.811" calcext:value-type="float">
            <text:p>2.811</text:p>
          </table:table-cell>
          <table:table-cell office:value-type="float" office:value="4.142" calcext:value-type="float">
            <text:p>4.142</text:p>
          </table:table-cell>
          <table:table-cell office:value-type="float" office:value="3.232" calcext:value-type="float">
            <text:p>3.232</text:p>
          </table:table-cell>
          <table:table-cell office:value-type="float" office:value="2.746" calcext:value-type="float">
            <text:p>2.746</text:p>
          </table:table-cell>
          <table:table-cell office:value-type="float" office:value="2.597" calcext:value-type="float">
            <text:p>2.597</text:p>
          </table:table-cell>
          <table:table-cell office:value-type="float" office:value="2.541" calcext:value-type="float">
            <text:p>2.541</text:p>
          </table:table-cell>
          <table:table-cell office:value-type="float" office:value="2.524" calcext:value-type="float">
            <text:p>2.52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04192638" calcext:value-type="float">
            <text:p>0.8704192638</text:p>
          </table:table-cell>
          <table:table-cell office:value-type="float" office:value="2.441079134" calcext:value-type="float">
            <text:p>2.441079134</text:p>
          </table:table-cell>
          <table:table-cell table:formula="of:=([.E61]-[.E60])/[.D60]" office:value-type="float" office:value="0.000196873055464749" calcext:value-type="float">
            <text:p>0.000196873055464749</text:p>
          </table:table-cell>
          <table:table-cell office:value-type="float" office:value="0.868" calcext:value-type="float">
            <text:p>0.868</text:p>
          </table:table-cell>
          <table:table-cell office:value-type="float" office:value="0.826" calcext:value-type="float">
            <text:p>0.826</text:p>
          </table:table-cell>
          <table:table-cell office:value-type="float" office:value="3.7291" calcext:value-type="float">
            <text:p>3.7291</text:p>
          </table:table-cell>
          <table:table-cell office:value-type="float" office:value="3.419" calcext:value-type="float">
            <text:p>3.4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174" calcext:value-type="float">
            <text:p>-1.74E-12</text:p>
          </table:table-cell>
          <table:table-cell office:value-type="float" office:value="0" calcext:value-type="float">
            <text:p>0</text:p>
          </table:table-cell>
          <table:table-cell office:value-type="float" office:value="0.7551" calcext:value-type="float">
            <text:p>7.55E-01</text:p>
          </table:table-cell>
          <table:table-cell office:value-type="float" office:value="0.2433" calcext:value-type="float">
            <text:p>2.43E-01</text:p>
          </table:table-cell>
          <table:table-cell office:value-type="float" office:value="0.0002785" calcext:value-type="float">
            <text:p>2.79E-04</text:p>
          </table:table-cell>
          <table:table-cell office:value-type="float" office:value="0.00007613" calcext:value-type="float">
            <text:p>7.61E-05</text:p>
          </table:table-cell>
          <table:table-cell office:value-type="float" office:value="0.0006917" calcext:value-type="float">
            <text:p>6.9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64" calcext:value-type="float">
            <text:p>1.56E-03</text:p>
          </table:table-cell>
          <table:table-cell office:value-type="float" office:value="2.705" calcext:value-type="float">
            <text:p>2.705</text:p>
          </table:table-cell>
          <table:table-cell office:value-type="float" office:value="4.057" calcext:value-type="float">
            <text:p>4.057</text:p>
          </table:table-cell>
          <table:table-cell office:value-type="float" office:value="3.134" calcext:value-type="float">
            <text:p>3.134</text:p>
          </table:table-cell>
          <table:table-cell office:value-type="float" office:value="2.641" calcext:value-type="float">
            <text:p>2.641</text:p>
          </table:table-cell>
          <table:table-cell office:value-type="float" office:value="2.489" calcext:value-type="float">
            <text:p>2.489</text:p>
          </table:table-cell>
          <table:table-cell office:value-type="float" office:value="2.431" calcext:value-type="float">
            <text:p>2.431</text:p>
          </table:table-cell>
          <table:table-cell office:value-type="float" office:value="2.413" calcext:value-type="float">
            <text:p>2.41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10146546" calcext:value-type="float">
            <text:p>0.8710146546</text:p>
          </table:table-cell>
          <table:table-cell office:value-type="float" office:value="2.4412504961" calcext:value-type="float">
            <text:p>2.4412504961</text:p>
          </table:table-cell>
          <table:table-cell table:formula="of:=([.E62]-[.E61])/[.D61]" office:value-type="float" office:value="0.000203601166827019" calcext:value-type="float">
            <text:p>0.00020360116682701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" calcext:value-type="float">
            <text:p>0.87</text:p>
          </table:table-cell>
          <table:table-cell office:value-type="float" office:value="3.7273" calcext:value-type="float">
            <text:p>3.7273</text:p>
          </table:table-cell>
          <table:table-cell office:value-type="float" office:value="3.368" calcext:value-type="float">
            <text:p>3.3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205" calcext:value-type="float">
            <text:p>-2.05E-12</text:p>
          </table:table-cell>
          <table:table-cell office:value-type="float" office:value="0" calcext:value-type="float">
            <text:p>0</text:p>
          </table:table-cell>
          <table:table-cell office:value-type="float" office:value="0.7531" calcext:value-type="float">
            <text:p>7.53E-01</text:p>
          </table:table-cell>
          <table:table-cell office:value-type="float" office:value="0.2453" calcext:value-type="float">
            <text:p>2.45E-01</text:p>
          </table:table-cell>
          <table:table-cell office:value-type="float" office:value="0.0002792" calcext:value-type="float">
            <text:p>2.79E-04</text:p>
          </table:table-cell>
          <table:table-cell office:value-type="float" office:value="0.0000764" calcext:value-type="float">
            <text:p>7.64E-05</text:p>
          </table:table-cell>
          <table:table-cell office:value-type="float" office:value="0.0006938" calcext:value-type="float">
            <text:p>6.9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" calcext:value-type="float">
            <text:p>1.59E-03</text:p>
          </table:table-cell>
          <table:table-cell office:value-type="float" office:value="2.594" calcext:value-type="float">
            <text:p>2.594</text:p>
          </table:table-cell>
          <table:table-cell office:value-type="float" office:value="3.964" calcext:value-type="float">
            <text:p>3.964</text:p>
          </table:table-cell>
          <table:table-cell office:value-type="float" office:value="3.031" calcext:value-type="float">
            <text:p>3.031</text:p>
          </table:table-cell>
          <table:table-cell office:value-type="float" office:value="2.532" calcext:value-type="float">
            <text:p>2.532</text:p>
          </table:table-cell>
          <table:table-cell office:value-type="float" office:value="2.377" calcext:value-type="float">
            <text:p>2.377</text:p>
          </table:table-cell>
          <table:table-cell office:value-type="float" office:value="2.316" calcext:value-type="float">
            <text:p>2.316</text:p>
          </table:table-cell>
          <table:table-cell office:value-type="float" office:value="2.297" calcext:value-type="float">
            <text:p>2.29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16318011" calcext:value-type="float">
            <text:p>0.8716318011</text:p>
          </table:table-cell>
          <table:table-cell office:value-type="float" office:value="2.4414278357" calcext:value-type="float">
            <text:p>2.4414278357</text:p>
          </table:table-cell>
          <table:table-cell table:formula="of:=([.E63]-[.E62])/[.D62]" office:value-type="float" office:value="0.000169778224949479" calcext:value-type="float">
            <text:p>0.000169778224949479</text:p>
          </table:table-cell>
          <table:table-cell office:value-type="float" office:value="0.869" calcext:value-type="float">
            <text:p>0.869</text:p>
          </table:table-cell>
          <table:table-cell office:value-type="float" office:value="0.92" calcext:value-type="float">
            <text:p>0.92</text:p>
          </table:table-cell>
          <table:table-cell office:value-type="float" office:value="3.7255" calcext:value-type="float">
            <text:p>3.7255</text:p>
          </table:table-cell>
          <table:table-cell office:value-type="float" office:value="3.311" calcext:value-type="float">
            <text:p>3.3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245" calcext:value-type="float">
            <text:p>-2.45E-12</text:p>
          </table:table-cell>
          <table:table-cell office:value-type="float" office:value="0" calcext:value-type="float">
            <text:p>0</text:p>
          </table:table-cell>
          <table:table-cell office:value-type="float" office:value="0.7509" calcext:value-type="float">
            <text:p>7.51E-01</text:p>
          </table:table-cell>
          <table:table-cell office:value-type="float" office:value="0.2475" calcext:value-type="float">
            <text:p>2.48E-01</text:p>
          </table:table-cell>
          <table:table-cell office:value-type="float" office:value="0.0002794" calcext:value-type="float">
            <text:p>2.79E-04</text:p>
          </table:table-cell>
          <table:table-cell office:value-type="float" office:value="0.00007675" calcext:value-type="float">
            <text:p>7.68E-05</text:p>
          </table:table-cell>
          <table:table-cell office:value-type="float" office:value="0.0006956" calcext:value-type="float">
            <text:p>6.96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83" calcext:value-type="float">
            <text:p>1.58E-03</text:p>
          </table:table-cell>
          <table:table-cell office:value-type="float" office:value="2.47" calcext:value-type="float">
            <text:p>2.47</text:p>
          </table:table-cell>
          <table:table-cell office:value-type="float" office:value="3.856" calcext:value-type="float">
            <text:p>3.856</text:p>
          </table:table-cell>
          <table:table-cell office:value-type="float" office:value="2.914" calcext:value-type="float">
            <text:p>2.914</text:p>
          </table:table-cell>
          <table:table-cell office:value-type="float" office:value="2.409" calcext:value-type="float">
            <text:p>2.409</text:p>
          </table:table-cell>
          <table:table-cell office:value-type="float" office:value="2.251" calcext:value-type="float">
            <text:p>2.251</text:p>
          </table:table-cell>
          <table:table-cell office:value-type="float" office:value="2.188" calcext:value-type="float">
            <text:p>2.188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21475601" calcext:value-type="float">
            <text:p>0.8721475601</text:p>
          </table:table-cell>
          <table:table-cell office:value-type="float" office:value="2.4415758198" calcext:value-type="float">
            <text:p>2.4415758198</text:p>
          </table:table-cell>
          <table:table-cell table:formula="of:=([.E64]-[.E63])/[.D63]" office:value-type="float" office:value="0.000171775863229633" calcext:value-type="float">
            <text:p>0.000171775863229633</text:p>
          </table:table-cell>
          <table:table-cell office:value-type="float" office:value="0.87" calcext:value-type="float">
            <text:p>0.87</text:p>
          </table:table-cell>
          <table:table-cell office:value-type="float" office:value="0.965" calcext:value-type="float">
            <text:p>0.965</text:p>
          </table:table-cell>
          <table:table-cell office:value-type="float" office:value="3.724" calcext:value-type="float">
            <text:p>3.724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.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289" calcext:value-type="float">
            <text:p>-2.89E-12</text:p>
          </table:table-cell>
          <table:table-cell office:value-type="float" office:value="0" calcext:value-type="float">
            <text:p>0</text:p>
          </table:table-cell>
          <table:table-cell office:value-type="float" office:value="0.7489" calcext:value-type="float">
            <text:p>7.49E-01</text:p>
          </table:table-cell>
          <table:table-cell office:value-type="float" office:value="0.2495" calcext:value-type="float">
            <text:p>2.50E-01</text:p>
          </table:table-cell>
          <table:table-cell office:value-type="float" office:value="0.0002787" calcext:value-type="float">
            <text:p>2.79E-04</text:p>
          </table:table-cell>
          <table:table-cell office:value-type="float" office:value="0.00007742" calcext:value-type="float">
            <text:p>7.74E-05</text:p>
          </table:table-cell>
          <table:table-cell office:value-type="float" office:value="0.000697" calcext:value-type="float">
            <text:p>6.9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2.356" calcext:value-type="float">
            <text:p>2.356</text:p>
          </table:table-cell>
          <table:table-cell office:value-type="float" office:value="3.758" calcext:value-type="float">
            <text:p>3.758</text:p>
          </table:table-cell>
          <table:table-cell office:value-type="float" office:value="2.807" calcext:value-type="float">
            <text:p>2.807</text:p>
          </table:table-cell>
          <table:table-cell office:value-type="float" office:value="2.297" calcext:value-type="float">
            <text:p>2.297</text:p>
          </table:table-cell>
          <table:table-cell office:value-type="float" office:value="2.137" calcext:value-type="float">
            <text:p>2.137</text:p>
          </table:table-cell>
          <table:table-cell office:value-type="float" office:value="2.072" calcext:value-type="float">
            <text:p>2.072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26704121" calcext:value-type="float">
            <text:p>0.8726704121</text:p>
          </table:table-cell>
          <table:table-cell office:value-type="float" office:value="2.4417256337" calcext:value-type="float">
            <text:p>2.4417256337</text:p>
          </table:table-cell>
          <table:table-cell table:formula="of:=([.E65]-[.E64])/[.D64]" office:value-type="float" office:value="0.000154854339194103" calcext:value-type="float">
            <text:p>0.000154854339194103</text:p>
          </table:table-cell>
          <table:table-cell office:value-type="float" office:value="0.87" calcext:value-type="float">
            <text:p>0.87</text:p>
          </table:table-cell>
          <table:table-cell office:value-type="float" office:value="1.015" calcext:value-type="float">
            <text:p>1.015</text:p>
          </table:table-cell>
          <table:table-cell office:value-type="float" office:value="3.7224" calcext:value-type="float">
            <text:p>3.7224</text:p>
          </table:table-cell>
          <table:table-cell office:value-type="float" office:value="3.204" calcext:value-type="float">
            <text:p>3.2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9" calcext:value-type="float">
            <text:p>0.5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345" calcext:value-type="float">
            <text:p>-3.45E-12</text:p>
          </table:table-cell>
          <table:table-cell office:value-type="float" office:value="0" calcext:value-type="float">
            <text:p>0</text:p>
          </table:table-cell>
          <table:table-cell office:value-type="float" office:value="0.7468" calcext:value-type="float">
            <text:p>7.47E-01</text:p>
          </table:table-cell>
          <table:table-cell office:value-type="float" office:value="0.2516" calcext:value-type="float">
            <text:p>2.52E-01</text:p>
          </table:table-cell>
          <table:table-cell office:value-type="float" office:value="0.0002769" calcext:value-type="float">
            <text:p>2.77E-04</text:p>
          </table:table-cell>
          <table:table-cell office:value-type="float" office:value="0.00007897" calcext:value-type="float">
            <text:p>7.90E-05</text:p>
          </table:table-cell>
          <table:table-cell office:value-type="float" office:value="0.0006981" calcext:value-type="float">
            <text:p>6.98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3" calcext:value-type="float">
            <text:p>1.57E-03</text:p>
          </table:table-cell>
          <table:table-cell office:value-type="float" office:value="2.233" calcext:value-type="float">
            <text:p>2.233</text:p>
          </table:table-cell>
          <table:table-cell office:value-type="float" office:value="3.648" calcext:value-type="float">
            <text:p>3.648</text:p>
          </table:table-cell>
          <table:table-cell office:value-type="float" office:value="2.689" calcext:value-type="float">
            <text:p>2.689</text:p>
          </table:table-cell>
          <table:table-cell office:value-type="float" office:value="2.175" calcext:value-type="float">
            <text:p>2.175</text:p>
          </table:table-cell>
          <table:table-cell office:value-type="float" office:value="2.012" calcext:value-type="float">
            <text:p>2.012</text:p>
          </table:table-cell>
          <table:table-cell office:value-type="float" office:value="1.945" calcext:value-type="float">
            <text:p>1.945</text:p>
          </table:table-cell>
          <table:table-cell office:value-type="float" office:value="1.924" calcext:value-type="float">
            <text:p>1.92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31426597" calcext:value-type="float">
            <text:p>0.8731426597</text:p>
          </table:table-cell>
          <table:table-cell office:value-type="float" office:value="2.4418607705" calcext:value-type="float">
            <text:p>2.4418607705</text:p>
          </table:table-cell>
          <table:table-cell table:formula="of:=([.E66]-[.E65])/[.D65]" office:value-type="float" office:value="0.000149274690168893" calcext:value-type="float">
            <text:p>0.000149274690168893</text:p>
          </table:table-cell>
          <table:table-cell office:value-type="float" office:value="0.871" calcext:value-type="float">
            <text:p>0.871</text:p>
          </table:table-cell>
          <table:table-cell office:value-type="float" office:value="1.064" calcext:value-type="float">
            <text:p>1.064</text:p>
          </table:table-cell>
          <table:table-cell office:value-type="float" office:value="3.7208" calcext:value-type="float">
            <text:p>3.7208</text:p>
          </table:table-cell>
          <table:table-cell office:value-type="float" office:value="3.15" calcext:value-type="float">
            <text:p>3.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3" calcext:value-type="float">
            <text:p>0.5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41" calcext:value-type="float">
            <text:p>-4.10E-12</text:p>
          </table:table-cell>
          <table:table-cell office:value-type="float" office:value="0" calcext:value-type="float">
            <text:p>0</text:p>
          </table:table-cell>
          <table:table-cell office:value-type="float" office:value="0.745" calcext:value-type="float">
            <text:p>7.45E-01</text:p>
          </table:table-cell>
          <table:table-cell office:value-type="float" office:value="0.2534" calcext:value-type="float">
            <text:p>2.53E-01</text:p>
          </table:table-cell>
          <table:table-cell office:value-type="float" office:value="0.000274" calcext:value-type="float">
            <text:p>2.74E-04</text:p>
          </table:table-cell>
          <table:table-cell office:value-type="float" office:value="0.00008176" calcext:value-type="float">
            <text:p>8.18E-05</text:p>
          </table:table-cell>
          <table:table-cell office:value-type="float" office:value="0.0006991" calcext:value-type="float">
            <text:p>6.99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2.111" calcext:value-type="float">
            <text:p>2.111</text:p>
          </table:table-cell>
          <table:table-cell office:value-type="float" office:value="3.541" calcext:value-type="float">
            <text:p>3.541</text:p>
          </table:table-cell>
          <table:table-cell office:value-type="float" office:value="2.574" calcext:value-type="float">
            <text:p>2.574</text:p>
          </table:table-cell>
          <table:table-cell office:value-type="float" office:value="2.055" calcext:value-type="float">
            <text:p>2.055</text:p>
          </table:table-cell>
          <table:table-cell office:value-type="float" office:value="1.89" calcext:value-type="float">
            <text:p>1.89</text:p>
          </table:table-cell>
          <table:table-cell office:value-type="float" office:value="1.821" calcext:value-type="float">
            <text:p>1.821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35986948" calcext:value-type="float">
            <text:p>0.8735986948</text:p>
          </table:table-cell>
          <table:table-cell office:value-type="float" office:value="2.4419911086" calcext:value-type="float">
            <text:p>2.4419911086</text:p>
          </table:table-cell>
          <table:table-cell table:formula="of:=([.E67]-[.E66])/[.D66]" office:value-type="float" office:value="0.000126669603169982" calcext:value-type="float">
            <text:p>0.000126669603169982</text:p>
          </table:table-cell>
          <table:table-cell office:value-type="float" office:value="0.871" calcext:value-type="float">
            <text:p>0.871</text:p>
          </table:table-cell>
          <table:table-cell office:value-type="float" office:value="1.114" calcext:value-type="float">
            <text:p>1.114</text:p>
          </table:table-cell>
          <table:table-cell office:value-type="float" office:value="3.7192" calcext:value-type="float">
            <text:p>3.7192</text:p>
          </table:table-cell>
          <table:table-cell office:value-type="float" office:value="3.092" calcext:value-type="float">
            <text:p>3.0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493" calcext:value-type="float">
            <text:p>-4.93E-12</text:p>
          </table:table-cell>
          <table:table-cell office:value-type="float" office:value="0" calcext:value-type="float">
            <text:p>0</text:p>
          </table:table-cell>
          <table:table-cell office:value-type="float" office:value="0.7433" calcext:value-type="float">
            <text:p>7.43E-01</text:p>
          </table:table-cell>
          <table:table-cell office:value-type="float" office:value="0.2551" calcext:value-type="float">
            <text:p>2.55E-01</text:p>
          </table:table-cell>
          <table:table-cell office:value-type="float" office:value="0.0002705" calcext:value-type="float">
            <text:p>2.71E-04</text:p>
          </table:table-cell>
          <table:table-cell office:value-type="float" office:value="0.00008554" calcext:value-type="float">
            <text:p>8.55E-05</text:p>
          </table:table-cell>
          <table:table-cell office:value-type="float" office:value="0.0006998" calcext:value-type="float">
            <text:p>7.00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1" calcext:value-type="float">
            <text:p>1.62E-03</text:p>
          </table:table-cell>
          <table:table-cell office:value-type="float" office:value="1.984" calcext:value-type="float">
            <text:p>1.984</text:p>
          </table:table-cell>
          <table:table-cell office:value-type="float" office:value="3.43" calcext:value-type="float">
            <text:p>3.43</text:p>
          </table:table-cell>
          <table:table-cell office:value-type="float" office:value="2.454" calcext:value-type="float">
            <text:p>2.454</text:p>
          </table:table-cell>
          <table:table-cell office:value-type="float" office:value="1.929" calcext:value-type="float">
            <text:p>1.929</text:p>
          </table:table-cell>
          <table:table-cell office:value-type="float" office:value="1.762" calcext:value-type="float">
            <text:p>1.762</text:p>
          </table:table-cell>
          <table:table-cell office:value-type="float" office:value="1.691" calcext:value-type="float">
            <text:p>1.691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39863038" calcext:value-type="float">
            <text:p>0.8739863038</text:p>
          </table:table-cell>
          <table:table-cell office:value-type="float" office:value="2.442101767" calcext:value-type="float">
            <text:p>2.442101767</text:p>
          </table:table-cell>
          <table:table-cell table:formula="of:=([.E68]-[.E67])/[.D67]" office:value-type="float" office:value="0.00011620010469074" calcext:value-type="float">
            <text:p>0.00011620010469074</text:p>
          </table:table-cell>
          <table:table-cell office:value-type="float" office:value="0.871" calcext:value-type="float">
            <text:p>0.871</text:p>
          </table:table-cell>
          <table:table-cell office:value-type="float" office:value="1.162" calcext:value-type="float">
            <text:p>1.162</text:p>
          </table:table-cell>
          <table:table-cell office:value-type="float" office:value="3.7176" calcext:value-type="float">
            <text:p>3.7176</text:p>
          </table:table-cell>
          <table:table-cell office:value-type="float" office:value="3.039" calcext:value-type="float">
            <text:p>3.0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09" calcext:value-type="float">
            <text:p>0.5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584" calcext:value-type="float">
            <text:p>-5.84E-12</text:p>
          </table:table-cell>
          <table:table-cell office:value-type="float" office:value="0" calcext:value-type="float">
            <text:p>0</text:p>
          </table:table-cell>
          <table:table-cell office:value-type="float" office:value="0.742" calcext:value-type="float">
            <text:p>7.42E-01</text:p>
          </table:table-cell>
          <table:table-cell office:value-type="float" office:value="0.2564" calcext:value-type="float">
            <text:p>2.56E-01</text:p>
          </table:table-cell>
          <table:table-cell office:value-type="float" office:value="0.0002673" calcext:value-type="float">
            <text:p>2.67E-04</text:p>
          </table:table-cell>
          <table:table-cell office:value-type="float" office:value="0.00008939" calcext:value-type="float">
            <text:p>8.94E-05</text:p>
          </table:table-cell>
          <table:table-cell office:value-type="float" office:value="0.0007004" calcext:value-type="float">
            <text:p>7.00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1" calcext:value-type="float">
            <text:p>1.61E-03</text:p>
          </table:table-cell>
          <table:table-cell office:value-type="float" office:value="1.866" calcext:value-type="float">
            <text:p>1.866</text:p>
          </table:table-cell>
          <table:table-cell office:value-type="float" office:value="3.329" calcext:value-type="float">
            <text:p>3.329</text:p>
          </table:table-cell>
          <table:table-cell office:value-type="float" office:value="2.343" calcext:value-type="float">
            <text:p>2.343</text:p>
          </table:table-cell>
          <table:table-cell office:value-type="float" office:value="1.813" calcext:value-type="float">
            <text:p>1.813</text:p>
          </table:table-cell>
          <table:table-cell office:value-type="float" office:value="1.643" calcext:value-type="float">
            <text:p>1.643</text:p>
          </table:table-cell>
          <table:table-cell office:value-type="float" office:value="1.571" calcext:value-type="float">
            <text:p>1.571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4342382" calcext:value-type="float">
            <text:p>0.874342382</text:p>
          </table:table-cell>
          <table:table-cell office:value-type="float" office:value="2.4422033243" calcext:value-type="float">
            <text:p>2.4422033243</text:p>
          </table:table-cell>
          <table:table-cell table:formula="of:=([.E69]-[.E68])/[.D68]" office:value-type="float" office:value="0.000106238587894798" calcext:value-type="float">
            <text:p>0.000106238587894798</text:p>
          </table:table-cell>
          <table:table-cell office:value-type="float" office:value="0.872" calcext:value-type="float">
            <text:p>0.872</text:p>
          </table:table-cell>
          <table:table-cell office:value-type="float" office:value="1.209" calcext:value-type="float">
            <text:p>1.209</text:p>
          </table:table-cell>
          <table:table-cell office:value-type="float" office:value="3.7159" calcext:value-type="float">
            <text:p>3.7159</text:p>
          </table:table-cell>
          <table:table-cell office:value-type="float" office:value="2.985" calcext:value-type="float">
            <text:p>2.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03" calcext:value-type="float">
            <text:p>0.5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693" calcext:value-type="float">
            <text:p>-6.93E-12</text:p>
          </table:table-cell>
          <table:table-cell office:value-type="float" office:value="0" calcext:value-type="float">
            <text:p>0</text:p>
          </table:table-cell>
          <table:table-cell office:value-type="float" office:value="0.7408" calcext:value-type="float">
            <text:p>7.41E-01</text:p>
          </table:table-cell>
          <table:table-cell office:value-type="float" office:value="0.2576" calcext:value-type="float">
            <text:p>2.58E-01</text:p>
          </table:table-cell>
          <table:table-cell office:value-type="float" office:value="0.0002643" calcext:value-type="float">
            <text:p>2.64E-04</text:p>
          </table:table-cell>
          <table:table-cell office:value-type="float" office:value="0.00009312" calcext:value-type="float">
            <text:p>9.31E-05</text:p>
          </table:table-cell>
          <table:table-cell office:value-type="float" office:value="0.0007008" calcext:value-type="float">
            <text:p>7.01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17" calcext:value-type="float">
            <text:p>1.62E-03</text:p>
          </table:table-cell>
          <table:table-cell office:value-type="float" office:value="1.747" calcext:value-type="float">
            <text:p>1.747</text:p>
          </table:table-cell>
          <table:table-cell office:value-type="float" office:value="3.228" calcext:value-type="float">
            <text:p>3.228</text:p>
          </table:table-cell>
          <table:table-cell office:value-type="float" office:value="2.232" calcext:value-type="float">
            <text:p>2.232</text:p>
          </table:table-cell>
          <table:table-cell office:value-type="float" office:value="1.697" calcext:value-type="float">
            <text:p>1.697</text:p>
          </table:table-cell>
          <table:table-cell office:value-type="float" office:value="1.524" calcext:value-type="float">
            <text:p>1.524</text:p>
          </table:table-cell>
          <table:table-cell office:value-type="float" office:value="1.449" calcext:value-type="float">
            <text:p>1.449</text:p>
          </table:table-cell>
          <table:table-cell office:value-type="float" office:value="1.424" calcext:value-type="float">
            <text:p>1.42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46683598" calcext:value-type="float">
            <text:p>0.8746683598</text:p>
          </table:table-cell>
          <table:table-cell office:value-type="float" office:value="2.4422962132" calcext:value-type="float">
            <text:p>2.4422962132</text:p>
          </table:table-cell>
          <table:table-cell table:formula="of:=([.E70]-[.E69])/[.D69]" office:value-type="float" office:value="0.0000997468343544472" calcext:value-type="float">
            <text:p>9.97468343544472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257" calcext:value-type="float">
            <text:p>1.257</text:p>
          </table:table-cell>
          <table:table-cell office:value-type="float" office:value="3.7142" calcext:value-type="float">
            <text:p>3.7142</text:p>
          </table:table-cell>
          <table:table-cell office:value-type="float" office:value="2.931" calcext:value-type="float">
            <text:p>2.9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98" calcext:value-type="float">
            <text:p>0.4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823" calcext:value-type="float">
            <text:p>-8.23E-12</text:p>
          </table:table-cell>
          <table:table-cell office:value-type="float" office:value="0" calcext:value-type="float">
            <text:p>0</text:p>
          </table:table-cell>
          <table:table-cell office:value-type="float" office:value="0.7398" calcext:value-type="float">
            <text:p>7.40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17" calcext:value-type="float">
            <text:p>2.62E-04</text:p>
          </table:table-cell>
          <table:table-cell office:value-type="float" office:value="0.00009632" calcext:value-type="float">
            <text:p>9.63E-05</text:p>
          </table:table-cell>
          <table:table-cell office:value-type="float" office:value="0.0007012" calcext:value-type="float">
            <text:p>7.01E-04</text:p>
          </table:table-cell>
          <table:table-cell office:value-type="float" office:value="-1" calcext:value-type="float">
            <text:p>-1</text:p>
          </table:table-cell>
          <table:table-cell office:value-type="float" office:value="0.00162" calcext:value-type="float">
            <text:p>1.62E-03</text:p>
          </table:table-cell>
          <table:table-cell office:value-type="float" office:value="1.629" calcext:value-type="float">
            <text:p>1.629</text:p>
          </table:table-cell>
          <table:table-cell office:value-type="float" office:value="3.129" calcext:value-type="float">
            <text:p>3.129</text:p>
          </table:table-cell>
          <table:table-cell office:value-type="float" office:value="2.122" calcext:value-type="float">
            <text:p>2.122</text:p>
          </table:table-cell>
          <table:table-cell office:value-type="float" office:value="1.58" calcext:value-type="float">
            <text:p>1.58</text:p>
          </table:table-cell>
          <table:table-cell office:value-type="float" office:value="1.405" calcext:value-type="float">
            <text:p>1.405</text:p>
          </table:table-cell>
          <table:table-cell office:value-type="float" office:value="1.328" calcext:value-type="float">
            <text:p>1.328</text:p>
          </table:table-cell>
          <table:table-cell office:value-type="float" office:value="1.302" calcext:value-type="float">
            <text:p>1.30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49747872" calcext:value-type="float">
            <text:p>0.8749747872</text:p>
          </table:table-cell>
          <table:table-cell office:value-type="float" office:value="2.4423834586" calcext:value-type="float">
            <text:p>2.4423834586</text:p>
          </table:table-cell>
          <table:table-cell table:formula="of:=([.E71]-[.E70])/[.D70]" office:value-type="float" office:value="0.0000840168209132254" calcext:value-type="float">
            <text:p>8.40168209132254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305" calcext:value-type="float">
            <text:p>1.305</text:p>
          </table:table-cell>
          <table:table-cell office:value-type="float" office:value="3.7124" calcext:value-type="float">
            <text:p>3.7124</text:p>
          </table:table-cell>
          <table:table-cell office:value-type="float" office:value="2.875" calcext:value-type="float">
            <text:p>2.8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94" calcext:value-type="float">
            <text:p>0.4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0981" calcext:value-type="float">
            <text:p>-9.81E-12</text:p>
          </table:table-cell>
          <table:table-cell office:value-type="float" office:value="0" calcext:value-type="float">
            <text:p>0</text:p>
          </table:table-cell>
          <table:table-cell office:value-type="float" office:value="0.7391" calcext:value-type="float">
            <text:p>7.39E-01</text:p>
          </table:table-cell>
          <table:table-cell office:value-type="float" office:value="0.2593" calcext:value-type="float">
            <text:p>2.59E-01</text:p>
          </table:table-cell>
          <table:table-cell office:value-type="float" office:value="0.0002598" calcext:value-type="float">
            <text:p>2.60E-04</text:p>
          </table:table-cell>
          <table:table-cell office:value-type="float" office:value="0.00009871" calcext:value-type="float">
            <text:p>9.87E-05</text:p>
          </table:table-cell>
          <table:table-cell office:value-type="float" office:value="0.0007014" calcext:value-type="float">
            <text:p>7.01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1.507" calcext:value-type="float">
            <text:p>1.507</text:p>
          </table:table-cell>
          <table:table-cell office:value-type="float" office:value="3.029" calcext:value-type="float">
            <text:p>3.029</text:p>
          </table:table-cell>
          <table:table-cell office:value-type="float" office:value="2.01" calcext:value-type="float">
            <text:p>2.01</text:p>
          </table:table-cell>
          <table:table-cell office:value-type="float" office:value="1.461" calcext:value-type="float">
            <text:p>1.461</text:p>
          </table:table-cell>
          <table:table-cell office:value-type="float" office:value="1.283" calcext:value-type="float">
            <text:p>1.283</text:p>
          </table:table-cell>
          <table:table-cell office:value-type="float" office:value="1.203" calcext:value-type="float">
            <text:p>1.203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52331734" calcext:value-type="float">
            <text:p>0.8752331734</text:p>
          </table:table-cell>
          <table:table-cell office:value-type="float" office:value="2.4424569712" calcext:value-type="float">
            <text:p>2.4424569712</text:p>
          </table:table-cell>
          <table:table-cell table:formula="of:=([.E72]-[.E71])/[.D71]" office:value-type="float" office:value="0.0000808186916924337" calcext:value-type="float">
            <text:p>8.08186916924337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35" calcext:value-type="float">
            <text:p>1.35</text:p>
          </table:table-cell>
          <table:table-cell office:value-type="float" office:value="3.7107" calcext:value-type="float">
            <text:p>3.7107</text:p>
          </table:table-cell>
          <table:table-cell office:value-type="float" office:value="2.824" calcext:value-type="float">
            <text:p>2.8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92" calcext:value-type="float">
            <text:p>0.4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115" calcext:value-type="float">
            <text:p>-1.15E-11</text:p>
          </table:table-cell>
          <table:table-cell office:value-type="float" office:value="0" calcext:value-type="float">
            <text:p>0</text:p>
          </table:table-cell>
          <table:table-cell office:value-type="float" office:value="0.7387" calcext:value-type="float">
            <text:p>7.39E-01</text:p>
          </table:table-cell>
          <table:table-cell office:value-type="float" office:value="0.2598" calcext:value-type="float">
            <text:p>2.60E-01</text:p>
          </table:table-cell>
          <table:table-cell office:value-type="float" office:value="0.0002586" calcext:value-type="float">
            <text:p>2.59E-04</text:p>
          </table:table-cell>
          <table:table-cell office:value-type="float" office:value="0.0001003" calcext:value-type="float">
            <text:p>1.00E-04</text:p>
          </table:table-cell>
          <table:table-cell office:value-type="float" office:value="0.0007016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57" calcext:value-type="float">
            <text:p>1.56E-03</text:p>
          </table:table-cell>
          <table:table-cell office:value-type="float" office:value="1.396" calcext:value-type="float">
            <text:p>1.396</text:p>
          </table:table-cell>
          <table:table-cell office:value-type="float" office:value="2.938" calcext:value-type="float">
            <text:p>2.938</text:p>
          </table:table-cell>
          <table:table-cell office:value-type="float" office:value="1.907" calcext:value-type="float">
            <text:p>1.907</text:p>
          </table:table-cell>
          <table:table-cell office:value-type="float" office:value="1.352" calcext:value-type="float">
            <text:p>1.352</text:p>
          </table:table-cell>
          <table:table-cell office:value-type="float" office:value="1.17" calcext:value-type="float">
            <text:p>1.17</text:p>
          </table:table-cell>
          <table:table-cell office:value-type="float" office:value="1.089" calcext:value-type="float">
            <text:p>1.089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54819632" calcext:value-type="float">
            <text:p>0.8754819632</text:p>
          </table:table-cell>
          <table:table-cell office:value-type="float" office:value="2.4425277064" calcext:value-type="float">
            <text:p>2.4425277064</text:p>
          </table:table-cell>
          <table:table-cell table:formula="of:=([.E73]-[.E72])/[.D72]" office:value-type="float" office:value="0.0000749801854971914" calcext:value-type="float">
            <text:p>7.49801854971914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396" calcext:value-type="float">
            <text:p>1.396</text:p>
          </table:table-cell>
          <table:table-cell office:value-type="float" office:value="3.7088" calcext:value-type="float">
            <text:p>3.7088</text:p>
          </table:table-cell>
          <table:table-cell office:value-type="float" office:value="2.77" calcext:value-type="float">
            <text:p>2.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137" calcext:value-type="float">
            <text:p>-1.37E-11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576" calcext:value-type="float">
            <text:p>2.58E-04</text:p>
          </table:table-cell>
          <table:table-cell office:value-type="float" office:value="0.0001016" calcext:value-type="float">
            <text:p>1.02E-04</text:p>
          </table:table-cell>
          <table:table-cell office:value-type="float" office:value="0.0007017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84" calcext:value-type="float">
            <text:p>1.58E-03</text:p>
          </table:table-cell>
          <table:table-cell office:value-type="float" office:value="1.28" calcext:value-type="float">
            <text:p>1.28</text:p>
          </table:table-cell>
          <table:table-cell office:value-type="float" office:value="2.844" calcext:value-type="float">
            <text:p>2.844</text:p>
          </table:table-cell>
          <table:table-cell office:value-type="float" office:value="1.8" calcext:value-type="float">
            <text:p>1.8</text:p>
          </table:table-cell>
          <table:table-cell office:value-type="float" office:value="1.238" calcext:value-type="float">
            <text:p>1.238</text:p>
          </table:table-cell>
          <table:table-cell office:value-type="float" office:value="1.054" calcext:value-type="float">
            <text:p>1.054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57129908" calcext:value-type="float">
            <text:p>0.8757129908</text:p>
          </table:table-cell>
          <table:table-cell office:value-type="float" office:value="2.4425933502" calcext:value-type="float">
            <text:p>2.4425933502</text:p>
          </table:table-cell>
          <table:table-cell table:formula="of:=([.E74]-[.E73])/[.D73]" office:value-type="float" office:value="0.0000672630195264945" calcext:value-type="float">
            <text:p>6.72630195264945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443" calcext:value-type="float">
            <text:p>1.443</text:p>
          </table:table-cell>
          <table:table-cell office:value-type="float" office:value="3.7068" calcext:value-type="float">
            <text:p>3.7068</text:p>
          </table:table-cell>
          <table:table-cell office:value-type="float" office:value="2.715" calcext:value-type="float">
            <text:p>2.7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162" calcext:value-type="float">
            <text:p>-1.62E-11</text:p>
          </table:table-cell>
          <table:table-cell office:value-type="float" office:value="0" calcext:value-type="float">
            <text:p>0</text:p>
          </table:table-cell>
          <table:table-cell office:value-type="float" office:value="0.7381" calcext:value-type="float">
            <text:p>7.38E-01</text:p>
          </table:table-cell>
          <table:table-cell office:value-type="float" office:value="0.2603" calcext:value-type="float">
            <text:p>2.60E-01</text:p>
          </table:table-cell>
          <table:table-cell office:value-type="float" office:value="0.0002572" calcext:value-type="float">
            <text:p>2.57E-04</text:p>
          </table:table-cell>
          <table:table-cell office:value-type="float" office:value="0.0001022" calcext:value-type="float">
            <text:p>1.02E-04</text:p>
          </table:table-cell>
          <table:table-cell office:value-type="float" office:value="0.0007018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64" calcext:value-type="float">
            <text:p>1.56E-03</text:p>
          </table:table-cell>
          <table:table-cell office:value-type="float" office:value="1.162" calcext:value-type="float">
            <text:p>1.162</text:p>
          </table:table-cell>
          <table:table-cell office:value-type="float" office:value="2.75" calcext:value-type="float">
            <text:p>2.75</text:p>
          </table:table-cell>
          <table:table-cell office:value-type="float" office:value="1.693" calcext:value-type="float">
            <text:p>1.693</text:p>
          </table:table-cell>
          <table:table-cell office:value-type="float" office:value="1.124" calcext:value-type="float">
            <text:p>1.124</text:p>
          </table:table-cell>
          <table:table-cell office:value-type="float" office:value="0.935" calcext:value-type="float">
            <text:p>0.935</text:p>
          </table:table-cell>
          <table:table-cell office:value-type="float" office:value="0.849" calcext:value-type="float">
            <text:p>0.849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59204149" calcext:value-type="float">
            <text:p>0.8759204149</text:p>
          </table:table-cell>
          <table:table-cell office:value-type="float" office:value="2.4426522533" calcext:value-type="float">
            <text:p>2.4426522533</text:p>
          </table:table-cell>
          <table:table-cell table:formula="of:=([.E75]-[.E74])/[.D74]" office:value-type="float" office:value="0.0000617655429416519" calcext:value-type="float">
            <text:p>6.17655429416519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489" calcext:value-type="float">
            <text:p>1.489</text:p>
          </table:table-cell>
          <table:table-cell office:value-type="float" office:value="3.7049" calcext:value-type="float">
            <text:p>3.7049</text:p>
          </table:table-cell>
          <table:table-cell office:value-type="float" office:value="2.661" calcext:value-type="float">
            <text:p>2.6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192" calcext:value-type="float">
            <text:p>-1.92E-11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7.38E-01</text:p>
          </table:table-cell>
          <table:table-cell office:value-type="float" office:value="0.2604" calcext:value-type="float">
            <text:p>2.60E-01</text:p>
          </table:table-cell>
          <table:table-cell office:value-type="float" office:value="0.0002569" calcext:value-type="float">
            <text:p>2.57E-04</text:p>
          </table:table-cell>
          <table:table-cell office:value-type="float" office:value="0.0001025" calcext:value-type="float">
            <text:p>1.03E-04</text:p>
          </table:table-cell>
          <table:table-cell office:value-type="float" office:value="0.0007018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6" calcext:value-type="float">
            <text:p>1.60E-03</text:p>
          </table:table-cell>
          <table:table-cell office:value-type="float" office:value="1.047" calcext:value-type="float">
            <text:p>1.047</text:p>
          </table:table-cell>
          <table:table-cell office:value-type="float" office:value="2.659" calcext:value-type="float">
            <text:p>2.659</text:p>
          </table:table-cell>
          <table:table-cell office:value-type="float" office:value="1.588" calcext:value-type="float">
            <text:p>1.588</text:p>
          </table:table-cell>
          <table:table-cell office:value-type="float" office:value="1.011" calcext:value-type="float">
            <text:p>1.011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61110306" calcext:value-type="float">
            <text:p>0.8761110306</text:p>
          </table:table-cell>
          <table:table-cell office:value-type="float" office:value="2.442706355" calcext:value-type="float">
            <text:p>2.442706355</text:p>
          </table:table-cell>
          <table:table-cell table:formula="of:=([.E76]-[.E75])/[.D75]" office:value-type="float" office:value="0.0000531345895374091" calcext:value-type="float">
            <text:p>5.31345895374091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535" calcext:value-type="float">
            <text:p>1.535</text:p>
          </table:table-cell>
          <table:table-cell office:value-type="float" office:value="3.7028" calcext:value-type="float">
            <text:p>3.7028</text:p>
          </table:table-cell>
          <table:table-cell office:value-type="float" office:value="2.607" calcext:value-type="float">
            <text:p>2.6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227" calcext:value-type="float">
            <text:p>-2.27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8" calcext:value-type="float">
            <text:p>2.57E-04</text:p>
          </table:table-cell>
          <table:table-cell office:value-type="float" office:value="0.0001026" calcext:value-type="float">
            <text:p>1.03E-04</text:p>
          </table:table-cell>
          <table:table-cell office:value-type="float" office:value="0.0007018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6" calcext:value-type="float">
            <text:p>1.60E-03</text:p>
          </table:table-cell>
          <table:table-cell office:value-type="float" office:value="0.931" calcext:value-type="float">
            <text:p>0.931</text:p>
          </table:table-cell>
          <table:table-cell office:value-type="float" office:value="2.569" calcext:value-type="float">
            <text:p>2.569</text:p>
          </table:table-cell>
          <table:table-cell office:value-type="float" office:value="1.484" calcext:value-type="float">
            <text:p>1.484</text:p>
          </table:table-cell>
          <table:table-cell office:value-type="float" office:value="0.899" calcext:value-type="float">
            <text:p>0.899</text:p>
          </table:table-cell>
          <table:table-cell office:value-type="float" office:value="0.704" calcext:value-type="float">
            <text:p>0.7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62751222" calcext:value-type="float">
            <text:p>0.8762751222</text:p>
          </table:table-cell>
          <table:table-cell office:value-type="float" office:value="2.4427529068" calcext:value-type="float">
            <text:p>2.4427529068</text:p>
          </table:table-cell>
          <table:table-cell table:formula="of:=([.E77]-[.E76])/[.D76]" office:value-type="float" office:value="0.0000517904695117535" calcext:value-type="float">
            <text:p>5.17904695117535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578" calcext:value-type="float">
            <text:p>1.578</text:p>
          </table:table-cell>
          <table:table-cell office:value-type="float" office:value="3.7009" calcext:value-type="float">
            <text:p>3.7009</text:p>
          </table:table-cell>
          <table:table-cell office:value-type="float" office:value="2.556" calcext:value-type="float">
            <text:p>2.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266" calcext:value-type="float">
            <text:p>-2.66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8" calcext:value-type="float">
            <text:p>2.57E-04</text:p>
          </table:table-cell>
          <table:table-cell office:value-type="float" office:value="0.0001027" calcext:value-type="float">
            <text:p>1.03E-04</text:p>
          </table:table-cell>
          <table:table-cell office:value-type="float" office:value="0.0007018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6" calcext:value-type="float">
            <text:p>1.60E-03</text:p>
          </table:table-cell>
          <table:table-cell office:value-type="float" office:value="0.824" calcext:value-type="float">
            <text:p>0.824</text:p>
          </table:table-cell>
          <table:table-cell office:value-type="float" office:value="2.485" calcext:value-type="float">
            <text:p>2.485</text:p>
          </table:table-cell>
          <table:table-cell office:value-type="float" office:value="1.387" calcext:value-type="float">
            <text:p>1.387</text:p>
          </table:table-cell>
          <table:table-cell office:value-type="float" office:value="0.795" calcext:value-type="float">
            <text:p>0.795</text:p>
          </table:table-cell>
          <table:table-cell office:value-type="float" office:value="0.596" calcext:value-type="float">
            <text:p>0.596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64351606" calcext:value-type="float">
            <text:p>0.8764351606</text:p>
          </table:table-cell>
          <table:table-cell office:value-type="float" office:value="2.4427982895" calcext:value-type="float">
            <text:p>2.4427982895</text:p>
          </table:table-cell>
          <table:table-cell table:formula="of:=([.E78]-[.E77])/[.D77]" office:value-type="float" office:value="0.0000458807471535825" calcext:value-type="float">
            <text:p>4.58807471535825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624" calcext:value-type="float">
            <text:p>1.624</text:p>
          </table:table-cell>
          <table:table-cell office:value-type="float" office:value="3.6988" calcext:value-type="float">
            <text:p>3.6988</text:p>
          </table:table-cell>
          <table:table-cell office:value-type="float" office:value="2.502" calcext:value-type="float">
            <text:p>2.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314" calcext:value-type="float">
            <text:p>-3.14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8" calcext:value-type="float">
            <text:p>2.57E-04</text:p>
          </table:table-cell>
          <table:table-cell office:value-type="float" office:value="0.0001027" calcext:value-type="float">
            <text:p>1.03E-04</text:p>
          </table:table-cell>
          <table:table-cell office:value-type="float" office:value="0.0007018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5" calcext:value-type="float">
            <text:p>1.60E-03</text:p>
          </table:table-cell>
          <table:table-cell office:value-type="float" office:value="0.71" calcext:value-type="float">
            <text:p>0.71</text:p>
          </table:table-cell>
          <table:table-cell office:value-type="float" office:value="2.398" calcext:value-type="float">
            <text:p>2.398</text:p>
          </table:table-cell>
          <table:table-cell office:value-type="float" office:value="1.285" calcext:value-type="float">
            <text:p>1.285</text:p>
          </table:table-cell>
          <table:table-cell office:value-type="float" office:value="0.685" calcext:value-type="float">
            <text:p>0.685</text:p>
          </table:table-cell>
          <table:table-cell office:value-type="float" office:value="0.483" calcext:value-type="float">
            <text:p>0.48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65770197" calcext:value-type="float">
            <text:p>0.8765770197</text:p>
          </table:table-cell>
          <table:table-cell office:value-type="float" office:value="2.442838501" calcext:value-type="float">
            <text:p>2.442838501</text:p>
          </table:table-cell>
          <table:table-cell table:formula="of:=([.E79]-[.E78])/[.D78]" office:value-type="float" office:value="0.0000432170809275848" calcext:value-type="float">
            <text:p>4.32170809275848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667" calcext:value-type="float">
            <text:p>1.667</text:p>
          </table:table-cell>
          <table:table-cell office:value-type="float" office:value="3.6967" calcext:value-type="float">
            <text:p>3.6967</text:p>
          </table:table-cell>
          <table:table-cell office:value-type="float" office:value="2.45" calcext:value-type="float">
            <text:p>2.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369" calcext:value-type="float">
            <text:p>-3.69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7" calcext:value-type="float">
            <text:p>2.57E-04</text:p>
          </table:table-cell>
          <table:table-cell office:value-type="float" office:value="0.0001028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5" calcext:value-type="float">
            <text:p>1.60E-03</text:p>
          </table:table-cell>
          <table:table-cell office:value-type="float" office:value="0.601" calcext:value-type="float">
            <text:p>0.601</text:p>
          </table:table-cell>
          <table:table-cell office:value-type="float" office:value="2.321" calcext:value-type="float">
            <text:p>2.321</text:p>
          </table:table-cell>
          <table:table-cell office:value-type="float" office:value="1.189" calcext:value-type="float">
            <text:p>1.189</text:p>
          </table:table-cell>
          <table:table-cell office:value-type="float" office:value="0.579" calcext:value-type="float">
            <text:p>0.579</text:p>
          </table:table-cell>
          <table:table-cell office:value-type="float" office:value="0.373" calcext:value-type="float">
            <text:p>0.37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67107129" calcext:value-type="float">
            <text:p>0.8767107129</text:p>
          </table:table-cell>
          <table:table-cell office:value-type="float" office:value="2.4428763841" calcext:value-type="float">
            <text:p>2.4428763841</text:p>
          </table:table-cell>
          <table:table-cell table:formula="of:=([.E80]-[.E79])/[.D79]" office:value-type="float" office:value="0.0000396909715920134" calcext:value-type="float">
            <text:p>3.96909715920134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712" calcext:value-type="float">
            <text:p>1.712</text:p>
          </table:table-cell>
          <table:table-cell office:value-type="float" office:value="3.6945" calcext:value-type="float">
            <text:p>3.6945</text:p>
          </table:table-cell>
          <table:table-cell office:value-type="float" office:value="2.397" calcext:value-type="float">
            <text:p>2.3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434" calcext:value-type="float">
            <text:p>-4.34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7" calcext:value-type="float">
            <text:p>2.57E-04</text:p>
          </table:table-cell>
          <table:table-cell office:value-type="float" office:value="0.0001028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5" calcext:value-type="float">
            <text:p>1.60E-03</text:p>
          </table:table-cell>
          <table:table-cell office:value-type="float" office:value="0.49" calcext:value-type="float">
            <text:p>0.49</text:p>
          </table:table-cell>
          <table:table-cell office:value-type="float" office:value="2.243" calcext:value-type="float">
            <text:p>2.243</text:p>
          </table:table-cell>
          <table:table-cell office:value-type="float" office:value="1.091" calcext:value-type="float">
            <text:p>1.091</text:p>
          </table:table-cell>
          <table:table-cell office:value-type="float" office:value="0.472" calcext:value-type="float">
            <text:p>0.472</text:p>
          </table:table-cell>
          <table:table-cell office:value-type="float" office:value="0.261" calcext:value-type="float">
            <text:p>0.26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68335581" calcext:value-type="float">
            <text:p>0.8768335581</text:p>
          </table:table-cell>
          <table:table-cell office:value-type="float" office:value="2.4429111816" calcext:value-type="float">
            <text:p>2.4429111816</text:p>
          </table:table-cell>
          <table:table-cell table:formula="of:=([.E81]-[.E80])/[.D80]" office:value-type="float" office:value="0.0000357079170966784" calcext:value-type="float">
            <text:p>3.57079170966784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756" calcext:value-type="float">
            <text:p>1.756</text:p>
          </table:table-cell>
          <table:table-cell office:value-type="float" office:value="3.6922" calcext:value-type="float">
            <text:p>3.6922</text:p>
          </table:table-cell>
          <table:table-cell office:value-type="float" office:value="2.344" calcext:value-type="float">
            <text:p>2.3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511" calcext:value-type="float">
            <text:p>-5.11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7" calcext:value-type="float">
            <text:p>2.57E-04</text:p>
          </table:table-cell>
          <table:table-cell office:value-type="float" office:value="0.0001028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5" calcext:value-type="float">
            <text:p>1.60E-03</text:p>
          </table:table-cell>
          <table:table-cell office:value-type="float" office:value="0.381" calcext:value-type="float">
            <text:p>0.381</text:p>
          </table:table-cell>
          <table:table-cell office:value-type="float" office:value="2.167" calcext:value-type="float">
            <text:p>2.167</text:p>
          </table:table-cell>
          <table:table-cell office:value-type="float" office:value="0.994" calcext:value-type="float">
            <text:p>0.9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151" calcext:value-type="float">
            <text:p>0.15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69441247" calcext:value-type="float">
            <text:p>0.8769441247</text:p>
          </table:table-cell>
          <table:table-cell office:value-type="float" office:value="2.4429424915" calcext:value-type="float">
            <text:p>2.4429424915</text:p>
          </table:table-cell>
          <table:table-cell table:formula="of:=([.E82]-[.E81])/[.D81]" office:value-type="float" office:value="0.0000350389484740329" calcext:value-type="float">
            <text:p>3.50389484740329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798" calcext:value-type="float">
            <text:p>1.798</text:p>
          </table:table-cell>
          <table:table-cell office:value-type="float" office:value="3.69" calcext:value-type="float">
            <text:p>3.69</text:p>
          </table:table-cell>
          <table:table-cell office:value-type="float" office:value="2.293" calcext:value-type="float">
            <text:p>2.2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597" calcext:value-type="float">
            <text:p>-5.97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7" calcext:value-type="float">
            <text:p>2.57E-04</text:p>
          </table:table-cell>
          <table:table-cell office:value-type="float" office:value="0.0001028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5" calcext:value-type="float">
            <text:p>1.60E-03</text:p>
          </table:table-cell>
          <table:table-cell office:value-type="float" office:value="0.275" calcext:value-type="float">
            <text:p>0.275</text:p>
          </table:table-cell>
          <table:table-cell office:value-type="float" office:value="2.095" calcext:value-type="float">
            <text:p>2.095</text:p>
          </table:table-cell>
          <table:table-cell office:value-type="float" office:value="0.902" calcext:value-type="float">
            <text:p>0.902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0526648" calcext:value-type="float">
            <text:p>0.8770526648</text:p>
          </table:table-cell>
          <table:table-cell office:value-type="float" office:value="2.4429732187" calcext:value-type="float">
            <text:p>2.4429732187</text:p>
          </table:table-cell>
          <table:table-cell table:formula="of:=([.E83]-[.E82])/[.D82]" office:value-type="float" office:value="0.0000331399711399669" calcext:value-type="float">
            <text:p>3.31399711399669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841" calcext:value-type="float">
            <text:p>1.841</text:p>
          </table:table-cell>
          <table:table-cell office:value-type="float" office:value="3.6877" calcext:value-type="float">
            <text:p>3.6877</text:p>
          </table:table-cell>
          <table:table-cell office:value-type="float" office:value="2.241" calcext:value-type="float">
            <text:p>2.2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7" calcext:value-type="float">
            <text:p>-7.00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6" calcext:value-type="float">
            <text:p>2.57E-04</text:p>
          </table:table-cell>
          <table:table-cell office:value-type="float" office:value="0.0001029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5" calcext:value-type="float">
            <text:p>1.60E-03</text:p>
          </table:table-cell>
          <table:table-cell office:value-type="float" office:value="0.168" calcext:value-type="float">
            <text:p>0.168</text:p>
          </table:table-cell>
          <table:table-cell office:value-type="float" office:value="2.026" calcext:value-type="float">
            <text:p>2.026</text:p>
          </table:table-cell>
          <table:table-cell office:value-type="float" office:value="0.81" calcext:value-type="float">
            <text:p>0.81</text:p>
          </table:table-cell>
          <table:table-cell office:value-type="float" office:value="0.16" calcext:value-type="float">
            <text:p>0.16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215" calcext:value-type="float">
            <text:p>-0.21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1553636" calcext:value-type="float">
            <text:p>0.8771553636</text:p>
          </table:table-cell>
          <table:table-cell office:value-type="float" office:value="2.4430022842" calcext:value-type="float">
            <text:p>2.4430022842</text:p>
          </table:table-cell>
          <table:table-cell table:formula="of:=([.E84]-[.E83])/[.D83]" office:value-type="float" office:value="0.000042258078258702" calcext:value-type="float">
            <text:p>4.2258078258702E-05</text:p>
          </table:table-cell>
          <table:table-cell office:value-type="float" office:value="0.872" calcext:value-type="float">
            <text:p>0.872</text:p>
          </table:table-cell>
          <table:table-cell office:value-type="float" office:value="1.879" calcext:value-type="float">
            <text:p>1.879</text:p>
          </table:table-cell>
          <table:table-cell office:value-type="float" office:value="3.6857" calcext:value-type="float">
            <text:p>3.6857</text:p>
          </table:table-cell>
          <table:table-cell office:value-type="float" office:value="2.195" calcext:value-type="float">
            <text:p>2.1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806" calcext:value-type="float">
            <text:p>-8.06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6" calcext:value-type="float">
            <text:p>2.57E-04</text:p>
          </table:table-cell>
          <table:table-cell office:value-type="float" office:value="0.0001029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5" calcext:value-type="float">
            <text:p>1.60E-03</text:p>
          </table:table-cell>
          <table:table-cell office:value-type="float" office:value="0.073" calcext:value-type="float">
            <text:p>0.073</text:p>
          </table:table-cell>
          <table:table-cell office:value-type="float" office:value="1.964" calcext:value-type="float">
            <text:p>1.964</text:p>
          </table:table-cell>
          <table:table-cell office:value-type="float" office:value="0.729" calcext:value-type="float">
            <text:p>0.729</text:p>
          </table:table-cell>
          <table:table-cell office:value-type="float" office:value="0.07" calcext:value-type="float">
            <text:p>0.07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314" calcext:value-type="float">
            <text:p>-0.31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2863746" calcext:value-type="float">
            <text:p>0.8772863746</text:p>
          </table:table-cell>
          <table:table-cell office:value-type="float" office:value="2.4430393511" calcext:value-type="float">
            <text:p>2.4430393511</text:p>
          </table:table-cell>
          <table:table-cell table:formula="of:=([.E85]-[.E84])/[.D84]" office:value-type="float" office:value="0.000025501706908795" calcext:value-type="float">
            <text:p>2.5501706908795E-05</text:p>
          </table:table-cell>
          <table:table-cell office:value-type="float" office:value="0.871" calcext:value-type="float">
            <text:p>0.871</text:p>
          </table:table-cell>
          <table:table-cell office:value-type="float" office:value="1.914" calcext:value-type="float">
            <text:p>1.914</text:p>
          </table:table-cell>
          <table:table-cell office:value-type="float" office:value="3.684" calcext:value-type="float">
            <text:p>3.684</text:p>
          </table:table-cell>
          <table:table-cell office:value-type="float" office:value="2.152" calcext:value-type="float">
            <text:p>2.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923" calcext:value-type="float">
            <text:p>-9.23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6" calcext:value-type="float">
            <text:p>2.57E-04</text:p>
          </table:table-cell>
          <table:table-cell office:value-type="float" office:value="0.0001029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015" calcext:value-type="float">
            <text:p>-0.015</text:p>
          </table:table-cell>
          <table:table-cell office:value-type="float" office:value="1.906" calcext:value-type="float">
            <text:p>1.906</text:p>
          </table:table-cell>
          <table:table-cell office:value-type="float" office:value="0.652" calcext:value-type="float">
            <text:p>0.652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361" calcext:value-type="float">
            <text:p>-0.361</text:p>
          </table:table-cell>
          <table:table-cell office:value-type="float" office:value="-0.405" calcext:value-type="float">
            <text:p>-0.40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3654699" calcext:value-type="float">
            <text:p>0.8773654699</text:p>
          </table:table-cell>
          <table:table-cell office:value-type="float" office:value="2.4430617234" calcext:value-type="float">
            <text:p>2.4430617234</text:p>
          </table:table-cell>
          <table:table-cell table:formula="of:=([.E86]-[.E85])/[.D85]" office:value-type="float" office:value="0.0000122385714598987" calcext:value-type="float">
            <text:p>1.22385714598987E-05</text:p>
          </table:table-cell>
          <table:table-cell office:value-type="float" office:value="0.871" calcext:value-type="float">
            <text:p>0.871</text:p>
          </table:table-cell>
          <table:table-cell office:value-type="float" office:value="1.892" calcext:value-type="float">
            <text:p>1.892</text:p>
          </table:table-cell>
          <table:table-cell office:value-type="float" office:value="3.6856" calcext:value-type="float">
            <text:p>3.6856</text:p>
          </table:table-cell>
          <table:table-cell office:value-type="float" office:value="2.181" calcext:value-type="float">
            <text:p>2.1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855" calcext:value-type="float">
            <text:p>-8.55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5" calcext:value-type="float">
            <text:p>2.61E-01</text:p>
          </table:table-cell>
          <table:table-cell office:value-type="float" office:value="0.0002566" calcext:value-type="float">
            <text:p>2.57E-04</text:p>
          </table:table-cell>
          <table:table-cell office:value-type="float" office:value="0.000103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0.041" calcext:value-type="float">
            <text:p>0.041</text:p>
          </table:table-cell>
          <table:table-cell office:value-type="float" office:value="1.935" calcext:value-type="float">
            <text:p>1.935</text:p>
          </table:table-cell>
          <table:table-cell office:value-type="float" office:value="0.697" calcext:value-type="float">
            <text:p>0.697</text:p>
          </table:table-cell>
          <table:table-cell office:value-type="float" office:value="0.038" calcext:value-type="float">
            <text:p>0.038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346" calcext:value-type="float">
            <text:p>-0.34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4034381" calcext:value-type="float">
            <text:p>0.8774034381</text:p>
          </table:table-cell>
          <table:table-cell office:value-type="float" office:value="2.4430724611" calcext:value-type="float">
            <text:p>2.4430724611</text:p>
          </table:table-cell>
          <table:table-cell table:formula="of:=([.E87]-[.E86])/[.D86]" office:value-type="float" office:value="0.0000222444991125554" calcext:value-type="float">
            <text:p>2.22444991125554E-05</text:p>
          </table:table-cell>
          <table:table-cell office:value-type="float" office:value="0.871" calcext:value-type="float">
            <text:p>0.871</text:p>
          </table:table-cell>
          <table:table-cell office:value-type="float" office:value="1.878" calcext:value-type="float">
            <text:p>1.878</text:p>
          </table:table-cell>
          <table:table-cell office:value-type="float" office:value="3.6866" calcext:value-type="float">
            <text:p>3.6866</text:p>
          </table:table-cell>
          <table:table-cell office:value-type="float" office:value="2.199" calcext:value-type="float">
            <text:p>2.1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812" calcext:value-type="float">
            <text:p>-8.12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6" calcext:value-type="float">
            <text:p>2.57E-04</text:p>
          </table:table-cell>
          <table:table-cell office:value-type="float" office:value="0.000103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0.076" calcext:value-type="float">
            <text:p>0.076</text:p>
          </table:table-cell>
          <table:table-cell office:value-type="float" office:value="1.954" calcext:value-type="float">
            <text:p>1.95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7" calcext:value-type="float">
            <text:p>0.07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4724603" calcext:value-type="float">
            <text:p>0.8774724603</text:p>
          </table:table-cell>
          <table:table-cell office:value-type="float" office:value="2.4430919785" calcext:value-type="float">
            <text:p>2.4430919785</text:p>
          </table:table-cell>
          <table:table-cell table:formula="of:=([.E88]-[.E87])/[.D87]" office:value-type="float" office:value="0.0000245812842861088" calcext:value-type="float">
            <text:p>2.45812842861088E-05</text:p>
          </table:table-cell>
          <table:table-cell office:value-type="float" office:value="0.871" calcext:value-type="float">
            <text:p>0.871</text:p>
          </table:table-cell>
          <table:table-cell office:value-type="float" office:value="1.915" calcext:value-type="float">
            <text:p>1.915</text:p>
          </table:table-cell>
          <table:table-cell office:value-type="float" office:value="3.6845" calcext:value-type="float">
            <text:p>3.6845</text:p>
          </table:table-cell>
          <table:table-cell office:value-type="float" office:value="2.153" calcext:value-type="float">
            <text:p>2.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0921" calcext:value-type="float">
            <text:p>-9.21E-11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6" calcext:value-type="float">
            <text:p>2.57E-04</text:p>
          </table:table-cell>
          <table:table-cell office:value-type="float" office:value="0.000103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017" calcext:value-type="float">
            <text:p>-0.017</text:p>
          </table:table-cell>
          <table:table-cell office:value-type="float" office:value="1.895" calcext:value-type="float">
            <text:p>1.895</text:p>
          </table:table-cell>
          <table:table-cell office:value-type="float" office:value="0.647" calcext:value-type="float">
            <text:p>0.647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406" calcext:value-type="float">
            <text:p>-0.40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5487542" calcext:value-type="float">
            <text:p>0.8775487542</text:p>
          </table:table-cell>
          <table:table-cell office:value-type="float" office:value="2.4431135479" calcext:value-type="float">
            <text:p>2.4431135479</text:p>
          </table:table-cell>
          <table:table-cell table:formula="of:=([.E89]-[.E88])/[.D88]" office:value-type="float" office:value="0.0000237104775098972" calcext:value-type="float">
            <text:p>2.37104775098972E-05</text:p>
          </table:table-cell>
          <table:table-cell office:value-type="float" office:value="0.871" calcext:value-type="float">
            <text:p>0.871</text:p>
          </table:table-cell>
          <table:table-cell office:value-type="float" office:value="1.956" calcext:value-type="float">
            <text:p>1.956</text:p>
          </table:table-cell>
          <table:table-cell office:value-type="float" office:value="3.6822" calcext:value-type="float">
            <text:p>3.6822</text:p>
          </table:table-cell>
          <table:table-cell office:value-type="float" office:value="2.102" calcext:value-type="float">
            <text:p>2.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107" calcext:value-type="float">
            <text:p>-1.07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6" calcext:value-type="float">
            <text:p>2.57E-04</text:p>
          </table:table-cell>
          <table:table-cell office:value-type="float" office:value="0.000103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831" calcext:value-type="float">
            <text:p>1.831</text:p>
          </table:table-cell>
          <table:table-cell office:value-type="float" office:value="0.559" calcext:value-type="float">
            <text:p>0.559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349" calcext:value-type="float">
            <text:p>-0.349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514" calcext:value-type="float">
            <text:p>-0.51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622366" calcext:value-type="float">
            <text:p>0.877622366</text:p>
          </table:table-cell>
          <table:table-cell office:value-type="float" office:value="2.443134355" calcext:value-type="float">
            <text:p>2.443134355</text:p>
          </table:table-cell>
          <table:table-cell table:formula="of:=([.E90]-[.E89])/[.D89]" office:value-type="float" office:value="0.0000216888273785691" calcext:value-type="float">
            <text:p>2.16888273785691E-05</text:p>
          </table:table-cell>
          <table:table-cell office:value-type="float" office:value="0.87" calcext:value-type="float">
            <text:p>0.87</text:p>
          </table:table-cell>
          <table:table-cell office:value-type="float" office:value="1.999" calcext:value-type="float">
            <text:p>1.999</text:p>
          </table:table-cell>
          <table:table-cell office:value-type="float" office:value="3.6797" calcext:value-type="float">
            <text:p>3.6797</text:p>
          </table:table-cell>
          <table:table-cell office:value-type="float" office:value="2.05" calcext:value-type="float">
            <text:p>2.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125" calcext:value-type="float">
            <text:p>-1.25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03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227" calcext:value-type="float">
            <text:p>-0.227</text:p>
          </table:table-cell>
          <table:table-cell office:value-type="float" office:value="1.765" calcext:value-type="float">
            <text:p>1.765</text:p>
          </table:table-cell>
          <table:table-cell office:value-type="float" office:value="0.47" calcext:value-type="float">
            <text:p>0.47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454" calcext:value-type="float">
            <text:p>-0.454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624" calcext:value-type="float">
            <text:p>-0.62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6897192" calcext:value-type="float">
            <text:p>0.8776897192</text:p>
          </table:table-cell>
          <table:table-cell office:value-type="float" office:value="2.4431533896" calcext:value-type="float">
            <text:p>2.4431533896</text:p>
          </table:table-cell>
          <table:table-cell table:formula="of:=([.E91]-[.E90])/[.D90]" office:value-type="float" office:value="0.0000205128299971252" calcext:value-type="float">
            <text:p>2.05128299971252E-05</text:p>
          </table:table-cell>
          <table:table-cell office:value-type="float" office:value="0.87" calcext:value-type="float">
            <text:p>0.87</text:p>
          </table:table-cell>
          <table:table-cell office:value-type="float" office:value="2.04" calcext:value-type="float">
            <text:p>2.04</text:p>
          </table:table-cell>
          <table:table-cell office:value-type="float" office:value="3.6773" calcext:value-type="float">
            <text:p>3.6773</text:p>
          </table:table-cell>
          <table:table-cell office:value-type="float" office:value="1.999" calcext:value-type="float">
            <text:p>1.9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146" calcext:value-type="float">
            <text:p>-1.46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03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33" calcext:value-type="float">
            <text:p>-0.33</text:p>
          </table:table-cell>
          <table:table-cell office:value-type="float" office:value="1.705" calcext:value-type="float">
            <text:p>1.705</text:p>
          </table:table-cell>
          <table:table-cell office:value-type="float" office:value="0.385" calcext:value-type="float">
            <text:p>0.385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557" calcext:value-type="float">
            <text:p>-0.557</text:p>
          </table:table-cell>
          <table:table-cell office:value-type="float" office:value="-0.683" calcext:value-type="float">
            <text:p>-0.683</text:p>
          </table:table-cell>
          <table:table-cell office:value-type="float" office:value="-0.731" calcext:value-type="float">
            <text:p>-0.73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7534366" calcext:value-type="float">
            <text:p>0.8777534366</text:p>
          </table:table-cell>
          <table:table-cell office:value-type="float" office:value="2.4431713935" calcext:value-type="float">
            <text:p>2.4431713935</text:p>
          </table:table-cell>
          <table:table-cell table:formula="of:=([.E92]-[.E91])/[.D91]" office:value-type="float" office:value="0.0000184936900533535" calcext:value-type="float">
            <text:p>1.84936900533535E-05</text:p>
          </table:table-cell>
          <table:table-cell office:value-type="float" office:value="0.87" calcext:value-type="float">
            <text:p>0.87</text:p>
          </table:table-cell>
          <table:table-cell office:value-type="float" office:value="2.082" calcext:value-type="float">
            <text:p>2.082</text:p>
          </table:table-cell>
          <table:table-cell office:value-type="float" office:value="3.6748" calcext:value-type="float">
            <text:p>3.6748</text:p>
          </table:table-cell>
          <table:table-cell office:value-type="float" office:value="1.947" calcext:value-type="float">
            <text:p>1.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171" calcext:value-type="float">
            <text:p>-1.71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031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434" calcext:value-type="float">
            <text:p>-0.434</text:p>
          </table:table-cell>
          <table:table-cell office:value-type="float" office:value="1.658" calcext:value-type="float">
            <text:p>1.658</text:p>
          </table:table-cell>
          <table:table-cell office:value-type="float" office:value="0.3" calcext:value-type="float">
            <text:p>0.3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842" calcext:value-type="float">
            <text:p>-0.84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8108954" calcext:value-type="float">
            <text:p>0.8778108954</text:p>
          </table:table-cell>
          <table:table-cell office:value-type="float" office:value="2.4431876264" calcext:value-type="float">
            <text:p>2.4431876264</text:p>
          </table:table-cell>
          <table:table-cell table:formula="of:=([.E93]-[.E92])/[.D92]" office:value-type="float" office:value="0.0000171664535940641" calcext:value-type="float">
            <text:p>1.71664535940641E-05</text:p>
          </table:table-cell>
          <table:table-cell office:value-type="float" office:value="0.869" calcext:value-type="float">
            <text:p>0.869</text:p>
          </table:table-cell>
          <table:table-cell office:value-type="float" office:value="2.122" calcext:value-type="float">
            <text:p>2.122</text:p>
          </table:table-cell>
          <table:table-cell office:value-type="float" office:value="3.6722" calcext:value-type="float">
            <text:p>3.6722</text:p>
          </table:table-cell>
          <table:table-cell office:value-type="float" office:value="1.896" calcext:value-type="float">
            <text:p>1.8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199" calcext:value-type="float">
            <text:p>-1.99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031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536" calcext:value-type="float">
            <text:p>-0.536</text:p>
          </table:table-cell>
          <table:table-cell office:value-type="float" office:value="1.616" calcext:value-type="float">
            <text:p>1.616</text:p>
          </table:table-cell>
          <table:table-cell office:value-type="float" office:value="0.219" calcext:value-type="float">
            <text:p>0.219</text:p>
          </table:table-cell>
          <table:table-cell office:value-type="float" office:value="-0.516" calcext:value-type="float">
            <text:p>-0.516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897" calcext:value-type="float">
            <text:p>-0.897</text:p>
          </table:table-cell>
          <table:table-cell office:value-type="float" office:value="-0.949" calcext:value-type="float">
            <text:p>-0.94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8642416" calcext:value-type="float">
            <text:p>0.8778642416</text:p>
          </table:table-cell>
          <table:table-cell office:value-type="float" office:value="2.4432026953" calcext:value-type="float">
            <text:p>2.4432026953</text:p>
          </table:table-cell>
          <table:table-cell table:formula="of:=([.E94]-[.E93])/[.D93]" office:value-type="float" office:value="0.0000157631434843159" calcext:value-type="float">
            <text:p>1.57631434843159E-05</text:p>
          </table:table-cell>
          <table:table-cell office:value-type="float" office:value="0.869" calcext:value-type="float">
            <text:p>0.869</text:p>
          </table:table-cell>
          <table:table-cell office:value-type="float" office:value="2.163" calcext:value-type="float">
            <text:p>2.163</text:p>
          </table:table-cell>
          <table:table-cell office:value-type="float" office:value="3.6697" calcext:value-type="float">
            <text:p>3.6697</text:p>
          </table:table-cell>
          <table:table-cell office:value-type="float" office:value="1.845" calcext:value-type="float">
            <text:p>1.8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232" calcext:value-type="float">
            <text:p>-2.32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031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638" calcext:value-type="float">
            <text:p>-0.638</text:p>
          </table:table-cell>
          <table:table-cell office:value-type="float" office:value="1.575" calcext:value-type="float">
            <text:p>1.575</text:p>
          </table:table-cell>
          <table:table-cell office:value-type="float" office:value="0.138" calcext:value-type="float">
            <text:p>0.138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868" calcext:value-type="float">
            <text:p>-0.868</text:p>
          </table:table-cell>
          <table:table-cell office:value-type="float" office:value="-1.003" calcext:value-type="float">
            <text:p>-1.003</text:p>
          </table:table-cell>
          <table:table-cell office:value-type="float" office:value="-1.056" calcext:value-type="float">
            <text:p>-1.05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9132366" calcext:value-type="float">
            <text:p>0.8779132366</text:p>
          </table:table-cell>
          <table:table-cell office:value-type="float" office:value="2.4432165332" calcext:value-type="float">
            <text:p>2.4432165332</text:p>
          </table:table-cell>
          <table:table-cell table:formula="of:=([.E95]-[.E94])/[.D94]" office:value-type="float" office:value="0.0000145907356966414" calcext:value-type="float">
            <text:p>1.45907356966414E-05</text:p>
          </table:table-cell>
          <table:table-cell office:value-type="float" office:value="0.869" calcext:value-type="float">
            <text:p>0.869</text:p>
          </table:table-cell>
          <table:table-cell office:value-type="float" office:value="2.203" calcext:value-type="float">
            <text:p>2.203</text:p>
          </table:table-cell>
          <table:table-cell office:value-type="float" office:value="3.6671" calcext:value-type="float">
            <text:p>3.6671</text:p>
          </table:table-cell>
          <table:table-cell office:value-type="float" office:value="1.794" calcext:value-type="float">
            <text:p>1.7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27" calcext:value-type="float">
            <text:p>-2.70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031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738" calcext:value-type="float">
            <text:p>-0.738</text:p>
          </table:table-cell>
          <table:table-cell office:value-type="float" office:value="1.54" calcext:value-type="float">
            <text:p>1.54</text:p>
          </table:table-cell>
          <table:table-cell office:value-type="float" office:value="0.061" calcext:value-type="float">
            <text:p>0.061</text:p>
          </table:table-cell>
          <table:table-cell office:value-type="float" office:value="-0.711" calcext:value-type="float">
            <text:p>-0.711</text:p>
          </table:table-cell>
          <table:table-cell office:value-type="float" office:value="-0.968" calcext:value-type="float">
            <text:p>-0.968</text:p>
          </table:table-cell>
          <table:table-cell office:value-type="float" office:value="-1.106" calcext:value-type="float">
            <text:p>-1.106</text:p>
          </table:table-cell>
          <table:table-cell office:value-type="float" office:value="-1.161" calcext:value-type="float">
            <text:p>-1.16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9585958" calcext:value-type="float">
            <text:p>0.8779585958</text:p>
          </table:table-cell>
          <table:table-cell office:value-type="float" office:value="2.4432293426" calcext:value-type="float">
            <text:p>2.4432293426</text:p>
          </table:table-cell>
          <table:table-cell table:formula="of:=([.E96]-[.E95])/[.D95]" office:value-type="float" office:value="0.0000132465244438136" calcext:value-type="float">
            <text:p>1.32465244438136E-05</text:p>
          </table:table-cell>
          <table:table-cell office:value-type="float" office:value="0.868" calcext:value-type="float">
            <text:p>0.868</text:p>
          </table:table-cell>
          <table:table-cell office:value-type="float" office:value="2.243" calcext:value-type="float">
            <text:p>2.243</text:p>
          </table:table-cell>
          <table:table-cell office:value-type="float" office:value="3.6646" calcext:value-type="float">
            <text:p>3.6646</text:p>
          </table:table-cell>
          <table:table-cell office:value-type="float" office:value="1.744" calcext:value-type="float">
            <text:p>1.7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314" calcext:value-type="float">
            <text:p>-3.14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031" calcext:value-type="float">
            <text:p>1.03E-04</text:p>
          </table:table-cell>
          <table:table-cell office:value-type="float" office:value="0.0007019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838" calcext:value-type="float">
            <text:p>-0.838</text:p>
          </table:table-cell>
          <table:table-cell office:value-type="float" office:value="1.507" calcext:value-type="float">
            <text:p>1.507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807" calcext:value-type="float">
            <text:p>-0.807</text:p>
          </table:table-cell>
          <table:table-cell office:value-type="float" office:value="-1.068" calcext:value-type="float">
            <text:p>-1.068</text:p>
          </table:table-cell>
          <table:table-cell office:value-type="float" office:value="-1.209" calcext:value-type="float">
            <text:p>-1.209</text:p>
          </table:table-cell>
          <table:table-cell office:value-type="float" office:value="-1.266" calcext:value-type="float">
            <text:p>-1.26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79997826" calcext:value-type="float">
            <text:p>0.8779997826</text:p>
          </table:table-cell>
          <table:table-cell office:value-type="float" office:value="2.4432409725" calcext:value-type="float">
            <text:p>2.4432409725</text:p>
          </table:table-cell>
          <table:table-cell table:formula="of:=([.E97]-[.E96])/[.D96]" office:value-type="float" office:value="0.0000125160623248104" calcext:value-type="float">
            <text:p>1.25160623248104E-05</text:p>
          </table:table-cell>
          <table:table-cell office:value-type="float" office:value="0.868" calcext:value-type="float">
            <text:p>0.868</text:p>
          </table:table-cell>
          <table:table-cell office:value-type="float" office:value="2.282" calcext:value-type="float">
            <text:p>2.282</text:p>
          </table:table-cell>
          <table:table-cell office:value-type="float" office:value="3.662" calcext:value-type="float">
            <text:p>3.662</text:p>
          </table:table-cell>
          <table:table-cell office:value-type="float" office:value="1.694" calcext:value-type="float">
            <text:p>1.6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364" calcext:value-type="float">
            <text:p>-3.64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031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0.936" calcext:value-type="float">
            <text:p>-0.936</text:p>
          </table:table-cell>
          <table:table-cell office:value-type="float" office:value="1.478" calcext:value-type="float">
            <text:p>1.478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9" calcext:value-type="float">
            <text:p>-0.9</text:p>
          </table:table-cell>
          <table:table-cell office:value-type="float" office:value="-1.165" calcext:value-type="float">
            <text:p>-1.165</text:p>
          </table:table-cell>
          <table:table-cell office:value-type="float" office:value="-1.309" calcext:value-type="float">
            <text:p>-1.309</text:p>
          </table:table-cell>
          <table:table-cell office:value-type="float" office:value="-1.368" calcext:value-type="float">
            <text:p>-1.36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0387044" calcext:value-type="float">
            <text:p>0.8780387044</text:p>
          </table:table-cell>
          <table:table-cell office:value-type="float" office:value="2.4432519616" calcext:value-type="float">
            <text:p>2.4432519616</text:p>
          </table:table-cell>
          <table:table-cell table:formula="of:=([.E98]-[.E97])/[.D97]" office:value-type="float" office:value="0.0000114028002974836" calcext:value-type="float">
            <text:p>1.14028002974836E-05</text:p>
          </table:table-cell>
          <table:table-cell office:value-type="float" office:value="0.867" calcext:value-type="float">
            <text:p>0.867</text:p>
          </table:table-cell>
          <table:table-cell office:value-type="float" office:value="2.322" calcext:value-type="float">
            <text:p>2.322</text:p>
          </table:table-cell>
          <table:table-cell office:value-type="float" office:value="3.6594" calcext:value-type="float">
            <text:p>3.6594</text:p>
          </table:table-cell>
          <table:table-cell office:value-type="float" office:value="1.644" calcext:value-type="float">
            <text:p>1.6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422" calcext:value-type="float">
            <text:p>-4.22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031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4" calcext:value-type="float">
            <text:p>1.59E-03</text:p>
          </table:table-cell>
          <table:table-cell office:value-type="float" office:value="-1.034" calcext:value-type="float">
            <text:p>-1.034</text:p>
          </table:table-cell>
          <table:table-cell office:value-type="float" office:value="1.451" calcext:value-type="float">
            <text:p>1.451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993" calcext:value-type="float">
            <text:p>-0.993</text:p>
          </table:table-cell>
          <table:table-cell office:value-type="float" office:value="-1.262" calcext:value-type="float">
            <text:p>-1.262</text:p>
          </table:table-cell>
          <table:table-cell office:value-type="float" office:value="-1.41" calcext:value-type="float">
            <text:p>-1.41</text:p>
          </table:table-cell>
          <table:table-cell office:value-type="float" office:value="-1.471" calcext:value-type="float">
            <text:p>-1.47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0741692" calcext:value-type="float">
            <text:p>0.8780741692</text:p>
          </table:table-cell>
          <table:table-cell office:value-type="float" office:value="2.4432619737" calcext:value-type="float">
            <text:p>2.4432619737</text:p>
          </table:table-cell>
          <table:table-cell table:formula="of:=([.E99]-[.E98])/[.D98]" office:value-type="float" office:value="0.0000105582197100528" calcext:value-type="float">
            <text:p>1.05582197100528E-05</text:p>
          </table:table-cell>
          <table:table-cell office:value-type="float" office:value="0.866" calcext:value-type="float">
            <text:p>0.866</text:p>
          </table:table-cell>
          <table:table-cell office:value-type="float" office:value="2.36" calcext:value-type="float">
            <text:p>2.36</text:p>
          </table:table-cell>
          <table:table-cell office:value-type="float" office:value="3.6568" calcext:value-type="float">
            <text:p>3.6568</text:p>
          </table:table-cell>
          <table:table-cell office:value-type="float" office:value="1.594" calcext:value-type="float">
            <text:p>1.5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489" calcext:value-type="float">
            <text:p>-4.89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031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1.131" calcext:value-type="float">
            <text:p>-1.13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231" calcext:value-type="float">
            <text:p>-0.231</text:p>
          </table:table-cell>
          <table:table-cell office:value-type="float" office:value="-1.082" calcext:value-type="float">
            <text:p>-1.082</text:p>
          </table:table-cell>
          <table:table-cell office:value-type="float" office:value="-1.356" calcext:value-type="float">
            <text:p>-1.356</text:p>
          </table:table-cell>
          <table:table-cell office:value-type="float" office:value="-1.507" calcext:value-type="float">
            <text:p>-1.507</text:p>
          </table:table-cell>
          <table:table-cell office:value-type="float" office:value="-1.571" calcext:value-type="float">
            <text:p>-1.57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1070113" calcext:value-type="float">
            <text:p>0.8781070113</text:p>
          </table:table-cell>
          <table:table-cell office:value-type="float" office:value="2.4432712446" calcext:value-type="float">
            <text:p>2.4432712446</text:p>
          </table:table-cell>
          <table:table-cell table:formula="of:=([.E100]-[.E99])/[.D99]" office:value-type="float" office:value="0.000009713964118657" calcext:value-type="float">
            <text:p>9.713964118657E-06</text:p>
          </table:table-cell>
          <table:table-cell office:value-type="float" office:value="0.866" calcext:value-type="float">
            <text:p>0.866</text:p>
          </table:table-cell>
          <table:table-cell office:value-type="float" office:value="2.399" calcext:value-type="float">
            <text:p>2.399</text:p>
          </table:table-cell>
          <table:table-cell office:value-type="float" office:value="3.6541" calcext:value-type="float">
            <text:p>3.6541</text:p>
          </table:table-cell>
          <table:table-cell office:value-type="float" office:value="1.545" calcext:value-type="float">
            <text:p>1.5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565" calcext:value-type="float">
            <text:p>-5.65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1.227" calcext:value-type="float">
            <text:p>-1.227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99" calcext:value-type="float">
            <text:p>-0.299</text:p>
          </table:table-cell>
          <table:table-cell office:value-type="float" office:value="-1.172" calcext:value-type="float">
            <text:p>-1.172</text:p>
          </table:table-cell>
          <table:table-cell office:value-type="float" office:value="-1.449" calcext:value-type="float">
            <text:p>-1.449</text:p>
          </table:table-cell>
          <table:table-cell office:value-type="float" office:value="-1.604" calcext:value-type="float">
            <text:p>-1.604</text:p>
          </table:table-cell>
          <table:table-cell office:value-type="float" office:value="-1.67" calcext:value-type="float">
            <text:p>-1.6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1372309" calcext:value-type="float">
            <text:p>0.8781372309</text:p>
          </table:table-cell>
          <table:table-cell office:value-type="float" office:value="2.4432797745" calcext:value-type="float">
            <text:p>2.4432797745</text:p>
          </table:table-cell>
          <table:table-cell table:formula="of:=([.E101]-[.E100])/[.D100]" office:value-type="float" office:value="0.0000110728706831742" calcext:value-type="float">
            <text:p>1.10728706831742E-05</text:p>
          </table:table-cell>
          <table:table-cell office:value-type="float" office:value="0.865" calcext:value-type="float">
            <text:p>0.865</text:p>
          </table:table-cell>
          <table:table-cell office:value-type="float" office:value="2.436" calcext:value-type="float">
            <text:p>2.436</text:p>
          </table:table-cell>
          <table:table-cell office:value-type="float" office:value="3.6515" calcext:value-type="float">
            <text:p>3.6515</text:p>
          </table:table-cell>
          <table:table-cell office:value-type="float" office:value="1.497" calcext:value-type="float">
            <text:p>1.4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652" calcext:value-type="float">
            <text:p>-6.52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1.321" calcext:value-type="float">
            <text:p>-1.32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365" calcext:value-type="float">
            <text:p>-0.365</text:p>
          </table:table-cell>
          <table:table-cell office:value-type="float" office:value="-1.258" calcext:value-type="float">
            <text:p>-1.258</text:p>
          </table:table-cell>
          <table:table-cell office:value-type="float" office:value="-1.54" calcext:value-type="float">
            <text:p>-1.54</text:p>
          </table:table-cell>
          <table:table-cell office:value-type="float" office:value="-1.699" calcext:value-type="float">
            <text:p>-1.699</text:p>
          </table:table-cell>
          <table:table-cell office:value-type="float" office:value="-1.767" calcext:value-type="float">
            <text:p>-1.76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1716824" calcext:value-type="float">
            <text:p>0.8781716824</text:p>
          </table:table-cell>
          <table:table-cell office:value-type="float" office:value="2.443289498" calcext:value-type="float">
            <text:p>2.443289498</text:p>
          </table:table-cell>
          <table:table-cell table:formula="of:=([.E102]-[.E101])/[.D101]" office:value-type="float" office:value="0.00000831329470808356" calcext:value-type="float">
            <text:p>8.31329470808356E-06</text:p>
          </table:table-cell>
          <table:table-cell office:value-type="float" office:value="0.864" calcext:value-type="float">
            <text:p>0.864</text:p>
          </table:table-cell>
          <table:table-cell office:value-type="float" office:value="2.483" calcext:value-type="float">
            <text:p>2.483</text:p>
          </table:table-cell>
          <table:table-cell office:value-type="float" office:value="3.6482" calcext:value-type="float">
            <text:p>3.6482</text:p>
          </table:table-cell>
          <table:table-cell office:value-type="float" office:value="1.436" calcext:value-type="float">
            <text:p>1.4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778" calcext:value-type="float">
            <text:p>-7.78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1.438" calcext:value-type="float">
            <text:p>-1.438</text:p>
          </table:table-cell>
          <table:table-cell office:value-type="float" office:value="1.37" calcext:value-type="float">
            <text:p>1.37</text:p>
          </table:table-cell>
          <table:table-cell office:value-type="float" office:value="-0.444" calcext:value-type="float">
            <text:p>-0.444</text:p>
          </table:table-cell>
          <table:table-cell office:value-type="float" office:value="-1.361" calcext:value-type="float">
            <text:p>-1.361</text:p>
          </table:table-cell>
          <table:table-cell office:value-type="float" office:value="-1.652" calcext:value-type="float">
            <text:p>-1.652</text:p>
          </table:table-cell>
          <table:table-cell office:value-type="float" office:value="-1.816" calcext:value-type="float">
            <text:p>-1.816</text:p>
          </table:table-cell>
          <table:table-cell office:value-type="float" office:value="-1.886" calcext:value-type="float">
            <text:p>-1.88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1975508" calcext:value-type="float">
            <text:p>0.8781975508</text:p>
          </table:table-cell>
          <table:table-cell office:value-type="float" office:value="2.4432967985" calcext:value-type="float">
            <text:p>2.4432967985</text:p>
          </table:table-cell>
          <table:table-cell table:formula="of:=([.E103]-[.E102])/[.D102]" office:value-type="float" office:value="0.00000917435945102956" calcext:value-type="float">
            <text:p>9.17435945102956E-06</text:p>
          </table:table-cell>
          <table:table-cell office:value-type="float" office:value="0.863" calcext:value-type="float">
            <text:p>0.863</text:p>
          </table:table-cell>
          <table:table-cell office:value-type="float" office:value="2.521" calcext:value-type="float">
            <text:p>2.521</text:p>
          </table:table-cell>
          <table:table-cell office:value-type="float" office:value="3.6456" calcext:value-type="float">
            <text:p>3.6456</text:p>
          </table:table-cell>
          <table:table-cell office:value-type="float" office:value="1.388" calcext:value-type="float">
            <text:p>1.3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8.72" calcext:value-type="float">
            <text:p>8.72</text:p>
          </table:table-cell>
          <table:table-cell office:value-type="float" office:value="6.67" calcext:value-type="float">
            <text:p>6.67</text:p>
          </table:table-cell>
          <table:table-cell office:value-type="float" office:value="4.7" calcext:value-type="float">
            <text:p>4.7</text:p>
          </table:table-cell>
          <table:table-cell office:value-type="float" office:value="3.64" calcext:value-type="float">
            <text:p>3.64</text:p>
          </table:table-cell>
          <table:table-cell office:value-type="float" office:value="2.94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 office:value-type="float" office:value="-0.000000000898" calcext:value-type="float">
            <text:p>-8.98E-10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1.532" calcext:value-type="float">
            <text:p>-1.532</text:p>
          </table:table-cell>
          <table:table-cell office:value-type="float" office:value="1.353" calcext:value-type="float">
            <text:p>1.353</text:p>
          </table:table-cell>
          <table:table-cell office:value-type="float" office:value="-0.506" calcext:value-type="float">
            <text:p>-0.506</text:p>
          </table:table-cell>
          <table:table-cell office:value-type="float" office:value="-1.443" calcext:value-type="float">
            <text:p>-1.443</text:p>
          </table:table-cell>
          <table:table-cell office:value-type="float" office:value="-1.74" calcext:value-type="float">
            <text:p>-1.74</text:p>
          </table:table-cell>
          <table:table-cell office:value-type="float" office:value="-1.909" calcext:value-type="float">
            <text:p>-1.909</text:p>
          </table:table-cell>
          <table:table-cell office:value-type="float" office:value="-1.982" calcext:value-type="float">
            <text:p>-1.98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2261014" calcext:value-type="float">
            <text:p>0.8782261014</text:p>
          </table:table-cell>
          <table:table-cell office:value-type="float" office:value="2.4433048554" calcext:value-type="float">
            <text:p>2.4433048554</text:p>
          </table:table-cell>
          <table:table-cell table:formula="of:=([.E104]-[.E103])/[.D103]" office:value-type="float" office:value="0.00000861794017279787" calcext:value-type="float">
            <text:p>8.61794017279787E-06</text:p>
          </table:table-cell>
          <table:table-cell office:value-type="float" office:value="0.862" calcext:value-type="float">
            <text:p>0.862</text:p>
          </table:table-cell>
          <table:table-cell office:value-type="float" office:value="2.565" calcext:value-type="float">
            <text:p>2.565</text:p>
          </table:table-cell>
          <table:table-cell office:value-type="float" office:value="3.6423" calcext:value-type="float">
            <text:p>3.6423</text:p>
          </table:table-cell>
          <table:table-cell office:value-type="float" office:value="1.33" calcext:value-type="float">
            <text:p>1.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9.85" calcext:value-type="float">
            <text:p>9.85</text:p>
          </table:table-cell>
          <table:table-cell office:value-type="float" office:value="7.41" calcext:value-type="float">
            <text:p>7.41</text:p>
          </table:table-cell>
          <table:table-cell office:value-type="float" office:value="5.2" calcext:value-type="float">
            <text:p>5.2</text:p>
          </table:table-cell>
          <table:table-cell office:value-type="float" office:value="4.02" calcext:value-type="float">
            <text:p>4.02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  <table:table-cell office:value-type="float" office:value="-0.00000000106" calcext:value-type="float">
            <text:p>-1.06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1.643" calcext:value-type="float">
            <text:p>-1.643</text:p>
          </table:table-cell>
          <table:table-cell office:value-type="float" office:value="1.337" calcext:value-type="float">
            <text:p>1.337</text:p>
          </table:table-cell>
          <table:table-cell office:value-type="float" office:value="-0.579" calcext:value-type="float">
            <text:p>-0.579</text:p>
          </table:table-cell>
          <table:table-cell office:value-type="float" office:value="-1.539" calcext:value-type="float">
            <text:p>-1.539</text:p>
          </table:table-cell>
          <table:table-cell office:value-type="float" office:value="-1.845" calcext:value-type="float">
            <text:p>-1.845</text:p>
          </table:table-cell>
          <table:table-cell office:value-type="float" office:value="-2.019" calcext:value-type="float">
            <text:p>-2.019</text:p>
          </table:table-cell>
          <table:table-cell office:value-type="float" office:value="-2.095" calcext:value-type="float">
            <text:p>-2.09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2529235" calcext:value-type="float">
            <text:p>0.8782529235</text:p>
          </table:table-cell>
          <table:table-cell office:value-type="float" office:value="2.4433124239" calcext:value-type="float">
            <text:p>2.4433124239</text:p>
          </table:table-cell>
          <table:table-cell table:formula="of:=([.E105]-[.E104])/[.D104]" office:value-type="float" office:value="0.00000656826734707727" calcext:value-type="float">
            <text:p>6.56826734707727E-06</text:p>
          </table:table-cell>
          <table:table-cell office:value-type="float" office:value="0.861" calcext:value-type="float">
            <text:p>0.861</text:p>
          </table:table-cell>
          <table:table-cell office:value-type="float" office:value="2.611" calcext:value-type="float">
            <text:p>2.611</text:p>
          </table:table-cell>
          <table:table-cell office:value-type="float" office:value="3.639" calcext:value-type="float">
            <text:p>3.639</text:p>
          </table:table-cell>
          <table:table-cell office:value-type="float" office:value="1.271" calcext:value-type="float">
            <text:p>1.2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11.15" calcext:value-type="float">
            <text:p>11.15</text:p>
          </table:table-cell>
          <table:table-cell office:value-type="float" office:value="8.24" calcext:value-type="float">
            <text:p>8.24</text:p>
          </table:table-cell>
          <table:table-cell office:value-type="float" office:value="5.75" calcext:value-type="float">
            <text:p>5.75</text:p>
          </table:table-cell>
          <table:table-cell office:value-type="float" office:value="4.46" calcext:value-type="float">
            <text:p>4.46</text:p>
          </table:table-cell>
          <table:table-cell office:value-type="float" office:value="3.61" calcext:value-type="float">
            <text:p>3.61</text:p>
          </table:table-cell>
          <table:table-cell office:value-type="float" office:value="3" calcext:value-type="float">
            <text:p>3</text:p>
          </table:table-cell>
          <table:table-cell office:value-type="float" office:value="-0.00000000127" calcext:value-type="float">
            <text:p>-1.27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1.756" calcext:value-type="float">
            <text:p>-1.756</text:p>
          </table:table-cell>
          <table:table-cell office:value-type="float" office:value="1.32" calcext:value-type="float">
            <text:p>1.32</text:p>
          </table:table-cell>
          <table:table-cell office:value-type="float" office:value="-0.652" calcext:value-type="float">
            <text:p>-0.652</text:p>
          </table:table-cell>
          <table:table-cell office:value-type="float" office:value="-1.637" calcext:value-type="float">
            <text:p>-1.637</text:p>
          </table:table-cell>
          <table:table-cell office:value-type="float" office:value="-1.952" calcext:value-type="float">
            <text:p>-1.952</text:p>
          </table:table-cell>
          <table:table-cell office:value-type="float" office:value="-2.132" calcext:value-type="float">
            <text:p>-2.132</text:p>
          </table:table-cell>
          <table:table-cell office:value-type="float" office:value="-2.21" calcext:value-type="float">
            <text:p>-2.2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2733679" calcext:value-type="float">
            <text:p>0.8782733679</text:p>
          </table:table-cell>
          <table:table-cell office:value-type="float" office:value="2.4433181925" calcext:value-type="float">
            <text:p>2.4433181925</text:p>
          </table:table-cell>
          <table:table-cell table:formula="of:=([.E106]-[.E105])/[.D105]" office:value-type="float" office:value="0.00000714208153079218" calcext:value-type="float">
            <text:p>7.14208153079218E-06</text:p>
          </table:table-cell>
          <table:table-cell office:value-type="float" office:value="0.86" calcext:value-type="float">
            <text:p>0.86</text:p>
          </table:table-cell>
          <table:table-cell office:value-type="float" office:value="2.647" calcext:value-type="float">
            <text:p>2.647</text:p>
          </table:table-cell>
          <table:table-cell office:value-type="float" office:value="3.6363" calcext:value-type="float">
            <text:p>3.6363</text:p>
          </table:table-cell>
          <table:table-cell office:value-type="float" office:value="1.222" calcext:value-type="float">
            <text:p>1.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12.34" calcext:value-type="float">
            <text:p>12.34</text:p>
          </table:table-cell>
          <table:table-cell office:value-type="float" office:value="8.99" calcext:value-type="float">
            <text:p>8.99</text:p>
          </table:table-cell>
          <table:table-cell office:value-type="float" office:value="6.25" calcext:value-type="float">
            <text:p>6.25</text:p>
          </table:table-cell>
          <table:table-cell office:value-type="float" office:value="4.85" calcext:value-type="float">
            <text:p>4.85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office:value-type="float" office:value="-0.00000000146" calcext:value-type="float">
            <text:p>-1.46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1.848" calcext:value-type="float">
            <text:p>-1.848</text:p>
          </table:table-cell>
          <table:table-cell office:value-type="float" office:value="1.308" calcext:value-type="float">
            <text:p>1.308</text:p>
          </table:table-cell>
          <table:table-cell office:value-type="float" office:value="-0.71" calcext:value-type="float">
            <text:p>-0.71</text:p>
          </table:table-cell>
          <table:table-cell office:value-type="float" office:value="-1.716" calcext:value-type="float">
            <text:p>-1.716</text:p>
          </table:table-cell>
          <table:table-cell office:value-type="float" office:value="-2.038" calcext:value-type="float">
            <text:p>-2.038</text:p>
          </table:table-cell>
          <table:table-cell office:value-type="float" office:value="-2.223" calcext:value-type="float">
            <text:p>-2.223</text:p>
          </table:table-cell>
          <table:table-cell office:value-type="float" office:value="-2.303" calcext:value-type="float">
            <text:p>-2.30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2956004" calcext:value-type="float">
            <text:p>0.8782956004</text:p>
          </table:table-cell>
          <table:table-cell office:value-type="float" office:value="2.4433244652" calcext:value-type="float">
            <text:p>2.4433244652</text:p>
          </table:table-cell>
          <table:table-cell table:formula="of:=([.E107]-[.E106])/[.D106]" office:value-type="float" office:value="0.00000679691438439317" calcext:value-type="float">
            <text:p>6.79691438439317E-06</text:p>
          </table:table-cell>
          <table:table-cell office:value-type="float" office:value="0.859" calcext:value-type="float">
            <text:p>0.859</text:p>
          </table:table-cell>
          <table:table-cell office:value-type="float" office:value="2.69" calcext:value-type="float">
            <text:p>2.69</text:p>
          </table:table-cell>
          <table:table-cell office:value-type="float" office:value="3.6331" calcext:value-type="float">
            <text:p>3.6331</text:p>
          </table:table-cell>
          <table:table-cell office:value-type="float" office:value="1.166" calcext:value-type="float">
            <text:p>1.1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13.9" calcext:value-type="float">
            <text:p>13.9</text:p>
          </table:table-cell>
          <table:table-cell office:value-type="float" office:value="9.95" calcext:value-type="float">
            <text:p>9.95</text:p>
          </table:table-cell>
          <table:table-cell office:value-type="float" office:value="6.89" calcext:value-type="float">
            <text:p>6.89</text:p>
          </table:table-cell>
          <table:table-cell office:value-type="float" office:value="5.36" calcext:value-type="float">
            <text:p>5.36</text:p>
          </table:table-cell>
          <table:table-cell office:value-type="float" office:value="4.34" calcext:value-type="float">
            <text:p>4.34</text:p>
          </table:table-cell>
          <table:table-cell office:value-type="float" office:value="3" calcext:value-type="float">
            <text:p>3</text:p>
          </table:table-cell>
          <table:table-cell office:value-type="float" office:value="-0.00000000172" calcext:value-type="float">
            <text:p>-1.72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1.956" calcext:value-type="float">
            <text:p>-1.956</text:p>
          </table:table-cell>
          <table:table-cell office:value-type="float" office:value="1.298" calcext:value-type="float">
            <text:p>1.298</text:p>
          </table:table-cell>
          <table:table-cell office:value-type="float" office:value="-0.775" calcext:value-type="float">
            <text:p>-0.775</text:p>
          </table:table-cell>
          <table:table-cell office:value-type="float" office:value="-1.806" calcext:value-type="float">
            <text:p>-1.806</text:p>
          </table:table-cell>
          <table:table-cell office:value-type="float" office:value="-2.137" calcext:value-type="float">
            <text:p>-2.137</text:p>
          </table:table-cell>
          <table:table-cell office:value-type="float" office:value="-2.328" calcext:value-type="float">
            <text:p>-2.328</text:p>
          </table:table-cell>
          <table:table-cell office:value-type="float" office:value="-2.411" calcext:value-type="float">
            <text:p>-2.41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3167601" calcext:value-type="float">
            <text:p>0.8783167601</text:p>
          </table:table-cell>
          <table:table-cell office:value-type="float" office:value="2.4433304349" calcext:value-type="float">
            <text:p>2.4433304349</text:p>
          </table:table-cell>
          <table:table-cell table:formula="of:=([.E108]-[.E107])/[.D107]" office:value-type="float" office:value="0.00000643264509629262" calcext:value-type="float">
            <text:p>6.43264509629262E-06</text:p>
          </table:table-cell>
          <table:table-cell office:value-type="float" office:value="0.857" calcext:value-type="float">
            <text:p>0.857</text:p>
          </table:table-cell>
          <table:table-cell office:value-type="float" office:value="2.734" calcext:value-type="float">
            <text:p>2.734</text:p>
          </table:table-cell>
          <table:table-cell office:value-type="float" office:value="3.6298" calcext:value-type="float">
            <text:p>3.6298</text:p>
          </table:table-cell>
          <table:table-cell office:value-type="float" office:value="1.108" calcext:value-type="float">
            <text:p>1.1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15.69" calcext:value-type="float">
            <text:p>15.69</text:p>
          </table:table-cell>
          <table:table-cell office:value-type="float" office:value="11.04" calcext:value-type="float">
            <text:p>11.04</text:p>
          </table:table-cell>
          <table:table-cell office:value-type="float" office:value="7.61" calcext:value-type="float">
            <text:p>7.61</text:p>
          </table:table-cell>
          <table:table-cell office:value-type="float" office:value="5.93" calcext:value-type="float">
            <text:p>5.93</text:p>
          </table:table-cell>
          <table:table-cell office:value-type="float" office:value="4.81" calcext:value-type="float">
            <text:p>4.81</text:p>
          </table:table-cell>
          <table:table-cell office:value-type="float" office:value="3" calcext:value-type="float">
            <text:p>3</text:p>
          </table:table-cell>
          <table:table-cell office:value-type="float" office:value="-0.00000000203" calcext:value-type="float">
            <text:p>-2.03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2.066" calcext:value-type="float">
            <text:p>-2.066</text:p>
          </table:table-cell>
          <table:table-cell office:value-type="float" office:value="1.286" calcext:value-type="float">
            <text:p>1.286</text:p>
          </table:table-cell>
          <table:table-cell office:value-type="float" office:value="-0.843" calcext:value-type="float">
            <text:p>-0.843</text:p>
          </table:table-cell>
          <table:table-cell office:value-type="float" office:value="-1.899" calcext:value-type="float">
            <text:p>-1.899</text:p>
          </table:table-cell>
          <table:table-cell office:value-type="float" office:value="-2.239" calcext:value-type="float">
            <text:p>-2.239</text:p>
          </table:table-cell>
          <table:table-cell office:value-type="float" office:value="-2.436" calcext:value-type="float">
            <text:p>-2.436</text:p>
          </table:table-cell>
          <table:table-cell office:value-type="float" office:value="-2.522" calcext:value-type="float">
            <text:p>-2.52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3367872" calcext:value-type="float">
            <text:p>0.8783367872</text:p>
          </table:table-cell>
          <table:table-cell office:value-type="float" office:value="2.4433360848" calcext:value-type="float">
            <text:p>2.4433360848</text:p>
          </table:table-cell>
          <table:table-cell table:formula="of:=([.E109]-[.E108])/[.D108]" office:value-type="float" office:value="0.00000551326105278923" calcext:value-type="float">
            <text:p>5.51326105278923E-06</text:p>
          </table:table-cell>
          <table:table-cell office:value-type="float" office:value="0.855" calcext:value-type="float">
            <text:p>0.855</text:p>
          </table:table-cell>
          <table:table-cell office:value-type="float" office:value="2.779" calcext:value-type="float">
            <text:p>2.779</text:p>
          </table:table-cell>
          <table:table-cell office:value-type="float" office:value="3.6264" calcext:value-type="float">
            <text:p>3.6264</text:p>
          </table:table-cell>
          <table:table-cell office:value-type="float" office:value="1.048" calcext:value-type="float">
            <text:p>1.0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17.77" calcext:value-type="float">
            <text:p>17.77</text:p>
          </table:table-cell>
          <table:table-cell office:value-type="float" office:value="12.29" calcext:value-type="float">
            <text:p>12.29</text:p>
          </table:table-cell>
          <table:table-cell office:value-type="float" office:value="8.43" calcext:value-type="float">
            <text:p>8.43</text:p>
          </table:table-cell>
          <table:table-cell office:value-type="float" office:value="6.58" calcext:value-type="float">
            <text:p>6.58</text:p>
          </table:table-cell>
          <table:table-cell office:value-type="float" office:value="5.33" calcext:value-type="float">
            <text:p>5.33</text:p>
          </table:table-cell>
          <table:table-cell office:value-type="float" office:value="2" calcext:value-type="float">
            <text:p>2</text:p>
          </table:table-cell>
          <table:table-cell office:value-type="float" office:value="-0.00000000242" calcext:value-type="float">
            <text:p>-2.42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2.178" calcext:value-type="float">
            <text:p>-2.178</text:p>
          </table:table-cell>
          <table:table-cell office:value-type="float" office:value="1.279" calcext:value-type="float">
            <text:p>1.279</text:p>
          </table:table-cell>
          <table:table-cell office:value-type="float" office:value="-0.907" calcext:value-type="float">
            <text:p>-0.907</text:p>
          </table:table-cell>
          <table:table-cell office:value-type="float" office:value="-1.991" calcext:value-type="float">
            <text:p>-1.991</text:p>
          </table:table-cell>
          <table:table-cell office:value-type="float" office:value="-2.341" calcext:value-type="float">
            <text:p>-2.341</text:p>
          </table:table-cell>
          <table:table-cell office:value-type="float" office:value="-2.545" calcext:value-type="float">
            <text:p>-2.545</text:p>
          </table:table-cell>
          <table:table-cell office:value-type="float" office:value="-2.633" calcext:value-type="float">
            <text:p>-2.63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3539534" calcext:value-type="float">
            <text:p>0.8783539534</text:p>
          </table:table-cell>
          <table:table-cell office:value-type="float" office:value="2.4433409273" calcext:value-type="float">
            <text:p>2.4433409273</text:p>
          </table:table-cell>
          <table:table-cell table:formula="of:=([.E110]-[.E109])/[.D109]" office:value-type="float" office:value="0.00000528329152713961" calcext:value-type="float">
            <text:p>5.28329152713961E-06</text:p>
          </table:table-cell>
          <table:table-cell office:value-type="float" office:value="0.854" calcext:value-type="float">
            <text:p>0.854</text:p>
          </table:table-cell>
          <table:table-cell office:value-type="float" office:value="2.82" calcext:value-type="float">
            <text:p>2.82</text:p>
          </table:table-cell>
          <table:table-cell office:value-type="float" office:value="3.6231" calcext:value-type="float">
            <text:p>3.6231</text:p>
          </table:table-cell>
          <table:table-cell office:value-type="float" office:value="0.994" calcext:value-type="float">
            <text:p>0.9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19.94" calcext:value-type="float">
            <text:p>19.94</text:p>
          </table:table-cell>
          <table:table-cell office:value-type="float" office:value="13.56" calcext:value-type="float">
            <text:p>13.56</text:p>
          </table:table-cell>
          <table:table-cell office:value-type="float" office:value="9.26" calcext:value-type="float">
            <text:p>9.26</text:p>
          </table:table-cell>
          <table:table-cell office:value-type="float" office:value="7.23" calcext:value-type="float">
            <text:p>7.23</text:p>
          </table:table-cell>
          <table:table-cell office:value-type="float" office:value="5.87" calcext:value-type="float">
            <text:p>5.87</text:p>
          </table:table-cell>
          <table:table-cell office:value-type="float" office:value="2" calcext:value-type="float">
            <text:p>2</text:p>
          </table:table-cell>
          <table:table-cell office:value-type="float" office:value="-0.00000000283" calcext:value-type="float">
            <text:p>-2.83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2.28" calcext:value-type="float">
            <text:p>-2.28</text:p>
          </table:table-cell>
          <table:table-cell office:value-type="float" office:value="1.275" calcext:value-type="float">
            <text:p>1.275</text:p>
          </table:table-cell>
          <table:table-cell office:value-type="float" office:value="-0.964" calcext:value-type="float">
            <text:p>-0.964</text:p>
          </table:table-cell>
          <table:table-cell office:value-type="float" office:value="-2.074" calcext:value-type="float">
            <text:p>-2.074</text:p>
          </table:table-cell>
          <table:table-cell office:value-type="float" office:value="-2.435" calcext:value-type="float">
            <text:p>-2.435</text:p>
          </table:table-cell>
          <table:table-cell office:value-type="float" office:value="-2.645" calcext:value-type="float">
            <text:p>-2.645</text:p>
          </table:table-cell>
          <table:table-cell office:value-type="float" office:value="-2.735" calcext:value-type="float">
            <text:p>-2.73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3704042" calcext:value-type="float">
            <text:p>0.8783704042</text:p>
          </table:table-cell>
          <table:table-cell office:value-type="float" office:value="2.4433455679" calcext:value-type="float">
            <text:p>2.4433455679</text:p>
          </table:table-cell>
          <table:table-cell table:formula="of:=([.E111]-[.E110])/[.D110]" office:value-type="float" office:value="0.00000499584227710528" calcext:value-type="float">
            <text:p>4.99584227710528E-06</text:p>
          </table:table-cell>
          <table:table-cell office:value-type="float" office:value="0.852" calcext:value-type="float">
            <text:p>0.852</text:p>
          </table:table-cell>
          <table:table-cell office:value-type="float" office:value="2.862" calcext:value-type="float">
            <text:p>2.862</text:p>
          </table:table-cell>
          <table:table-cell office:value-type="float" office:value="3.6199" calcext:value-type="float">
            <text:p>3.6199</text:p>
          </table:table-cell>
          <table:table-cell office:value-type="float" office:value="0.938" calcext:value-type="float">
            <text:p>0.9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22.42" calcext:value-type="float">
            <text:p>22.42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7.98" calcext:value-type="float">
            <text:p>7.98</text:p>
          </table:table-cell>
          <table:table-cell office:value-type="float" office:value="6.47" calcext:value-type="float">
            <text:p>6.47</text:p>
          </table:table-cell>
          <table:table-cell office:value-type="float" office:value="2" calcext:value-type="float">
            <text:p>2</text:p>
          </table:table-cell>
          <table:table-cell office:value-type="float" office:value="-0.00000000333" calcext:value-type="float">
            <text:p>-3.33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2.385" calcext:value-type="float">
            <text:p>-2.385</text:p>
          </table:table-cell>
          <table:table-cell office:value-type="float" office:value="1.277" calcext:value-type="float">
            <text:p>1.277</text:p>
          </table:table-cell>
          <table:table-cell office:value-type="float" office:value="-1.018" calcext:value-type="float">
            <text:p>-1.018</text:p>
          </table:table-cell>
          <table:table-cell office:value-type="float" office:value="-2.158" calcext:value-type="float">
            <text:p>-2.158</text:p>
          </table:table-cell>
          <table:table-cell office:value-type="float" office:value="-2.53" calcext:value-type="float">
            <text:p>-2.53</text:p>
          </table:table-cell>
          <table:table-cell office:value-type="float" office:value="-2.747" calcext:value-type="float">
            <text:p>-2.747</text:p>
          </table:table-cell>
          <table:table-cell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3859611" calcext:value-type="float">
            <text:p>0.8783859611</text:p>
          </table:table-cell>
          <table:table-cell office:value-type="float" office:value="2.4433499561" calcext:value-type="float">
            <text:p>2.4433499561</text:p>
          </table:table-cell>
          <table:table-cell table:formula="of:=([.E112]-[.E111])/[.D111]" office:value-type="float" office:value="0.00000449779501836917" calcext:value-type="float">
            <text:p>4.49779501836917E-06</text:p>
          </table:table-cell>
          <table:table-cell office:value-type="float" office:value="0.849" calcext:value-type="float">
            <text:p>0.849</text:p>
          </table:table-cell>
          <table:table-cell office:value-type="float" office:value="2.905" calcext:value-type="float">
            <text:p>2.905</text:p>
          </table:table-cell>
          <table:table-cell office:value-type="float" office:value="3.6165" calcext:value-type="float">
            <text:p>3.6165</text:p>
          </table:table-cell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25.28" calcext:value-type="float">
            <text:p>25.28</text:p>
          </table:table-cell>
          <table:table-cell office:value-type="float" office:value="16.62" calcext:value-type="float">
            <text:p>16.62</text:p>
          </table:table-cell>
          <table:table-cell office:value-type="float" office:value="11.25" calcext:value-type="float">
            <text:p>11.25</text:p>
          </table:table-cell>
          <table:table-cell office:value-type="float" office:value="8.81" calcext:value-type="float">
            <text:p>8.81</text:p>
          </table:table-cell>
          <table:table-cell office:value-type="float" office:value="7.15" calcext:value-type="float">
            <text:p>7.15</text:p>
          </table:table-cell>
          <table:table-cell office:value-type="float" office:value="2" calcext:value-type="float">
            <text:p>2</text:p>
          </table:table-cell>
          <table:table-cell office:value-type="float" office:value="-0.00000000393" calcext:value-type="float">
            <text:p>-3.93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2.492" calcext:value-type="float">
            <text:p>-2.492</text:p>
          </table:table-cell>
          <table:table-cell office:value-type="float" office:value="1.279" calcext:value-type="float">
            <text:p>1.279</text:p>
          </table:table-cell>
          <table:table-cell office:value-type="float" office:value="-1.07" calcext:value-type="float">
            <text:p>-1.07</text:p>
          </table:table-cell>
          <table:table-cell office:value-type="float" office:value="-2.242" calcext:value-type="float">
            <text:p>-2.242</text:p>
          </table:table-cell>
          <table:table-cell office:value-type="float" office:value="-2.626" calcext:value-type="float">
            <text:p>-2.626</text:p>
          </table:table-cell>
          <table:table-cell office:value-type="float" office:value="-2.85" calcext:value-type="float">
            <text:p>-2.85</text:p>
          </table:table-cell>
          <table:table-cell office:value-type="float" office:value="-2.946" calcext:value-type="float">
            <text:p>-2.94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3999681" calcext:value-type="float">
            <text:p>0.8783999681</text:p>
          </table:table-cell>
          <table:table-cell office:value-type="float" office:value="2.4433539069" calcext:value-type="float">
            <text:p>2.4433539069</text:p>
          </table:table-cell>
          <table:table-cell table:formula="of:=([.E113]-[.E112])/[.D112]" office:value-type="float" office:value="0.0000041723589856885" calcext:value-type="float">
            <text:p>4.1723589856885E-06</text:p>
          </table:table-cell>
          <table:table-cell office:value-type="float" office:value="0.847" calcext:value-type="float">
            <text:p>0.847</text:p>
          </table:table-cell>
          <table:table-cell office:value-type="float" office:value="2.946" calcext:value-type="float">
            <text:p>2.946</text:p>
          </table:table-cell>
          <table:table-cell office:value-type="float" office:value="3.6133" calcext:value-type="float">
            <text:p>3.6133</text:p>
          </table:table-cell>
          <table:table-cell office:value-type="float" office:value="0.825" calcext:value-type="float">
            <text:p>0.8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28.39" calcext:value-type="float">
            <text:p>28.39</text:p>
          </table:table-cell>
          <table:table-cell office:value-type="float" office:value="18.36" calcext:value-type="float">
            <text:p>18.36</text:p>
          </table:table-cell>
          <table:table-cell office:value-type="float" office:value="12.37" calcext:value-type="float">
            <text:p>12.37</text:p>
          </table:table-cell>
          <table:table-cell office:value-type="float" office:value="9.71" calcext:value-type="float">
            <text:p>9.71</text:p>
          </table:table-cell>
          <table:table-cell office:value-type="float" office:value="7.88" calcext:value-type="float">
            <text:p>7.88</text:p>
          </table:table-cell>
          <table:table-cell office:value-type="float" office:value="2" calcext:value-type="float">
            <text:p>2</text:p>
          </table:table-cell>
          <table:table-cell office:value-type="float" office:value="-0.00000000461" calcext:value-type="float">
            <text:p>-4.61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2.595" calcext:value-type="float">
            <text:p>-2.595</text:p>
          </table:table-cell>
          <table:table-cell office:value-type="float" office:value="1.281" calcext:value-type="float">
            <text:p>1.281</text:p>
          </table:table-cell>
          <table:table-cell office:value-type="float" office:value="-1.12" calcext:value-type="float">
            <text:p>-1.12</text:p>
          </table:table-cell>
          <table:table-cell office:value-type="float" office:value="-2.323" calcext:value-type="float">
            <text:p>-2.323</text:p>
          </table:table-cell>
          <table:table-cell office:value-type="float" office:value="-2.719" calcext:value-type="float">
            <text:p>-2.719</text:p>
          </table:table-cell>
          <table:table-cell office:value-type="float" office:value="-2.949" calcext:value-type="float">
            <text:p>-2.949</text:p>
          </table:table-cell>
          <table:table-cell office:value-type="float" office:value="-3.048" calcext:value-type="float">
            <text:p>-3.04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12962" calcext:value-type="float">
            <text:p>0.878412962</text:p>
          </table:table-cell>
          <table:table-cell office:value-type="float" office:value="2.4433575719" calcext:value-type="float">
            <text:p>2.4433575719</text:p>
          </table:table-cell>
          <table:table-cell table:formula="of:=([.E114]-[.E113])/[.D113]" office:value-type="float" office:value="0.00000390408628780779" calcext:value-type="float">
            <text:p>3.90408628780779E-06</text:p>
          </table:table-cell>
          <table:table-cell office:value-type="float" office:value="0.844" calcext:value-type="float">
            <text:p>0.844</text:p>
          </table:table-cell>
          <table:table-cell office:value-type="float" office:value="2.987" calcext:value-type="float">
            <text:p>2.987</text:p>
          </table:table-cell>
          <table:table-cell office:value-type="float" office:value="3.6101" calcext:value-type="float">
            <text:p>3.6101</text:p>
          </table:table-cell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31.85" calcext:value-type="float">
            <text:p>31.85</text:p>
          </table:table-cell>
          <table:table-cell office:value-type="float" office:value="20.25" calcext:value-type="float">
            <text:p>20.25</text:p>
          </table:table-cell>
          <table:table-cell office:value-type="float" office:value="13.58" calcext:value-type="float">
            <text:p>13.58</text:p>
          </table:table-cell>
          <table:table-cell office:value-type="float" office:value="10.68" calcext:value-type="float">
            <text:p>10.68</text:p>
          </table:table-cell>
          <table:table-cell office:value-type="float" office:value="8.67" calcext:value-type="float">
            <text:p>8.67</text:p>
          </table:table-cell>
          <table:table-cell office:value-type="float" office:value="2" calcext:value-type="float">
            <text:p>2</text:p>
          </table:table-cell>
          <table:table-cell office:value-type="float" office:value="-0.00000000541" calcext:value-type="float">
            <text:p>-5.41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2.696" calcext:value-type="float">
            <text:p>-2.696</text:p>
          </table:table-cell>
          <table:table-cell office:value-type="float" office:value="1.284" calcext:value-type="float">
            <text:p>1.284</text:p>
          </table:table-cell>
          <table:table-cell office:value-type="float" office:value="-1.168" calcext:value-type="float">
            <text:p>-1.168</text:p>
          </table:table-cell>
          <table:table-cell office:value-type="float" office:value="-2.402" calcext:value-type="float">
            <text:p>-2.402</text:p>
          </table:table-cell>
          <table:table-cell office:value-type="float" office:value="-2.809" calcext:value-type="float">
            <text:p>-2.809</text:p>
          </table:table-cell>
          <table:table-cell office:value-type="float" office:value="-3.047" calcext:value-type="float">
            <text:p>-3.047</text:p>
          </table:table-cell>
          <table:table-cell office:value-type="float" office:value="-3.149" calcext:value-type="float">
            <text:p>-3.14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251213" calcext:value-type="float">
            <text:p>0.8784251213</text:p>
          </table:table-cell>
          <table:table-cell office:value-type="float" office:value="2.4433610013" calcext:value-type="float">
            <text:p>2.4433610013</text:p>
          </table:table-cell>
          <table:table-cell table:formula="of:=([.E115]-[.E114])/[.D114]" office:value-type="float" office:value="0.00000377004245405367" calcext:value-type="float">
            <text:p>3.77004245405367E-06</text:p>
          </table:table-cell>
          <table:table-cell office:value-type="float" office:value="0.842" calcext:value-type="float">
            <text:p>0.842</text:p>
          </table:table-cell>
          <table:table-cell office:value-type="float" office:value="3.027" calcext:value-type="float">
            <text:p>3.027</text:p>
          </table:table-cell>
          <table:table-cell office:value-type="float" office:value="3.6069" calcext:value-type="float">
            <text:p>3.6069</text:p>
          </table:table-cell>
          <table:table-cell office:value-type="float" office:value="0.716" calcext:value-type="float">
            <text:p>0.7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35.71" calcext:value-type="float">
            <text:p>35.71</text:p>
          </table:table-cell>
          <table:table-cell office:value-type="float" office:value="22.34" calcext:value-type="float">
            <text:p>22.34</text:p>
          </table:table-cell>
          <table:table-cell office:value-type="float" office:value="14.91" calcext:value-type="float">
            <text:p>14.91</text:p>
          </table:table-cell>
          <table:table-cell office:value-type="float" office:value="11.74" calcext:value-type="float">
            <text:p>11.74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-0.00000000633" calcext:value-type="float">
            <text:p>-6.33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2.798" calcext:value-type="float">
            <text:p>-2.798</text:p>
          </table:table-cell>
          <table:table-cell office:value-type="float" office:value="1.283" calcext:value-type="float">
            <text:p>1.283</text:p>
          </table:table-cell>
          <table:table-cell office:value-type="float" office:value="-1.214" calcext:value-type="float">
            <text:p>-1.214</text:p>
          </table:table-cell>
          <table:table-cell office:value-type="float" office:value="-2.479" calcext:value-type="float">
            <text:p>-2.479</text:p>
          </table:table-cell>
          <table:table-cell office:value-type="float" office:value="-2.899" calcext:value-type="float">
            <text:p>-2.899</text:p>
          </table:table-cell>
          <table:table-cell office:value-type="float" office:value="-3.144" calcext:value-type="float">
            <text:p>-3.144</text:p>
          </table:table-cell>
          <table:table-cell office:value-type="float" office:value="-3.248" calcext:value-type="float">
            <text:p>-3.24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368634" calcext:value-type="float">
            <text:p>0.8784368634</text:p>
          </table:table-cell>
          <table:table-cell office:value-type="float" office:value="2.443364313" calcext:value-type="float">
            <text:p>2.443364313</text:p>
          </table:table-cell>
          <table:table-cell table:formula="of:=([.E116]-[.E115])/[.D115]" office:value-type="float" office:value="0.00000327228981338465" calcext:value-type="float">
            <text:p>3.27228981338465E-06</text:p>
          </table:table-cell>
          <table:table-cell office:value-type="float" office:value="0.839" calcext:value-type="float">
            <text:p>0.839</text:p>
          </table:table-cell>
          <table:table-cell office:value-type="float" office:value="3.068" calcext:value-type="float">
            <text:p>3.068</text:p>
          </table:table-cell>
          <table:table-cell office:value-type="float" office:value="3.6036" calcext:value-type="float">
            <text:p>3.6036</text:p>
          </table:table-cell>
          <table:table-cell office:value-type="float" office:value="0.659" calcext:value-type="float">
            <text:p>0.6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40.18" calcext:value-type="float">
            <text:p>40.18</text:p>
          </table:table-cell>
          <table:table-cell office:value-type="float" office:value="24.71" calcext:value-type="float">
            <text:p>24.71</text:p>
          </table:table-cell>
          <table:table-cell office:value-type="float" office:value="16.42" calcext:value-type="float">
            <text:p>16.42</text:p>
          </table:table-cell>
          <table:table-cell office:value-type="float" office:value="12.95" calcext:value-type="float">
            <text:p>12.95</text:p>
          </table:table-cell>
          <table:table-cell office:value-type="float" office:value="10.52" calcext:value-type="float">
            <text:p>10.52</text:p>
          </table:table-cell>
          <table:table-cell office:value-type="float" office:value="1" calcext:value-type="float">
            <text:p>1</text:p>
          </table:table-cell>
          <table:table-cell office:value-type="float" office:value="-0.00000000744" calcext:value-type="float">
            <text:p>-7.44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2.901" calcext:value-type="float">
            <text:p>-2.901</text:p>
          </table:table-cell>
          <table:table-cell office:value-type="float" office:value="1.282" calcext:value-type="float">
            <text:p>1.282</text:p>
          </table:table-cell>
          <table:table-cell office:value-type="float" office:value="-1.258" calcext:value-type="float">
            <text:p>-1.258</text:p>
          </table:table-cell>
          <table:table-cell office:value-type="float" office:value="-2.556" calcext:value-type="float">
            <text:p>-2.556</text:p>
          </table:table-cell>
          <table:table-cell office:value-type="float" office:value="-2.99" calcext:value-type="float">
            <text:p>-2.99</text:p>
          </table:table-cell>
          <table:table-cell office:value-type="float" office:value="-3.243" calcext:value-type="float">
            <text:p>-3.243</text:p>
          </table:table-cell>
          <table:table-cell office:value-type="float" office:value="-3.35" calcext:value-type="float">
            <text:p>-3.3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470558" calcext:value-type="float">
            <text:p>0.8784470558</text:p>
          </table:table-cell>
          <table:table-cell office:value-type="float" office:value="2.4433671875" calcext:value-type="float">
            <text:p>2.4433671875</text:p>
          </table:table-cell>
          <table:table-cell table:formula="of:=([.E117]-[.E116])/[.D116]" office:value-type="float" office:value="0.00000319563937459339" calcext:value-type="float">
            <text:p>3.19563937459339E-06</text:p>
          </table:table-cell>
          <table:table-cell office:value-type="float" office:value="0.835" calcext:value-type="float">
            <text:p>0.835</text:p>
          </table:table-cell>
          <table:table-cell office:value-type="float" office:value="3.107" calcext:value-type="float">
            <text:p>3.107</text:p>
          </table:table-cell>
          <table:table-cell office:value-type="float" office:value="3.6004" calcext:value-type="float">
            <text:p>3.6004</text:p>
          </table:table-cell>
          <table:table-cell office:value-type="float" office:value="0.607" calcext:value-type="float">
            <text:p>0.6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44.84" calcext:value-type="float">
            <text:p>44.84</text:p>
          </table:table-cell>
          <table:table-cell office:value-type="float" office:value="27.14" calcext:value-type="float">
            <text:p>27.14</text:p>
          </table:table-cell>
          <table:table-cell office:value-type="float" office:value="17.95" calcext:value-type="float">
            <text:p>17.95</text:p>
          </table:table-cell>
          <table:table-cell office:value-type="float" office:value="14.18" calcext:value-type="float">
            <text:p>14.18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office:value-type="float" office:value="-0.00000000864" calcext:value-type="float">
            <text:p>-8.64E-09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2.997" calcext:value-type="float">
            <text:p>-2.997</text:p>
          </table:table-cell>
          <table:table-cell office:value-type="float" office:value="1.282" calcext:value-type="float">
            <text:p>1.282</text:p>
          </table:table-cell>
          <table:table-cell office:value-type="float" office:value="-1.298" calcext:value-type="float">
            <text:p>-1.298</text:p>
          </table:table-cell>
          <table:table-cell office:value-type="float" office:value="-2.627" calcext:value-type="float">
            <text:p>-2.627</text:p>
          </table:table-cell>
          <table:table-cell office:value-type="float" office:value="-3.074" calcext:value-type="float">
            <text:p>-3.074</text:p>
          </table:table-cell>
          <table:table-cell office:value-type="float" office:value="-3.333" calcext:value-type="float">
            <text:p>-3.333</text:p>
          </table:table-cell>
          <table:table-cell office:value-type="float" office:value="-3.443" calcext:value-type="float">
            <text:p>-3.44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570098" calcext:value-type="float">
            <text:p>0.8784570098</text:p>
          </table:table-cell>
          <table:table-cell office:value-type="float" office:value="2.4433699947" calcext:value-type="float">
            <text:p>2.4433699947</text:p>
          </table:table-cell>
          <table:table-cell table:formula="of:=([.E118]-[.E117])/[.D117]" office:value-type="float" office:value="0.00000302336935187614" calcext:value-type="float">
            <text:p>3.02336935187614E-06</text:p>
          </table:table-cell>
          <table:table-cell office:value-type="float" office:value="0.832" calcext:value-type="float">
            <text:p>0.832</text:p>
          </table:table-cell>
          <table:table-cell office:value-type="float" office:value="3.146" calcext:value-type="float">
            <text:p>3.146</text:p>
          </table:table-cell>
          <table:table-cell office:value-type="float" office:value="3.5973" calcext:value-type="float">
            <text:p>3.5973</text:p>
          </table:table-cell>
          <table:table-cell office:value-type="float" office:value="0.553" calcext:value-type="float">
            <text:p>0.5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50.24" calcext:value-type="float">
            <text:p>50.24</text:p>
          </table:table-cell>
          <table:table-cell office:value-type="float" office:value="29.9" calcext:value-type="float">
            <text:p>29.9</text:p>
          </table:table-cell>
          <table:table-cell office:value-type="float" office:value="19.69" calcext:value-type="float">
            <text:p>19.69</text:p>
          </table:table-cell>
          <table:table-cell office:value-type="float" office:value="15.58" calcext:value-type="float">
            <text:p>15.58</text:p>
          </table:table-cell>
          <table:table-cell office:value-type="float" office:value="12.66" calcext:value-type="float">
            <text:p>12.66</text:p>
          </table:table-cell>
          <table:table-cell office:value-type="float" office:value="1" calcext:value-type="float">
            <text:p>1</text:p>
          </table:table-cell>
          <table:table-cell office:value-type="float" office:value="-0.0000000101" calcext:value-type="float">
            <text:p>-1.01E-08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2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3.096" calcext:value-type="float">
            <text:p>-3.096</text:p>
          </table:table-cell>
          <table:table-cell office:value-type="float" office:value="1.275" calcext:value-type="float">
            <text:p>1.275</text:p>
          </table:table-cell>
          <table:table-cell office:value-type="float" office:value="-1.337" calcext:value-type="float">
            <text:p>-1.337</text:p>
          </table:table-cell>
          <table:table-cell office:value-type="float" office:value="-2.699" calcext:value-type="float">
            <text:p>-2.699</text:p>
          </table:table-cell>
          <table:table-cell office:value-type="float" office:value="-3.16" calcext:value-type="float">
            <text:p>-3.16</text:p>
          </table:table-cell>
          <table:table-cell office:value-type="float" office:value="-3.427" calcext:value-type="float">
            <text:p>-3.427</text:p>
          </table:table-cell>
          <table:table-cell office:value-type="float" office:value="-3.539" calcext:value-type="float">
            <text:p>-3.53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664273" calcext:value-type="float">
            <text:p>0.8784664273</text:p>
          </table:table-cell>
          <table:table-cell office:value-type="float" office:value="2.4433726506" calcext:value-type="float">
            <text:p>2.4433726506</text:p>
          </table:table-cell>
          <table:table-cell table:formula="of:=([.E119]-[.E118])/[.D118]" office:value-type="float" office:value="0.00000277449419107985" calcext:value-type="float">
            <text:p>2.77449419107985E-06</text:p>
          </table:table-cell>
          <table:table-cell office:value-type="float" office:value="0.827" calcext:value-type="float">
            <text:p>0.827</text:p>
          </table:table-cell>
          <table:table-cell office:value-type="float" office:value="3.186" calcext:value-type="float">
            <text:p>3.186</text:p>
          </table:table-cell>
          <table:table-cell office:value-type="float" office:value="3.5941" calcext:value-type="float">
            <text:p>3.5941</text:p>
          </table:table-cell>
          <table:table-cell office:value-type="float" office:value="0.498" calcext:value-type="float">
            <text:p>0.4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56.32" calcext:value-type="float">
            <text:p>56.32</text:p>
          </table:table-cell>
          <table:table-cell office:value-type="float" office:value="32.96" calcext:value-type="float">
            <text:p>32.96</text:p>
          </table:table-cell>
          <table:table-cell office:value-type="float" office:value="21.61" calcext:value-type="float">
            <text:p>21.61</text:p>
          </table:table-cell>
          <table:table-cell office:value-type="float" office:value="17.13" calcext:value-type="float">
            <text:p>17.13</text:p>
          </table:table-cell>
          <table:table-cell office:value-type="float" office:value="13.92" calcext:value-type="float">
            <text:p>13.92</text:p>
          </table:table-cell>
          <table:table-cell office:value-type="float" office:value="1" calcext:value-type="float">
            <text:p>1</text:p>
          </table:table-cell>
          <table:table-cell office:value-type="float" office:value="-0.0000000118" calcext:value-type="float">
            <text:p>-1.18E-08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3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3.195" calcext:value-type="float">
            <text:p>-3.195</text:p>
          </table:table-cell>
          <table:table-cell office:value-type="float" office:value="1.267" calcext:value-type="float">
            <text:p>1.267</text:p>
          </table:table-cell>
          <table:table-cell office:value-type="float" office:value="-1.374" calcext:value-type="float">
            <text:p>-1.374</text:p>
          </table:table-cell>
          <table:table-cell office:value-type="float" office:value="-2.769" calcext:value-type="float">
            <text:p>-2.769</text:p>
          </table:table-cell>
          <table:table-cell office:value-type="float" office:value="-3.245" calcext:value-type="float">
            <text:p>-3.245</text:p>
          </table:table-cell>
          <table:table-cell office:value-type="float" office:value="-3.52" calcext:value-type="float">
            <text:p>-3.52</text:p>
          </table:table-cell>
          <table:table-cell office:value-type="float" office:value="-3.635" calcext:value-type="float">
            <text:p>-3.63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7507" calcext:value-type="float">
            <text:p>0.87847507</text:p>
          </table:table-cell>
          <table:table-cell office:value-type="float" office:value="2.4433750879" calcext:value-type="float">
            <text:p>2.4433750879</text:p>
          </table:table-cell>
          <table:table-cell table:formula="of:=([.E120]-[.E119])/[.D119]" office:value-type="float" office:value="0.00000254475064411901" calcext:value-type="float">
            <text:p>2.54475064411901E-06</text:p>
          </table:table-cell>
          <table:table-cell office:value-type="float" office:value="0.823" calcext:value-type="float">
            <text:p>0.823</text:p>
          </table:table-cell>
          <table:table-cell office:value-type="float" office:value="3.224" calcext:value-type="float">
            <text:p>3.224</text:p>
          </table:table-cell>
          <table:table-cell office:value-type="float" office:value="3.5909" calcext:value-type="float">
            <text:p>3.5909</text:p>
          </table:table-cell>
          <table:table-cell office:value-type="float" office:value="0.445" calcext:value-type="float">
            <text:p>0.4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62.95" calcext:value-type="float">
            <text:p>62.95</text:p>
          </table:table-cell>
          <table:table-cell office:value-type="float" office:value="36.24" calcext:value-type="float">
            <text:p>36.24</text:p>
          </table:table-cell>
          <table:table-cell office:value-type="float" office:value="23.66" calcext:value-type="float">
            <text:p>23.66</text:p>
          </table:table-cell>
          <table:table-cell office:value-type="float" office:value="18.78" calcext:value-type="float">
            <text:p>18.78</text:p>
          </table:table-cell>
          <table:table-cell office:value-type="float" office:value="15.26" calcext:value-type="float">
            <text:p>15.26</text:p>
          </table:table-cell>
          <table:table-cell office:value-type="float" office:value="1" calcext:value-type="float">
            <text:p>1</text:p>
          </table:table-cell>
          <table:table-cell office:value-type="float" office:value="-0.0000000138" calcext:value-type="float">
            <text:p>-1.38E-08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3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3.29" calcext:value-type="float">
            <text:p>-3.29</text:p>
          </table:table-cell>
          <table:table-cell office:value-type="float" office:value="1.261" calcext:value-type="float">
            <text:p>1.261</text:p>
          </table:table-cell>
          <table:table-cell office:value-type="float" office:value="-1.402" calcext:value-type="float">
            <text:p>-1.402</text:p>
          </table:table-cell>
          <table:table-cell office:value-type="float" office:value="-2.835" calcext:value-type="float">
            <text:p>-2.835</text:p>
          </table:table-cell>
          <table:table-cell office:value-type="float" office:value="-3.328" calcext:value-type="float">
            <text:p>-3.328</text:p>
          </table:table-cell>
          <table:table-cell office:value-type="float" office:value="-3.611" calcext:value-type="float">
            <text:p>-3.611</text:p>
          </table:table-cell>
          <table:table-cell office:value-type="float" office:value="-3.729" calcext:value-type="float">
            <text:p>-3.72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829974" calcext:value-type="float">
            <text:p>0.8784829974</text:p>
          </table:table-cell>
          <table:table-cell office:value-type="float" office:value="2.4433773234" calcext:value-type="float">
            <text:p>2.4433773234</text:p>
          </table:table-cell>
          <table:table-cell table:formula="of:=([.E121]-[.E120])/[.D120]" office:value-type="float" office:value="0.00000235337508660028" calcext:value-type="float">
            <text:p>2.35337508660028E-06</text:p>
          </table:table-cell>
          <table:table-cell office:value-type="float" office:value="0.818" calcext:value-type="float">
            <text:p>0.818</text:p>
          </table:table-cell>
          <table:table-cell office:value-type="float" office:value="3.261" calcext:value-type="float">
            <text:p>3.261</text:p>
          </table:table-cell>
          <table:table-cell office:value-type="float" office:value="3.5877" calcext:value-type="float">
            <text:p>3.5877</text:p>
          </table:table-cell>
          <table:table-cell office:value-type="float" office:value="0.393" calcext:value-type="float">
            <text:p>0.3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70.18" calcext:value-type="float">
            <text:p>70.18</text:p>
          </table:table-cell>
          <table:table-cell office:value-type="float" office:value="39.75" calcext:value-type="float">
            <text:p>39.75</text:p>
          </table:table-cell>
          <table:table-cell office:value-type="float" office:value="25.84" calcext:value-type="float">
            <text:p>25.84</text:p>
          </table:table-cell>
          <table:table-cell office:value-type="float" office:value="20.54" calcext:value-type="float">
            <text:p>20.54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  <table:table-cell office:value-type="float" office:value="-0.0000000159" calcext:value-type="float">
            <text:p>-1.59E-08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3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3.383" calcext:value-type="float">
            <text:p>-3.383</text:p>
          </table:table-cell>
          <table:table-cell office:value-type="float" office:value="1.251" calcext:value-type="float">
            <text:p>1.251</text:p>
          </table:table-cell>
          <table:table-cell office:value-type="float" office:value="-1.426" calcext:value-type="float">
            <text:p>-1.426</text:p>
          </table:table-cell>
          <table:table-cell office:value-type="float" office:value="-2.896" calcext:value-type="float">
            <text:p>-2.896</text:p>
          </table:table-cell>
          <table:table-cell office:value-type="float" office:value="-3.406" calcext:value-type="float">
            <text:p>-3.406</text:p>
          </table:table-cell>
          <table:table-cell office:value-type="float" office:value="-3.698" calcext:value-type="float">
            <text:p>-3.698</text:p>
          </table:table-cell>
          <table:table-cell office:value-type="float" office:value="-3.819" calcext:value-type="float">
            <text:p>-3.81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903288" calcext:value-type="float">
            <text:p>0.8784903288</text:p>
          </table:table-cell>
          <table:table-cell office:value-type="float" office:value="2.4433793908" calcext:value-type="float">
            <text:p>2.4433793908</text:p>
          </table:table-cell>
          <table:table-cell table:formula="of:=([.E122]-[.E121])/[.D121]" office:value-type="float" office:value="0.00000235335544661843" calcext:value-type="float">
            <text:p>2.35335544661843E-06</text:p>
          </table:table-cell>
          <table:table-cell office:value-type="float" office:value="0.813" calcext:value-type="float">
            <text:p>0.813</text:p>
          </table:table-cell>
          <table:table-cell office:value-type="float" office:value="3.297" calcext:value-type="float">
            <text:p>3.297</text:p>
          </table:table-cell>
          <table:table-cell office:value-type="float" office:value="3.5847" calcext:value-type="float">
            <text:p>3.5847</text:p>
          </table:table-cell>
          <table:table-cell office:value-type="float" office:value="0.342" calcext:value-type="float">
            <text:p>0.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77.99" calcext:value-type="float">
            <text:p>77.99</text:p>
          </table:table-cell>
          <table:table-cell office:value-type="float" office:value="43.47" calcext:value-type="float">
            <text:p>43.47</text:p>
          </table:table-cell>
          <table:table-cell office:value-type="float" office:value="28.14" calcext:value-type="float">
            <text:p>28.14</text:p>
          </table:table-cell>
          <table:table-cell office:value-type="float" office:value="22.4" calcext:value-type="float">
            <text:p>22.4</text:p>
          </table:table-cell>
          <table:table-cell office:value-type="float" office:value="18.22" calcext:value-type="float">
            <text:p>18.22</text:p>
          </table:table-cell>
          <table:table-cell office:value-type="float" office:value="1" calcext:value-type="float">
            <text:p>1</text:p>
          </table:table-cell>
          <table:table-cell office:value-type="float" office:value="-0.0000000184" calcext:value-type="float">
            <text:p>-1.84E-08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3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3.472" calcext:value-type="float">
            <text:p>-3.472</text:p>
          </table:table-cell>
          <table:table-cell office:value-type="float" office:value="1.238" calcext:value-type="float">
            <text:p>1.238</text:p>
          </table:table-cell>
          <table:table-cell office:value-type="float" office:value="-1.447" calcext:value-type="float">
            <text:p>-1.447</text:p>
          </table:table-cell>
          <table:table-cell office:value-type="float" office:value="-2.952" calcext:value-type="float">
            <text:p>-2.952</text:p>
          </table:table-cell>
          <table:table-cell office:value-type="float" office:value="-3.481" calcext:value-type="float">
            <text:p>-3.481</text:p>
          </table:table-cell>
          <table:table-cell office:value-type="float" office:value="-3.781" calcext:value-type="float">
            <text:p>-3.781</text:p>
          </table:table-cell>
          <table:table-cell office:value-type="float" office:value="-3.905" calcext:value-type="float">
            <text:p>-3.90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976602" calcext:value-type="float">
            <text:p>0.8784976602</text:p>
          </table:table-cell>
          <table:table-cell office:value-type="float" office:value="2.4433814582" calcext:value-type="float">
            <text:p>2.4433814582</text:p>
          </table:table-cell>
          <table:table-cell table:formula="of:=([.E123]-[.E122])/[.D122]" office:value-type="float" office:value="0.00000051656369772992" calcext:value-type="float">
            <text:p>5.16563697729923E-07</text:p>
          </table:table-cell>
          <table:table-cell office:value-type="float" office:value="0.808" calcext:value-type="float">
            <text:p>0.808</text:p>
          </table:table-cell>
          <table:table-cell office:value-type="float" office:value="3.331" calcext:value-type="float">
            <text:p>3.331</text:p>
          </table:table-cell>
          <table:table-cell office:value-type="float" office:value="3.5817" calcext:value-type="float">
            <text:p>3.5817</text:p>
          </table:table-cell>
          <table:table-cell office:value-type="float" office:value="0.293" calcext:value-type="float">
            <text:p>0.2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86.53" calcext:value-type="float">
            <text:p>86.53</text:p>
          </table:table-cell>
          <table:table-cell office:value-type="float" office:value="47.48" calcext:value-type="float">
            <text:p>47.48</text:p>
          </table:table-cell>
          <table:table-cell office:value-type="float" office:value="30.61" calcext:value-type="float">
            <text:p>30.61</text:p>
          </table:table-cell>
          <table:table-cell office:value-type="float" office:value="24.41" calcext:value-type="float">
            <text:p>24.41</text:p>
          </table:table-cell>
          <table:table-cell office:value-type="float" office:value="19.85" calcext:value-type="float">
            <text:p>19.85</text:p>
          </table:table-cell>
          <table:table-cell office:value-type="float" office:value="1" calcext:value-type="float">
            <text:p>1</text:p>
          </table:table-cell>
          <table:table-cell office:value-type="float" office:value="-0.0000000213" calcext:value-type="float">
            <text:p>-2.13E-08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3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3.559" calcext:value-type="float">
            <text:p>-3.559</text:p>
          </table:table-cell>
          <table:table-cell office:value-type="float" office:value="1.222" calcext:value-type="float">
            <text:p>1.222</text:p>
          </table:table-cell>
          <table:table-cell office:value-type="float" office:value="-1.467" calcext:value-type="float">
            <text:p>-1.467</text:p>
          </table:table-cell>
          <table:table-cell office:value-type="float" office:value="-3.008" calcext:value-type="float">
            <text:p>-3.008</text:p>
          </table:table-cell>
          <table:table-cell office:value-type="float" office:value="-3.554" calcext:value-type="float">
            <text:p>-3.554</text:p>
          </table:table-cell>
          <table:table-cell office:value-type="float" office:value="-3.863" calcext:value-type="float">
            <text:p>-3.863</text:p>
          </table:table-cell>
          <table:table-cell office:value-type="float" office:value="-3.989" calcext:value-type="float">
            <text:p>-3.98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992695" calcext:value-type="float">
            <text:p>0.8784992695</text:p>
          </table:table-cell>
          <table:table-cell office:value-type="float" office:value="2.443381912" calcext:value-type="float">
            <text:p>2.443381912</text:p>
          </table:table-cell>
          <table:table-cell table:formula="of:=([.E124]-[.E123])/[.D123]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office:value-type="float" office:value="3.338" calcext:value-type="float">
            <text:p>3.338</text:p>
          </table:table-cell>
          <table:table-cell office:value-type="float" office:value="3.5811" calcext:value-type="float">
            <text:p>3.5811</text:p>
          </table:table-cell>
          <table:table-cell office:value-type="float" office:value="0.282" calcext:value-type="float">
            <text:p>0.2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88.39" calcext:value-type="float">
            <text:p>88.39</text:p>
          </table:table-cell>
          <table:table-cell office:value-type="float" office:value="48.34" calcext:value-type="float">
            <text:p>48.34</text:p>
          </table:table-cell>
          <table:table-cell office:value-type="float" office:value="31.14" calcext:value-type="float">
            <text:p>31.14</text:p>
          </table:table-cell>
          <table:table-cell office:value-type="float" office:value="24.84" calcext:value-type="float">
            <text:p>24.84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-0.000000022" calcext:value-type="float">
            <text:p>-2.20E-08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0002564" calcext:value-type="float">
            <text:p>2.56E-04</text:p>
          </table:table-cell>
          <table:table-cell office:value-type="float" office:value="0.0001033" calcext:value-type="float">
            <text:p>1.03E-04</text:p>
          </table:table-cell>
          <table:table-cell office:value-type="float" office:value="0.000702" calcext:value-type="float">
            <text:p>7.02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93" calcext:value-type="float">
            <text:p>1.59E-03</text:p>
          </table:table-cell>
          <table:table-cell office:value-type="float" office:value="-3.576" calcext:value-type="float">
            <text:p>-3.576</text:p>
          </table:table-cell>
          <table:table-cell office:value-type="float" office:value="1.22" calcext:value-type="float">
            <text:p>1.22</text:p>
          </table:table-cell>
          <table:table-cell office:value-type="float" office:value="-1.47" calcext:value-type="float">
            <text:p>-1.47</text:p>
          </table:table-cell>
          <table:table-cell office:value-type="float" office:value="-3.019" calcext:value-type="float">
            <text:p>-3.019</text:p>
          </table:table-cell>
          <table:table-cell office:value-type="float" office:value="-3.569" calcext:value-type="float">
            <text:p>-3.569</text:p>
          </table:table-cell>
          <table:table-cell office:value-type="float" office:value="-3.879" calcext:value-type="float">
            <text:p>-3.879</text:p>
          </table:table-cell>
          <table:table-cell office:value-type="float" office:value="-4.006" calcext:value-type="float">
            <text:p>-4.00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4992695" calcext:value-type="float">
            <text:p>0.8784992695</text:p>
          </table:table-cell>
          <table:table-cell office:value-type="float" office:value="2.443381912" calcext:value-type="float">
            <text:p>2.443381912</text:p>
          </table:table-cell>
          <table:table-cell table:formula="of:=([.E125]-[.E124])/[.D124]" office:value-type="float" office:value="0.0000205652988309433" calcext:value-type="float">
            <text:p>2.05652988309433E-05</text:p>
          </table:table-cell>
          <table:table-cell office:value-type="float" office:value="0.806" calcext:value-type="float">
            <text:p>0.806</text:p>
          </table:table-cell>
          <table:table-cell office:value-type="float" office:value="1.75" calcext:value-type="float">
            <text:p>1.75</text:p>
          </table:table-cell>
          <table:table-cell office:value-type="float" office:value="3.728" calcext:value-type="float">
            <text:p>3.728</text:p>
          </table:table-cell>
          <table:table-cell office:value-type="float" office:value="2.458" calcext:value-type="float">
            <text:p>2.4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8" calcext:value-type="float">
            <text:p>8.98E-05</text:p>
          </table:table-cell>
          <table:table-cell office:value-type="float" office:value="0.0007043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4" calcext:value-type="float">
            <text:p>1.57E-03</text:p>
          </table:table-cell>
          <table:table-cell office:value-type="float" office:value="0.394" calcext:value-type="float">
            <text:p>0.394</text:p>
          </table:table-cell>
          <table:table-cell office:value-type="float" office:value="1.737" calcext:value-type="float">
            <text:p>1.737</text:p>
          </table:table-cell>
          <table:table-cell office:value-type="float" office:value="0.819" calcext:value-type="float">
            <text:p>0.819</text:p>
          </table:table-cell>
          <table:table-cell office:value-type="float" office:value="0.334" calcext:value-type="float">
            <text:p>0.33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5633445" calcext:value-type="float">
            <text:p>0.8785633445</text:p>
          </table:table-cell>
          <table:table-cell office:value-type="float" office:value="2.4433999786" calcext:value-type="float">
            <text:p>2.4433999786</text:p>
          </table:table-cell>
          <table:table-cell table:formula="of:=([.E126]-[.E125])/[.D125]" office:value-type="float" office:value="0.0000202925607031808" calcext:value-type="float">
            <text:p>2.02925607031808E-05</text:p>
          </table:table-cell>
          <table:table-cell office:value-type="float" office:value="0.806" calcext:value-type="float">
            <text:p>0.806</text:p>
          </table:table-cell>
          <table:table-cell office:value-type="float" office:value="1.766" calcext:value-type="float">
            <text:p>1.766</text:p>
          </table:table-cell>
          <table:table-cell office:value-type="float" office:value="3.7269" calcext:value-type="float">
            <text:p>3.7269</text:p>
          </table:table-cell>
          <table:table-cell office:value-type="float" office:value="2.438" calcext:value-type="float">
            <text:p>2.4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81" calcext:value-type="float">
            <text:p>8.98E-05</text:p>
          </table:table-cell>
          <table:table-cell office:value-type="float" office:value="0.0007043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4" calcext:value-type="float">
            <text:p>1.57E-03</text:p>
          </table:table-cell>
          <table:table-cell office:value-type="float" office:value="0.355" calcext:value-type="float">
            <text:p>0.355</text:p>
          </table:table-cell>
          <table:table-cell office:value-type="float" office:value="1.712" calcext:value-type="float">
            <text:p>1.712</text:p>
          </table:table-cell>
          <table:table-cell office:value-type="float" office:value="0.785" calcext:value-type="float">
            <text:p>0.785</text:p>
          </table:table-cell>
          <table:table-cell office:value-type="float" office:value="0.296" calcext:value-type="float">
            <text:p>0.296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626585" calcext:value-type="float">
            <text:p>0.878626585</text:p>
          </table:table-cell>
          <table:table-cell office:value-type="float" office:value="2.4434178069" calcext:value-type="float">
            <text:p>2.4434178069</text:p>
          </table:table-cell>
          <table:table-cell table:formula="of:=([.E127]-[.E126])/[.D126]" office:value-type="float" office:value="0.0000205554900208039" calcext:value-type="float">
            <text:p>2.05554900208039E-05</text:p>
          </table:table-cell>
          <table:table-cell office:value-type="float" office:value="0.806" calcext:value-type="float">
            <text:p>0.806</text:p>
          </table:table-cell>
          <table:table-cell office:value-type="float" office:value="1.769" calcext:value-type="float">
            <text:p>1.769</text:p>
          </table:table-cell>
          <table:table-cell office:value-type="float" office:value="3.7267" calcext:value-type="float">
            <text:p>3.7267</text:p>
          </table:table-cell>
          <table:table-cell office:value-type="float" office:value="2.434" calcext:value-type="float">
            <text:p>2.4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82" calcext:value-type="float">
            <text:p>8.98E-05</text:p>
          </table:table-cell>
          <table:table-cell office:value-type="float" office:value="0.0007043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4" calcext:value-type="float">
            <text:p>1.57E-03</text:p>
          </table:table-cell>
          <table:table-cell office:value-type="float" office:value="0.347" calcext:value-type="float">
            <text:p>0.347</text:p>
          </table:table-cell>
          <table:table-cell office:value-type="float" office:value="1.706" calcext:value-type="float">
            <text:p>1.706</text:p>
          </table:table-cell>
          <table:table-cell office:value-type="float" office:value="0.777" calcext:value-type="float">
            <text:p>0.777</text:p>
          </table:table-cell>
          <table:table-cell office:value-type="float" office:value="0.288" calcext:value-type="float">
            <text:p>0.28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7" calcext:value-type="float">
            <text:p>0.07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69066" calcext:value-type="float">
            <text:p>0.87869066</text:p>
          </table:table-cell>
          <table:table-cell office:value-type="float" office:value="2.4434358675" calcext:value-type="float">
            <text:p>2.4434358675</text:p>
          </table:table-cell>
          <table:table-cell table:formula="of:=([.E128]-[.E127])/[.D127]" office:value-type="float" office:value="0.0000211240438132402" calcext:value-type="float">
            <text:p>2.11240438132402E-05</text:p>
          </table:table-cell>
          <table:table-cell office:value-type="float" office:value="0.806" calcext:value-type="float">
            <text:p>0.806</text:p>
          </table:table-cell>
          <table:table-cell office:value-type="float" office:value="1.771" calcext:value-type="float">
            <text:p>1.771</text:p>
          </table:table-cell>
          <table:table-cell office:value-type="float" office:value="3.7268" calcext:value-type="float">
            <text:p>3.7268</text:p>
          </table:table-cell>
          <table:table-cell office:value-type="float" office:value="2.433" calcext:value-type="float">
            <text:p>2.4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83" calcext:value-type="float">
            <text:p>8.98E-05</text:p>
          </table:table-cell>
          <table:table-cell office:value-type="float" office:value="0.0007043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4" calcext:value-type="float">
            <text:p>1.57E-03</text:p>
          </table:table-cell>
          <table:table-cell office:value-type="float" office:value="0.342" calcext:value-type="float">
            <text:p>0.342</text:p>
          </table:table-cell>
          <table:table-cell office:value-type="float" office:value="1.7" calcext:value-type="float">
            <text:p>1.7</text:p>
          </table:table-cell>
          <table:table-cell office:value-type="float" office:value="0.772" calcext:value-type="float">
            <text:p>0.772</text:p>
          </table:table-cell>
          <table:table-cell office:value-type="float" office:value="0.283" calcext:value-type="float">
            <text:p>0.283</text:p>
          </table:table-cell>
          <table:table-cell office:value-type="float" office:value="0.129" calcext:value-type="float">
            <text:p>0.12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7565231" calcext:value-type="float">
            <text:p>0.8787565231</text:p>
          </table:table-cell>
          <table:table-cell office:value-type="float" office:value="2.443454429" calcext:value-type="float">
            <text:p>2.443454429</text:p>
          </table:table-cell>
          <table:table-cell table:formula="of:=([.E129]-[.E128])/[.D128]" office:value-type="float" office:value="0.0000211760590230151" calcext:value-type="float">
            <text:p>2.11760590230151E-05</text:p>
          </table:table-cell>
          <table:table-cell office:value-type="float" office:value="0.806" calcext:value-type="float">
            <text:p>0.806</text:p>
          </table:table-cell>
          <table:table-cell office:value-type="float" office:value="1.772" calcext:value-type="float">
            <text:p>1.772</text:p>
          </table:table-cell>
          <table:table-cell office:value-type="float" office:value="3.7271" calcext:value-type="float">
            <text:p>3.7271</text:p>
          </table:table-cell>
          <table:table-cell office:value-type="float" office:value="2.433" calcext:value-type="float">
            <text:p>2.4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84" calcext:value-type="float">
            <text:p>8.98E-05</text:p>
          </table:table-cell>
          <table:table-cell office:value-type="float" office:value="0.0007043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4" calcext:value-type="float">
            <text:p>1.57E-03</text:p>
          </table:table-cell>
          <table:table-cell office:value-type="float" office:value="0.341" calcext:value-type="float">
            <text:p>0.341</text:p>
          </table:table-cell>
          <table:table-cell office:value-type="float" office:value="1.695" calcext:value-type="float">
            <text:p>1.695</text:p>
          </table:table-cell>
          <table:table-cell office:value-type="float" office:value="0.769" calcext:value-type="float">
            <text:p>0.769</text:p>
          </table:table-cell>
          <table:table-cell office:value-type="float" office:value="0.281" calcext:value-type="float">
            <text:p>0.28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8225651" calcext:value-type="float">
            <text:p>0.8788225651</text:p>
          </table:table-cell>
          <table:table-cell office:value-type="float" office:value="2.4434730376" calcext:value-type="float">
            <text:p>2.4434730376</text:p>
          </table:table-cell>
          <table:table-cell table:formula="of:=([.E130]-[.E129])/[.D129]" office:value-type="float" office:value="0.0000213236445489288" calcext:value-type="float">
            <text:p>2.13236445489288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72" calcext:value-type="float">
            <text:p>1.772</text:p>
          </table:table-cell>
          <table:table-cell office:value-type="float" office:value="3.7275" calcext:value-type="float">
            <text:p>3.7275</text:p>
          </table:table-cell>
          <table:table-cell office:value-type="float" office:value="2.435" calcext:value-type="float">
            <text:p>2.4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85" calcext:value-type="float">
            <text:p>8.99E-05</text:p>
          </table:table-cell>
          <table:table-cell office:value-type="float" office:value="0.0007043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4" calcext:value-type="float">
            <text:p>1.57E-03</text:p>
          </table:table-cell>
          <table:table-cell office:value-type="float" office:value="0.341" calcext:value-type="float">
            <text:p>0.341</text:p>
          </table:table-cell>
          <table:table-cell office:value-type="float" office:value="1.691" calcext:value-type="float">
            <text:p>1.691</text:p>
          </table:table-cell>
          <table:table-cell office:value-type="float" office:value="0.767" calcext:value-type="float">
            <text:p>0.767</text:p>
          </table:table-cell>
          <table:table-cell office:value-type="float" office:value="0.281" calcext:value-type="float">
            <text:p>0.28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8890839" calcext:value-type="float">
            <text:p>0.8788890839</text:p>
          </table:table-cell>
          <table:table-cell office:value-type="float" office:value="2.4434917773" calcext:value-type="float">
            <text:p>2.4434917773</text:p>
          </table:table-cell>
          <table:table-cell table:formula="of:=([.E131]-[.E130])/[.D130]" office:value-type="float" office:value="0.0000212229282873143" calcext:value-type="float">
            <text:p>2.12229282873143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71" calcext:value-type="float">
            <text:p>1.771</text:p>
          </table:table-cell>
          <table:table-cell office:value-type="float" office:value="3.7281" calcext:value-type="float">
            <text:p>3.7281</text:p>
          </table:table-cell>
          <table:table-cell office:value-type="float" office:value="2.438" calcext:value-type="float">
            <text:p>2.4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87" calcext:value-type="float">
            <text:p>8.99E-05</text:p>
          </table:table-cell>
          <table:table-cell office:value-type="float" office:value="0.0007043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4" calcext:value-type="float">
            <text:p>1.57E-03</text:p>
          </table:table-cell>
          <table:table-cell office:value-type="float" office:value="0.343" calcext:value-type="float">
            <text:p>0.343</text:p>
          </table:table-cell>
          <table:table-cell office:value-type="float" office:value="1.686" calcext:value-type="float">
            <text:p>1.686</text:p>
          </table:table-cell>
          <table:table-cell office:value-type="float" office:value="0.767" calcext:value-type="float">
            <text:p>0.7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131" calcext:value-type="float">
            <text:p>0.13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89553046" calcext:value-type="float">
            <text:p>0.8789553046</text:p>
          </table:table-cell>
          <table:table-cell office:value-type="float" office:value="2.4435104299" calcext:value-type="float">
            <text:p>2.4435104299</text:p>
          </table:table-cell>
          <table:table-cell table:formula="of:=([.E132]-[.E131])/[.D131]" office:value-type="float" office:value="0.0000208547578064181" calcext:value-type="float">
            <text:p>2.08547578064181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7" calcext:value-type="float">
            <text:p>1.77</text:p>
          </table:table-cell>
          <table:table-cell office:value-type="float" office:value="3.7287" calcext:value-type="float">
            <text:p>3.7287</text:p>
          </table:table-cell>
          <table:table-cell office:value-type="float" office:value="2.442" calcext:value-type="float">
            <text:p>2.4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88" calcext:value-type="float">
            <text:p>8.99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4" calcext:value-type="float">
            <text:p>1.57E-03</text:p>
          </table:table-cell>
          <table:table-cell office:value-type="float" office:value="0.345" calcext:value-type="float">
            <text:p>0.345</text:p>
          </table:table-cell>
          <table:table-cell office:value-type="float" office:value="1.682" calcext:value-type="float">
            <text:p>1.682</text:p>
          </table:table-cell>
          <table:table-cell office:value-type="float" office:value="0.766" calcext:value-type="float">
            <text:p>0.766</text:p>
          </table:table-cell>
          <table:table-cell office:value-type="float" office:value="0.285" calcext:value-type="float">
            <text:p>0.285</text:p>
          </table:table-cell>
          <table:table-cell office:value-type="float" office:value="0.134" calcext:value-type="float">
            <text:p>0.13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0203929" calcext:value-type="float">
            <text:p>0.8790203929</text:p>
          </table:table-cell>
          <table:table-cell office:value-type="float" office:value="2.4435287603" calcext:value-type="float">
            <text:p>2.4435287603</text:p>
          </table:table-cell>
          <table:table-cell table:formula="of:=([.E133]-[.E132])/[.D132]" office:value-type="float" office:value="0.0000205632316905046" calcext:value-type="float">
            <text:p>2.05632316905046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9" calcext:value-type="float">
            <text:p>1.769</text:p>
          </table:table-cell>
          <table:table-cell office:value-type="float" office:value="3.7294" calcext:value-type="float">
            <text:p>3.7294</text:p>
          </table:table-cell>
          <table:table-cell office:value-type="float" office:value="2.446" calcext:value-type="float">
            <text:p>2.4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89" calcext:value-type="float">
            <text:p>8.99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4" calcext:value-type="float">
            <text:p>1.57E-03</text:p>
          </table:table-cell>
          <table:table-cell office:value-type="float" office:value="0.348" calcext:value-type="float">
            <text:p>0.348</text:p>
          </table:table-cell>
          <table:table-cell office:value-type="float" office:value="1.677" calcext:value-type="float">
            <text:p>1.677</text:p>
          </table:table-cell>
          <table:table-cell office:value-type="float" office:value="0.766" calcext:value-type="float">
            <text:p>0.7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137" calcext:value-type="float">
            <text:p>0.13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0845871" calcext:value-type="float">
            <text:p>0.8790845871</text:p>
          </table:table-cell>
          <table:table-cell office:value-type="float" office:value="2.4435468358" calcext:value-type="float">
            <text:p>2.4435468358</text:p>
          </table:table-cell>
          <table:table-cell table:formula="of:=([.E134]-[.E133])/[.D133]" office:value-type="float" office:value="0.0000218371477352444" calcext:value-type="float">
            <text:p>2.18371477352444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8" calcext:value-type="float">
            <text:p>1.768</text:p>
          </table:table-cell>
          <table:table-cell office:value-type="float" office:value="3.73" calcext:value-type="float">
            <text:p>3.73</text:p>
          </table:table-cell>
          <table:table-cell office:value-type="float" office:value="2.449" calcext:value-type="float">
            <text:p>2.4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4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9" calcext:value-type="float">
            <text:p>8.99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1" calcext:value-type="float">
            <text:p>0.351</text:p>
          </table:table-cell>
          <table:table-cell office:value-type="float" office:value="1.673" calcext:value-type="float">
            <text:p>1.673</text:p>
          </table:table-cell>
          <table:table-cell office:value-type="float" office:value="0.766" calcext:value-type="float">
            <text:p>0.766</text:p>
          </table:table-cell>
          <table:table-cell office:value-type="float" office:value="0.289" calcext:value-type="float">
            <text:p>0.289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1527748" calcext:value-type="float">
            <text:p>0.8791527748</text:p>
          </table:table-cell>
          <table:table-cell office:value-type="float" office:value="2.4435660325" calcext:value-type="float">
            <text:p>2.4435660325</text:p>
          </table:table-cell>
          <table:table-cell table:formula="of:=([.E135]-[.E134])/[.D134]" office:value-type="float" office:value="0.0000220986619809111" calcext:value-type="float">
            <text:p>2.20986619809111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7" calcext:value-type="float">
            <text:p>1.767</text:p>
          </table:table-cell>
          <table:table-cell office:value-type="float" office:value="3.7306" calcext:value-type="float">
            <text:p>3.7306</text:p>
          </table:table-cell>
          <table:table-cell office:value-type="float" office:value="2.453" calcext:value-type="float">
            <text:p>2.4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91" calcext:value-type="float">
            <text:p>8.99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3" calcext:value-type="float">
            <text:p>0.353</text:p>
          </table:table-cell>
          <table:table-cell office:value-type="float" office:value="1.669" calcext:value-type="float">
            <text:p>1.669</text:p>
          </table:table-cell>
          <table:table-cell office:value-type="float" office:value="0.766" calcext:value-type="float">
            <text:p>0.766</text:p>
          </table:table-cell>
          <table:table-cell office:value-type="float" office:value="0.292" calcext:value-type="float">
            <text:p>0.292</text:p>
          </table:table-cell>
          <table:table-cell office:value-type="float" office:value="0.144" calcext:value-type="float">
            <text:p>0.14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221797" calcext:value-type="float">
            <text:p>0.879221797</text:p>
          </table:table-cell>
          <table:table-cell office:value-type="float" office:value="2.4435854606" calcext:value-type="float">
            <text:p>2.4435854606</text:p>
          </table:table-cell>
          <table:table-cell table:formula="of:=([.E136]-[.E135])/[.D135]" office:value-type="float" office:value="0.0000215398436030484" calcext:value-type="float">
            <text:p>2.15398436030484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6" calcext:value-type="float">
            <text:p>1.766</text:p>
          </table:table-cell>
          <table:table-cell office:value-type="float" office:value="3.7312" calcext:value-type="float">
            <text:p>3.7312</text:p>
          </table:table-cell>
          <table:table-cell office:value-type="float" office:value="2.456" calcext:value-type="float">
            <text:p>2.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92" calcext:value-type="float">
            <text:p>8.99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5" calcext:value-type="float">
            <text:p>0.355</text:p>
          </table:table-cell>
          <table:table-cell office:value-type="float" office:value="1.665" calcext:value-type="float">
            <text:p>1.6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3" calcext:value-type="float">
            <text:p>0.293</text:p>
          </table:table-cell>
          <table:table-cell office:value-type="float" office:value="0.146" calcext:value-type="float">
            <text:p>0.14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2890906" calcext:value-type="float">
            <text:p>0.8792890906</text:p>
          </table:table-cell>
          <table:table-cell office:value-type="float" office:value="2.4436043989" calcext:value-type="float">
            <text:p>2.4436043989</text:p>
          </table:table-cell>
          <table:table-cell table:formula="of:=([.E137]-[.E136])/[.D136]" office:value-type="float" office:value="0.0000210955648128533" calcext:value-type="float">
            <text:p>2.10955648128533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5" calcext:value-type="float">
            <text:p>1.765</text:p>
          </table:table-cell>
          <table:table-cell office:value-type="float" office:value="3.7318" calcext:value-type="float">
            <text:p>3.7318</text:p>
          </table:table-cell>
          <table:table-cell office:value-type="float" office:value="2.459" calcext:value-type="float">
            <text:p>2.4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93" calcext:value-type="float">
            <text:p>8.99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7" calcext:value-type="float">
            <text:p>0.357</text:p>
          </table:table-cell>
          <table:table-cell office:value-type="float" office:value="1.661" calcext:value-type="float">
            <text:p>1.661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3550134" calcext:value-type="float">
            <text:p>0.8793550134</text:p>
          </table:table-cell>
          <table:table-cell office:value-type="float" office:value="2.443622948" calcext:value-type="float">
            <text:p>2.443622948</text:p>
          </table:table-cell>
          <table:table-cell table:formula="of:=([.E138]-[.E137])/[.D137]" office:value-type="float" office:value="0.0000205756488839069" calcext:value-type="float">
            <text:p>2.05756488839069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5" calcext:value-type="float">
            <text:p>1.765</text:p>
          </table:table-cell>
          <table:table-cell office:value-type="float" office:value="3.7323" calcext:value-type="float">
            <text:p>3.7323</text:p>
          </table:table-cell>
          <table:table-cell office:value-type="float" office:value="2.461" calcext:value-type="float">
            <text:p>2.4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94" calcext:value-type="float">
            <text:p>8.99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8" calcext:value-type="float">
            <text:p>0.358</text:p>
          </table:table-cell>
          <table:table-cell office:value-type="float" office:value="1.657" calcext:value-type="float">
            <text:p>1.657</text:p>
          </table:table-cell>
          <table:table-cell office:value-type="float" office:value="0.764" calcext:value-type="float">
            <text:p>0.764</text:p>
          </table:table-cell>
          <table:table-cell office:value-type="float" office:value="0.296" calcext:value-type="float">
            <text:p>0.296</text:p>
          </table:table-cell>
          <table:table-cell office:value-type="float" office:value="0.151" calcext:value-type="float">
            <text:p>0.15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4193268" calcext:value-type="float">
            <text:p>0.8794193268</text:p>
          </table:table-cell>
          <table:table-cell office:value-type="float" office:value="2.4436410413" calcext:value-type="float">
            <text:p>2.4436410413</text:p>
          </table:table-cell>
          <table:table-cell table:formula="of:=([.E139]-[.E138])/[.D138]" office:value-type="float" office:value="0.00000226888350020143" calcext:value-type="float">
            <text:p>2.26888350020143E-06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4" calcext:value-type="float">
            <text:p>1.764</text:p>
          </table:table-cell>
          <table:table-cell office:value-type="float" office:value="3.7327" calcext:value-type="float">
            <text:p>3.7327</text:p>
          </table:table-cell>
          <table:table-cell office:value-type="float" office:value="2.463" calcext:value-type="float">
            <text:p>2.4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96" calcext:value-type="float">
            <text:p>9.00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9" calcext:value-type="float">
            <text:p>0.359</text:p>
          </table:table-cell>
          <table:table-cell office:value-type="float" office:value="1.654" calcext:value-type="float">
            <text:p>1.654</text:p>
          </table:table-cell>
          <table:table-cell office:value-type="float" office:value="0.763" calcext:value-type="float">
            <text:p>0.763</text:p>
          </table:table-cell>
          <table:table-cell office:value-type="float" office:value="0.297" calcext:value-type="float">
            <text:p>0.297</text:p>
          </table:table-cell>
          <table:table-cell office:value-type="float" office:value="0.152" calcext:value-type="float">
            <text:p>0.15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4264197" calcext:value-type="float">
            <text:p>0.8794264197</text:p>
          </table:table-cell>
          <table:table-cell office:value-type="float" office:value="2.4436430366" calcext:value-type="float">
            <text:p>2.4436430366</text:p>
          </table:table-cell>
          <table:table-cell table:formula="of:=([.E140]-[.E139])/[.D139]" office:value-type="float" office:value="0.0000180729162140575" calcext:value-type="float">
            <text:p>1.80729162140575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4" calcext:value-type="float">
            <text:p>1.764</text:p>
          </table:table-cell>
          <table:table-cell office:value-type="float" office:value="3.7327" calcext:value-type="float">
            <text:p>3.7327</text:p>
          </table:table-cell>
          <table:table-cell office:value-type="float" office:value="2.464" calcext:value-type="float">
            <text:p>2.4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96" calcext:value-type="float">
            <text:p>9.00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9" calcext:value-type="float">
            <text:p>0.359</text:p>
          </table:table-cell>
          <table:table-cell office:value-type="float" office:value="1.653" calcext:value-type="float">
            <text:p>1.653</text:p>
          </table:table-cell>
          <table:table-cell office:value-type="float" office:value="0.763" calcext:value-type="float">
            <text:p>0.763</text:p>
          </table:table-cell>
          <table:table-cell office:value-type="float" office:value="0.297" calcext:value-type="float">
            <text:p>0.297</text:p>
          </table:table-cell>
          <table:table-cell office:value-type="float" office:value="0.152" calcext:value-type="float">
            <text:p>0.15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4829249" calcext:value-type="float">
            <text:p>0.8794829249</text:p>
          </table:table-cell>
          <table:table-cell office:value-type="float" office:value="2.4436589304" calcext:value-type="float">
            <text:p>2.4436589304</text:p>
          </table:table-cell>
          <table:table-cell table:formula="of:=([.E141]-[.E140])/[.D140]" office:value-type="float" office:value="0.0000216520406034358" calcext:value-type="float">
            <text:p>2.16520406034358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4" calcext:value-type="float">
            <text:p>1.764</text:p>
          </table:table-cell>
          <table:table-cell office:value-type="float" office:value="3.733" calcext:value-type="float">
            <text:p>3.733</text:p>
          </table:table-cell>
          <table:table-cell office:value-type="float" office:value="2.465" calcext:value-type="float">
            <text:p>2.4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4" calcext:value-type="float">
            <text:p>2.69E-04</text:p>
          </table:table-cell>
          <table:table-cell office:value-type="float" office:value="0.00008997" calcext:value-type="float">
            <text:p>9.00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6" calcext:value-type="float">
            <text:p>0.36</text:p>
          </table:table-cell>
          <table:table-cell office:value-type="float" office:value="1.651" calcext:value-type="float">
            <text:p>1.651</text:p>
          </table:table-cell>
          <table:table-cell office:value-type="float" office:value="0.762" calcext:value-type="float">
            <text:p>0.762</text:p>
          </table:table-cell>
          <table:table-cell office:value-type="float" office:value="0.297" calcext:value-type="float">
            <text:p>0.297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5506358" calcext:value-type="float">
            <text:p>0.8795506358</text:p>
          </table:table-cell>
          <table:table-cell office:value-type="float" office:value="2.443677973" calcext:value-type="float">
            <text:p>2.443677973</text:p>
          </table:table-cell>
          <table:table-cell table:formula="of:=([.E142]-[.E141])/[.D141]" office:value-type="float" office:value="0.0000208653137785823" calcext:value-type="float">
            <text:p>2.08653137785823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4" calcext:value-type="float">
            <text:p>1.764</text:p>
          </table:table-cell>
          <table:table-cell office:value-type="float" office:value="3.7333" calcext:value-type="float">
            <text:p>3.7333</text:p>
          </table:table-cell>
          <table:table-cell office:value-type="float" office:value="2.466" calcext:value-type="float">
            <text:p>2.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8998" calcext:value-type="float">
            <text:p>9.00E-05</text:p>
          </table:table-cell>
          <table:table-cell office:value-type="float" office:value="0.0007044" calcext:value-type="float">
            <text:p>7.04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9" calcext:value-type="float">
            <text:p>0.359</text:p>
          </table:table-cell>
          <table:table-cell office:value-type="float" office:value="1.647" calcext:value-type="float">
            <text:p>1.647</text:p>
          </table:table-cell>
          <table:table-cell office:value-type="float" office:value="0.76" calcext:value-type="float">
            <text:p>0.76</text:p>
          </table:table-cell>
          <table:table-cell office:value-type="float" office:value="0.296" calcext:value-type="float">
            <text:p>0.296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6159029" calcext:value-type="float">
            <text:p>0.8796159029</text:p>
          </table:table-cell>
          <table:table-cell office:value-type="float" office:value="2.4436963251" calcext:value-type="float">
            <text:p>2.4436963251</text:p>
          </table:table-cell>
          <table:table-cell table:formula="of:=([.E143]-[.E142])/[.D142]" office:value-type="float" office:value="0.0000206317324871852" calcext:value-type="float">
            <text:p>2.06317324871852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5" calcext:value-type="float">
            <text:p>1.765</text:p>
          </table:table-cell>
          <table:table-cell office:value-type="float" office:value="3.7335" calcext:value-type="float">
            <text:p>3.7335</text:p>
          </table:table-cell>
          <table:table-cell office:value-type="float" office:value="2.466" calcext:value-type="float">
            <text:p>2.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8999" calcext:value-type="float">
            <text:p>9.00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8" calcext:value-type="float">
            <text:p>0.358</text:p>
          </table:table-cell>
          <table:table-cell office:value-type="float" office:value="1.645" calcext:value-type="float">
            <text:p>1.645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5" calcext:value-type="float">
            <text:p>0.295</text:p>
          </table:table-cell>
          <table:table-cell office:value-type="float" office:value="0.152" calcext:value-type="float">
            <text:p>0.15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6804547" calcext:value-type="float">
            <text:p>0.8796804547</text:p>
          </table:table-cell>
          <table:table-cell office:value-type="float" office:value="2.4437144731" calcext:value-type="float">
            <text:p>2.4437144731</text:p>
          </table:table-cell>
          <table:table-cell table:formula="of:=([.E144]-[.E143])/[.D143]" office:value-type="float" office:value="0.0000220549404004943" calcext:value-type="float">
            <text:p>2.20549404004943E-05</text:p>
          </table:table-cell>
          <table:table-cell office:value-type="float" office:value="0.807" calcext:value-type="float">
            <text:p>0.807</text:p>
          </table:table-cell>
          <table:table-cell office:value-type="float" office:value="1.765" calcext:value-type="float">
            <text:p>1.765</text:p>
          </table:table-cell>
          <table:table-cell office:value-type="float" office:value="3.7336" calcext:value-type="float">
            <text:p>3.7336</text:p>
          </table:table-cell>
          <table:table-cell office:value-type="float" office:value="2.466" calcext:value-type="float">
            <text:p>2.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7" calcext:value-type="float">
            <text:p>0.357</text:p>
          </table:table-cell>
          <table:table-cell office:value-type="float" office:value="1.642" calcext:value-type="float">
            <text:p>1.642</text:p>
          </table:table-cell>
          <table:table-cell office:value-type="float" office:value="0.756" calcext:value-type="float">
            <text:p>0.756</text:p>
          </table:table-cell>
          <table:table-cell office:value-type="float" office:value="0.294" calcext:value-type="float">
            <text:p>0.294</text:p>
          </table:table-cell>
          <table:table-cell office:value-type="float" office:value="0.151" calcext:value-type="float">
            <text:p>0.15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7494769" calcext:value-type="float">
            <text:p>0.8797494769</text:p>
          </table:table-cell>
          <table:table-cell office:value-type="float" office:value="2.4437338744" calcext:value-type="float">
            <text:p>2.4437338744</text:p>
          </table:table-cell>
          <table:table-cell table:formula="of:=([.E145]-[.E144])/[.D144]" office:value-type="float" office:value="0.0000216113797158947" calcext:value-type="float">
            <text:p>2.16113797158947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66" calcext:value-type="float">
            <text:p>1.766</text:p>
          </table:table-cell>
          <table:table-cell office:value-type="float" office:value="3.7337" calcext:value-type="float">
            <text:p>3.7337</text:p>
          </table:table-cell>
          <table:table-cell office:value-type="float" office:value="2.466" calcext:value-type="float">
            <text:p>2.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01" calcext:value-type="float">
            <text:p>9.00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0.354" calcext:value-type="float">
            <text:p>0.354</text:p>
          </table:table-cell>
          <table:table-cell office:value-type="float" office:value="1.639" calcext:value-type="float">
            <text:p>1.639</text:p>
          </table:table-cell>
          <table:table-cell office:value-type="float" office:value="0.754" calcext:value-type="float">
            <text:p>0.754</text:p>
          </table:table-cell>
          <table:table-cell office:value-type="float" office:value="0.291" calcext:value-type="float">
            <text:p>0.291</text:p>
          </table:table-cell>
          <table:table-cell office:value-type="float" office:value="0.148" calcext:value-type="float">
            <text:p>0.14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8171282" calcext:value-type="float">
            <text:p>0.8798171282</text:p>
          </table:table-cell>
          <table:table-cell office:value-type="float" office:value="2.443752887" calcext:value-type="float">
            <text:p>2.443752887</text:p>
          </table:table-cell>
          <table:table-cell table:formula="of:=([.E146]-[.E145])/[.D145]" office:value-type="float" office:value="0.0000224625088175832" calcext:value-type="float">
            <text:p>2.24625088175832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68" calcext:value-type="float">
            <text:p>1.768</text:p>
          </table:table-cell>
          <table:table-cell office:value-type="float" office:value="3.7336" calcext:value-type="float">
            <text:p>3.7336</text:p>
          </table:table-cell>
          <table:table-cell office:value-type="float" office:value="2.464" calcext:value-type="float">
            <text:p>2.4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1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02" calcext:value-type="float">
            <text:p>9.00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351" calcext:value-type="float">
            <text:p>0.351</text:p>
          </table:table-cell>
          <table:table-cell office:value-type="float" office:value="1.637" calcext:value-type="float">
            <text:p>1.637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8" calcext:value-type="float">
            <text:p>0.288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8874617" calcext:value-type="float">
            <text:p>0.8798874617</text:p>
          </table:table-cell>
          <table:table-cell office:value-type="float" office:value="2.4437726499" calcext:value-type="float">
            <text:p>2.4437726499</text:p>
          </table:table-cell>
          <table:table-cell table:formula="of:=([.E147]-[.E146])/[.D146]" office:value-type="float" office:value="0.00000213163623917635" calcext:value-type="float">
            <text:p>2.13163623917635E-06</text:p>
          </table:table-cell>
          <table:table-cell office:value-type="float" office:value="0.808" calcext:value-type="float">
            <text:p>0.808</text:p>
          </table:table-cell>
          <table:table-cell office:value-type="float" office:value="1.769" calcext:value-type="float">
            <text:p>1.769</text:p>
          </table:table-cell>
          <table:table-cell office:value-type="float" office:value="3.7334" calcext:value-type="float">
            <text:p>3.7334</text:p>
          </table:table-cell>
          <table:table-cell office:value-type="float" office:value="2.461" calcext:value-type="float">
            <text:p>2.4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03" calcext:value-type="float">
            <text:p>9.00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346" calcext:value-type="float">
            <text:p>0.346</text:p>
          </table:table-cell>
          <table:table-cell office:value-type="float" office:value="1.634" calcext:value-type="float">
            <text:p>1.634</text:p>
          </table:table-cell>
          <table:table-cell office:value-type="float" office:value="0.747" calcext:value-type="float">
            <text:p>0.747</text:p>
          </table:table-cell>
          <table:table-cell office:value-type="float" office:value="0.283" calcext:value-type="float">
            <text:p>0.283</text:p>
          </table:table-cell>
          <table:table-cell office:value-type="float" office:value="0.14" calcext:value-type="float">
            <text:p>0.1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8941374" calcext:value-type="float">
            <text:p>0.8798941374</text:p>
          </table:table-cell>
          <table:table-cell office:value-type="float" office:value="2.4437745255" calcext:value-type="float">
            <text:p>2.4437745255</text:p>
          </table:table-cell>
          <table:table-cell table:formula="of:=([.E148]-[.E147])/[.D147]" office:value-type="float" office:value="0.0000177938451167511" calcext:value-type="float">
            <text:p>1.77938451167511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7" calcext:value-type="float">
            <text:p>1.77</text:p>
          </table:table-cell>
          <table:table-cell office:value-type="float" office:value="3.7333" calcext:value-type="float">
            <text:p>3.7333</text:p>
          </table:table-cell>
          <table:table-cell office:value-type="float" office:value="2.461" calcext:value-type="float">
            <text:p>2.4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04" calcext:value-type="float">
            <text:p>9.00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346" calcext:value-type="float">
            <text:p>0.346</text:p>
          </table:table-cell>
          <table:table-cell office:value-type="float" office:value="1.634" calcext:value-type="float">
            <text:p>1.634</text:p>
          </table:table-cell>
          <table:table-cell office:value-type="float" office:value="0.747" calcext:value-type="float">
            <text:p>0.747</text:p>
          </table:table-cell>
          <table:table-cell office:value-type="float" office:value="0.283" calcext:value-type="float">
            <text:p>0.28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799498677" calcext:value-type="float">
            <text:p>0.8799498677</text:p>
          </table:table-cell>
          <table:table-cell office:value-type="float" office:value="2.4437901822" calcext:value-type="float">
            <text:p>2.4437901822</text:p>
          </table:table-cell>
          <table:table-cell table:formula="of:=([.E149]-[.E148])/[.D148]" office:value-type="float" office:value="0.0000202824054588038" calcext:value-type="float">
            <text:p>2.02824054588038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72" calcext:value-type="float">
            <text:p>1.772</text:p>
          </table:table-cell>
          <table:table-cell office:value-type="float" office:value="3.7331" calcext:value-type="float">
            <text:p>3.7331</text:p>
          </table:table-cell>
          <table:table-cell office:value-type="float" office:value="2.458" calcext:value-type="float">
            <text:p>2.4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05" calcext:value-type="float">
            <text:p>9.01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341" calcext:value-type="float">
            <text:p>0.341</text:p>
          </table:table-cell>
          <table:table-cell office:value-type="float" office:value="1.632" calcext:value-type="float">
            <text:p>1.632</text:p>
          </table:table-cell>
          <table:table-cell office:value-type="float" office:value="0.743" calcext:value-type="float">
            <text:p>0.743</text:p>
          </table:table-cell>
          <table:table-cell office:value-type="float" office:value="0.278" calcext:value-type="float">
            <text:p>0.278</text:p>
          </table:table-cell>
          <table:table-cell office:value-type="float" office:value="0.134" calcext:value-type="float">
            <text:p>0.13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0134063" calcext:value-type="float">
            <text:p>0.8800134063</text:p>
          </table:table-cell>
          <table:table-cell office:value-type="float" office:value="2.4438080297" calcext:value-type="float">
            <text:p>2.4438080297</text:p>
          </table:table-cell>
          <table:table-cell table:formula="of:=([.E150]-[.E149])/[.D149]" office:value-type="float" office:value="0.0000192884561510903" calcext:value-type="float">
            <text:p>1.92884561510903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74" calcext:value-type="float">
            <text:p>1.774</text:p>
          </table:table-cell>
          <table:table-cell office:value-type="float" office:value="3.7327" calcext:value-type="float">
            <text:p>3.7327</text:p>
          </table:table-cell>
          <table:table-cell office:value-type="float" office:value="2.454" calcext:value-type="float">
            <text:p>2.4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06" calcext:value-type="float">
            <text:p>9.01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335" calcext:value-type="float">
            <text:p>0.335</text:p>
          </table:table-cell>
          <table:table-cell office:value-type="float" office:value="1.629" calcext:value-type="float">
            <text:p>1.629</text:p>
          </table:table-cell>
          <table:table-cell office:value-type="float" office:value="0.738" calcext:value-type="float">
            <text:p>0.7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" calcext:value-type="float">
            <text:p>0.07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0738454" calcext:value-type="float">
            <text:p>0.8800738454</text:p>
          </table:table-cell>
          <table:table-cell office:value-type="float" office:value="2.4438250038" calcext:value-type="float">
            <text:p>2.4438250038</text:p>
          </table:table-cell>
          <table:table-cell table:formula="of:=([.E151]-[.E150])/[.D150]" office:value-type="float" office:value="0.0000192080472435406" calcext:value-type="float">
            <text:p>1.92080472435406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77" calcext:value-type="float">
            <text:p>1.777</text:p>
          </table:table-cell>
          <table:table-cell office:value-type="float" office:value="3.7323" calcext:value-type="float">
            <text:p>3.7323</text:p>
          </table:table-cell>
          <table:table-cell office:value-type="float" office:value="2.45" calcext:value-type="float">
            <text:p>2.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3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07" calcext:value-type="float">
            <text:p>9.01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328" calcext:value-type="float">
            <text:p>0.328</text:p>
          </table:table-cell>
          <table:table-cell office:value-type="float" office:value="1.627" calcext:value-type="float">
            <text:p>1.627</text:p>
          </table:table-cell>
          <table:table-cell office:value-type="float" office:value="0.733" calcext:value-type="float">
            <text:p>0.733</text:p>
          </table:table-cell>
          <table:table-cell office:value-type="float" office:value="0.265" calcext:value-type="float">
            <text:p>0.265</text:p>
          </table:table-cell>
          <table:table-cell office:value-type="float" office:value="0.12" calcext:value-type="float">
            <text:p>0.1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1340461" calcext:value-type="float">
            <text:p>0.8801340461</text:p>
          </table:table-cell>
          <table:table-cell office:value-type="float" office:value="2.4438419083" calcext:value-type="float">
            <text:p>2.4438419083</text:p>
          </table:table-cell>
          <table:table-cell table:formula="of:=([.E152]-[.E151])/[.D151]" office:value-type="float" office:value="0.0000194319263929806" calcext:value-type="float">
            <text:p>1.94319263929806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8" calcext:value-type="float">
            <text:p>1.78</text:p>
          </table:table-cell>
          <table:table-cell office:value-type="float" office:value="3.7319" calcext:value-type="float">
            <text:p>3.7319</text:p>
          </table:table-cell>
          <table:table-cell office:value-type="float" office:value="2.445" calcext:value-type="float">
            <text:p>2.4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08" calcext:value-type="float">
            <text:p>9.01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321" calcext:value-type="float">
            <text:p>0.321</text:p>
          </table:table-cell>
          <table:table-cell office:value-type="float" office:value="1.624" calcext:value-type="float">
            <text:p>1.624</text:p>
          </table:table-cell>
          <table:table-cell office:value-type="float" office:value="0.728" calcext:value-type="float">
            <text:p>0.728</text:p>
          </table:table-cell>
          <table:table-cell office:value-type="float" office:value="0.258" calcext:value-type="float">
            <text:p>0.25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194962" calcext:value-type="float">
            <text:p>0.880194962</text:p>
          </table:table-cell>
          <table:table-cell office:value-type="float" office:value="2.443859011" calcext:value-type="float">
            <text:p>2.443859011</text:p>
          </table:table-cell>
          <table:table-cell table:formula="of:=([.E153]-[.E152])/[.D152]" office:value-type="float" office:value="0.0000192183558536464" calcext:value-type="float">
            <text:p>1.92183558536464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84" calcext:value-type="float">
            <text:p>1.784</text:p>
          </table:table-cell>
          <table:table-cell office:value-type="float" office:value="3.7311" calcext:value-type="float">
            <text:p>3.7311</text:p>
          </table:table-cell>
          <table:table-cell office:value-type="float" office:value="2.438" calcext:value-type="float">
            <text:p>2.4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09" calcext:value-type="float">
            <text:p>9.01E-05</text:p>
          </table:table-cell>
          <table:table-cell office:value-type="float" office:value="0.0007045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31" calcext:value-type="float">
            <text:p>0.31</text:p>
          </table:table-cell>
          <table:table-cell office:value-type="float" office:value="1.621" calcext:value-type="float">
            <text:p>1.621</text:p>
          </table:table-cell>
          <table:table-cell office:value-type="float" office:value="0.72" calcext:value-type="float">
            <text:p>0.72</text:p>
          </table:table-cell>
          <table:table-cell office:value-type="float" office:value="0.248" calcext:value-type="float">
            <text:p>0.24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2552223" calcext:value-type="float">
            <text:p>0.8802552223</text:p>
          </table:table-cell>
          <table:table-cell office:value-type="float" office:value="2.4438759269" calcext:value-type="float">
            <text:p>2.4438759269</text:p>
          </table:table-cell>
          <table:table-cell table:formula="of:=([.E154]-[.E153])/[.D153]" office:value-type="float" office:value="0.0000190810569187402" calcext:value-type="float">
            <text:p>1.90810569187402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89" calcext:value-type="float">
            <text:p>1.789</text:p>
          </table:table-cell>
          <table:table-cell office:value-type="float" office:value="3.7304" calcext:value-type="float">
            <text:p>3.7304</text:p>
          </table:table-cell>
          <table:table-cell office:value-type="float" office:value="2.43" calcext:value-type="float">
            <text:p>2.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" calcext:value-type="float">
            <text:p>9.01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299" calcext:value-type="float">
            <text:p>0.299</text:p>
          </table:table-cell>
          <table:table-cell office:value-type="float" office:value="1.618" calcext:value-type="float">
            <text:p>1.618</text:p>
          </table:table-cell>
          <table:table-cell office:value-type="float" office:value="0.712" calcext:value-type="float">
            <text:p>0.712</text:p>
          </table:table-cell>
          <table:table-cell office:value-type="float" office:value="0.237" calcext:value-type="float">
            <text:p>0.23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3150654" calcext:value-type="float">
            <text:p>0.8803150654</text:p>
          </table:table-cell>
          <table:table-cell office:value-type="float" office:value="2.4438927231" calcext:value-type="float">
            <text:p>2.4438927231</text:p>
          </table:table-cell>
          <table:table-cell table:formula="of:=([.E155]-[.E154])/[.D154]" office:value-type="float" office:value="0.0000193427338341531" calcext:value-type="float">
            <text:p>1.93427338341531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94" calcext:value-type="float">
            <text:p>1.794</text:p>
          </table:table-cell>
          <table:table-cell office:value-type="float" office:value="3.7296" calcext:value-type="float">
            <text:p>3.7296</text:p>
          </table:table-cell>
          <table:table-cell office:value-type="float" office:value="2.422" calcext:value-type="float">
            <text:p>2.4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1" calcext:value-type="float">
            <text:p>9.01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286" calcext:value-type="float">
            <text:p>0.286</text:p>
          </table:table-cell>
          <table:table-cell office:value-type="float" office:value="1.614" calcext:value-type="float">
            <text:p>1.614</text:p>
          </table:table-cell>
          <table:table-cell office:value-type="float" office:value="0.703" calcext:value-type="float">
            <text:p>0.703</text:p>
          </table:table-cell>
          <table:table-cell office:value-type="float" office:value="0.224" calcext:value-type="float">
            <text:p>0.22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3757429" calcext:value-type="float">
            <text:p>0.8803757429</text:p>
          </table:table-cell>
          <table:table-cell office:value-type="float" office:value="2.4439097508" calcext:value-type="float">
            <text:p>2.4439097508</text:p>
          </table:table-cell>
          <table:table-cell table:formula="of:=([.E156]-[.E155])/[.D155]" office:value-type="float" office:value="0.0000209718408859818" calcext:value-type="float">
            <text:p>2.09718408859818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797" calcext:value-type="float">
            <text:p>1.797</text:p>
          </table:table-cell>
          <table:table-cell office:value-type="float" office:value="3.7291" calcext:value-type="float">
            <text:p>3.7291</text:p>
          </table:table-cell>
          <table:table-cell office:value-type="float" office:value="2.417" calcext:value-type="float">
            <text:p>2.4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2" calcext:value-type="float">
            <text:p>9.01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278" calcext:value-type="float">
            <text:p>0.278</text:p>
          </table:table-cell>
          <table:table-cell office:value-type="float" office:value="1.611" calcext:value-type="float">
            <text:p>1.611</text:p>
          </table:table-cell>
          <table:table-cell office:value-type="float" office:value="0.697" calcext:value-type="float">
            <text:p>0.697</text:p>
          </table:table-cell>
          <table:table-cell office:value-type="float" office:value="0.216" calcext:value-type="float">
            <text:p>0.21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4415464" calcext:value-type="float">
            <text:p>0.8804415464</text:p>
          </table:table-cell>
          <table:table-cell office:value-type="float" office:value="2.4439282139" calcext:value-type="float">
            <text:p>2.4439282139</text:p>
          </table:table-cell>
          <table:table-cell table:formula="of:=([.E157]-[.E156])/[.D156]" office:value-type="float" office:value="0.0000190486240323978" calcext:value-type="float">
            <text:p>1.90486240323978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805" calcext:value-type="float">
            <text:p>1.805</text:p>
          </table:table-cell>
          <table:table-cell office:value-type="float" office:value="3.7279" calcext:value-type="float">
            <text:p>3.7279</text:p>
          </table:table-cell>
          <table:table-cell office:value-type="float" office:value="2.405" calcext:value-type="float">
            <text:p>2.4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3" calcext:value-type="float">
            <text:p>9.01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6" calcext:value-type="float">
            <text:p>1.58E-03</text:p>
          </table:table-cell>
          <table:table-cell office:value-type="float" office:value="0.258" calcext:value-type="float">
            <text:p>0.258</text:p>
          </table:table-cell>
          <table:table-cell office:value-type="float" office:value="1.605" calcext:value-type="float">
            <text:p>1.605</text:p>
          </table:table-cell>
          <table:table-cell office:value-type="float" office:value="0.682" calcext:value-type="float">
            <text:p>0.682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5013299" calcext:value-type="float">
            <text:p>0.8805013299</text:p>
          </table:table-cell>
          <table:table-cell office:value-type="float" office:value="2.4439449851" calcext:value-type="float">
            <text:p>2.4439449851</text:p>
          </table:table-cell>
          <table:table-cell table:formula="of:=([.E158]-[.E157])/[.D157]" office:value-type="float" office:value="0.0000196519862178151" calcext:value-type="float">
            <text:p>1.96519862178151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814" calcext:value-type="float">
            <text:p>1.814</text:p>
          </table:table-cell>
          <table:table-cell office:value-type="float" office:value="3.7265" calcext:value-type="float">
            <text:p>3.7265</text:p>
          </table:table-cell>
          <table:table-cell office:value-type="float" office:value="2.389" calcext:value-type="float">
            <text:p>2.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4" calcext:value-type="float">
            <text:p>9.01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7" calcext:value-type="float">
            <text:p>1.58E-03</text:p>
          </table:table-cell>
          <table:table-cell office:value-type="float" office:value="0.234" calcext:value-type="float">
            <text:p>0.234</text:p>
          </table:table-cell>
          <table:table-cell office:value-type="float" office:value="1.597" calcext:value-type="float">
            <text:p>1.597</text:p>
          </table:table-cell>
          <table:table-cell office:value-type="float" office:value="0.665" calcext:value-type="float">
            <text:p>0.665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" calcext:value-type="float">
            <text:p>0.0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65" calcext:value-type="float">
            <text:p>-0.06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5630207" calcext:value-type="float">
            <text:p>0.8805630207</text:p>
          </table:table-cell>
          <table:table-cell office:value-type="float" office:value="2.4439622887" calcext:value-type="float">
            <text:p>2.4439622887</text:p>
          </table:table-cell>
          <table:table-cell table:formula="of:=([.E159]-[.E158])/[.D158]" office:value-type="float" office:value="0.0000192488210401169" calcext:value-type="float">
            <text:p>1.92488210401169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1.829" calcext:value-type="float">
            <text:p>1.829</text:p>
          </table:table-cell>
          <table:table-cell office:value-type="float" office:value="3.7244" calcext:value-type="float">
            <text:p>3.7244</text:p>
          </table:table-cell>
          <table:table-cell office:value-type="float" office:value="2.366" calcext:value-type="float">
            <text:p>2.3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5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7" calcext:value-type="float">
            <text:p>1.58E-03</text:p>
          </table:table-cell>
          <table:table-cell office:value-type="float" office:value="0.196" calcext:value-type="float">
            <text:p>0.196</text:p>
          </table:table-cell>
          <table:table-cell office:value-type="float" office:value="1.584" calcext:value-type="float">
            <text:p>1.584</text:p>
          </table:table-cell>
          <table:table-cell office:value-type="float" office:value="0.637" calcext:value-type="float">
            <text:p>0.637</text:p>
          </table:table-cell>
          <table:table-cell office:value-type="float" office:value="0.138" calcext:value-type="float">
            <text:p>0.13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09" calcext:value-type="float">
            <text:p>-0.10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6234598" calcext:value-type="float">
            <text:p>0.8806234598</text:p>
          </table:table-cell>
          <table:table-cell office:value-type="float" office:value="2.4439792385" calcext:value-type="float">
            <text:p>2.4439792385</text:p>
          </table:table-cell>
          <table:table-cell table:formula="of:=([.E160]-[.E159])/[.D159]" office:value-type="float" office:value="0.0000133234015849069" calcext:value-type="float">
            <text:p>1.33234015849069E-05</text:p>
          </table:table-cell>
          <table:table-cell office:value-type="float" office:value="0.809" calcext:value-type="float">
            <text:p>0.809</text:p>
          </table:table-cell>
          <table:table-cell office:value-type="float" office:value="1.857" calcext:value-type="float">
            <text:p>1.857</text:p>
          </table:table-cell>
          <table:table-cell office:value-type="float" office:value="3.7207" calcext:value-type="float">
            <text:p>3.7207</text:p>
          </table:table-cell>
          <table:table-cell office:value-type="float" office:value="2.324" calcext:value-type="float">
            <text:p>2.3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6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7" calcext:value-type="float">
            <text:p>1.58E-03</text:p>
          </table:table-cell>
          <table:table-cell office:value-type="float" office:value="0.128" calcext:value-type="float">
            <text:p>0.128</text:p>
          </table:table-cell>
          <table:table-cell office:value-type="float" office:value="1.558" calcext:value-type="float">
            <text:p>1.558</text:p>
          </table:table-cell>
          <table:table-cell office:value-type="float" office:value="0.585" calcext:value-type="float">
            <text:p>0.585</text:p>
          </table:table-cell>
          <table:table-cell office:value-type="float" office:value="0.071" calcext:value-type="float">
            <text:p>0.071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87" calcext:value-type="float">
            <text:p>-0.18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6653023" calcext:value-type="float">
            <text:p>0.8806653023</text:p>
          </table:table-cell>
          <table:table-cell office:value-type="float" office:value="2.4439909714" calcext:value-type="float">
            <text:p>2.4439909714</text:p>
          </table:table-cell>
          <table:table-cell table:formula="of:=([.E161]-[.E160])/[.D160]" office:value-type="float" office:value="0.00000633827628432466" calcext:value-type="float">
            <text:p>6.33827628432466E-06</text:p>
          </table:table-cell>
          <table:table-cell office:value-type="float" office:value="0.809" calcext:value-type="float">
            <text:p>0.809</text:p>
          </table:table-cell>
          <table:table-cell office:value-type="float" office:value="1.892" calcext:value-type="float">
            <text:p>1.892</text:p>
          </table:table-cell>
          <table:table-cell office:value-type="float" office:value="3.7162" calcext:value-type="float">
            <text:p>3.7162</text:p>
          </table:table-cell>
          <table:table-cell office:value-type="float" office:value="2.27" calcext:value-type="float">
            <text:p>2.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7" calcext:value-type="float">
            <text:p>1.58E-03</text:p>
          </table:table-cell>
          <table:table-cell office:value-type="float" office:value="0.039" calcext:value-type="float">
            <text:p>0.039</text:p>
          </table:table-cell>
          <table:table-cell office:value-type="float" office:value="1.525" calcext:value-type="float">
            <text:p>1.525</text:p>
          </table:table-cell>
          <table:table-cell office:value-type="float" office:value="0.519" calcext:value-type="float">
            <text:p>0.519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287" calcext:value-type="float">
            <text:p>-0.28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6852102" calcext:value-type="float">
            <text:p>0.8806852102</text:p>
          </table:table-cell>
          <table:table-cell office:value-type="float" office:value="2.4439965533" calcext:value-type="float">
            <text:p>2.4439965533</text:p>
          </table:table-cell>
          <table:table-cell table:formula="of:=([.E162]-[.E161])/[.D161]" office:value-type="float" office:value="0.00000301708257303636" calcext:value-type="float">
            <text:p>3.01708257303636E-06</text:p>
          </table:table-cell>
          <table:table-cell office:value-type="float" office:value="0.809" calcext:value-type="float">
            <text:p>0.809</text:p>
          </table:table-cell>
          <table:table-cell office:value-type="float" office:value="1.929" calcext:value-type="float">
            <text:p>1.929</text:p>
          </table:table-cell>
          <table:table-cell office:value-type="float" office:value="3.7119" calcext:value-type="float">
            <text:p>3.7119</text:p>
          </table:table-cell>
          <table:table-cell office:value-type="float" office:value="2.217" calcext:value-type="float">
            <text:p>2.2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7" calcext:value-type="float">
            <text:p>1.58E-03</text:p>
          </table:table-cell>
          <table:table-cell office:value-type="float" office:value="-0.052" calcext:value-type="float">
            <text:p>-0.052</text:p>
          </table:table-cell>
          <table:table-cell office:value-type="float" office:value="1.49" calcext:value-type="float">
            <text:p>1.49</text:p>
          </table:table-cell>
          <table:table-cell office:value-type="float" office:value="0.45" calcext:value-type="float">
            <text:p>0.45</text:p>
          </table:table-cell>
          <table:table-cell office:value-type="float" office:value="-0.1" calcext:value-type="float">
            <text:p>-0.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361" calcext:value-type="float">
            <text:p>-0.361</text:p>
          </table:table-cell>
          <table:table-cell office:value-type="float" office:value="-0.389" calcext:value-type="float">
            <text:p>-0.38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6946874" calcext:value-type="float">
            <text:p>0.8806946874</text:p>
          </table:table-cell>
          <table:table-cell office:value-type="float" office:value="2.4439992104" calcext:value-type="float">
            <text:p>2.4439992104</text:p>
          </table:table-cell>
          <table:table-cell table:formula="of:=([.E163]-[.E162])/[.D162]" office:value-type="float" office:value="0.00000130930731889952" calcext:value-type="float">
            <text:p>1.30930731889952E-06</text:p>
          </table:table-cell>
          <table:table-cell office:value-type="float" office:value="0.809" calcext:value-type="float">
            <text:p>0.809</text:p>
          </table:table-cell>
          <table:table-cell office:value-type="float" office:value="1.967" calcext:value-type="float">
            <text:p>1.967</text:p>
          </table:table-cell>
          <table:table-cell office:value-type="float" office:value="3.7074" calcext:value-type="float">
            <text:p>3.7074</text:p>
          </table:table-cell>
          <table:table-cell office:value-type="float" office:value="2.16" calcext:value-type="float">
            <text:p>2.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7" calcext:value-type="float">
            <text:p>1.58E-03</text:p>
          </table:table-cell>
          <table:table-cell office:value-type="float" office:value="-0.148" calcext:value-type="float">
            <text:p>-0.148</text:p>
          </table:table-cell>
          <table:table-cell office:value-type="float" office:value="1.453" calcext:value-type="float">
            <text:p>1.453</text:p>
          </table:table-cell>
          <table:table-cell office:value-type="float" office:value="0.378" calcext:value-type="float">
            <text:p>0.378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496" calcext:value-type="float">
            <text:p>-0.49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6988001" calcext:value-type="float">
            <text:p>0.8806988001</text:p>
          </table:table-cell>
          <table:table-cell office:value-type="float" office:value="2.4440003635" calcext:value-type="float">
            <text:p>2.4440003635</text:p>
          </table:table-cell>
          <table:table-cell table:formula="of:=([.E164]-[.E163])/[.D163]" office:value-type="float" office:value="0.00000066413170986801" calcext:value-type="float">
            <text:p>6.64131709868012E-07</text:p>
          </table:table-cell>
          <table:table-cell office:value-type="float" office:value="0.809" calcext:value-type="float">
            <text:p>0.809</text:p>
          </table:table-cell>
          <table:table-cell office:value-type="float" office:value="2.005" calcext:value-type="float">
            <text:p>2.005</text:p>
          </table:table-cell>
          <table:table-cell office:value-type="float" office:value="3.7033" calcext:value-type="float">
            <text:p>3.7033</text:p>
          </table:table-cell>
          <table:table-cell office:value-type="float" office:value="2.106" calcext:value-type="float">
            <text:p>2.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7" calcext:value-type="float">
            <text:p>1.58E-03</text:p>
          </table:table-cell>
          <table:table-cell office:value-type="float" office:value="-0.242" calcext:value-type="float">
            <text:p>-0.242</text:p>
          </table:table-cell>
          <table:table-cell office:value-type="float" office:value="1.415" calcext:value-type="float">
            <text:p>1.415</text:p>
          </table:table-cell>
          <table:table-cell office:value-type="float" office:value="0.307" calcext:value-type="float">
            <text:p>0.307</text:p>
          </table:table-cell>
          <table:table-cell office:value-type="float" office:value="-0.28" calcext:value-type="float">
            <text:p>-0.28</text:p>
          </table:table-cell>
          <table:table-cell office:value-type="float" office:value="-0.475" calcext:value-type="float">
            <text:p>-0.475</text:p>
          </table:table-cell>
          <table:table-cell office:value-type="float" office:value="-0.567" calcext:value-type="float">
            <text:p>-0.567</text:p>
          </table:table-cell>
          <table:table-cell office:value-type="float" office:value="-0.599" calcext:value-type="float">
            <text:p>-0.59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7008862" calcext:value-type="float">
            <text:p>0.8807008862</text:p>
          </table:table-cell>
          <table:table-cell office:value-type="float" office:value="2.4440009484" calcext:value-type="float">
            <text:p>2.4440009484</text:p>
          </table:table-cell>
          <table:table-cell table:formula="of:=([.E165]-[.E164])/[.D164]" office:value-type="float" office:value="0.0000003605083235907" calcext:value-type="float">
            <text:p>3.60508323590698E-07</text:p>
          </table:table-cell>
          <table:table-cell office:value-type="float" office:value="0.809" calcext:value-type="float">
            <text:p>0.809</text:p>
          </table:table-cell>
          <table:table-cell office:value-type="float" office:value="2.04" calcext:value-type="float">
            <text:p>2.04</text:p>
          </table:table-cell>
          <table:table-cell office:value-type="float" office:value="3.6996" calcext:value-type="float">
            <text:p>3.6996</text:p>
          </table:table-cell>
          <table:table-cell office:value-type="float" office:value="2.056" calcext:value-type="float">
            <text:p>2.0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602" calcext:value-type="float">
            <text:p>2.60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77" calcext:value-type="float">
            <text:p>1.58E-03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378" calcext:value-type="float">
            <text:p>1.378</text:p>
          </table:table-cell>
          <table:table-cell office:value-type="float" office:value="0.239" calcext:value-type="float">
            <text:p>0.239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565" calcext:value-type="float">
            <text:p>-0.565</text:p>
          </table:table-cell>
          <table:table-cell office:value-type="float" office:value="-0.662" calcext:value-type="float">
            <text:p>-0.662</text:p>
          </table:table-cell>
          <table:table-cell office:value-type="float" office:value="-0.696" calcext:value-type="float">
            <text:p>-0.69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7020187" calcext:value-type="float">
            <text:p>0.8807020187</text:p>
          </table:table-cell>
          <table:table-cell office:value-type="float" office:value="2.4440012659" calcext:value-type="float">
            <text:p>2.4440012659</text:p>
          </table:table-cell>
          <table:table-cell table:formula="of:=([.E166]-[.E165])/[.D165]" office:value-type="float" office:value="0.00000007596212883106" calcext:value-type="float">
            <text:p>7.59621288310558E-08</text:p>
          </table:table-cell>
          <table:table-cell office:value-type="float" office:value="0.809" calcext:value-type="float">
            <text:p>0.809</text:p>
          </table:table-cell>
          <table:table-cell office:value-type="float" office:value="2.068" calcext:value-type="float">
            <text:p>2.068</text:p>
          </table:table-cell>
          <table:table-cell office:value-type="float" office:value="3.6968" calcext:value-type="float">
            <text:p>3.6968</text:p>
          </table:table-cell>
          <table:table-cell office:value-type="float" office:value="2.017" calcext:value-type="float">
            <text:p>2.0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907" calcext:value-type="float">
            <text:p>-9.07E-1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1" calcext:value-type="float">
            <text:p>3.21E-03</text:p>
          </table:table-cell>
          <table:table-cell office:value-type="float" office:value="-0.4" calcext:value-type="float">
            <text:p>-0.4</text:p>
          </table:table-cell>
          <table:table-cell office:value-type="float" office:value="1.35" calcext:value-type="float">
            <text:p>1.35</text:p>
          </table:table-cell>
          <table:table-cell office:value-type="float" office:value="0.187" calcext:value-type="float">
            <text:p>0.187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634" calcext:value-type="float">
            <text:p>-0.634</text:p>
          </table:table-cell>
          <table:table-cell office:value-type="float" office:value="-0.734" calcext:value-type="float">
            <text:p>-0.734</text:p>
          </table:table-cell>
          <table:table-cell office:value-type="float" office:value="-0.771" calcext:value-type="float">
            <text:p>-0.771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7022572" calcext:value-type="float">
            <text:p>0.8807022572</text:p>
          </table:table-cell>
          <table:table-cell office:value-type="float" office:value="2.4440013328" calcext:value-type="float">
            <text:p>2.4440013328</text:p>
          </table:table-cell>
          <table:table-cell table:formula="of:=([.E167]-[.E166])/[.D166]" office:value-type="float" office:value="0.00000041739418375276" calcext:value-type="float">
            <text:p>4.17394183752757E-07</text:p>
          </table:table-cell>
          <table:table-cell office:value-type="float" office:value="0.809" calcext:value-type="float">
            <text:p>0.809</text:p>
          </table:table-cell>
          <table:table-cell office:value-type="float" office:value="2.074" calcext:value-type="float">
            <text:p>2.074</text:p>
          </table:table-cell>
          <table:table-cell office:value-type="float" office:value="3.6962" calcext:value-type="float">
            <text:p>3.6962</text:p>
          </table:table-cell>
          <table:table-cell office:value-type="float" office:value="2.009" calcext:value-type="float">
            <text:p>2.0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0939" calcext:value-type="float">
            <text:p>-9.39E-10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1" calcext:value-type="float">
            <text:p>3.21E-03</text:p>
          </table:table-cell>
          <table:table-cell office:value-type="float" office:value="-0.415" calcext:value-type="float">
            <text:p>-0.415</text:p>
          </table:table-cell>
          <table:table-cell office:value-type="float" office:value="1.343" calcext:value-type="float">
            <text:p>1.343</text:p>
          </table:table-cell>
          <table:table-cell office:value-type="float" office:value="0.176" calcext:value-type="float">
            <text:p>0.176</text:p>
          </table:table-cell>
          <table:table-cell office:value-type="float" office:value="-0.443" calcext:value-type="float">
            <text:p>-0.443</text:p>
          </table:table-cell>
          <table:table-cell office:value-type="float" office:value="-0.65" calcext:value-type="float">
            <text:p>-0.6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87" calcext:value-type="float">
            <text:p>-0.78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7035685" calcext:value-type="float">
            <text:p>0.8807035685</text:p>
          </table:table-cell>
          <table:table-cell office:value-type="float" office:value="2.4440017004" calcext:value-type="float">
            <text:p>2.4440017004</text:p>
          </table:table-cell>
          <table:table-cell table:formula="of:=([.E168]-[.E167])/[.D167]" office:value-type="float" office:value="0.0000003794693380061" calcext:value-type="float">
            <text:p>3.79469338006096E-07</text:p>
          </table:table-cell>
          <table:table-cell office:value-type="float" office:value="0.808" calcext:value-type="float">
            <text:p>0.808</text:p>
          </table:table-cell>
          <table:table-cell office:value-type="float" office:value="2.12" calcext:value-type="float">
            <text:p>2.12</text:p>
          </table:table-cell>
          <table:table-cell office:value-type="float" office:value="3.6919" calcext:value-type="float">
            <text:p>3.6919</text:p>
          </table:table-cell>
          <table:table-cell office:value-type="float" office:value="1.945" calcext:value-type="float">
            <text:p>1.9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123" calcext:value-type="float">
            <text:p>-1.23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1" calcext:value-type="float">
            <text:p>3.21E-03</text:p>
          </table:table-cell>
          <table:table-cell office:value-type="float" office:value="-0.53" calcext:value-type="float">
            <text:p>-0.53</text:p>
          </table:table-cell>
          <table:table-cell office:value-type="float" office:value="1.296" calcext:value-type="float">
            <text:p>1.296</text:p>
          </table:table-cell>
          <table:table-cell office:value-type="float" office:value="0.087" calcext:value-type="float">
            <text:p>0.087</text:p>
          </table:table-cell>
          <table:table-cell office:value-type="float" office:value="-0.552" calcext:value-type="float">
            <text:p>-0.552</text:p>
          </table:table-cell>
          <table:table-cell office:value-type="float" office:value="-0.767" calcext:value-type="float">
            <text:p>-0.767</text:p>
          </table:table-cell>
          <table:table-cell office:value-type="float" office:value="-0.873" calcext:value-type="float">
            <text:p>-0.873</text:p>
          </table:table-cell>
          <table:table-cell office:value-type="float" office:value="-0.912" calcext:value-type="float">
            <text:p>-0.91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7047606" calcext:value-type="float">
            <text:p>0.8807047606</text:p>
          </table:table-cell>
          <table:table-cell office:value-type="float" office:value="2.4440020346" calcext:value-type="float">
            <text:p>2.4440020346</text:p>
          </table:table-cell>
          <table:table-cell table:formula="of:=([.E169]-[.E168])/[.D168]" office:value-type="float" office:value="0.00000092970997368555" calcext:value-type="float">
            <text:p>9.29709973685552E-07</text:p>
          </table:table-cell>
          <table:table-cell office:value-type="float" office:value="0.808" calcext:value-type="float">
            <text:p>0.808</text:p>
          </table:table-cell>
          <table:table-cell office:value-type="float" office:value="2.16" calcext:value-type="float">
            <text:p>2.16</text:p>
          </table:table-cell>
          <table:table-cell office:value-type="float" office:value="3.6883" calcext:value-type="float">
            <text:p>3.6883</text:p>
          </table:table-cell>
          <table:table-cell office:value-type="float" office:value="1.891" calcext:value-type="float">
            <text:p>1.8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154" calcext:value-type="float">
            <text:p>-1.54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1" calcext:value-type="float">
            <text:p>3.21E-03</text:p>
          </table:table-cell>
          <table:table-cell office:value-type="float" office:value="-0.63" calcext:value-type="float">
            <text:p>-0.63</text:p>
          </table:table-cell>
          <table:table-cell office:value-type="float" office:value="1.259" calcext:value-type="float">
            <text:p>1.25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644" calcext:value-type="float">
            <text:p>-0.644</text:p>
          </table:table-cell>
          <table:table-cell office:value-type="float" office:value="-0.866" calcext:value-type="float">
            <text:p>-0.866</text:p>
          </table:table-cell>
          <table:table-cell office:value-type="float" office:value="-0.977" calcext:value-type="float">
            <text:p>-0.977</text:p>
          </table:table-cell>
          <table:table-cell office:value-type="float" office:value="-1.019" calcext:value-type="float">
            <text:p>-1.01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7076812" calcext:value-type="float">
            <text:p>0.8807076812</text:p>
          </table:table-cell>
          <table:table-cell office:value-type="float" office:value="2.4440028534" calcext:value-type="float">
            <text:p>2.4440028534</text:p>
          </table:table-cell>
          <table:table-cell table:formula="of:=([.E170]-[.E169])/[.D169]" office:value-type="float" office:value="0.00000121436433784685" calcext:value-type="float">
            <text:p>1.21436433784685E-06</text:p>
          </table:table-cell>
          <table:table-cell office:value-type="float" office:value="0.808" calcext:value-type="float">
            <text:p>0.808</text:p>
          </table:table-cell>
          <table:table-cell office:value-type="float" office:value="2.196" calcext:value-type="float">
            <text:p>2.196</text:p>
          </table:table-cell>
          <table:table-cell office:value-type="float" office:value="3.6851" calcext:value-type="float">
            <text:p>3.6851</text:p>
          </table:table-cell>
          <table:table-cell office:value-type="float" office:value="1.841" calcext:value-type="float">
            <text:p>1.8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189" calcext:value-type="float">
            <text:p>-1.89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1" calcext:value-type="float">
            <text:p>3.21E-03</text:p>
          </table:table-cell>
          <table:table-cell office:value-type="float" office:value="-0.721" calcext:value-type="float">
            <text:p>-0.721</text:p>
          </table:table-cell>
          <table:table-cell office:value-type="float" office:value="1.226" calcext:value-type="float">
            <text:p>1.226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729" calcext:value-type="float">
            <text:p>-0.729</text:p>
          </table:table-cell>
          <table:table-cell office:value-type="float" office:value="-0.957" calcext:value-type="float">
            <text:p>-0.957</text:p>
          </table:table-cell>
          <table:table-cell office:value-type="float" office:value="-1.073" calcext:value-type="float">
            <text:p>-1.073</text:p>
          </table:table-cell>
          <table:table-cell office:value-type="float" office:value="-1.116" calcext:value-type="float">
            <text:p>-1.11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7114959" calcext:value-type="float">
            <text:p>0.8807114959</text:p>
          </table:table-cell>
          <table:table-cell office:value-type="float" office:value="2.4440039229" calcext:value-type="float">
            <text:p>2.4440039229</text:p>
          </table:table-cell>
          <table:table-cell table:formula="of:=([.E171]-[.E170])/[.D170]" office:value-type="float" office:value="0.0000127688806748395" calcext:value-type="float">
            <text:p>1.27688806748395E-05</text:p>
          </table:table-cell>
          <table:table-cell office:value-type="float" office:value="0.808" calcext:value-type="float">
            <text:p>0.808</text:p>
          </table:table-cell>
          <table:table-cell office:value-type="float" office:value="2.175" calcext:value-type="float">
            <text:p>2.175</text:p>
          </table:table-cell>
          <table:table-cell office:value-type="float" office:value="3.6871" calcext:value-type="float">
            <text:p>3.6871</text:p>
          </table:table-cell>
          <table:table-cell office:value-type="float" office:value="1.871" calcext:value-type="float">
            <text:p>1.8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169" calcext:value-type="float">
            <text:p>-1.69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1" calcext:value-type="float">
            <text:p>3.21E-03</text:p>
          </table:table-cell>
          <table:table-cell office:value-type="float" office:value="-0.667" calcext:value-type="float">
            <text:p>-0.667</text:p>
          </table:table-cell>
          <table:table-cell office:value-type="float" office:value="1.243" calcext:value-type="float">
            <text:p>1.243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679" calcext:value-type="float">
            <text:p>-0.679</text:p>
          </table:table-cell>
          <table:table-cell office:value-type="float" office:value="-0.903" calcext:value-type="float">
            <text:p>-0.903</text:p>
          </table:table-cell>
          <table:table-cell office:value-type="float" office:value="-1.016" calcext:value-type="float">
            <text:p>-1.016</text:p>
          </table:table-cell>
          <table:table-cell office:value-type="float" office:value="-1.058" calcext:value-type="float">
            <text:p>-1.05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7516098" calcext:value-type="float">
            <text:p>0.8807516098</text:p>
          </table:table-cell>
          <table:table-cell office:value-type="float" office:value="2.4440151686" calcext:value-type="float">
            <text:p>2.4440151686</text:p>
          </table:table-cell>
          <table:table-cell table:formula="of:=([.E172]-[.E171])/[.D171]" office:value-type="float" office:value="0.00000853668607161375" calcext:value-type="float">
            <text:p>8.53668607161375E-06</text:p>
          </table:table-cell>
          <table:table-cell office:value-type="float" office:value="0.806" calcext:value-type="float">
            <text:p>0.806</text:p>
          </table:table-cell>
          <table:table-cell office:value-type="float" office:value="2.171" calcext:value-type="float">
            <text:p>2.171</text:p>
          </table:table-cell>
          <table:table-cell office:value-type="float" office:value="3.6873" calcext:value-type="float">
            <text:p>3.6873</text:p>
          </table:table-cell>
          <table:table-cell office:value-type="float" office:value="1.875" calcext:value-type="float">
            <text:p>1.8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165" calcext:value-type="float">
            <text:p>-1.65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8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1" calcext:value-type="float">
            <text:p>3.21E-03</text:p>
          </table:table-cell>
          <table:table-cell office:value-type="float" office:value="-0.657" calcext:value-type="float">
            <text:p>-0.657</text:p>
          </table:table-cell>
          <table:table-cell office:value-type="float" office:value="1.249" calcext:value-type="float">
            <text:p>1.249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892" calcext:value-type="float">
            <text:p>-0.892</text:p>
          </table:table-cell>
          <table:table-cell office:value-type="float" office:value="-1.005" calcext:value-type="float">
            <text:p>-1.005</text:p>
          </table:table-cell>
          <table:table-cell office:value-type="float" office:value="-1.047" calcext:value-type="float">
            <text:p>-1.04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7784319" calcext:value-type="float">
            <text:p>0.8807784319</text:p>
          </table:table-cell>
          <table:table-cell office:value-type="float" office:value="2.4440226873" calcext:value-type="float">
            <text:p>2.4440226873</text:p>
          </table:table-cell>
          <table:table-cell table:formula="of:=([.E173]-[.E172])/[.D172]" office:value-type="float" office:value="0.00000529236392648834" calcext:value-type="float">
            <text:p>5.29236392648834E-06</text:p>
          </table:table-cell>
          <table:table-cell office:value-type="float" office:value="0.804" calcext:value-type="float">
            <text:p>0.804</text:p>
          </table:table-cell>
          <table:table-cell office:value-type="float" office:value="2.213" calcext:value-type="float">
            <text:p>2.213</text:p>
          </table:table-cell>
          <table:table-cell office:value-type="float" office:value="3.6834" calcext:value-type="float">
            <text:p>3.6834</text:p>
          </table:table-cell>
          <table:table-cell office:value-type="float" office:value="1.816" calcext:value-type="float">
            <text:p>1.8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212" calcext:value-type="float">
            <text:p>-2.12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9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1" calcext:value-type="float">
            <text:p>3.21E-03</text:p>
          </table:table-cell>
          <table:table-cell office:value-type="float" office:value="-0.761" calcext:value-type="float">
            <text:p>-0.761</text:p>
          </table:table-cell>
          <table:table-cell office:value-type="float" office:value="1.22" calcext:value-type="float">
            <text:p>1.22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768" calcext:value-type="float">
            <text:p>-0.768</text:p>
          </table:table-cell>
          <table:table-cell office:value-type="float" office:value="-0.998" calcext:value-type="float">
            <text:p>-0.998</text:p>
          </table:table-cell>
          <table:table-cell office:value-type="float" office:value="-1.116" calcext:value-type="float">
            <text:p>-1.116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7950616" calcext:value-type="float">
            <text:p>0.8807950616</text:p>
          </table:table-cell>
          <table:table-cell office:value-type="float" office:value="2.4440273487" calcext:value-type="float">
            <text:p>2.4440273487</text:p>
          </table:table-cell>
          <table:table-cell table:formula="of:=([.E174]-[.E173])/[.D173]" office:value-type="float" office:value="0.00000493156715910348" calcext:value-type="float">
            <text:p>4.93156715910348E-06</text:p>
          </table:table-cell>
          <table:table-cell office:value-type="float" office:value="0.802" calcext:value-type="float">
            <text:p>0.802</text:p>
          </table:table-cell>
          <table:table-cell office:value-type="float" office:value="2.248" calcext:value-type="float">
            <text:p>2.248</text:p>
          </table:table-cell>
          <table:table-cell office:value-type="float" office:value="3.6802" calcext:value-type="float">
            <text:p>3.6802</text:p>
          </table:table-cell>
          <table:table-cell office:value-type="float" office:value="1.768" calcext:value-type="float">
            <text:p>1.7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259" calcext:value-type="float">
            <text:p>-2.59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9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1" calcext:value-type="float">
            <text:p>3.21E-03</text:p>
          </table:table-cell>
          <table:table-cell office:value-type="float" office:value="-0.849" calcext:value-type="float">
            <text:p>-0.849</text:p>
          </table:table-cell>
          <table:table-cell office:value-type="float" office:value="1.2" calcext:value-type="float">
            <text:p>1.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853" calcext:value-type="float">
            <text:p>-0.853</text:p>
          </table:table-cell>
          <table:table-cell office:value-type="float" office:value="-1.088" calcext:value-type="float">
            <text:p>-1.088</text:p>
          </table:table-cell>
          <table:table-cell office:value-type="float" office:value="-1.209" calcext:value-type="float">
            <text:p>-1.209</text:p>
          </table:table-cell>
          <table:table-cell office:value-type="float" office:value="-1.256" calcext:value-type="float">
            <text:p>-1.25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8105588" calcext:value-type="float">
            <text:p>0.8808105588</text:p>
          </table:table-cell>
          <table:table-cell office:value-type="float" office:value="2.4440316924" calcext:value-type="float">
            <text:p>2.4440316924</text:p>
          </table:table-cell>
          <table:table-cell table:formula="of:=([.E175]-[.E174])/[.D174]" office:value-type="float" office:value="0.00000559507370892703" calcext:value-type="float">
            <text:p>5.59507370892703E-06</text:p>
          </table:table-cell>
          <table:table-cell office:value-type="float" office:value="0.801" calcext:value-type="float">
            <text:p>0.801</text:p>
          </table:table-cell>
          <table:table-cell office:value-type="float" office:value="2.282" calcext:value-type="float">
            <text:p>2.282</text:p>
          </table:table-cell>
          <table:table-cell office:value-type="float" office:value="3.6771" calcext:value-type="float">
            <text:p>3.6771</text:p>
          </table:table-cell>
          <table:table-cell office:value-type="float" office:value="1.72" calcext:value-type="float">
            <text:p>1.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313" calcext:value-type="float">
            <text:p>-3.13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3" calcext:value-type="float">
            <text:p>2.69E-04</text:p>
          </table:table-cell>
          <table:table-cell office:value-type="float" office:value="0.00009019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1" calcext:value-type="float">
            <text:p>3.21E-03</text:p>
          </table:table-cell>
          <table:table-cell office:value-type="float" office:value="-0.935" calcext:value-type="float">
            <text:p>-0.935</text:p>
          </table:table-cell>
          <table:table-cell office:value-type="float" office:value="1.185" calcext:value-type="float">
            <text:p>1.185</text:p>
          </table:table-cell>
          <table:table-cell office:value-type="float" office:value="-0.21" calcext:value-type="float">
            <text:p>-0.21</text:p>
          </table:table-cell>
          <table:table-cell office:value-type="float" office:value="-0.935" calcext:value-type="float">
            <text:p>-0.935</text:p>
          </table:table-cell>
          <table:table-cell office:value-type="float" office:value="-1.174" calcext:value-type="float">
            <text:p>-1.174</text:p>
          </table:table-cell>
          <table:table-cell office:value-type="float" office:value="-1.299" calcext:value-type="float">
            <text:p>-1.299</text:p>
          </table:table-cell>
          <table:table-cell office:value-type="float" office:value="-1.348" calcext:value-type="float">
            <text:p>-1.34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8281422" calcext:value-type="float">
            <text:p>0.8808281422</text:p>
          </table:table-cell>
          <table:table-cell office:value-type="float" office:value="2.4440366206" calcext:value-type="float">
            <text:p>2.4440366206</text:p>
          </table:table-cell>
          <table:table-cell table:formula="of:=([.E176]-[.E175])/[.D175]" office:value-type="float" office:value="0.00000513959509615533" calcext:value-type="float">
            <text:p>5.13959509615533E-06</text:p>
          </table:table-cell>
          <table:table-cell office:value-type="float" office:value="0.798" calcext:value-type="float">
            <text:p>0.798</text:p>
          </table:table-cell>
          <table:table-cell office:value-type="float" office:value="2.319" calcext:value-type="float">
            <text:p>2.319</text:p>
          </table:table-cell>
          <table:table-cell office:value-type="float" office:value="3.6739" calcext:value-type="float">
            <text:p>3.6739</text:p>
          </table:table-cell>
          <table:table-cell office:value-type="float" office:value="1.668" calcext:value-type="float">
            <text:p>1.6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394" calcext:value-type="float">
            <text:p>-3.94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2" calcext:value-type="float">
            <text:p>2.69E-04</text:p>
          </table:table-cell>
          <table:table-cell office:value-type="float" office:value="0.00009019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1" calcext:value-type="float">
            <text:p>3.21E-03</text:p>
          </table:table-cell>
          <table:table-cell office:value-type="float" office:value="-1.029" calcext:value-type="float">
            <text:p>-1.029</text:p>
          </table:table-cell>
          <table:table-cell office:value-type="float" office:value="1.168" calcext:value-type="float">
            <text:p>1.168</text:p>
          </table:table-cell>
          <table:table-cell office:value-type="float" office:value="-0.277" calcext:value-type="float">
            <text:p>-0.277</text:p>
          </table:table-cell>
          <table:table-cell office:value-type="float" office:value="-1.025" calcext:value-type="float">
            <text:p>-1.025</text:p>
          </table:table-cell>
          <table:table-cell office:value-type="float" office:value="-1.269" calcext:value-type="float">
            <text:p>-1.269</text:p>
          </table:table-cell>
          <table:table-cell office:value-type="float" office:value="-1.398" calcext:value-type="float">
            <text:p>-1.398</text:p>
          </table:table-cell>
          <table:table-cell office:value-type="float" office:value="-1.449" calcext:value-type="float">
            <text:p>-1.44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844295" calcext:value-type="float">
            <text:p>0.880844295</text:p>
          </table:table-cell>
          <table:table-cell office:value-type="float" office:value="2.4440411477" calcext:value-type="float">
            <text:p>2.4440411477</text:p>
          </table:table-cell>
          <table:table-cell table:formula="of:=([.E177]-[.E176])/[.D176]" office:value-type="float" office:value="0.00000468414227497741" calcext:value-type="float">
            <text:p>4.68414227497741E-06</text:p>
          </table:table-cell>
          <table:table-cell office:value-type="float" office:value="0.796" calcext:value-type="float">
            <text:p>0.796</text:p>
          </table:table-cell>
          <table:table-cell office:value-type="float" office:value="2.358" calcext:value-type="float">
            <text:p>2.358</text:p>
          </table:table-cell>
          <table:table-cell office:value-type="float" office:value="3.6705" calcext:value-type="float">
            <text:p>3.6705</text:p>
          </table:table-cell>
          <table:table-cell office:value-type="float" office:value="1.615" calcext:value-type="float">
            <text:p>1.6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492" calcext:value-type="float">
            <text:p>-4.92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2" calcext:value-type="float">
            <text:p>2.69E-04</text:p>
          </table:table-cell>
          <table:table-cell office:value-type="float" office:value="0.0000902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09" calcext:value-type="float">
            <text:p>3.21E-03</text:p>
          </table:table-cell>
          <table:table-cell office:value-type="float" office:value="-1.124" calcext:value-type="float">
            <text:p>-1.124</text:p>
          </table:table-cell>
          <table:table-cell office:value-type="float" office:value="1.153" calcext:value-type="float">
            <text:p>1.153</text:p>
          </table:table-cell>
          <table:table-cell office:value-type="float" office:value="-0.344" calcext:value-type="float">
            <text:p>-0.344</text:p>
          </table:table-cell>
          <table:table-cell office:value-type="float" office:value="-1.116" calcext:value-type="float">
            <text:p>-1.116</text:p>
          </table:table-cell>
          <table:table-cell office:value-type="float" office:value="-1.365" calcext:value-type="float">
            <text:p>-1.365</text:p>
          </table:table-cell>
          <table:table-cell office:value-type="float" office:value="-1.498" calcext:value-type="float">
            <text:p>-1.498</text:p>
          </table:table-cell>
          <table:table-cell office:value-type="float" office:value="-1.552" calcext:value-type="float">
            <text:p>-1.55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8590174" calcext:value-type="float">
            <text:p>0.8808590174</text:p>
          </table:table-cell>
          <table:table-cell office:value-type="float" office:value="2.4440452737" calcext:value-type="float">
            <text:p>2.4440452737</text:p>
          </table:table-cell>
          <table:table-cell table:formula="of:=([.E178]-[.E177])/[.D177]" office:value-type="float" office:value="0.00000422882655047901" calcext:value-type="float">
            <text:p>4.22882655047901E-06</text:p>
          </table:table-cell>
          <table:table-cell office:value-type="float" office:value="0.793" calcext:value-type="float">
            <text:p>0.793</text:p>
          </table:table-cell>
          <table:table-cell office:value-type="float" office:value="2.396" calcext:value-type="float">
            <text:p>2.396</text:p>
          </table:table-cell>
          <table:table-cell office:value-type="float" office:value="3.6672" calcext:value-type="float">
            <text:p>3.6672</text:p>
          </table:table-cell>
          <table:table-cell office:value-type="float" office:value="1.562" calcext:value-type="float">
            <text:p>1.5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611" calcext:value-type="float">
            <text:p>-6.11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6" calcext:value-type="float">
            <text:p>2.59E-01</text:p>
          </table:table-cell>
          <table:table-cell office:value-type="float" office:value="0.0002692" calcext:value-type="float">
            <text:p>2.69E-04</text:p>
          </table:table-cell>
          <table:table-cell office:value-type="float" office:value="0.0000902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205" calcext:value-type="float">
            <text:p>3.21E-03</text:p>
          </table:table-cell>
          <table:table-cell office:value-type="float" office:value="-1.22" calcext:value-type="float">
            <text:p>-1.22</text:p>
          </table:table-cell>
          <table:table-cell office:value-type="float" office:value="1.143" calcext:value-type="float">
            <text:p>1.143</text:p>
          </table:table-cell>
          <table:table-cell office:value-type="float" office:value="-0.41" calcext:value-type="float">
            <text:p>-0.41</text:p>
          </table:table-cell>
          <table:table-cell office:value-type="float" office:value="-1.206" calcext:value-type="float">
            <text:p>-1.206</text:p>
          </table:table-cell>
          <table:table-cell office:value-type="float" office:value="-1.461" calcext:value-type="float">
            <text:p>-1.461</text:p>
          </table:table-cell>
          <table:table-cell office:value-type="float" office:value="-1.597" calcext:value-type="float">
            <text:p>-1.597</text:p>
          </table:table-cell>
          <table:table-cell office:value-type="float" office:value="-1.654" calcext:value-type="float">
            <text:p>-1.65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8723092" calcext:value-type="float">
            <text:p>0.8808723092</text:p>
          </table:table-cell>
          <table:table-cell office:value-type="float" office:value="2.4440489987" calcext:value-type="float">
            <text:p>2.4440489987</text:p>
          </table:table-cell>
          <table:table-cell table:formula="of:=([.E179]-[.E178])/[.D178]" office:value-type="float" office:value="0.00000383040761368296" calcext:value-type="float">
            <text:p>3.83040761368296E-06</text:p>
          </table:table-cell>
          <table:table-cell office:value-type="float" office:value="0.789" calcext:value-type="float">
            <text:p>0.789</text:p>
          </table:table-cell>
          <table:table-cell office:value-type="float" office:value="2.435" calcext:value-type="float">
            <text:p>2.435</text:p>
          </table:table-cell>
          <table:table-cell office:value-type="float" office:value="3.6638" calcext:value-type="float">
            <text:p>3.6638</text:p>
          </table:table-cell>
          <table:table-cell office:value-type="float" office:value="1.508" calcext:value-type="float">
            <text:p>1.5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768" calcext:value-type="float">
            <text:p>-7.68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7" calcext:value-type="float">
            <text:p>2.59E-01</text:p>
          </table:table-cell>
          <table:table-cell office:value-type="float" office:value="0.0002692" calcext:value-type="float">
            <text:p>2.69E-04</text:p>
          </table:table-cell>
          <table:table-cell office:value-type="float" office:value="0.00009021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142" calcext:value-type="float">
            <text:p>3.14E-03</text:p>
          </table:table-cell>
          <table:table-cell office:value-type="float" office:value="-1.317" calcext:value-type="float">
            <text:p>-1.317</text:p>
          </table:table-cell>
          <table:table-cell office:value-type="float" office:value="1.137" calcext:value-type="float">
            <text:p>1.137</text:p>
          </table:table-cell>
          <table:table-cell office:value-type="float" office:value="-0.473" calcext:value-type="float">
            <text:p>-0.473</text:p>
          </table:table-cell>
          <table:table-cell office:value-type="float" office:value="-1.296" calcext:value-type="float">
            <text:p>-1.296</text:p>
          </table:table-cell>
          <table:table-cell office:value-type="float" office:value="-1.556" calcext:value-type="float">
            <text:p>-1.556</text:p>
          </table:table-cell>
          <table:table-cell office:value-type="float" office:value="-1.696" calcext:value-type="float">
            <text:p>-1.696</text:p>
          </table:table-cell>
          <table:table-cell office:value-type="float" office:value="-1.755" calcext:value-type="float">
            <text:p>-1.75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8843493" calcext:value-type="float">
            <text:p>0.8808843493</text:p>
          </table:table-cell>
          <table:table-cell office:value-type="float" office:value="2.4440523728" calcext:value-type="float">
            <text:p>2.4440523728</text:p>
          </table:table-cell>
          <table:table-cell table:formula="of:=([.E180]-[.E179])/[.D179]" office:value-type="float" office:value="0.00000345096379857769" calcext:value-type="float">
            <text:p>3.45096379857769E-06</text:p>
          </table:table-cell>
          <table:table-cell office:value-type="float" office:value="0.785" calcext:value-type="float">
            <text:p>0.785</text:p>
          </table:table-cell>
          <table:table-cell office:value-type="float" office:value="2.473" calcext:value-type="float">
            <text:p>2.473</text:p>
          </table:table-cell>
          <table:table-cell office:value-type="float" office:value="3.6605" calcext:value-type="float">
            <text:p>3.6605</text:p>
          </table:table-cell>
          <table:table-cell office:value-type="float" office:value="1.453" calcext:value-type="float">
            <text:p>1.4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00000961" calcext:value-type="float">
            <text:p>-9.61E-09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7" calcext:value-type="float">
            <text:p>2.59E-01</text:p>
          </table:table-cell>
          <table:table-cell office:value-type="float" office:value="0.0002691" calcext:value-type="float">
            <text:p>2.69E-04</text:p>
          </table:table-cell>
          <table:table-cell office:value-type="float" office:value="0.00009023" calcext:value-type="float">
            <text:p>9.02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122" calcext:value-type="float">
            <text:p>3.12E-03</text:p>
          </table:table-cell>
          <table:table-cell office:value-type="float" office:value="-1.414" calcext:value-type="float">
            <text:p>-1.414</text:p>
          </table:table-cell>
          <table:table-cell office:value-type="float" office:value="1.137" calcext:value-type="float">
            <text:p>1.137</text:p>
          </table:table-cell>
          <table:table-cell office:value-type="float" office:value="-0.536" calcext:value-type="float">
            <text:p>-0.536</text:p>
          </table:table-cell>
          <table:table-cell office:value-type="float" office:value="-1.385" calcext:value-type="float">
            <text:p>-1.385</text:p>
          </table:table-cell>
          <table:table-cell office:value-type="float" office:value="-1.651" calcext:value-type="float">
            <text:p>-1.651</text:p>
          </table:table-cell>
          <table:table-cell office:value-type="float" office:value="-1.796" calcext:value-type="float">
            <text:p>-1.796</text:p>
          </table:table-cell>
          <table:table-cell office:value-type="float" office:value="-1.858" calcext:value-type="float">
            <text:p>-1.85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8951974" calcext:value-type="float">
            <text:p>0.8808951974</text:p>
          </table:table-cell>
          <table:table-cell office:value-type="float" office:value="2.4440554127" calcext:value-type="float">
            <text:p>2.4440554127</text:p>
          </table:table-cell>
          <table:table-cell table:formula="of:=([.E181]-[.E180])/[.D180]" office:value-type="float" office:value="0.00000310956400743448" calcext:value-type="float">
            <text:p>3.10956400743448E-06</text:p>
          </table:table-cell>
          <table:table-cell office:value-type="float" office:value="0.781" calcext:value-type="float">
            <text:p>0.781</text:p>
          </table:table-cell>
          <table:table-cell office:value-type="float" office:value="2.512" calcext:value-type="float">
            <text:p>2.512</text:p>
          </table:table-cell>
          <table:table-cell office:value-type="float" office:value="3.6571" calcext:value-type="float">
            <text:p>3.6571</text:p>
          </table:table-cell>
          <table:table-cell office:value-type="float" office:value="1.399" calcext:value-type="float">
            <text:p>1.3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8.23" calcext:value-type="float">
            <text:p>8.23</text:p>
          </table:table-cell>
          <table:table-cell office:value-type="float" office:value="6.37" calcext:value-type="float">
            <text:p>6.37</text:p>
          </table:table-cell>
          <table:table-cell office:value-type="float" office:value="4.49" calcext:value-type="float">
            <text:p>4.49</text:p>
          </table:table-cell>
          <table:table-cell office:value-type="float" office:value="3.48" calcext:value-type="float">
            <text:p>3.48</text:p>
          </table:table-cell>
          <table:table-cell office:value-type="float" office:value="2.82" calcext:value-type="float">
            <text:p>2.82</text:p>
          </table:table-cell>
          <table:table-cell office:value-type="float" office:value="3" calcext:value-type="float">
            <text:p>3</text:p>
          </table:table-cell>
          <table:table-cell office:value-type="float" office:value="-0.000000012" calcext:value-type="float">
            <text:p>-1.20E-08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7" calcext:value-type="float">
            <text:p>2.59E-01</text:p>
          </table:table-cell>
          <table:table-cell office:value-type="float" office:value="0.0002689" calcext:value-type="float">
            <text:p>2.69E-04</text:p>
          </table:table-cell>
          <table:table-cell office:value-type="float" office:value="0.00009034" calcext:value-type="float">
            <text:p>9.03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118" calcext:value-type="float">
            <text:p>3.12E-03</text:p>
          </table:table-cell>
          <table:table-cell office:value-type="float" office:value="-1.509" calcext:value-type="float">
            <text:p>-1.509</text:p>
          </table:table-cell>
          <table:table-cell office:value-type="float" office:value="1.144" calcext:value-type="float">
            <text:p>1.144</text:p>
          </table:table-cell>
          <table:table-cell office:value-type="float" office:value="-0.594" calcext:value-type="float">
            <text:p>-0.594</text:p>
          </table:table-cell>
          <table:table-cell office:value-type="float" office:value="-1.471" calcext:value-type="float">
            <text:p>-1.471</text:p>
          </table:table-cell>
          <table:table-cell office:value-type="float" office:value="-1.743" calcext:value-type="float">
            <text:p>-1.743</text:p>
          </table:table-cell>
          <table:table-cell office:value-type="float" office:value="-1.893" calcext:value-type="float">
            <text:p>-1.893</text:p>
          </table:table-cell>
          <table:table-cell office:value-type="float" office:value="-1.958" calcext:value-type="float">
            <text:p>-1.958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049726" calcext:value-type="float">
            <text:p>0.8809049726</text:p>
          </table:table-cell>
          <table:table-cell office:value-type="float" office:value="2.4440581519" calcext:value-type="float">
            <text:p>2.4440581519</text:p>
          </table:table-cell>
          <table:table-cell table:formula="of:=([.E182]-[.E181])/[.D181]" office:value-type="float" office:value="0.00000147882012293252" calcext:value-type="float">
            <text:p>1.47882012293252E-06</text:p>
          </table:table-cell>
          <table:table-cell office:value-type="float" office:value="0.776" calcext:value-type="float">
            <text:p>0.776</text:p>
          </table:table-cell>
          <table:table-cell office:value-type="float" office:value="2.549" calcext:value-type="float">
            <text:p>2.549</text:p>
          </table:table-cell>
          <table:table-cell office:value-type="float" office:value="3.6533" calcext:value-type="float">
            <text:p>3.6533</text:p>
          </table:table-cell>
          <table:table-cell office:value-type="float" office:value="1.344" calcext:value-type="float">
            <text:p>1.3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9.24" calcext:value-type="float">
            <text:p>9.24</text:p>
          </table:table-cell>
          <table:table-cell office:value-type="float" office:value="7.03" calcext:value-type="float">
            <text:p>7.03</text:p>
          </table:table-cell>
          <table:table-cell office:value-type="float" office:value="4.93" calcext:value-type="float">
            <text:p>4.93</text:p>
          </table:table-cell>
          <table:table-cell office:value-type="float" office:value="3.83" calcext:value-type="float">
            <text:p>3.83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-0.0000000149" calcext:value-type="float">
            <text:p>-1.49E-08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7" calcext:value-type="float">
            <text:p>2.59E-01</text:p>
          </table:table-cell>
          <table:table-cell office:value-type="float" office:value="0.0002682" calcext:value-type="float">
            <text:p>2.68E-04</text:p>
          </table:table-cell>
          <table:table-cell office:value-type="float" office:value="0.00009077" calcext:value-type="float">
            <text:p>9.08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093" calcext:value-type="float">
            <text:p>3.09E-03</text:p>
          </table:table-cell>
          <table:table-cell office:value-type="float" office:value="-1.604" calcext:value-type="float">
            <text:p>-1.604</text:p>
          </table:table-cell>
          <table:table-cell office:value-type="float" office:value="1.149" calcext:value-type="float">
            <text:p>1.149</text:p>
          </table:table-cell>
          <table:table-cell office:value-type="float" office:value="-0.648" calcext:value-type="float">
            <text:p>-0.648</text:p>
          </table:table-cell>
          <table:table-cell office:value-type="float" office:value="-1.55" calcext:value-type="float">
            <text:p>-1.55</text:p>
          </table:table-cell>
          <table:table-cell office:value-type="float" office:value="-1.832" calcext:value-type="float">
            <text:p>-1.832</text:p>
          </table:table-cell>
          <table:table-cell office:value-type="float" office:value="-1.988" calcext:value-type="float">
            <text:p>-1.988</text:p>
          </table:table-cell>
          <table:table-cell office:value-type="float" office:value="-2.055" calcext:value-type="float">
            <text:p>-2.05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096217" calcext:value-type="float">
            <text:p>0.8809096217</text:p>
          </table:table-cell>
          <table:table-cell office:value-type="float" office:value="2.4440594546" calcext:value-type="float">
            <text:p>2.4440594546</text:p>
          </table:table-cell>
          <table:table-cell table:formula="of:=([.E183]-[.E182])/[.D182]" office:value-type="float" office:value="0.00000271128835599299" calcext:value-type="float">
            <text:p>2.71128835599299E-06</text:p>
          </table:table-cell>
          <table:table-cell office:value-type="float" office:value="0.773" calcext:value-type="float">
            <text:p>0.773</text:p>
          </table:table-cell>
          <table:table-cell office:value-type="float" office:value="2.568" calcext:value-type="float">
            <text:p>2.568</text:p>
          </table:table-cell>
          <table:table-cell office:value-type="float" office:value="3.651" calcext:value-type="float">
            <text:p>3.651</text:p>
          </table:table-cell>
          <table:table-cell office:value-type="float" office:value="1.314" calcext:value-type="float">
            <text:p>1.3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9.83" calcext:value-type="float">
            <text:p>9.83</text:p>
          </table:table-cell>
          <table:table-cell office:value-type="float" office:value="7.41" calcext:value-type="float">
            <text:p>7.41</text:p>
          </table:table-cell>
          <table:table-cell office:value-type="float" office:value="5.19" calcext:value-type="float">
            <text:p>5.19</text:p>
          </table:table-cell>
          <table:table-cell office:value-type="float" office:value="4.03" calcext:value-type="float">
            <text:p>4.03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  <table:table-cell office:value-type="float" office:value="-0.0000000167" calcext:value-type="float">
            <text:p>-1.67E-08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7" calcext:value-type="float">
            <text:p>2.59E-01</text:p>
          </table:table-cell>
          <table:table-cell office:value-type="float" office:value="0.0002675" calcext:value-type="float">
            <text:p>2.68E-04</text:p>
          </table:table-cell>
          <table:table-cell office:value-type="float" office:value="0.00009127" calcext:value-type="float">
            <text:p>9.13E-05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082" calcext:value-type="float">
            <text:p>3.08E-03</text:p>
          </table:table-cell>
          <table:table-cell office:value-type="float" office:value="-1.651" calcext:value-type="float">
            <text:p>-1.65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67" calcext:value-type="float">
            <text:p>-0.67</text:p>
          </table:table-cell>
          <table:table-cell office:value-type="float" office:value="-1.588" calcext:value-type="float">
            <text:p>-1.588</text:p>
          </table:table-cell>
          <table:table-cell office:value-type="float" office:value="-1.875" calcext:value-type="float">
            <text:p>-1.875</text:p>
          </table:table-cell>
          <table:table-cell office:value-type="float" office:value="-2.035" calcext:value-type="float">
            <text:p>-2.035</text:p>
          </table:table-cell>
          <table:table-cell office:value-type="float" office:value="-2.104" calcext:value-type="float">
            <text:p>-2.10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181452" calcext:value-type="float">
            <text:p>0.8809181452</text:p>
          </table:table-cell>
          <table:table-cell office:value-type="float" office:value="2.444061843" calcext:value-type="float">
            <text:p>2.444061843</text:p>
          </table:table-cell>
          <table:table-cell table:formula="of:=([.E184]-[.E183])/[.D183]" office:value-type="float" office:value="0.00000257844615014832" calcext:value-type="float">
            <text:p>2.57844615014832E-06</text:p>
          </table:table-cell>
          <table:table-cell office:value-type="float" office:value="0.767" calcext:value-type="float">
            <text:p>0.767</text:p>
          </table:table-cell>
          <table:table-cell office:value-type="float" office:value="2.605" calcext:value-type="float">
            <text:p>2.605</text:p>
          </table:table-cell>
          <table:table-cell office:value-type="float" office:value="3.6465" calcext:value-type="float">
            <text:p>3.6465</text:p>
          </table:table-cell>
          <table:table-cell office:value-type="float" office:value="1.255" calcext:value-type="float">
            <text:p>1.2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2" calcext:value-type="float">
            <text:p>0.502</text:p>
          </table:table-cell>
          <table:table-cell office:value-type="float" office:value="11.1" calcext:value-type="float">
            <text:p>11.1</text:p>
          </table:table-cell>
          <table:table-cell office:value-type="float" office:value="8.22" calcext:value-type="float">
            <text:p>8.22</text:p>
          </table:table-cell>
          <table:table-cell office:value-type="float" office:value="5.73" calcext:value-type="float">
            <text:p>5.73</text:p>
          </table:table-cell>
          <table:table-cell office:value-type="float" office:value="4.46" calcext:value-type="float">
            <text:p>4.46</text:p>
          </table:table-cell>
          <table:table-cell office:value-type="float" office:value="3.61" calcext:value-type="float">
            <text:p>3.61</text:p>
          </table:table-cell>
          <table:table-cell office:value-type="float" office:value="3" calcext:value-type="float">
            <text:p>3</text:p>
          </table:table-cell>
          <table:table-cell office:value-type="float" office:value="-0.000000021" calcext:value-type="float">
            <text:p>-2.10E-08</text:p>
          </table:table-cell>
          <table:table-cell office:value-type="float" office:value="0" calcext:value-type="float">
            <text:p>0</text:p>
          </table:table-cell>
          <table:table-cell office:value-type="float" office:value="0.7382" calcext:value-type="float">
            <text:p>7.38E-01</text:p>
          </table:table-cell>
          <table:table-cell office:value-type="float" office:value="0.2588" calcext:value-type="float">
            <text:p>2.59E-01</text:p>
          </table:table-cell>
          <table:table-cell office:value-type="float" office:value="0.0002654" calcext:value-type="float">
            <text:p>2.65E-04</text:p>
          </table:table-cell>
          <table:table-cell office:value-type="float" office:value="0.00009331" calcext:value-type="float">
            <text:p>9.33E-05</text:p>
          </table:table-cell>
          <table:table-cell office:value-type="float" office:value="0.0007047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024" calcext:value-type="float">
            <text:p>3.02E-03</text:p>
          </table:table-cell>
          <table:table-cell office:value-type="float" office:value="-1.744" calcext:value-type="float">
            <text:p>-1.744</text:p>
          </table:table-cell>
          <table:table-cell office:value-type="float" office:value="1.188" calcext:value-type="float">
            <text:p>1.188</text:p>
          </table:table-cell>
          <table:table-cell office:value-type="float" office:value="-0.713" calcext:value-type="float">
            <text:p>-0.713</text:p>
          </table:table-cell>
          <table:table-cell office:value-type="float" office:value="-1.661" calcext:value-type="float">
            <text:p>-1.661</text:p>
          </table:table-cell>
          <table:table-cell office:value-type="float" office:value="-1.959" calcext:value-type="float">
            <text:p>-1.959</text:p>
          </table:table-cell>
          <table:table-cell office:value-type="float" office:value="-2.126" calcext:value-type="float">
            <text:p>-2.126</text:p>
          </table:table-cell>
          <table:table-cell office:value-type="float" office:value="-2.199" calcext:value-type="float">
            <text:p>-2.19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262514" calcext:value-type="float">
            <text:p>0.8809262514</text:p>
          </table:table-cell>
          <table:table-cell office:value-type="float" office:value="2.4440641144" calcext:value-type="float">
            <text:p>2.4440641144</text:p>
          </table:table-cell>
          <table:table-cell table:formula="of:=([.E185]-[.E184])/[.D184]" office:value-type="float" office:value="0.00000248352231115153" calcext:value-type="float">
            <text:p>2.48352231115153E-06</text:p>
          </table:table-cell>
          <table:table-cell office:value-type="float" office:value="0.76" calcext:value-type="float">
            <text:p>0.76</text:p>
          </table:table-cell>
          <table:table-cell office:value-type="float" office:value="2.643" calcext:value-type="float">
            <text:p>2.643</text:p>
          </table:table-cell>
          <table:table-cell office:value-type="float" office:value="3.639" calcext:value-type="float">
            <text:p>3.639</text:p>
          </table:table-cell>
          <table:table-cell office:value-type="float" office:value="1.183" calcext:value-type="float">
            <text:p>1.1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96" calcext:value-type="float">
            <text:p>0.496</text:p>
          </table:table-cell>
          <table:table-cell office:value-type="float" office:value="12.9" calcext:value-type="float">
            <text:p>12.9</text:p>
          </table:table-cell>
          <table:table-cell office:value-type="float" office:value="9.34" calcext:value-type="float">
            <text:p>9.34</text:p>
          </table:table-cell>
          <table:table-cell office:value-type="float" office:value="6.47" calcext:value-type="float">
            <text:p>6.47</text:p>
          </table:table-cell>
          <table:table-cell office:value-type="float" office:value="5.05" calcext:value-type="float">
            <text:p>5.05</text:p>
          </table:table-cell>
          <table:table-cell office:value-type="float" office:value="4.09" calcext:value-type="float">
            <text:p>4.09</text:p>
          </table:table-cell>
          <table:table-cell office:value-type="float" office:value="2" calcext:value-type="float">
            <text:p>2</text:p>
          </table:table-cell>
          <table:table-cell office:value-type="float" office:value="-0.0000000266" calcext:value-type="float">
            <text:p>-2.66E-08</text:p>
          </table:table-cell>
          <table:table-cell office:value-type="float" office:value="0" calcext:value-type="float">
            <text:p>0</text:p>
          </table:table-cell>
          <table:table-cell office:value-type="float" office:value="0.7381" calcext:value-type="float">
            <text:p>7.38E-01</text:p>
          </table:table-cell>
          <table:table-cell office:value-type="float" office:value="0.2588" calcext:value-type="float">
            <text:p>2.59E-01</text:p>
          </table:table-cell>
          <table:table-cell office:value-type="float" office:value="0.0002623" calcext:value-type="float">
            <text:p>2.62E-04</text:p>
          </table:table-cell>
          <table:table-cell office:value-type="float" office:value="0.00009682" calcext:value-type="float">
            <text:p>9.68E-05</text:p>
          </table:table-cell>
          <table:table-cell office:value-type="float" office:value="0.0007047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018" calcext:value-type="float">
            <text:p>3.02E-03</text:p>
          </table:table-cell>
          <table:table-cell office:value-type="float" office:value="-1.839" calcext:value-type="float">
            <text:p>-1.839</text:p>
          </table:table-cell>
          <table:table-cell office:value-type="float" office:value="1.281" calcext:value-type="float">
            <text:p>1.281</text:p>
          </table:table-cell>
          <table:table-cell office:value-type="float" office:value="-0.724" calcext:value-type="float">
            <text:p>-0.724</text:p>
          </table:table-cell>
          <table:table-cell office:value-type="float" office:value="-1.721" calcext:value-type="float">
            <text:p>-1.721</text:p>
          </table:table-cell>
          <table:table-cell office:value-type="float" office:value="-2.037" calcext:value-type="float">
            <text:p>-2.037</text:p>
          </table:table-cell>
          <table:table-cell office:value-type="float" office:value="-2.217" calcext:value-type="float">
            <text:p>-2.217</text:p>
          </table:table-cell>
          <table:table-cell office:value-type="float" office:value="-2.296" calcext:value-type="float">
            <text:p>-2.296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340596" calcext:value-type="float">
            <text:p>0.8809340596</text:p>
          </table:table-cell>
          <table:table-cell office:value-type="float" office:value="2.4440663022" calcext:value-type="float">
            <text:p>2.4440663022</text:p>
          </table:table-cell>
          <table:table-cell table:formula="of:=([.E186]-[.E185])/[.D185]" office:value-type="float" office:value="0.00000240767169456492" calcext:value-type="float">
            <text:p>2.40767169456492E-06</text:p>
          </table:table-cell>
          <table:table-cell office:value-type="float" office:value="0.751" calcext:value-type="float">
            <text:p>0.751</text:p>
          </table:table-cell>
          <table:table-cell office:value-type="float" office:value="2.682" calcext:value-type="float">
            <text:p>2.682</text:p>
          </table:table-cell>
          <table:table-cell office:value-type="float" office:value="3.6358" calcext:value-type="float">
            <text:p>3.6358</text:p>
          </table:table-cell>
          <table:table-cell office:value-type="float" office:value="1.127" calcext:value-type="float">
            <text:p>1.1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4.49" calcext:value-type="float">
            <text:p>14.49</text:p>
          </table:table-cell>
          <table:table-cell office:value-type="float" office:value="10.31" calcext:value-type="float">
            <text:p>10.31</text:p>
          </table:table-cell>
          <table:table-cell office:value-type="float" office:value="7.11" calcext:value-type="float">
            <text:p>7.11</text:p>
          </table:table-cell>
          <table:table-cell office:value-type="float" office:value="5.56" calcext:value-type="float">
            <text:p>5.56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0.0000000334" calcext:value-type="float">
            <text:p>-3.34E-08</text:p>
          </table:table-cell>
          <table:table-cell office:value-type="float" office:value="0" calcext:value-type="float">
            <text:p>0</text:p>
          </table:table-cell>
          <table:table-cell office:value-type="float" office:value="0.7381" calcext:value-type="float">
            <text:p>7.38E-01</text:p>
          </table:table-cell>
          <table:table-cell office:value-type="float" office:value="0.2589" calcext:value-type="float">
            <text:p>2.59E-01</text:p>
          </table:table-cell>
          <table:table-cell office:value-type="float" office:value="0.0002591" calcext:value-type="float">
            <text:p>2.59E-04</text:p>
          </table:table-cell>
          <table:table-cell office:value-type="float" office:value="0.0001008" calcext:value-type="float">
            <text:p>1.01E-04</text:p>
          </table:table-cell>
          <table:table-cell office:value-type="float" office:value="0.0007047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3009" calcext:value-type="float">
            <text:p>3.01E-03</text:p>
          </table:table-cell>
          <table:table-cell office:value-type="float" office:value="-1.934" calcext:value-type="float">
            <text:p>-1.934</text:p>
          </table:table-cell>
          <table:table-cell office:value-type="float" office:value="1.282" calcext:value-type="float">
            <text:p>1.282</text:p>
          </table:table-cell>
          <table:table-cell office:value-type="float" office:value="-0.778" calcext:value-type="float">
            <text:p>-0.778</text:p>
          </table:table-cell>
          <table:table-cell office:value-type="float" office:value="-1.799" calcext:value-type="float">
            <text:p>-1.799</text:p>
          </table:table-cell>
          <table:table-cell office:value-type="float" office:value="-2.124" calcext:value-type="float">
            <text:p>-2.124</text:p>
          </table:table-cell>
          <table:table-cell office:value-type="float" office:value="-2.311" calcext:value-type="float">
            <text:p>-2.311</text:p>
          </table:table-cell>
          <table:table-cell office:value-type="float" office:value="-2.392" calcext:value-type="float">
            <text:p>-2.39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416294" calcext:value-type="float">
            <text:p>0.8809416294</text:p>
          </table:table-cell>
          <table:table-cell office:value-type="float" office:value="2.4440684232" calcext:value-type="float">
            <text:p>2.4440684232</text:p>
          </table:table-cell>
          <table:table-cell table:formula="of:=([.E187]-[.E186])/[.D186]" office:value-type="float" office:value="0.00000227495208859137" calcext:value-type="float">
            <text:p>2.27495208859137E-06</text:p>
          </table:table-cell>
          <table:table-cell office:value-type="float" office:value="0.74" calcext:value-type="float">
            <text:p>0.74</text:p>
          </table:table-cell>
          <table:table-cell office:value-type="float" office:value="2.72" calcext:value-type="float">
            <text:p>2.72</text:p>
          </table:table-cell>
          <table:table-cell office:value-type="float" office:value="3.6324" calcext:value-type="float">
            <text:p>3.6324</text:p>
          </table:table-cell>
          <table:table-cell office:value-type="float" office:value="1.069" calcext:value-type="float">
            <text:p>1.0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16.35" calcext:value-type="float">
            <text:p>16.35</text:p>
          </table:table-cell>
          <table:table-cell office:value-type="float" office:value="11.42" calcext:value-type="float">
            <text:p>11.42</text:p>
          </table:table-cell>
          <table:table-cell office:value-type="float" office:value="7.83" calcext:value-type="float">
            <text:p>7.83</text:p>
          </table:table-cell>
          <table:table-cell office:value-type="float" office:value="6.14" calcext:value-type="float">
            <text:p>6.14</text:p>
          </table:table-cell>
          <table:table-cell office:value-type="float" office:value="4.97" calcext:value-type="float">
            <text:p>4.97</text:p>
          </table:table-cell>
          <table:table-cell office:value-type="float" office:value="2" calcext:value-type="float">
            <text:p>2</text:p>
          </table:table-cell>
          <table:table-cell office:value-type="float" office:value="-0.0000000426" calcext:value-type="float">
            <text:p>-4.26E-08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7.38E-01</text:p>
          </table:table-cell>
          <table:table-cell office:value-type="float" office:value="0.259" calcext:value-type="float">
            <text:p>2.59E-01</text:p>
          </table:table-cell>
          <table:table-cell office:value-type="float" office:value="0.0002559" calcext:value-type="float">
            <text:p>2.56E-04</text:p>
          </table:table-cell>
          <table:table-cell office:value-type="float" office:value="0.0001046" calcext:value-type="float">
            <text:p>1.05E-04</text:p>
          </table:table-cell>
          <table:table-cell office:value-type="float" office:value="0.0007048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975" calcext:value-type="float">
            <text:p>2.98E-03</text:p>
          </table:table-cell>
          <table:table-cell office:value-type="float" office:value="-2.03" calcext:value-type="float">
            <text:p>-2.03</text:p>
          </table:table-cell>
          <table:table-cell office:value-type="float" office:value="1.289" calcext:value-type="float">
            <text:p>1.289</text:p>
          </table:table-cell>
          <table:table-cell office:value-type="float" office:value="-0.83" calcext:value-type="float">
            <text:p>-0.83</text:p>
          </table:table-cell>
          <table:table-cell office:value-type="float" office:value="-1.878" calcext:value-type="float">
            <text:p>-1.878</text:p>
          </table:table-cell>
          <table:table-cell office:value-type="float" office:value="-2.212" calcext:value-type="float">
            <text:p>-2.212</text:p>
          </table:table-cell>
          <table:table-cell office:value-type="float" office:value="-2.405" calcext:value-type="float">
            <text:p>-2.405</text:p>
          </table:table-cell>
          <table:table-cell office:value-type="float" office:value="-2.489" calcext:value-type="float">
            <text:p>-2.48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48782" calcext:value-type="float">
            <text:p>0.880948782</text:p>
          </table:table-cell>
          <table:table-cell office:value-type="float" office:value="2.4440704273" calcext:value-type="float">
            <text:p>2.4440704273</text:p>
          </table:table-cell>
          <table:table-cell table:formula="of:=([.E188]-[.E187])/[.D187]" office:value-type="float" office:value="0.00000218003593353403" calcext:value-type="float">
            <text:p>2.18003593353403E-06</text:p>
          </table:table-cell>
          <table:table-cell office:value-type="float" office:value="0.727" calcext:value-type="float">
            <text:p>0.727</text:p>
          </table:table-cell>
          <table:table-cell office:value-type="float" office:value="2.757" calcext:value-type="float">
            <text:p>2.757</text:p>
          </table:table-cell>
          <table:table-cell office:value-type="float" office:value="3.6289" calcext:value-type="float">
            <text:p>3.6289</text:p>
          </table:table-cell>
          <table:table-cell office:value-type="float" office:value="1.01" calcext:value-type="float">
            <text:p>1.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.479</text:p>
          </table:table-cell>
          <table:table-cell office:value-type="float" office:value="18.44" calcext:value-type="float">
            <text:p>18.44</text:p>
          </table:table-cell>
          <table:table-cell office:value-type="float" office:value="12.64" calcext:value-type="float">
            <text:p>12.64</text:p>
          </table:table-cell>
          <table:table-cell office:value-type="float" office:value="8.63" calcext:value-type="float">
            <text:p>8.63</text:p>
          </table:table-cell>
          <table:table-cell office:value-type="float" office:value="6.77" calcext:value-type="float">
            <text:p>6.77</text:p>
          </table:table-cell>
          <table:table-cell office:value-type="float" office:value="5.49" calcext:value-type="float">
            <text:p>5.49</text:p>
          </table:table-cell>
          <table:table-cell office:value-type="float" office:value="2" calcext:value-type="float">
            <text:p>2</text:p>
          </table:table-cell>
          <table:table-cell office:value-type="float" office:value="-0.0000000541" calcext:value-type="float">
            <text:p>-5.41E-08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7.38E-01</text:p>
          </table:table-cell>
          <table:table-cell office:value-type="float" office:value="0.2591" calcext:value-type="float">
            <text:p>2.59E-01</text:p>
          </table:table-cell>
          <table:table-cell office:value-type="float" office:value="0.0002533" calcext:value-type="float">
            <text:p>2.53E-04</text:p>
          </table:table-cell>
          <table:table-cell office:value-type="float" office:value="0.0001079" calcext:value-type="float">
            <text:p>1.08E-04</text:p>
          </table:table-cell>
          <table:table-cell office:value-type="float" office:value="0.0007048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933" calcext:value-type="float">
            <text:p>2.93E-03</text:p>
          </table:table-cell>
          <table:table-cell office:value-type="float" office:value="-2.123" calcext:value-type="float">
            <text:p>-2.123</text:p>
          </table:table-cell>
          <table:table-cell office:value-type="float" office:value="1.3" calcext:value-type="float">
            <text:p>1.3</text:p>
          </table:table-cell>
          <table:table-cell office:value-type="float" office:value="-0.877" calcext:value-type="float">
            <text:p>-0.877</text:p>
          </table:table-cell>
          <table:table-cell office:value-type="float" office:value="-1.952" calcext:value-type="float">
            <text:p>-1.952</text:p>
          </table:table-cell>
          <table:table-cell office:value-type="float" office:value="-2.296" calcext:value-type="float">
            <text:p>-2.296</text:p>
          </table:table-cell>
          <table:table-cell office:value-type="float" office:value="-2.495" calcext:value-type="float">
            <text:p>-2.495</text:p>
          </table:table-cell>
          <table:table-cell office:value-type="float" office:value="-2.582" calcext:value-type="float">
            <text:p>-2.58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556365" calcext:value-type="float">
            <text:p>0.8809556365</text:p>
          </table:table-cell>
          <table:table-cell office:value-type="float" office:value="2.4440723478" calcext:value-type="float">
            <text:p>2.4440723478</text:p>
          </table:table-cell>
          <table:table-cell table:formula="of:=([.E189]-[.E188])/[.D188]" office:value-type="float" office:value="0.00000208523553691056" calcext:value-type="float">
            <text:p>2.08523553691056E-06</text:p>
          </table:table-cell>
          <table:table-cell office:value-type="float" office:value="0.711" calcext:value-type="float">
            <text:p>0.711</text:p>
          </table:table-cell>
          <table:table-cell office:value-type="float" office:value="2.795" calcext:value-type="float">
            <text:p>2.795</text:p>
          </table:table-cell>
          <table:table-cell office:value-type="float" office:value="3.6254" calcext:value-type="float">
            <text:p>3.6254</text:p>
          </table:table-cell>
          <table:table-cell office:value-type="float" office:value="0.948" calcext:value-type="float">
            <text:p>0.9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office:value-type="float" office:value="20.92" calcext:value-type="float">
            <text:p>20.92</text:p>
          </table:table-cell>
          <table:table-cell office:value-type="float" office:value="14.05" calcext:value-type="float">
            <text:p>14.05</text:p>
          </table:table-cell>
          <table:table-cell office:value-type="float" office:value="9.54" calcext:value-type="float">
            <text:p>9.54</text:p>
          </table:table-cell>
          <table:table-cell office:value-type="float" office:value="7.51" calcext:value-type="float">
            <text:p>7.51</text:p>
          </table:table-cell>
          <table:table-cell office:value-type="float" office:value="6.08" calcext:value-type="float">
            <text:p>6.08</text:p>
          </table:table-cell>
          <table:table-cell office:value-type="float" office:value="2" calcext:value-type="float">
            <text:p>2</text:p>
          </table:table-cell>
          <table:table-cell office:value-type="float" office:value="-0.0000000702" calcext:value-type="float">
            <text:p>-7.02E-08</text:p>
          </table:table-cell>
          <table:table-cell office:value-type="float" office:value="0" calcext:value-type="float">
            <text:p>0</text:p>
          </table:table-cell>
          <table:table-cell office:value-type="float" office:value="0.7379" calcext:value-type="float">
            <text:p>7.38E-01</text:p>
          </table:table-cell>
          <table:table-cell office:value-type="float" office:value="0.2591" calcext:value-type="float">
            <text:p>2.59E-01</text:p>
          </table:table-cell>
          <table:table-cell office:value-type="float" office:value="0.000251" calcext:value-type="float">
            <text:p>2.51E-04</text:p>
          </table:table-cell>
          <table:table-cell office:value-type="float" office:value="0.0001108" calcext:value-type="float">
            <text:p>1.11E-04</text:p>
          </table:table-cell>
          <table:table-cell office:value-type="float" office:value="0.0007049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977" calcext:value-type="float">
            <text:p>2.98E-03</text:p>
          </table:table-cell>
          <table:table-cell office:value-type="float" office:value="-2.218" calcext:value-type="float">
            <text:p>-2.218</text:p>
          </table:table-cell>
          <table:table-cell office:value-type="float" office:value="1.321" calcext:value-type="float">
            <text:p>1.321</text:p>
          </table:table-cell>
          <table:table-cell office:value-type="float" office:value="-0.918" calcext:value-type="float">
            <text:p>-0.918</text:p>
          </table:table-cell>
          <table:table-cell office:value-type="float" office:value="-2.024" calcext:value-type="float">
            <text:p>-2.024</text:p>
          </table:table-cell>
          <table:table-cell office:value-type="float" office:value="-2.381" calcext:value-type="float">
            <text:p>-2.381</text:p>
          </table:table-cell>
          <table:table-cell office:value-type="float" office:value="-2.587" calcext:value-type="float">
            <text:p>-2.587</text:p>
          </table:table-cell>
          <table:table-cell office:value-type="float" office:value="-2.677" calcext:value-type="float">
            <text:p>-2.67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62193" calcext:value-type="float">
            <text:p>0.880962193</text:p>
          </table:table-cell>
          <table:table-cell office:value-type="float" office:value="2.4440741848" calcext:value-type="float">
            <text:p>2.4440741848</text:p>
          </table:table-cell>
          <table:table-cell table:formula="of:=([.E190]-[.E189])/[.D189]" office:value-type="float" office:value="0.00000172493213911964" calcext:value-type="float">
            <text:p>1.72493213911964E-06</text:p>
          </table:table-cell>
          <table:table-cell office:value-type="float" office:value="0.691" calcext:value-type="float">
            <text:p>0.691</text:p>
          </table:table-cell>
          <table:table-cell office:value-type="float" office:value="2.834" calcext:value-type="float">
            <text:p>2.834</text:p>
          </table:table-cell>
          <table:table-cell office:value-type="float" office:value="3.6218" calcext:value-type="float">
            <text:p>3.6218</text:p>
          </table:table-cell>
          <table:table-cell office:value-type="float" office:value="0.883" calcext:value-type="float">
            <text:p>0.8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23.87" calcext:value-type="float">
            <text:p>23.87</text:p>
          </table:table-cell>
          <table:table-cell office:value-type="float" office:value="15.7" calcext:value-type="float">
            <text:p>15.7</text:p>
          </table:table-cell>
          <table:table-cell office:value-type="float" office:value="10.6" calcext:value-type="float">
            <text:p>10.6</text:p>
          </table:table-cell>
          <table:table-cell office:value-type="float" office:value="8.36" calcext:value-type="float">
            <text:p>8.36</text:p>
          </table:table-cell>
          <table:table-cell office:value-type="float" office:value="6.78" calcext:value-type="float">
            <text:p>6.78</text:p>
          </table:table-cell>
          <table:table-cell office:value-type="float" office:value="1" calcext:value-type="float">
            <text:p>1</text:p>
          </table:table-cell>
          <table:table-cell office:value-type="float" office:value="-0.0000000934" calcext:value-type="float">
            <text:p>-9.34E-08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592" calcext:value-type="float">
            <text:p>2.59E-01</text:p>
          </table:table-cell>
          <table:table-cell office:value-type="float" office:value="0.0002488" calcext:value-type="float">
            <text:p>2.49E-04</text:p>
          </table:table-cell>
          <table:table-cell office:value-type="float" office:value="0.0001136" calcext:value-type="float">
            <text:p>1.14E-04</text:p>
          </table:table-cell>
          <table:table-cell office:value-type="float" office:value="0.0007049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967" calcext:value-type="float">
            <text:p>2.97E-03</text:p>
          </table:table-cell>
          <table:table-cell office:value-type="float" office:value="-2.315" calcext:value-type="float">
            <text:p>-2.315</text:p>
          </table:table-cell>
          <table:table-cell office:value-type="float" office:value="1.343" calcext:value-type="float">
            <text:p>1.343</text:p>
          </table:table-cell>
          <table:table-cell office:value-type="float" office:value="-0.959" calcext:value-type="float">
            <text:p>-0.959</text:p>
          </table:table-cell>
          <table:table-cell office:value-type="float" office:value="-2.099" calcext:value-type="float">
            <text:p>-2.099</text:p>
          </table:table-cell>
          <table:table-cell office:value-type="float" office:value="-2.467" calcext:value-type="float">
            <text:p>-2.467</text:p>
          </table:table-cell>
          <table:table-cell office:value-type="float" office:value="-2.681" calcext:value-type="float">
            <text:p>-2.681</text:p>
          </table:table-cell>
          <table:table-cell office:value-type="float" office:value="-2.773" calcext:value-type="float">
            <text:p>-2.77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67617" calcext:value-type="float">
            <text:p>0.880967617</text:p>
          </table:table-cell>
          <table:table-cell office:value-type="float" office:value="2.4440757044" calcext:value-type="float">
            <text:p>2.4440757044</text:p>
          </table:table-cell>
          <table:table-cell table:formula="of:=([.E191]-[.E190])/[.D190]" office:value-type="float" office:value="0.00000121321145004034" calcext:value-type="float">
            <text:p>1.21321145004034E-06</text:p>
          </table:table-cell>
          <table:table-cell office:value-type="float" office:value="0.669" calcext:value-type="float">
            <text:p>0.669</text:p>
          </table:table-cell>
          <table:table-cell office:value-type="float" office:value="2.869" calcext:value-type="float">
            <text:p>2.869</text:p>
          </table:table-cell>
          <table:table-cell office:value-type="float" office:value="3.6188" calcext:value-type="float">
            <text:p>3.6188</text:p>
          </table:table-cell>
          <table:table-cell office:value-type="float" office:value="0.822" calcext:value-type="float">
            <text:p>0.8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.466</text:p>
          </table:table-cell>
          <table:table-cell office:value-type="float" office:value="27" calcext:value-type="float">
            <text:p>27</text:p>
          </table:table-cell>
          <table:table-cell office:value-type="float" office:value="17.39" calcext:value-type="float">
            <text:p>17.39</text:p>
          </table:table-cell>
          <table:table-cell office:value-type="float" office:value="11.68" calcext:value-type="float">
            <text:p>11.68</text:p>
          </table:table-cell>
          <table:table-cell office:value-type="float" office:value="9.24" calcext:value-type="float">
            <text:p>9.24</text:p>
          </table:table-cell>
          <table:table-cell office:value-type="float" office:value="7.48" calcext:value-type="float">
            <text:p>7.48</text:p>
          </table:table-cell>
          <table:table-cell office:value-type="float" office:value="1" calcext:value-type="float">
            <text:p>1</text:p>
          </table:table-cell>
          <table:table-cell office:value-type="float" office:value="-0.000000121" calcext:value-type="float">
            <text:p>-1.21E-07</text:p>
          </table:table-cell>
          <table:table-cell office:value-type="float" office:value="0" calcext:value-type="float">
            <text:p>0</text:p>
          </table:table-cell>
          <table:table-cell office:value-type="float" office:value="0.7378" calcext:value-type="float">
            <text:p>7.38E-01</text:p>
          </table:table-cell>
          <table:table-cell office:value-type="float" office:value="0.2593" calcext:value-type="float">
            <text:p>2.59E-01</text:p>
          </table:table-cell>
          <table:table-cell office:value-type="float" office:value="0.000247" calcext:value-type="float">
            <text:p>2.47E-04</text:p>
          </table:table-cell>
          <table:table-cell office:value-type="float" office:value="0.0001157" calcext:value-type="float">
            <text:p>1.16E-04</text:p>
          </table:table-cell>
          <table:table-cell office:value-type="float" office:value="0.0007049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925" calcext:value-type="float">
            <text:p>2.93E-03</text:p>
          </table:table-cell>
          <table:table-cell office:value-type="float" office:value="-2.403" calcext:value-type="float">
            <text:p>-2.403</text:p>
          </table:table-cell>
          <table:table-cell office:value-type="float" office:value="1.359" calcext:value-type="float">
            <text:p>1.359</text:p>
          </table:table-cell>
          <table:table-cell office:value-type="float" office:value="-0.997" calcext:value-type="float">
            <text:p>-0.997</text:p>
          </table:table-cell>
          <table:table-cell office:value-type="float" office:value="-2.167" calcext:value-type="float">
            <text:p>-2.167</text:p>
          </table:table-cell>
          <table:table-cell office:value-type="float" office:value="-2.546" calcext:value-type="float">
            <text:p>-2.546</text:p>
          </table:table-cell>
          <table:table-cell office:value-type="float" office:value="-2.766" calcext:value-type="float">
            <text:p>-2.766</text:p>
          </table:table-cell>
          <table:table-cell office:value-type="float" office:value="-2.862" calcext:value-type="float">
            <text:p>-2.862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714317" calcext:value-type="float">
            <text:p>0.8809714317</text:p>
          </table:table-cell>
          <table:table-cell office:value-type="float" office:value="2.4440767732" calcext:value-type="float">
            <text:p>2.4440767732</text:p>
          </table:table-cell>
          <table:table-cell table:formula="of:=([.E192]-[.E191])/[.D191]" office:value-type="float" office:value="0.00000100457287047633" calcext:value-type="float">
            <text:p>1.00457287047633E-06</text:p>
          </table:table-cell>
          <table:table-cell office:value-type="float" office:value="0.649" calcext:value-type="float">
            <text:p>0.649</text:p>
          </table:table-cell>
          <table:table-cell office:value-type="float" office:value="2.899" calcext:value-type="float">
            <text:p>2.899</text:p>
          </table:table-cell>
          <table:table-cell office:value-type="float" office:value="3.6165" calcext:value-type="float">
            <text:p>3.6165</text:p>
          </table:table-cell>
          <table:table-cell office:value-type="float" office:value="0.769" calcext:value-type="float">
            <text:p>0.7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30.02" calcext:value-type="float">
            <text:p>30.02</text:p>
          </table:table-cell>
          <table:table-cell office:value-type="float" office:value="18.97" calcext:value-type="float">
            <text:p>18.97</text:p>
          </table:table-cell>
          <table:table-cell office:value-type="float" office:value="12.68" calcext:value-type="float">
            <text:p>12.68</text:p>
          </table:table-cell>
          <table:table-cell office:value-type="float" office:value="10.06" calcext:value-type="float">
            <text:p>10.06</text:p>
          </table:table-cell>
          <table:table-cell office:value-type="float" office:value="8.15" calcext:value-type="float">
            <text:p>8.15</text:p>
          </table:table-cell>
          <table:table-cell office:value-type="float" office:value="1" calcext:value-type="float">
            <text:p>1</text:p>
          </table:table-cell>
          <table:table-cell office:value-type="float" office:value="-0.000000155" calcext:value-type="float">
            <text:p>-1.55E-07</text:p>
          </table:table-cell>
          <table:table-cell office:value-type="float" office:value="0" calcext:value-type="float">
            <text:p>0</text:p>
          </table:table-cell>
          <table:table-cell office:value-type="float" office:value="0.7377" calcext:value-type="float">
            <text:p>7.38E-01</text:p>
          </table:table-cell>
          <table:table-cell office:value-type="float" office:value="0.2593" calcext:value-type="float">
            <text:p>2.59E-01</text:p>
          </table:table-cell>
          <table:table-cell office:value-type="float" office:value="0.0002458" calcext:value-type="float">
            <text:p>2.46E-04</text:p>
          </table:table-cell>
          <table:table-cell office:value-type="float" office:value="0.0001172" calcext:value-type="float">
            <text:p>1.17E-04</text:p>
          </table:table-cell>
          <table:table-cell office:value-type="float" office:value="0.0007049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953" calcext:value-type="float">
            <text:p>2.95E-03</text:p>
          </table:table-cell>
          <table:table-cell office:value-type="float" office:value="-2.478" calcext:value-type="float">
            <text:p>-2.478</text:p>
          </table:table-cell>
          <table:table-cell office:value-type="float" office:value="1.368" calcext:value-type="float">
            <text:p>1.368</text:p>
          </table:table-cell>
          <table:table-cell office:value-type="float" office:value="-1.031" calcext:value-type="float">
            <text:p>-1.031</text:p>
          </table:table-cell>
          <table:table-cell office:value-type="float" office:value="-2.226" calcext:value-type="float">
            <text:p>-2.226</text:p>
          </table:table-cell>
          <table:table-cell office:value-type="float" office:value="-2.614" calcext:value-type="float">
            <text:p>-2.614</text:p>
          </table:table-cell>
          <table:table-cell office:value-type="float" office:value="-2.84" calcext:value-type="float">
            <text:p>-2.84</text:p>
          </table:table-cell>
          <table:table-cell office:value-type="float" office:value="-2.937" calcext:value-type="float">
            <text:p>-2.937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745908" calcext:value-type="float">
            <text:p>0.8809745908</text:p>
          </table:table-cell>
          <table:table-cell office:value-type="float" office:value="2.4440776582" calcext:value-type="float">
            <text:p>2.4440776582</text:p>
          </table:table-cell>
          <table:table-cell table:formula="of:=([.E193]-[.E192])/[.D192]" office:value-type="float" office:value="0.00000098572649992176" calcext:value-type="float">
            <text:p>9.85726499921757E-07</text:p>
          </table:table-cell>
          <table:table-cell office:value-type="float" office:value="0.628" calcext:value-type="float">
            <text:p>0.628</text:p>
          </table:table-cell>
          <table:table-cell office:value-type="float" office:value="2.928" calcext:value-type="float">
            <text:p>2.928</text:p>
          </table:table-cell>
          <table:table-cell office:value-type="float" office:value="3.6147" calcext:value-type="float">
            <text:p>3.6147</text:p>
          </table:table-cell>
          <table:table-cell office:value-type="float" office:value="0.719" calcext:value-type="float">
            <text:p>0.7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62" calcext:value-type="float">
            <text:p>0.462</text:p>
          </table:table-cell>
          <table:table-cell office:value-type="float" office:value="33.21" calcext:value-type="float">
            <text:p>33.21</text:p>
          </table:table-cell>
          <table:table-cell office:value-type="float" office:value="20.61" calcext:value-type="float">
            <text:p>20.61</text:p>
          </table:table-cell>
          <table:table-cell office:value-type="float" office:value="13.71" calcext:value-type="float">
            <text:p>13.71</text:p>
          </table:table-cell>
          <table:table-cell office:value-type="float" office:value="10.9" calcext:value-type="float">
            <text:p>10.9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-0.000000197" calcext:value-type="float">
            <text:p>-1.97E-07</text:p>
          </table:table-cell>
          <table:table-cell office:value-type="float" office:value="0" calcext:value-type="float">
            <text:p>0</text:p>
          </table:table-cell>
          <table:table-cell office:value-type="float" office:value="0.7377" calcext:value-type="float">
            <text:p>7.38E-01</text:p>
          </table:table-cell>
          <table:table-cell office:value-type="float" office:value="0.2594" calcext:value-type="float">
            <text:p>2.59E-01</text:p>
          </table:table-cell>
          <table:table-cell office:value-type="float" office:value="0.0002447" calcext:value-type="float">
            <text:p>2.45E-04</text:p>
          </table:table-cell>
          <table:table-cell office:value-type="float" office:value="0.0001186" calcext:value-type="float">
            <text:p>1.19E-04</text:p>
          </table:table-cell>
          <table:table-cell office:value-type="float" office:value="0.0007049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945" calcext:value-type="float">
            <text:p>2.95E-03</text:p>
          </table:table-cell>
          <table:table-cell office:value-type="float" office:value="-2.55" calcext:value-type="float">
            <text:p>-2.55</text:p>
          </table:table-cell>
          <table:table-cell office:value-type="float" office:value="1.369" calcext:value-type="float">
            <text:p>1.369</text:p>
          </table:table-cell>
          <table:table-cell office:value-type="float" office:value="-1.069" calcext:value-type="float">
            <text:p>-1.069</text:p>
          </table:table-cell>
          <table:table-cell office:value-type="float" office:value="-2.285" calcext:value-type="float">
            <text:p>-2.285</text:p>
          </table:table-cell>
          <table:table-cell office:value-type="float" office:value="-2.681" calcext:value-type="float">
            <text:p>-2.681</text:p>
          </table:table-cell>
          <table:table-cell office:value-type="float" office:value="-2.91" calcext:value-type="float">
            <text:p>-2.91</text:p>
          </table:table-cell>
          <table:table-cell office:value-type="float" office:value="-3.009" calcext:value-type="float">
            <text:p>-3.009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776902" calcext:value-type="float">
            <text:p>0.8809776902</text:p>
          </table:table-cell>
          <table:table-cell office:value-type="float" office:value="2.4440785266" calcext:value-type="float">
            <text:p>2.4440785266</text:p>
          </table:table-cell>
          <table:table-cell table:formula="of:=([.E194]-[.E193])/[.D193]" office:value-type="float" office:value="0.00000081511712310101" calcext:value-type="float">
            <text:p>8.15117123101009E-07</text:p>
          </table:table-cell>
          <table:table-cell office:value-type="float" office:value="0.601" calcext:value-type="float">
            <text:p>0.601</text:p>
          </table:table-cell>
          <table:table-cell office:value-type="float" office:value="2.961" calcext:value-type="float">
            <text:p>2.961</text:p>
          </table:table-cell>
          <table:table-cell office:value-type="float" office:value="3.6137" calcext:value-type="float">
            <text:p>3.6137</text:p>
          </table:table-cell>
          <table:table-cell office:value-type="float" office:value="0.663" calcext:value-type="float">
            <text:p>0.6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7.14" calcext:value-type="float">
            <text:p>37.14</text:p>
          </table:table-cell>
          <table:table-cell office:value-type="float" office:value="22.55" calcext:value-type="float">
            <text:p>22.55</text:p>
          </table:table-cell>
          <table:table-cell office:value-type="float" office:value="14.93" calcext:value-type="float">
            <text:p>14.93</text:p>
          </table:table-cell>
          <table:table-cell office:value-type="float" office:value="11.9" calcext:value-type="float">
            <text:p>11.9</text:p>
          </table:table-cell>
          <table:table-cell office:value-type="float" office:value="9.64" calcext:value-type="float">
            <text:p>9.64</text:p>
          </table:table-cell>
          <table:table-cell office:value-type="float" office:value="1" calcext:value-type="float">
            <text:p>1</text:p>
          </table:table-cell>
          <table:table-cell office:value-type="float" office:value="-0.000000264" calcext:value-type="float">
            <text:p>-2.64E-07</text:p>
          </table:table-cell>
          <table:table-cell office:value-type="float" office:value="0" calcext:value-type="float">
            <text:p>0</text:p>
          </table:table-cell>
          <table:table-cell office:value-type="float" office:value="0.7377" calcext:value-type="float">
            <text:p>7.38E-01</text:p>
          </table:table-cell>
          <table:table-cell office:value-type="float" office:value="0.2594" calcext:value-type="float">
            <text:p>2.59E-01</text:p>
          </table:table-cell>
          <table:table-cell office:value-type="float" office:value="0.0002435" calcext:value-type="float">
            <text:p>2.44E-04</text:p>
          </table:table-cell>
          <table:table-cell office:value-type="float" office:value="0.00012" calcext:value-type="float">
            <text:p>1.20E-04</text:p>
          </table:table-cell>
          <table:table-cell office:value-type="float" office:value="0.0007048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895" calcext:value-type="float">
            <text:p>2.90E-03</text:p>
          </table:table-cell>
          <table:table-cell office:value-type="float" office:value="-2.633" calcext:value-type="float">
            <text:p>-2.633</text:p>
          </table:table-cell>
          <table:table-cell office:value-type="float" office:value="1.343" calcext:value-type="float">
            <text:p>1.343</text:p>
          </table:table-cell>
          <table:table-cell office:value-type="float" office:value="-1.128" calcext:value-type="float">
            <text:p>-1.128</text:p>
          </table:table-cell>
          <table:table-cell office:value-type="float" office:value="-2.362" calcext:value-type="float">
            <text:p>-2.362</text:p>
          </table:table-cell>
          <table:table-cell office:value-type="float" office:value="-2.762" calcext:value-type="float">
            <text:p>-2.762</text:p>
          </table:table-cell>
          <table:table-cell office:value-type="float" office:value="-2.994" calcext:value-type="float">
            <text:p>-2.994</text:p>
          </table:table-cell>
          <table:table-cell office:value-type="float" office:value="-3.094" calcext:value-type="float">
            <text:p>-3.094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802532" calcext:value-type="float">
            <text:p>0.8809802532</text:p>
          </table:table-cell>
          <table:table-cell office:value-type="float" office:value="2.4440792447" calcext:value-type="float">
            <text:p>2.4440792447</text:p>
          </table:table-cell>
          <table:table-cell table:formula="of:=([.E195]-[.E194])/[.D194]" office:value-type="float" office:value="0.0000006064835140839" calcext:value-type="float">
            <text:p>6.06483514083899E-07</text:p>
          </table:table-cell>
          <table:table-cell office:value-type="float" office:value="0.573" calcext:value-type="float">
            <text:p>0.573</text:p>
          </table:table-cell>
          <table:table-cell office:value-type="float" office:value="2.992" calcext:value-type="float">
            <text:p>2.992</text:p>
          </table:table-cell>
          <table:table-cell office:value-type="float" office:value="3.6154" calcext:value-type="float">
            <text:p>3.6154</text:p>
          </table:table-cell>
          <table:table-cell office:value-type="float" office:value="0.618" calcext:value-type="float">
            <text:p>0.6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40.56" calcext:value-type="float">
            <text:p>40.56</text:p>
          </table:table-cell>
          <table:table-cell office:value-type="float" office:value="24.16" calcext:value-type="float">
            <text:p>24.16</text:p>
          </table:table-cell>
          <table:table-cell office:value-type="float" office:value="15.93" calcext:value-type="float">
            <text:p>15.93</text:p>
          </table:table-cell>
          <table:table-cell office:value-type="float" office:value="12.74" calcext:value-type="float">
            <text:p>12.74</text:p>
          </table:table-cell>
          <table:table-cell office:value-type="float" office:value="10.31" calcext:value-type="float">
            <text:p>10.31</text:p>
          </table:table-cell>
          <table:table-cell office:value-type="float" office:value="1" calcext:value-type="float">
            <text:p>1</text:p>
          </table:table-cell>
          <table:table-cell office:value-type="float" office:value="-0.000000353" calcext:value-type="float">
            <text:p>-3.53E-07</text:p>
          </table:table-cell>
          <table:table-cell office:value-type="float" office:value="0" calcext:value-type="float">
            <text:p>0</text:p>
          </table:table-cell>
          <table:table-cell office:value-type="float" office:value="0.7376" calcext:value-type="float">
            <text:p>7.38E-01</text:p>
          </table:table-cell>
          <table:table-cell office:value-type="float" office:value="0.2595" calcext:value-type="float">
            <text:p>2.60E-01</text:p>
          </table:table-cell>
          <table:table-cell office:value-type="float" office:value="0.0002426" calcext:value-type="float">
            <text:p>2.43E-04</text:p>
          </table:table-cell>
          <table:table-cell office:value-type="float" office:value="0.0001212" calcext:value-type="float">
            <text:p>1.21E-04</text:p>
          </table:table-cell>
          <table:table-cell office:value-type="float" office:value="0.0007047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891" calcext:value-type="float">
            <text:p>2.89E-03</text:p>
          </table:table-cell>
          <table:table-cell office:value-type="float" office:value="-2.71" calcext:value-type="float">
            <text:p>-2.71</text:p>
          </table:table-cell>
          <table:table-cell office:value-type="float" office:value="1.263" calcext:value-type="float">
            <text:p>1.263</text:p>
          </table:table-cell>
          <table:table-cell office:value-type="float" office:value="-1.215" calcext:value-type="float">
            <text:p>-1.215</text:p>
          </table:table-cell>
          <table:table-cell office:value-type="float" office:value="-2.449" calcext:value-type="float">
            <text:p>-2.449</text:p>
          </table:table-cell>
          <table:table-cell office:value-type="float" office:value="-2.845" calcext:value-type="float">
            <text:p>-2.845</text:p>
          </table:table-cell>
          <table:table-cell office:value-type="float" office:value="-3.074" calcext:value-type="float">
            <text:p>-3.074</text:p>
          </table:table-cell>
          <table:table-cell office:value-type="float" office:value="-3.173" calcext:value-type="float">
            <text:p>-3.17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821606" calcext:value-type="float">
            <text:p>0.8809821606</text:p>
          </table:table-cell>
          <table:table-cell office:value-type="float" office:value="2.444079779" calcext:value-type="float">
            <text:p>2.444079779</text:p>
          </table:table-cell>
          <table:table-cell table:formula="of:=([.E196]-[.E195])/[.D195]" office:value-type="float" office:value="0.00000026538562380154" calcext:value-type="float">
            <text:p>2.65385623801544E-07</text:p>
          </table:table-cell>
          <table:table-cell office:value-type="float" office:value="0.542" calcext:value-type="float">
            <text:p>0.542</text:p>
          </table:table-cell>
          <table:table-cell office:value-type="float" office:value="3.016" calcext:value-type="float">
            <text:p>3.016</text:p>
          </table:table-cell>
          <table:table-cell office:value-type="float" office:value="3.6262" calcext:value-type="float">
            <text:p>3.6262</text:p>
          </table:table-cell>
          <table:table-cell office:value-type="float" office:value="0.613" calcext:value-type="float">
            <text:p>0.6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57" calcext:value-type="float">
            <text:p>0.457</text:p>
          </table:table-cell>
          <table:table-cell office:value-type="float" office:value="40.6" calcext:value-type="float">
            <text:p>40.6</text:p>
          </table:table-cell>
          <table:table-cell office:value-type="float" office:value="24.03" calcext:value-type="float">
            <text:p>24.03</text:p>
          </table:table-cell>
          <table:table-cell office:value-type="float" office:value="15.83" calcext:value-type="float">
            <text:p>15.83</text:p>
          </table:table-cell>
          <table:table-cell office:value-type="float" office:value="12.68" calcext:value-type="float">
            <text:p>12.68</text:p>
          </table:table-cell>
          <table:table-cell office:value-type="float" office:value="10.27" calcext:value-type="float">
            <text:p>10.27</text:p>
          </table:table-cell>
          <table:table-cell office:value-type="float" office:value="1" calcext:value-type="float">
            <text:p>1</text:p>
          </table:table-cell>
          <table:table-cell office:value-type="float" office:value="-0.000000452" calcext:value-type="float">
            <text:p>-4.52E-07</text:p>
          </table:table-cell>
          <table:table-cell office:value-type="float" office:value="0" calcext:value-type="float">
            <text:p>0</text:p>
          </table:table-cell>
          <table:table-cell office:value-type="float" office:value="0.7376" calcext:value-type="float">
            <text:p>7.38E-01</text:p>
          </table:table-cell>
          <table:table-cell office:value-type="float" office:value="0.2595" calcext:value-type="float">
            <text:p>2.60E-01</text:p>
          </table:table-cell>
          <table:table-cell office:value-type="float" office:value="0.0002419" calcext:value-type="float">
            <text:p>2.42E-04</text:p>
          </table:table-cell>
          <table:table-cell office:value-type="float" office:value="0.000122" calcext:value-type="float">
            <text:p>1.22E-04</text:p>
          </table:table-cell>
          <table:table-cell office:value-type="float" office:value="0.0007047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906" calcext:value-type="float">
            <text:p>2.91E-03</text:p>
          </table:table-cell>
          <table:table-cell office:value-type="float" office:value="-2.769" calcext:value-type="float">
            <text:p>-2.769</text:p>
          </table:table-cell>
          <table:table-cell office:value-type="float" office:value="0.982" calcext:value-type="float">
            <text:p>0.982</text:p>
          </table:table-cell>
          <table:table-cell office:value-type="float" office:value="-1.407" calcext:value-type="float">
            <text:p>-1.407</text:p>
          </table:table-cell>
          <table:table-cell office:value-type="float" office:value="-2.577" calcext:value-type="float">
            <text:p>-2.577</text:p>
          </table:table-cell>
          <table:table-cell office:value-type="float" office:value="-2.943" calcext:value-type="float">
            <text:p>-2.943</text:p>
          </table:table-cell>
          <table:table-cell office:value-type="float" office:value="-3.152" calcext:value-type="float">
            <text:p>-3.152</text:p>
          </table:table-cell>
          <table:table-cell office:value-type="float" office:value="-3.243" calcext:value-type="float">
            <text:p>-3.243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880982995" calcext:value-type="float">
            <text:p>0.880982995</text:p>
          </table:table-cell>
          <table:table-cell office:value-type="float" office:value="2.4440800128" calcext:value-type="float">
            <text:p>2.4440800128</text:p>
          </table:table-cell>
          <table:table-cell table:formula="of:=([.E197]-[.E196])/[.D196]" office:value-type="float" office:value="0.053368194694836" calcext:value-type="float">
            <text:p>0.053368194694836</text:p>
          </table:table-cell>
          <table:table-cell office:value-type="float" office:value="0.518" calcext:value-type="float">
            <text:p>0.518</text:p>
          </table:table-cell>
          <table:table-cell office:value-type="float" office:value="3.026" calcext:value-type="float">
            <text:p>3.0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0.615" calcext:value-type="float">
            <text:p>0.6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.456</text:p>
          </table:table-cell>
          <table:table-cell office:value-type="float" office:value="40.08" calcext:value-type="float">
            <text:p>40.08</text:p>
          </table:table-cell>
          <table:table-cell office:value-type="float" office:value="23.66" calcext:value-type="float">
            <text:p>23.66</text:p>
          </table:table-cell>
          <table:table-cell office:value-type="float" office:value="15.58" calcext:value-type="float">
            <text:p>15.58</text:p>
          </table:table-cell>
          <table:table-cell office:value-type="float" office:value="12.5" calcext:value-type="float">
            <text:p>12.5</text:p>
          </table:table-cell>
          <table:table-cell office:value-type="float" office:value="10.12" calcext:value-type="float">
            <text:p>10.12</text:p>
          </table:table-cell>
          <table:table-cell office:value-type="float" office:value="1" calcext:value-type="float">
            <text:p>1</text:p>
          </table:table-cell>
          <table:table-cell office:value-type="float" office:value="-0.000000504" calcext:value-type="float">
            <text:p>-5.04E-07</text:p>
          </table:table-cell>
          <table:table-cell office:value-type="float" office:value="0" calcext:value-type="float">
            <text:p>0</text:p>
          </table:table-cell>
          <table:table-cell office:value-type="float" office:value="0.7375" calcext:value-type="float">
            <text:p>7.38E-01</text:p>
          </table:table-cell>
          <table:table-cell office:value-type="float" office:value="0.2595" calcext:value-type="float">
            <text:p>2.60E-01</text:p>
          </table:table-cell>
          <table:table-cell office:value-type="float" office:value="0.0002415" calcext:value-type="float">
            <text:p>2.42E-04</text:p>
          </table:table-cell>
          <table:table-cell office:value-type="float" office:value="0.0001225" calcext:value-type="float">
            <text:p>1.23E-04</text:p>
          </table:table-cell>
          <table:table-cell office:value-type="float" office:value="0.0007046" calcext:value-type="float">
            <text:p>7.05E-04</text:p>
          </table:table-cell>
          <table:table-cell office:value-type="float" office:value="-1" calcext:value-type="float">
            <text:p>-1</text:p>
          </table:table-cell>
          <table:table-cell office:value-type="float" office:value="0.002914" calcext:value-type="float">
            <text:p>2.91E-03</text:p>
          </table:table-cell>
          <table:table-cell office:value-type="float" office:value="-2.795" calcext:value-type="float">
            <text:p>-2.795</text:p>
          </table:table-cell>
          <table:table-cell office:value-type="float" office:value="0.784" calcext:value-type="float">
            <text:p>0.784</text:p>
          </table:table-cell>
          <table:table-cell office:value-type="float" office:value="-1.527" calcext:value-type="float">
            <text:p>-1.527</text:p>
          </table:table-cell>
          <table:table-cell office:value-type="float" office:value="-2.651" calcext:value-type="float">
            <text:p>-2.651</text:p>
          </table:table-cell>
          <table:table-cell office:value-type="float" office:value="-2.995" calcext:value-type="float">
            <text:p>-2.995</text:p>
          </table:table-cell>
          <table:table-cell office:value-type="float" office:value="-3.189" calcext:value-type="float">
            <text:p>-3.189</text:p>
          </table:table-cell>
          <table:table-cell office:value-type="float" office:value="-3.275" calcext:value-type="float">
            <text:p>-3.275</text:p>
          </table:table-cell>
        </table:table-row>
        <table:table-row table:style-name="ro1">
          <table:table-cell office:value-type="float" office:value="0.0015467" calcext:value-type="float">
            <text:p>0.00154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.0965409279" calcext:value-type="float">
            <text:p>1.0965409279</text:p>
          </table:table-cell>
          <table:table-cell office:value-type="float" office:value="2.4910964848" calcext:value-type="float">
            <text:p>2.4910964848</text:p>
          </table:table-cell>
          <table:table-cell table:formula="of:=([.E198]-[.E197])/[.D197]" office:value-type="float" office:value="-2.27177702301612" calcext:value-type="float">
            <text:p>-2.27177702301612</text:p>
          </table:table-cell>
          <table:table-cell office:value-type="float" office:value="0.544" calcext:value-type="float">
            <text:p>0.544</text:p>
          </table:table-cell>
          <table:table-cell office:value-type="float" office:value="-9.999" calcext:value-type="float">
            <text:p>-9.999</text:p>
          </table:table-cell>
          <table:table-cell office:value-type="float" office:value="3.6601" calcext:value-type="float">
            <text:p>3.6601</text:p>
          </table:table-cell>
          <table:table-cell office:value-type="float" office:value="7.952" calcext:value-type="float">
            <text:p>7.952</text:p>
          </table:table-cell>
          <table:table-cell office:value-type="float" office:value="9" calcext:value-type="float">
            <text:p>9</text:p>
          </table:table-cell>
          <table:table-cell office:value-type="float" office:value="0.545" calcext:value-type="float">
            <text:p>0.5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E-030" calcext:value-type="float">
            <text:p>-1.00E-30</text:p>
          </table:table-cell>
          <table:table-cell office:value-type="float" office:value="0" calcext:value-type="float">
            <text:p>0</text:p>
          </table:table-cell>
          <table:table-cell office:value-type="float" office:value="0.7252" calcext:value-type="float">
            <text:p>7.25E-01</text:p>
          </table:table-cell>
          <table:table-cell office:value-type="float" office:value="0.2732" calcext:value-type="float">
            <text:p>2.73E-01</text:p>
          </table:table-cell>
          <table:table-cell office:value-type="float" office:value="0.0002244" calcext:value-type="float">
            <text:p>2.24E-04</text:p>
          </table:table-cell>
          <table:table-cell office:value-type="float" office:value="0.0001654" calcext:value-type="float">
            <text:p>1.65E-04</text:p>
          </table:table-cell>
          <table:table-cell office:value-type="float" office:value="0.0007173" calcext:value-type="float">
            <text:p>7.17E-04</text:p>
          </table:table-cell>
          <table:table-cell office:value-type="float" office:value="-1" calcext:value-type="float">
            <text:p>-1</text:p>
          </table:table-cell>
          <table:table-cell office:value-type="float" office:value="0.001584" calcext:value-type="float">
            <text:p>1.58E-03</text:p>
          </table:table-cell>
          <table:table-cell office:value-type="float" office:value="29.767" calcext:value-type="float">
            <text:p>29.767</text:p>
          </table:table-cell>
          <table:table-cell office:value-type="float" office:value="32.339" calcext:value-type="float">
            <text:p>32.339</text:p>
          </table:table-cell>
          <table:table-cell office:value-type="float" office:value="30.683" calcext:value-type="float">
            <text:p>30.683</text:p>
          </table:table-cell>
          <table:table-cell office:value-type="float" office:value="29.776" calcext:value-type="float">
            <text:p>29.776</text:p>
          </table:table-cell>
          <table:table-cell office:value-type="float" office:value="29.48" calcext:value-type="float">
            <text:p>29.48</text:p>
          </table:table-cell>
          <table:table-cell office:value-type="float" office:value="29.337" calcext:value-type="float">
            <text:p>29.337</text:p>
          </table:table-cell>
          <table:table-cell office:value-type="float" office:value="29.285" calcext:value-type="float">
            <text:p>29.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23:49:04.709872633</meta:creation-date>
    <dc:date>2023-07-18T16:00:21.607143768</dc:date>
    <meta:editing-duration>PT4H39M31S</meta:editing-duration>
    <meta:editing-cycles>1</meta:editing-cycles>
    <meta:document-statistic meta:table-count="1" meta:cell-count="689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72cm" svg:y="4.203cm" style:legend-expansion="high" chart:style-name="ch2"/>
        <chart:plot-area chart:style-name="ch3" table:cell-range-address="Sheet1.D2:Sheet1.D197 Sheet1.F2:Sheet1.F197" svg:x="0.319cm" svg:y="0.18cm" svg:width="12.534cm" svg:height="8.645cm">
          <chart:coordinate-region svg:x="1.602cm" svg:y="0.38cm" svg:width="11.064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97" chart:class="chart:scatter">
            <chart:domain table:cell-range-address="Sheet1.D2:Sheet1.D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0000036">
                <text:p>0.0900000036</text:p>
                <draw:g>
                  <svg:desc>Sheet1.D2:Sheet1.D197</svg:desc>
                </draw:g>
              </table:table-cell>
              <table:table-cell office:value-type="float" office:value="0.785054781931141">
                <text:p>0.785054781931141</text:p>
                <draw:g>
                  <svg:desc>Sheet1.F2:Sheet1.F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77863669">
                <text:p>0.0977863669</text:p>
              </table:table-cell>
              <table:table-cell office:value-type="float" office:value="0.191866711023088">
                <text:p>0.191866711023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00000089">
                <text:p>0.1000000089</text:p>
              </table:table-cell>
              <table:table-cell office:value-type="float" office:value="0.360968015873848">
                <text:p>0.360968015873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44454873">
                <text:p>0.1044454873</text:p>
              </table:table-cell>
              <table:table-cell office:value-type="float" office:value="1.07340391431158">
                <text:p>1.0734039143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00000048">
                <text:p>0.1200000048</text:p>
              </table:table-cell>
              <table:table-cell office:value-type="float" office:value="0.992809941954269">
                <text:p>0.992809941954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0000006">
                <text:p>0.1400000006</text:p>
              </table:table-cell>
              <table:table-cell office:value-type="float" office:value="0.7060034505457">
                <text:p>0.7060034505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99999964">
                <text:p>0.1599999964</text:p>
              </table:table-cell>
              <table:table-cell office:value-type="float" office:value="0.978662405144903">
                <text:p>0.978662405144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00000179">
                <text:p>0.2000000179</text:p>
              </table:table-cell>
              <table:table-cell office:value-type="float" office:value="0.732233249965125">
                <text:p>0.732233249965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4503529472">
                <text:p>0.4503529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00000417">
                <text:p>0.3000000417</text:p>
              </table:table-cell>
              <table:table-cell office:value-type="float" office:value="0.301678050733418">
                <text:p>0.301678050733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9999994">
                <text:p>0.349999994</text:p>
              </table:table-cell>
              <table:table-cell office:value-type="float" office:value="0.214528622534777">
                <text:p>0.214528622534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0000358">
                <text:p>0.4000000358</text:p>
              </table:table-cell>
              <table:table-cell office:value-type="float" office:value="0.159446211729564">
                <text:p>0.159446211729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00000477">
                <text:p>0.4500000477</text:p>
              </table:table-cell>
              <table:table-cell office:value-type="float" office:value="0.122607057003652">
                <text:p>0.122607057003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.0924083194000005">
                <text:p>0.0924083194000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00000715">
                <text:p>0.5500000715</text:p>
              </table:table-cell>
              <table:table-cell office:value-type="float" office:value="0.0681145605996526">
                <text:p>0.0681145605996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00000238">
                <text:p>0.6000000238</text:p>
              </table:table-cell>
              <table:table-cell office:value-type="float" office:value="0.0163210916859302">
                <text:p>0.0163210916859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48604155">
                <text:p>0.6148604155</text:p>
              </table:table-cell>
              <table:table-cell office:value-type="float" office:value="0.0207453501289837">
                <text:p>0.0207453501289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55409622">
                <text:p>0.6355409622</text:p>
              </table:table-cell>
              <table:table-cell office:value-type="float" office:value="0.0131633291913088">
                <text:p>0.0131633291913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99999762">
                <text:p>0.6499999762</text:p>
              </table:table-cell>
              <table:table-cell office:value-type="float" office:value="0.0098101988207427">
                <text:p>0.0098101988207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15411043">
                <text:p>0.6615411043</text:p>
              </table:table-cell>
              <table:table-cell office:value-type="float" office:value="0.0132241595316393">
                <text:p>0.0132241595316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81662107">
                <text:p>0.6781662107</text:p>
              </table:table-cell>
              <table:table-cell office:value-type="float" office:value="0.0113501139964719">
                <text:p>0.01135011399647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36123967">
                <text:p>0.6936123967</text:p>
              </table:table-cell>
              <table:table-cell office:value-type="float" office:value="0.00442490476612288">
                <text:p>0.004424904766122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99999881">
                <text:p>0.6999999881</text:p>
              </table:table-cell>
              <table:table-cell office:value-type="float" office:value="0.00494224779830428">
                <text:p>0.00494224779830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73644996">
                <text:p>0.7073644996</text:p>
              </table:table-cell>
              <table:table-cell office:value-type="float" office:value="0.00702061200810624">
                <text:p>0.00702061200810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182536721">
                <text:p>0.7182536721</text:p>
              </table:table-cell>
              <table:table-cell office:value-type="float" office:value="0.00638746501161092">
                <text:p>0.00638746501161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86624312">
                <text:p>0.7286624312</text:p>
              </table:table-cell>
              <table:table-cell office:value-type="float" office:value="0.0057607309232166">
                <text:p>0.0057607309232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384952307">
                <text:p>0.7384952307</text:p>
              </table:table-cell>
              <table:table-cell office:value-type="float" office:value="0.00525012530727515">
                <text:p>0.00525012530727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78530407">
                <text:p>0.7478530407</text:p>
              </table:table-cell>
              <table:table-cell office:value-type="float" office:value="0.00116849869217895">
                <text:p>0.00116849869217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5">
                <text:p>0.75</text:p>
              </table:table-cell>
              <table:table-cell office:value-type="float" office:value="0.00388930600000018">
                <text:p>0.00388930600000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572704554">
                <text:p>0.7572704554</text:p>
              </table:table-cell>
              <table:table-cell office:value-type="float" office:value="0.00541516029148889">
                <text:p>0.0054151602914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777035">
                <text:p>0.76777035</text:p>
              </table:table-cell>
              <table:table-cell office:value-type="float" office:value="0.00491325928384747">
                <text:p>0.00491325928384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7298689">
                <text:p>0.7777298689</text:p>
              </table:table-cell>
              <table:table-cell office:value-type="float" office:value="0.00425853735653017">
                <text:p>0.00425853735653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67228985">
                <text:p>0.7867228985</text:p>
              </table:table-cell>
              <table:table-cell office:value-type="float" office:value="0.00385005076854265">
                <text:p>0.00385005076854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951596379">
                <text:p>0.7951596379</text:p>
              </table:table-cell>
              <table:table-cell office:value-type="float" office:value="0.00214379920553046">
                <text:p>0.00214379920553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00000715">
                <text:p>0.8000000715</text:p>
              </table:table-cell>
              <table:table-cell office:value-type="float" office:value="0.00140058462482257">
                <text:p>0.0014005846248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32187819">
                <text:p>0.8032187819</text:p>
              </table:table-cell>
              <table:table-cell office:value-type="float" office:value="0.00336191316843031">
                <text:p>0.00336191316843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110998273">
                <text:p>0.8110998273</text:p>
              </table:table-cell>
              <table:table-cell office:value-type="float" office:value="0.00300152042702785">
                <text:p>0.00300152042702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183593154">
                <text:p>0.8183593154</text:p>
              </table:table-cell>
              <table:table-cell office:value-type="float" office:value="0.00369262161880924">
                <text:p>0.00369262161880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75811076">
                <text:p>0.8275811076</text:p>
              </table:table-cell>
              <table:table-cell office:value-type="float" office:value="0.00279618019158401">
                <text:p>0.00279618019158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48063231">
                <text:p>0.8348063231</text:p>
              </table:table-cell>
              <table:table-cell office:value-type="float" office:value="0.0000840142175009981">
                <text:p>0.0000840142175009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50275755">
                <text:p>0.8350275755</text:p>
              </table:table-cell>
              <table:table-cell office:value-type="float" office:value="0.00127077491945631">
                <text:p>0.00127077491945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8391602">
                <text:p>0.838391602</text:p>
              </table:table-cell>
              <table:table-cell office:value-type="float" office:value="0.00253076389951735">
                <text:p>0.002530763899517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52125192">
                <text:p>0.8452125192</text:p>
              </table:table-cell>
              <table:table-cell office:value-type="float" office:value="0.00173432629865382">
                <text:p>0.00173432629865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00000238">
                <text:p>0.8500000238</text:p>
              </table:table-cell>
              <table:table-cell office:value-type="float" office:value="0.000338336931702822">
                <text:p>0.000338336931702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509466052">
                <text:p>0.8509466052</text:p>
              </table:table-cell>
              <table:table-cell office:value-type="float" office:value="0.000392012845414322">
                <text:p>0.000392012845414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20476222">
                <text:p>0.8520476222</text:p>
              </table:table-cell>
              <table:table-cell office:value-type="float" office:value="0.000358056981853156">
                <text:p>0.000358056981853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30574441">
                <text:p>0.8530574441</text:p>
              </table:table-cell>
              <table:table-cell office:value-type="float" office:value="0.00143644347572921">
                <text:p>0.001436443475729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571413159">
                <text:p>0.8571413159</text:p>
              </table:table-cell>
              <table:table-cell office:value-type="float" office:value="0.000998493462074651">
                <text:p>0.000998493462074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600204587">
                <text:p>0.8600204587</text:p>
              </table:table-cell>
              <table:table-cell office:value-type="float" office:value="0.00072194305812051">
                <text:p>0.00072194305812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21231318">
                <text:p>0.8621231318</text:p>
              </table:table-cell>
              <table:table-cell office:value-type="float" office:value="0.000551463221972866">
                <text:p>0.0005514632219728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63741219">
                <text:p>0.863741219</text:p>
              </table:table-cell>
              <table:table-cell office:value-type="float" office:value="0.000451893798066048">
                <text:p>0.000451893798066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65074873">
                <text:p>0.865074873</text:p>
              </table:table-cell>
              <table:table-cell office:value-type="float" office:value="0.000406667920870343">
                <text:p>0.000406667920870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6280973">
                <text:p>0.866280973</text:p>
              </table:table-cell>
              <table:table-cell office:value-type="float" office:value="0.000365330429576286">
                <text:p>0.000365330429576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673692942">
                <text:p>0.8673692942</text:p>
              </table:table-cell>
              <table:table-cell office:value-type="float" office:value="0.000334489244592705">
                <text:p>0.000334489244592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83697581">
                <text:p>0.8683697581</text:p>
              </table:table-cell>
              <table:table-cell office:value-type="float" office:value="0.00018523100154038">
                <text:p>0.000185231001540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689255714">
                <text:p>0.8689255714</text:p>
              </table:table-cell>
              <table:table-cell office:value-type="float" office:value="0.0000800151385669931">
                <text:p>0.00008001513856699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91660762">
                <text:p>0.8691660762</text:p>
              </table:table-cell>
              <table:table-cell office:value-type="float" office:value="0.000211562559832051">
                <text:p>0.0002115625598320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98028922">
                <text:p>0.8698028922</text:p>
              </table:table-cell>
              <table:table-cell office:value-type="float" office:value="0.000204281914435498">
                <text:p>0.0002042819144354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704192638">
                <text:p>0.8704192638</text:p>
              </table:table-cell>
              <table:table-cell office:value-type="float" office:value="0.000196873055464749">
                <text:p>0.0001968730554647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710146546">
                <text:p>0.8710146546</text:p>
              </table:table-cell>
              <table:table-cell office:value-type="float" office:value="0.000203601166827019">
                <text:p>0.000203601166827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716318011">
                <text:p>0.8716318011</text:p>
              </table:table-cell>
              <table:table-cell office:value-type="float" office:value="0.000169778224949479">
                <text:p>0.0001697782249494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721475601">
                <text:p>0.8721475601</text:p>
              </table:table-cell>
              <table:table-cell office:value-type="float" office:value="0.000171775863229633">
                <text:p>0.0001717758632296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26704121">
                <text:p>0.8726704121</text:p>
              </table:table-cell>
              <table:table-cell office:value-type="float" office:value="0.000154854339194103">
                <text:p>0.0001548543391941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731426597">
                <text:p>0.8731426597</text:p>
              </table:table-cell>
              <table:table-cell office:value-type="float" office:value="0.000149274690168893">
                <text:p>0.0001492746901688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735986948">
                <text:p>0.8735986948</text:p>
              </table:table-cell>
              <table:table-cell office:value-type="float" office:value="0.000126669603169982">
                <text:p>0.0001266696031699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39863038">
                <text:p>0.8739863038</text:p>
              </table:table-cell>
              <table:table-cell office:value-type="float" office:value="0.00011620010469074">
                <text:p>0.00011620010469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4342382">
                <text:p>0.874342382</text:p>
              </table:table-cell>
              <table:table-cell office:value-type="float" office:value="0.000106238587894798">
                <text:p>0.000106238587894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46683598">
                <text:p>0.8746683598</text:p>
              </table:table-cell>
              <table:table-cell office:value-type="float" office:value="0.0000997468343544472">
                <text:p>0.0000997468343544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749747872">
                <text:p>0.8749747872</text:p>
              </table:table-cell>
              <table:table-cell office:value-type="float" office:value="0.0000840168209132254">
                <text:p>0.00008401682091322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752331734">
                <text:p>0.8752331734</text:p>
              </table:table-cell>
              <table:table-cell office:value-type="float" office:value="0.0000808186916924337">
                <text:p>0.0000808186916924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754819632">
                <text:p>0.8754819632</text:p>
              </table:table-cell>
              <table:table-cell office:value-type="float" office:value="0.0000749801854971914">
                <text:p>0.00007498018549719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757129908">
                <text:p>0.8757129908</text:p>
              </table:table-cell>
              <table:table-cell office:value-type="float" office:value="0.0000672630195264945">
                <text:p>0.00006726301952649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759204149">
                <text:p>0.8759204149</text:p>
              </table:table-cell>
              <table:table-cell office:value-type="float" office:value="0.0000617655429416519">
                <text:p>0.00006176554294165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761110306">
                <text:p>0.8761110306</text:p>
              </table:table-cell>
              <table:table-cell office:value-type="float" office:value="0.0000531345895374091">
                <text:p>0.0000531345895374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762751222">
                <text:p>0.8762751222</text:p>
              </table:table-cell>
              <table:table-cell office:value-type="float" office:value="0.0000517904695117535">
                <text:p>0.0000517904695117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64351606">
                <text:p>0.8764351606</text:p>
              </table:table-cell>
              <table:table-cell office:value-type="float" office:value="0.0000458807471535825">
                <text:p>0.0000458807471535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765770197">
                <text:p>0.8765770197</text:p>
              </table:table-cell>
              <table:table-cell office:value-type="float" office:value="0.0000432170809275848">
                <text:p>0.00004321708092758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67107129">
                <text:p>0.8767107129</text:p>
              </table:table-cell>
              <table:table-cell office:value-type="float" office:value="0.0000396909715920134">
                <text:p>0.0000396909715920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768335581">
                <text:p>0.8768335581</text:p>
              </table:table-cell>
              <table:table-cell office:value-type="float" office:value="0.0000357079170966784">
                <text:p>0.00003570791709667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769441247">
                <text:p>0.8769441247</text:p>
              </table:table-cell>
              <table:table-cell office:value-type="float" office:value="0.0000350389484740329">
                <text:p>0.00003503894847403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70526648">
                <text:p>0.8770526648</text:p>
              </table:table-cell>
              <table:table-cell office:value-type="float" office:value="0.0000331399711399669">
                <text:p>0.00003313997113996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771553636">
                <text:p>0.8771553636</text:p>
              </table:table-cell>
              <table:table-cell office:value-type="float" office:value="0.000042258078258702">
                <text:p>0.000042258078258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72863746">
                <text:p>0.8772863746</text:p>
              </table:table-cell>
              <table:table-cell office:value-type="float" office:value="0.000025501706908795">
                <text:p>0.0000255017069087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773654699">
                <text:p>0.8773654699</text:p>
              </table:table-cell>
              <table:table-cell office:value-type="float" office:value="0.0000122385714598987">
                <text:p>0.0000122385714598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74034381">
                <text:p>0.8774034381</text:p>
              </table:table-cell>
              <table:table-cell office:value-type="float" office:value="0.0000222444991125554">
                <text:p>0.00002224449911255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774724603">
                <text:p>0.8774724603</text:p>
              </table:table-cell>
              <table:table-cell office:value-type="float" office:value="0.0000245812842861088">
                <text:p>0.0000245812842861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75487542">
                <text:p>0.8775487542</text:p>
              </table:table-cell>
              <table:table-cell office:value-type="float" office:value="0.0000237104775098972">
                <text:p>0.0000237104775098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7622366">
                <text:p>0.877622366</text:p>
              </table:table-cell>
              <table:table-cell office:value-type="float" office:value="0.0000216888273785691">
                <text:p>0.00002168882737856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76897192">
                <text:p>0.8776897192</text:p>
              </table:table-cell>
              <table:table-cell office:value-type="float" office:value="0.0000205128299971252">
                <text:p>0.0000205128299971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777534366">
                <text:p>0.8777534366</text:p>
              </table:table-cell>
              <table:table-cell office:value-type="float" office:value="0.0000184936900533535">
                <text:p>0.0000184936900533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778108954">
                <text:p>0.8778108954</text:p>
              </table:table-cell>
              <table:table-cell office:value-type="float" office:value="0.0000171664535940641">
                <text:p>0.00001716645359406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778642416">
                <text:p>0.8778642416</text:p>
              </table:table-cell>
              <table:table-cell office:value-type="float" office:value="0.0000157631434843159">
                <text:p>0.0000157631434843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79132366">
                <text:p>0.8779132366</text:p>
              </table:table-cell>
              <table:table-cell office:value-type="float" office:value="0.0000145907356966414">
                <text:p>0.00001459073569664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79585958">
                <text:p>0.8779585958</text:p>
              </table:table-cell>
              <table:table-cell office:value-type="float" office:value="0.0000132465244438136">
                <text:p>0.0000132465244438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779997826">
                <text:p>0.8779997826</text:p>
              </table:table-cell>
              <table:table-cell office:value-type="float" office:value="0.0000125160623248104">
                <text:p>0.0000125160623248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80387044">
                <text:p>0.8780387044</text:p>
              </table:table-cell>
              <table:table-cell office:value-type="float" office:value="0.0000114028002974836">
                <text:p>0.0000114028002974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780741692">
                <text:p>0.8780741692</text:p>
              </table:table-cell>
              <table:table-cell office:value-type="float" office:value="0.0000105582197100528">
                <text:p>0.0000105582197100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81070113">
                <text:p>0.8781070113</text:p>
              </table:table-cell>
              <table:table-cell office:value-type="float" office:value="0.000009713964118657">
                <text:p>0.0000097139641186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781372309">
                <text:p>0.8781372309</text:p>
              </table:table-cell>
              <table:table-cell office:value-type="float" office:value="0.0000110728706831742">
                <text:p>0.0000110728706831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81716824">
                <text:p>0.8781716824</text:p>
              </table:table-cell>
              <table:table-cell office:value-type="float" office:value="0.00000831329470808356">
                <text:p>0.00000831329470808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781975508">
                <text:p>0.8781975508</text:p>
              </table:table-cell>
              <table:table-cell office:value-type="float" office:value="0.00000917435945102956">
                <text:p>0.000009174359451029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782261014">
                <text:p>0.8782261014</text:p>
              </table:table-cell>
              <table:table-cell office:value-type="float" office:value="0.00000861794017279787">
                <text:p>0.000008617940172797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782529235">
                <text:p>0.8782529235</text:p>
              </table:table-cell>
              <table:table-cell office:value-type="float" office:value="0.00000656826734707727">
                <text:p>0.000006568267347077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82733679">
                <text:p>0.8782733679</text:p>
              </table:table-cell>
              <table:table-cell office:value-type="float" office:value="0.00000714208153079218">
                <text:p>0.00000714208153079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82956004">
                <text:p>0.8782956004</text:p>
              </table:table-cell>
              <table:table-cell office:value-type="float" office:value="0.00000679691438439317">
                <text:p>0.000006796914384393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783167601">
                <text:p>0.8783167601</text:p>
              </table:table-cell>
              <table:table-cell office:value-type="float" office:value="0.00000643264509629262">
                <text:p>0.000006432645096292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83367872">
                <text:p>0.8783367872</text:p>
              </table:table-cell>
              <table:table-cell office:value-type="float" office:value="0.00000551326105278923">
                <text:p>0.000005513261052789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783539534">
                <text:p>0.8783539534</text:p>
              </table:table-cell>
              <table:table-cell office:value-type="float" office:value="0.00000528329152713961">
                <text:p>0.000005283291527139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783704042">
                <text:p>0.8783704042</text:p>
              </table:table-cell>
              <table:table-cell office:value-type="float" office:value="0.00000499584227710528">
                <text:p>0.000004995842277105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83859611">
                <text:p>0.8783859611</text:p>
              </table:table-cell>
              <table:table-cell office:value-type="float" office:value="0.00000449779501836917">
                <text:p>0.000004497795018369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783999681">
                <text:p>0.8783999681</text:p>
              </table:table-cell>
              <table:table-cell office:value-type="float" office:value="0.0000041723589856885">
                <text:p>0.00000417235898568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8412962">
                <text:p>0.878412962</text:p>
              </table:table-cell>
              <table:table-cell office:value-type="float" office:value="0.00000390408628780779">
                <text:p>0.000003904086287807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784251213">
                <text:p>0.8784251213</text:p>
              </table:table-cell>
              <table:table-cell office:value-type="float" office:value="0.00000377004245405367">
                <text:p>0.00000377004245405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784368634">
                <text:p>0.8784368634</text:p>
              </table:table-cell>
              <table:table-cell office:value-type="float" office:value="0.00000327228981338465">
                <text:p>0.000003272289813384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784470558">
                <text:p>0.8784470558</text:p>
              </table:table-cell>
              <table:table-cell office:value-type="float" office:value="0.00000319563937459339">
                <text:p>0.000003195639374593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784570098">
                <text:p>0.8784570098</text:p>
              </table:table-cell>
              <table:table-cell office:value-type="float" office:value="0.00000302336935187614">
                <text:p>0.000003023369351876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784664273">
                <text:p>0.8784664273</text:p>
              </table:table-cell>
              <table:table-cell office:value-type="float" office:value="0.00000277449419107985">
                <text:p>0.000002774494191079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7847507">
                <text:p>0.87847507</text:p>
              </table:table-cell>
              <table:table-cell office:value-type="float" office:value="0.00000254475064411901">
                <text:p>0.000002544750644119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784829974">
                <text:p>0.8784829974</text:p>
              </table:table-cell>
              <table:table-cell office:value-type="float" office:value="0.00000235337508660028">
                <text:p>0.000002353375086600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784903288">
                <text:p>0.8784903288</text:p>
              </table:table-cell>
              <table:table-cell office:value-type="float" office:value="0.00000235335544661843">
                <text:p>0.000002353355446618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784976602">
                <text:p>0.8784976602</text:p>
              </table:table-cell>
              <table:table-cell office:value-type="float" office:value="0.00000051656369772992">
                <text:p>0.000000516563697729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784992695">
                <text:p>0.8784992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784992695">
                <text:p>0.8784992695</text:p>
              </table:table-cell>
              <table:table-cell office:value-type="float" office:value="0.0000205652988309433">
                <text:p>0.00002056529883094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785633445">
                <text:p>0.8785633445</text:p>
              </table:table-cell>
              <table:table-cell office:value-type="float" office:value="0.0000202925607031808">
                <text:p>0.00002029256070318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78626585">
                <text:p>0.878626585</text:p>
              </table:table-cell>
              <table:table-cell office:value-type="float" office:value="0.0000205554900208039">
                <text:p>0.00002055549002080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7869066">
                <text:p>0.87869066</text:p>
              </table:table-cell>
              <table:table-cell office:value-type="float" office:value="0.0000211240438132402">
                <text:p>0.0000211240438132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787565231">
                <text:p>0.8787565231</text:p>
              </table:table-cell>
              <table:table-cell office:value-type="float" office:value="0.0000211760590230151">
                <text:p>0.00002117605902301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788225651">
                <text:p>0.8788225651</text:p>
              </table:table-cell>
              <table:table-cell office:value-type="float" office:value="0.0000213236445489288">
                <text:p>0.00002132364454892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788890839">
                <text:p>0.8788890839</text:p>
              </table:table-cell>
              <table:table-cell office:value-type="float" office:value="0.0000212229282873143">
                <text:p>0.00002122292828731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789553046">
                <text:p>0.8789553046</text:p>
              </table:table-cell>
              <table:table-cell office:value-type="float" office:value="0.0000208547578064181">
                <text:p>0.00002085475780641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790203929">
                <text:p>0.8790203929</text:p>
              </table:table-cell>
              <table:table-cell office:value-type="float" office:value="0.0000205632316905046">
                <text:p>0.00002056323169050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90845871">
                <text:p>0.8790845871</text:p>
              </table:table-cell>
              <table:table-cell office:value-type="float" office:value="0.0000218371477352444">
                <text:p>0.00002183714773524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791527748">
                <text:p>0.8791527748</text:p>
              </table:table-cell>
              <table:table-cell office:value-type="float" office:value="0.0000220986619809111">
                <text:p>0.00002209866198091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79221797">
                <text:p>0.879221797</text:p>
              </table:table-cell>
              <table:table-cell office:value-type="float" office:value="0.0000215398436030484">
                <text:p>0.00002153984360304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792890906">
                <text:p>0.8792890906</text:p>
              </table:table-cell>
              <table:table-cell office:value-type="float" office:value="0.0000210955648128533">
                <text:p>0.00002109556481285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793550134">
                <text:p>0.8793550134</text:p>
              </table:table-cell>
              <table:table-cell office:value-type="float" office:value="0.0000205756488839069">
                <text:p>0.00002057564888390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794193268">
                <text:p>0.8794193268</text:p>
              </table:table-cell>
              <table:table-cell office:value-type="float" office:value="0.00000226888350020143">
                <text:p>0.00000226888350020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794264197">
                <text:p>0.8794264197</text:p>
              </table:table-cell>
              <table:table-cell office:value-type="float" office:value="0.0000180729162140575">
                <text:p>0.00001807291621405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794829249">
                <text:p>0.8794829249</text:p>
              </table:table-cell>
              <table:table-cell office:value-type="float" office:value="0.0000216520406034358">
                <text:p>0.00002165204060343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795506358">
                <text:p>0.8795506358</text:p>
              </table:table-cell>
              <table:table-cell office:value-type="float" office:value="0.0000208653137785823">
                <text:p>0.00002086531377858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796159029">
                <text:p>0.8796159029</text:p>
              </table:table-cell>
              <table:table-cell office:value-type="float" office:value="0.0000206317324871852">
                <text:p>0.00002063173248718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796804547">
                <text:p>0.8796804547</text:p>
              </table:table-cell>
              <table:table-cell office:value-type="float" office:value="0.0000220549404004943">
                <text:p>0.00002205494040049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797494769">
                <text:p>0.8797494769</text:p>
              </table:table-cell>
              <table:table-cell office:value-type="float" office:value="0.0000216113797158947">
                <text:p>0.00002161137971589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798171282">
                <text:p>0.8798171282</text:p>
              </table:table-cell>
              <table:table-cell office:value-type="float" office:value="0.0000224625088175832">
                <text:p>0.00002246250881758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798874617">
                <text:p>0.8798874617</text:p>
              </table:table-cell>
              <table:table-cell office:value-type="float" office:value="0.00000213163623917635">
                <text:p>0.000002131636239176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98941374">
                <text:p>0.8798941374</text:p>
              </table:table-cell>
              <table:table-cell office:value-type="float" office:value="0.0000177938451167511">
                <text:p>0.00001779384511675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99498677">
                <text:p>0.8799498677</text:p>
              </table:table-cell>
              <table:table-cell office:value-type="float" office:value="0.0000202824054588038">
                <text:p>0.00002028240545880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00134063">
                <text:p>0.8800134063</text:p>
              </table:table-cell>
              <table:table-cell office:value-type="float" office:value="0.0000192884561510903">
                <text:p>0.00001928845615109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00738454">
                <text:p>0.8800738454</text:p>
              </table:table-cell>
              <table:table-cell office:value-type="float" office:value="0.0000192080472435406">
                <text:p>0.00001920804724354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801340461">
                <text:p>0.8801340461</text:p>
              </table:table-cell>
              <table:table-cell office:value-type="float" office:value="0.0000194319263929806">
                <text:p>0.00001943192639298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80194962">
                <text:p>0.880194962</text:p>
              </table:table-cell>
              <table:table-cell office:value-type="float" office:value="0.0000192183558536464">
                <text:p>0.00001921835585364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802552223">
                <text:p>0.8802552223</text:p>
              </table:table-cell>
              <table:table-cell office:value-type="float" office:value="0.0000190810569187402">
                <text:p>0.00001908105691874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803150654">
                <text:p>0.8803150654</text:p>
              </table:table-cell>
              <table:table-cell office:value-type="float" office:value="0.0000193427338341531">
                <text:p>0.00001934273383415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803757429">
                <text:p>0.8803757429</text:p>
              </table:table-cell>
              <table:table-cell office:value-type="float" office:value="0.0000209718408859818">
                <text:p>0.00002097184088598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804415464">
                <text:p>0.8804415464</text:p>
              </table:table-cell>
              <table:table-cell office:value-type="float" office:value="0.0000190486240323978">
                <text:p>0.00001904862403239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805013299">
                <text:p>0.8805013299</text:p>
              </table:table-cell>
              <table:table-cell office:value-type="float" office:value="0.0000196519862178151">
                <text:p>0.00001965198621781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805630207">
                <text:p>0.8805630207</text:p>
              </table:table-cell>
              <table:table-cell office:value-type="float" office:value="0.0000192488210401169">
                <text:p>0.00001924882104011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806234598">
                <text:p>0.8806234598</text:p>
              </table:table-cell>
              <table:table-cell office:value-type="float" office:value="0.0000133234015849069">
                <text:p>0.00001332340158490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806653023">
                <text:p>0.8806653023</text:p>
              </table:table-cell>
              <table:table-cell office:value-type="float" office:value="0.00000633827628432466">
                <text:p>0.000006338276284324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806852102">
                <text:p>0.8806852102</text:p>
              </table:table-cell>
              <table:table-cell office:value-type="float" office:value="0.00000301708257303636">
                <text:p>0.000003017082573036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806946874">
                <text:p>0.8806946874</text:p>
              </table:table-cell>
              <table:table-cell office:value-type="float" office:value="0.00000130930731889952">
                <text:p>0.000001309307318899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806988001">
                <text:p>0.8806988001</text:p>
              </table:table-cell>
              <table:table-cell office:value-type="float" office:value="0.00000066413170986801">
                <text:p>0.000000664131709868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807008862">
                <text:p>0.8807008862</text:p>
              </table:table-cell>
              <table:table-cell office:value-type="float" office:value="0.0000003605083235907">
                <text:p>0.00000036050832359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807020187">
                <text:p>0.8807020187</text:p>
              </table:table-cell>
              <table:table-cell office:value-type="float" office:value="0.00000007596212883106">
                <text:p>0.000000075962128831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807022572">
                <text:p>0.8807022572</text:p>
              </table:table-cell>
              <table:table-cell office:value-type="float" office:value="0.00000041739418375276">
                <text:p>0.000000417394183752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807035685">
                <text:p>0.8807035685</text:p>
              </table:table-cell>
              <table:table-cell office:value-type="float" office:value="0.0000003794693380061">
                <text:p>0.00000037946933800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807047606">
                <text:p>0.8807047606</text:p>
              </table:table-cell>
              <table:table-cell office:value-type="float" office:value="0.00000092970997368555">
                <text:p>0.000000929709973685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807076812">
                <text:p>0.8807076812</text:p>
              </table:table-cell>
              <table:table-cell office:value-type="float" office:value="0.00000121436433784685">
                <text:p>0.000001214364337846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07114959">
                <text:p>0.8807114959</text:p>
              </table:table-cell>
              <table:table-cell office:value-type="float" office:value="0.0000127688806748395">
                <text:p>0.00001276888067483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807516098">
                <text:p>0.8807516098</text:p>
              </table:table-cell>
              <table:table-cell office:value-type="float" office:value="0.00000853668607161375">
                <text:p>0.00000853668607161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807784319">
                <text:p>0.8807784319</text:p>
              </table:table-cell>
              <table:table-cell office:value-type="float" office:value="0.00000529236392648834">
                <text:p>0.000005292363926488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807950616">
                <text:p>0.8807950616</text:p>
              </table:table-cell>
              <table:table-cell office:value-type="float" office:value="0.00000493156715910348">
                <text:p>0.000004931567159103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808105588">
                <text:p>0.8808105588</text:p>
              </table:table-cell>
              <table:table-cell office:value-type="float" office:value="0.00000559507370892703">
                <text:p>0.000005595073708927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808281422">
                <text:p>0.8808281422</text:p>
              </table:table-cell>
              <table:table-cell office:value-type="float" office:value="0.00000513959509615533">
                <text:p>0.000005139595096155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80844295">
                <text:p>0.880844295</text:p>
              </table:table-cell>
              <table:table-cell office:value-type="float" office:value="0.00000468414227497741">
                <text:p>0.000004684142274977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808590174">
                <text:p>0.8808590174</text:p>
              </table:table-cell>
              <table:table-cell office:value-type="float" office:value="0.00000422882655047901">
                <text:p>0.000004228826550479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08723092">
                <text:p>0.8808723092</text:p>
              </table:table-cell>
              <table:table-cell office:value-type="float" office:value="0.00000383040761368296">
                <text:p>0.000003830407613682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08843493">
                <text:p>0.8808843493</text:p>
              </table:table-cell>
              <table:table-cell office:value-type="float" office:value="0.00000345096379857769">
                <text:p>0.000003450963798577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808951974">
                <text:p>0.8808951974</text:p>
              </table:table-cell>
              <table:table-cell office:value-type="float" office:value="0.00000310956400743448">
                <text:p>0.00000310956400743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809049726">
                <text:p>0.8809049726</text:p>
              </table:table-cell>
              <table:table-cell office:value-type="float" office:value="0.00000147882012293252">
                <text:p>0.000001478820122932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809096217">
                <text:p>0.8809096217</text:p>
              </table:table-cell>
              <table:table-cell office:value-type="float" office:value="0.00000271128835599299">
                <text:p>0.000002711288355992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09181452">
                <text:p>0.8809181452</text:p>
              </table:table-cell>
              <table:table-cell office:value-type="float" office:value="0.00000257844615014832">
                <text:p>0.000002578446150148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809262514">
                <text:p>0.8809262514</text:p>
              </table:table-cell>
              <table:table-cell office:value-type="float" office:value="0.00000248352231115153">
                <text:p>0.000002483522311151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809340596">
                <text:p>0.8809340596</text:p>
              </table:table-cell>
              <table:table-cell office:value-type="float" office:value="0.00000240767169456492">
                <text:p>0.000002407671694564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809416294">
                <text:p>0.8809416294</text:p>
              </table:table-cell>
              <table:table-cell office:value-type="float" office:value="0.00000227495208859137">
                <text:p>0.00000227495208859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80948782">
                <text:p>0.880948782</text:p>
              </table:table-cell>
              <table:table-cell office:value-type="float" office:value="0.00000218003593353403">
                <text:p>0.000002180035933534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809556365">
                <text:p>0.8809556365</text:p>
              </table:table-cell>
              <table:table-cell office:value-type="float" office:value="0.00000208523553691056">
                <text:p>0.00000208523553691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80962193">
                <text:p>0.880962193</text:p>
              </table:table-cell>
              <table:table-cell office:value-type="float" office:value="0.00000172493213911964">
                <text:p>0.000001724932139119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967617">
                <text:p>0.880967617</text:p>
              </table:table-cell>
              <table:table-cell office:value-type="float" office:value="0.00000121321145004034">
                <text:p>0.000001213211450040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809714317">
                <text:p>0.8809714317</text:p>
              </table:table-cell>
              <table:table-cell office:value-type="float" office:value="0.00000100457287047633">
                <text:p>0.000001004572870476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809745908">
                <text:p>0.8809745908</text:p>
              </table:table-cell>
              <table:table-cell office:value-type="float" office:value="0.00000098572649992176">
                <text:p>0.00000098572649992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809776902">
                <text:p>0.8809776902</text:p>
              </table:table-cell>
              <table:table-cell office:value-type="float" office:value="0.00000081511712310101">
                <text:p>0.00000081511712310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809802532">
                <text:p>0.8809802532</text:p>
              </table:table-cell>
              <table:table-cell office:value-type="float" office:value="0.0000006064835140839">
                <text:p>0.0000006064835140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09821606">
                <text:p>0.8809821606</text:p>
              </table:table-cell>
              <table:table-cell office:value-type="float" office:value="0.00000026538562380154">
                <text:p>0.000000265385623801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0982995">
                <text:p>0.880982995</text:p>
              </table:table-cell>
              <table:table-cell office:value-type="float" office:value="0.053368194694836">
                <text:p>0.0533681946948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965409279">
                <text:p>1.0965409279</text:p>
              </table:table-cell>
              <table:table-cell office:value-type="float" office:value="-2.27177702301612">
                <text:p>-2.27177702301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